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08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528cm"/>
    </style:style>
    <style:style style:name="co8" style:family="table-column">
      <style:table-column-properties fo:break-before="auto" style:column-width="1.422cm"/>
    </style:style>
    <style:style style:name="co9" style:family="table-column">
      <style:table-column-properties fo:break-before="auto" style:column-width="1.337cm"/>
    </style:style>
    <style:style style:name="co10" style:family="table-column">
      <style:table-column-properties fo:break-before="auto" style:column-width="1.251cm"/>
    </style:style>
    <style:style style:name="co11" style:family="table-column">
      <style:table-column-properties fo:break-before="auto" style:column-width="1.295cm"/>
    </style:style>
    <style:style style:name="co12" style:family="table-column">
      <style:table-column-properties fo:break-before="auto" style:column-width="1.358cm"/>
    </style:style>
    <style:style style:name="co13" style:family="table-column">
      <style:table-column-properties fo:break-before="auto" style:column-width="0.296cm"/>
    </style:style>
    <style:style style:name="co14" style:family="table-column">
      <style:table-column-properties fo:break-before="auto" style:column-width="1.16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54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ccff" fo:border="0.06pt solid #000000"/>
    </style:style>
    <style:style style:name="ce33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5" style:family="table-cell" style:parent-style-name="Default" style:data-style-name="N2"/>
    <style:style style:name="ce7" style:family="table-cell" style:parent-style-name="Default" style:data-style-name="N2">
      <style:table-cell-properties fo:background-color="#ffccff" fo:border="0.06pt solid #000000"/>
    </style:style>
    <style:style style:name="ce36" style:family="table-cell" style:parent-style-name="Default">
      <style:table-cell-properties fo:background-color="#99ff33" style:text-align-source="fix" style:repeat-content="false" fo:wrap-option="wrap"/>
      <style:paragraph-properties fo:text-align="center" fo:margin-left="0cm"/>
    </style:style>
    <style:style style:name="ce37" style:family="table-cell" style:parent-style-name="Default" style:data-style-name="N109">
      <style:table-cell-properties fo:background-color="transparent"/>
    </style:style>
    <style:style style:name="ce10" style:family="table-cell" style:parent-style-name="Default" style:data-style-name="N109">
      <style:table-cell-properties fo:background-color="#ffccff" fo:border="0.06pt solid #000000"/>
    </style:style>
    <style:style style:name="ce38" style:family="table-cell" style:parent-style-name="Default" style:data-style-name="N110"/>
    <style:style style:name="ce11" style:family="table-cell" style:parent-style-name="Default" style:data-style-name="N109"/>
    <style:style style:name="ce4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wrap-option="wrap"/>
    </style:style>
    <style:style style:name="ce15" style:family="table-cell" style:parent-style-name="Default" style:data-style-name="N109">
      <style:table-cell-properties fo:background-color="transparent" fo:wrap-option="wrap"/>
    </style:style>
    <style:style style:name="ce20" style:family="table-cell" style:parent-style-name="Default" style:data-style-name="N109">
      <style:table-cell-properties fo:background-color="#ffccff" fo:wrap-option="wrap" fo:border="0.06pt solid #000000"/>
    </style:style>
    <style:style style:name="ce43" style:family="table-cell" style:parent-style-name="Default" style:data-style-name="N109">
      <style:table-cell-properties fo:background-color="transparent" fo:wrap-option="wrap" fo:border="none"/>
    </style:style>
    <style:style style:name="ce18" style:family="table-cell" style:parent-style-name="Default" style:data-style-name="N110">
      <style:table-cell-properties fo:background-color="transparent" fo:border="none"/>
    </style:style>
    <style:style style:name="ce24" style:family="table-cell" style:parent-style-name="Default" style:data-style-name="N110">
      <style:table-cell-properties fo:background-color="#ffccff" fo:border="0.06pt solid #000000"/>
    </style:style>
    <style:style style:name="ce25" style:family="table-cell" style:parent-style-name="Default">
      <style:table-cell-properties fo:background-color="#ff3333"/>
    </style:style>
    <style:style style:name="ce44" style:family="table-cell" style:parent-style-name="Default">
      <style:table-cell-properties fo:background-color="#3333ff"/>
    </style:style>
    <style:style style:name="ce45" style:family="table-cell" style:parent-style-name="Default" style:data-style-name="N110">
      <style:table-cell-properties fo:background-color="transparent"/>
    </style:style>
    <style:style style:name="ce28" style:family="table-cell" style:parent-style-name="Default" style:data-style-name="N2">
      <style:table-cell-properties fo:background-color="transparent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default-cell-style-name="ce41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6" table:number-columns-repeated="3" table:default-cell-style-name="Default"/>
        <table:table-row table:style-name="ro1">
          <table:table-cell table:style-name="ce31" office:value-type="string" calcext:value-type="string">
            <text:p>BS</text:p>
          </table:table-cell>
          <table:table-cell table:style-name="ce33" office:value-type="float" office:value="7.62" calcext:value-type="float">
            <text:p>7.620</text:p>
          </table:table-cell>
          <table:table-cell table:style-name="ce31" office:value-type="string" calcext:value-type="string">
            <text:p>BF</text:p>
          </table:table-cell>
          <table:table-cell table:style-name="ce33" office:value-type="float" office:value="11.059" calcext:value-type="float">
            <text:p>11.059</text:p>
          </table:table-cell>
          <table:table-cell table:style-name="ce31" office:value-type="string" calcext:value-type="string">
            <text:p>BT</text:p>
          </table:table-cell>
          <table:table-cell table:style-name="ce32" office:value-type="float" office:value="2.915" calcext:value-type="float">
            <text:p>2.915</text:p>
          </table:table-cell>
          <table:table-cell table:style-name="ce31" office:value-type="string" calcext:value-type="string">
            <text:p>BTOA</text:p>
          </table:table-cell>
          <table:table-cell table:style-name="ce38" table:formula="of:=ASIN([.J1]/[.D1])*180/PI()" office:value-type="float" office:value="17.0631875311649" calcext:value-type="float">
            <text:p>17.063</text:p>
          </table:table-cell>
          <table:table-cell table:style-name="ce31" office:value-type="string" calcext:value-type="string">
            <text:p>BTOD</text:p>
          </table:table-cell>
          <table:table-cell office:value-type="float" office:value="3.245" calcext:value-type="float">
            <text:p>3.245</text:p>
          </table:table-cell>
          <table:table-cell table:number-columns-repeated="8"/>
          <table:table-cell table:style-name="ce25"/>
          <table:table-cell table:number-columns-repeated="8"/>
          <table:table-cell table:style-name="ce25"/>
          <table:table-cell/>
        </table:table-row>
        <table:table-row table:style-name="ro1">
          <table:table-cell table:style-name="ce32" table:number-columns-repeated="7"/>
          <table:table-cell table:number-columns-repeated="22"/>
        </table:table-row>
        <table:table-row table:style-name="ro2">
          <table:table-cell table:style-name="ce32" office:value-type="string" calcext:value-type="string">
            <text:p>Tx</text:p>
          </table:table-cell>
          <table:table-cell table:style-name="ce32" office:value-type="string" calcext:value-type="string">
            <text:p>Ty</text:p>
          </table:table-cell>
          <table:table-cell table:style-name="ce32" office:value-type="string" calcext:value-type="string">
            <text:p>Tz</text:p>
          </table:table-cell>
          <table:table-cell table:style-name="ce34" office:value-type="string" calcext:value-type="string">
            <text:p>Rh-rad</text:p>
          </table:table-cell>
          <table:table-cell table:style-name="ce36" office:value-type="string" calcext:value-type="string">
            <text:p>Rh-deg</text:p>
          </table:table-cell>
          <table:table-cell table:style-name="ce32" office:value-type="string" calcext:value-type="string">
            <text:p>Ux</text:p>
          </table:table-cell>
          <table:table-cell table:style-name="ce32" office:value-type="string" calcext:value-type="string">
            <text:p>Uy</text:p>
          </table:table-cell>
          <table:table-cell table:style-name="ce32" office:value-type="string" calcext:value-type="string">
            <text:p>C1</text:p>
          </table:table-cell>
          <table:table-cell table:style-name="ce32" office:value-type="string" calcext:value-type="string">
            <text:p>C2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string" calcext:value-type="string">
            <text:p>C</text:p>
          </table:table-cell>
          <table:table-cell table:style-name="ce32" office:value-type="string" calcext:value-type="string">
            <text:p>Deter’t</text:p>
          </table:table-cell>
          <table:table-cell table:style-name="ce40" office:value-type="string" calcext:value-type="string">
            <text:p>X-plus</text:p>
          </table:table-cell>
          <table:table-cell table:style-name="ce40" office:value-type="string" calcext:value-type="string">
            <text:p>Y-plus</text:p>
          </table:table-cell>
          <table:table-cell table:style-name="ce34" office:value-type="string" calcext:value-type="string">
            <text:p>Rk-P -rad</text:p>
          </table:table-cell>
          <table:table-cell table:style-name="ce36" office:value-type="string" calcext:value-type="string">
            <text:p>Rk-P -deg</text:p>
          </table:table-cell>
          <table:table-cell table:style-name="ce34" office:value-type="string" calcext:value-type="string">
            <text:p>Ra-P -rad*</text:p>
          </table:table-cell>
          <table:table-cell table:style-name="ce36" office:value-type="string" calcext:value-type="string">
            <text:p>Ra-P <text:s/>-deg</text:p>
          </table:table-cell>
          <table:table-cell table:style-name="ce44"/>
          <table:table-cell table:style-name="ce40" office:value-type="string" calcext:value-type="string">
            <text:p>X-min</text:p>
          </table:table-cell>
          <table:table-cell table:style-name="ce40" office:value-type="string" calcext:value-type="string">
            <text:p>Y-min</text:p>
          </table:table-cell>
          <table:table-cell table:style-name="ce34" office:value-type="string" calcext:value-type="string">
            <text:p>Rk-M -rad</text:p>
          </table:table-cell>
          <table:table-cell table:style-name="ce36" office:value-type="string" calcext:value-type="string">
            <text:p>Rk-P -deg</text:p>
          </table:table-cell>
          <table:table-cell table:style-name="ce34" office:value-type="string" calcext:value-type="string">
            <text:p>Ra-P -rad*</text:p>
          </table:table-cell>
          <table:table-cell table:style-name="ce36" office:value-type="string" calcext:value-type="string">
            <text:p>Ra-M -deg</text:p>
          </table:table-cell>
          <table:table-cell table:style-name="ce32" office:value-type="string" calcext:value-type="string">
            <text:p>toeX</text:p>
          </table:table-cell>
          <table:table-cell table:style-name="ce32" office:value-type="string" calcext:value-type="string">
            <text:p>toeY</text:p>
          </table:table-cell>
          <table:table-cell table:style-name="ce32" office:value-type="string" calcext:value-type="string">
            <text:p>toeZ</text:p>
          </table:table-cell>
        </table:table-row>
        <table:table-row table:style-name="ro1">
          <table:table-cell table:number-columns-repeated="19"/>
          <table:table-cell table:style-name="ce44"/>
          <table:table-cell table:number-columns-repeated="9"/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6" calcext:value-type="float">
            <text:p>-10.6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5];[.C5])" office:value-type="float" office:value="0" calcext:value-type="float">
            <text:p>0.00</text:p>
          </table:table-cell>
          <table:table-cell table:style-name="ce37" table:formula="of:=[.D5]*180/PI()" office:value-type="float" office:value="0" calcext:value-type="float">
            <text:p>0.0</text:p>
          </table:table-cell>
          <table:table-cell table:style-name="ce35" table:formula="of:=-1*([.C5]*SIN([.D5]*-1)-[.A5]*COS([.D5]*-1))" office:value-type="float" office:value="13.78" calcext:value-type="float">
            <text:p>13.78</text:p>
          </table:table-cell>
          <table:table-cell table:formula="of:=[.B5]" office:value-type="float" office:value="-10.6" calcext:value-type="float">
            <text:p>-10.6</text:p>
          </table:table-cell>
          <table:table-cell table:style-name="ce35" table:formula="of:=bs*bs-bf*bf+[.F5]*[.F5]+[.G5]*[.G5]-bt*bt" office:value-type="float" office:value="229.514094" calcext:value-type="float">
            <text:p>229.51</text:p>
          </table:table-cell>
          <table:table-cell table:style-name="ce35" table:formula="of:=2*bt-2*[.F5]" office:value-type="float" office:value="-21.73" calcext:value-type="float">
            <text:p>-21.73</text:p>
          </table:table-cell>
          <table:table-cell table:style-name="ce35" table:formula="of:=1+([.I5]*[.I5])/(4*[.G5]*[.G5])" office:value-type="float" office:value="2.050625" calcext:value-type="float">
            <text:p>2.05</text:p>
          </table:table-cell>
          <table:table-cell table:style-name="ce35" table:formula="of:=(-2*bt)+(2*[.H5]*[.I5])/(4*[.G5]*[.G5])" office:value-type="float" office:value="-28.0235798443396" calcext:value-type="float">
            <text:p>-28.02</text:p>
          </table:table-cell>
          <table:table-cell table:style-name="ce35" table:formula="of:=bt*bt+([.H5]*[.H5])/(4*[.G5]*[.G5])-bs*bs" office:value-type="float" office:value="67.638056720899" calcext:value-type="float">
            <text:p>67.64</text:p>
          </table:table-cell>
          <table:table-cell table:style-name="ce11" table:formula="of:=[.K5]*[.K5]-4*[.J5]*[.L5]" office:value-type="float" office:value="230.519867038904" calcext:value-type="float">
            <text:p>230.5</text:p>
          </table:table-cell>
          <table:table-cell table:style-name="ce35" table:formula="of:=(-[.K5]+SQRT([.M5]))/(2*[.J5])" office:value-type="float" office:value="10.5349492391374" calcext:value-type="float">
            <text:p>10.53</text:p>
          </table:table-cell>
          <table:table-cell table:style-name="ce35" table:formula="of:=(bs*bs - bf*bf +[.F5]*[.F5]+[.G5]*[.G5]-bt*bt +[.N5]*(2*bt-2*[.F5]) ) /(2*[.G5])" office:value-type="float" office:value="-0.0278135393181305" calcext:value-type="float">
            <text:p>-0.03</text:p>
          </table:table-cell>
          <table:table-cell table:style-name="ce35" table:formula="of:=ATAN2(([.N5]-bt);[.O5]*-1 )" office:value-type="float" office:value="0.00365007888169844" calcext:value-type="float">
            <text:p>0.00</text:p>
          </table:table-cell>
          <table:table-cell table:style-name="ce15" table:formula="of:=[.P5]*180/PI()" office:value-type="float" office:value="0.209134114811152" calcext:value-type="float">
            <text:p>0.2</text:p>
          </table:table-cell>
          <table:table-cell table:style-name="ce18" table:formula="of:=ATAN2([.O5]-[.G5];[.F5]-[.N5])" office:value-type="float" office:value="0.297813604659531" calcext:value-type="float">
            <text:p>0.298</text:p>
          </table:table-cell>
          <table:table-cell table:style-name="ce10" table:formula="of:=[.R5]*180/PI()-btoa+[.Q5]" office:value-type="float" office:value="0.209409212215003" calcext:value-type="float">
            <text:p>0.2</text:p>
          </table:table-cell>
          <table:table-cell table:style-name="ce44"/>
          <table:table-cell table:style-name="ce35" table:formula="of:=(-[.K5]-SQRT([.M5]))/(2*[.J5])" office:value-type="float" office:value="3.13092328477098" calcext:value-type="float">
            <text:p>3.13</text:p>
          </table:table-cell>
          <table:table-cell table:style-name="ce35" table:formula="of:=(bs*bs - bf*bf +[.F5]*[.F5]+[.G5]*[.G5]-bt*bt +[.U5]*(2*bt-2*[.F5]) ) /(2*[.G5])" office:value-type="float" office:value="-7.61694014254371" calcext:value-type="float">
            <text:p>-7.62</text:p>
          </table:table-cell>
          <table:table-cell table:style-name="ce35" table:formula="of:=ATAN2(([.U5]-bt);[.V5]*-1 )" office:value-type="float" office:value="1.54245614422475" calcext:value-type="float">
            <text:p>1.54</text:p>
          </table:table-cell>
          <table:table-cell table:style-name="ce15" table:formula="of:=[.W5]*180/PI()" office:value-type="float" office:value="88.3762271481003" calcext:value-type="float">
            <text:p>88.4</text:p>
          </table:table-cell>
          <table:table-cell table:style-name="ce45" table:formula="of:=ATAN2([.V5]-[.G5];[.F5]-[.U5])" office:value-type="float" office:value="1.29767282582381" calcext:value-type="float">
            <text:p>1.298</text:p>
          </table:table-cell>
          <table:table-cell table:style-name="ce37" table:formula="of:=[.Y5]*180/PI()-btoa" office:value-type="float" office:value="57.2879885773549" calcext:value-type="float">
            <text:p>57.3</text:p>
          </table:table-cell>
          <table:table-cell table:style-name="ce28" table:formula="of:=COS(RADIANS([.E5]))*(bt+bs*COS(RADIANS(-[.Q5])) + bf*SIN(RADIANS([.S5]-[.Q5]+btoa)))" office:value-type="float" office:value="13.78" calcext:value-type="float">
            <text:p>13.78</text:p>
          </table:table-cell>
          <table:table-cell table:style-name="ce28" table:formula="of:=-bs*SIN(RADIANS(+[.Q5])) - bf*COS(RADIANS([.S5]-[.Q5]+btoa))" office:value-type="float" office:value="-10.6" calcext:value-type="float">
            <text:p>-10.60</text:p>
          </table:table-cell>
          <table:table-cell table:style-name="ce28" table:formula="of:=SIN(RADIANS([.E5])) * (bt+bs*COS(RADIANS(-[.Q5])) + bf*SIN(RADIANS([.S5]-[.Q5]+btoa)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6" calcext:value-type="float">
            <text:p>-10.6</text:p>
          </table:table-cell>
          <table:table-cell office:value-type="float" office:value="1" calcext:value-type="float">
            <text:p>1</text:p>
          </table:table-cell>
          <table:table-cell table:style-name="ce35" table:formula="of:=ATAN2([.A6];[.C6])" office:value-type="float" office:value="0.0724419527474158" calcext:value-type="float">
            <text:p>0.07</text:p>
          </table:table-cell>
          <table:table-cell table:style-name="ce37" table:formula="of:=[.D6]*180/PI()" office:value-type="float" office:value="4.15061815211307" calcext:value-type="float">
            <text:p>4.2</text:p>
          </table:table-cell>
          <table:table-cell table:style-name="ce35" table:formula="of:=-1*([.C6]*SIN([.D6]*-1)-[.A6]*COS([.D6]*-1))" office:value-type="float" office:value="13.8162368248377" calcext:value-type="float">
            <text:p>13.82</text:p>
          </table:table-cell>
          <table:table-cell table:formula="of:=[.B6]" office:value-type="float" office:value="-10.6" calcext:value-type="float">
            <text:p>-10.6</text:p>
          </table:table-cell>
          <table:table-cell table:style-name="ce35" table:formula="of:=bs*bs-bf*bf+[.F6]*[.F6]+[.G6]*[.G6]-bt*bt" office:value-type="float" office:value="230.514094" calcext:value-type="float">
            <text:p>230.51</text:p>
          </table:table-cell>
          <table:table-cell table:style-name="ce35" table:formula="of:=2*bt-2*[.F6]" office:value-type="float" office:value="-21.8024736496753" calcext:value-type="float">
            <text:p>-21.80</text:p>
          </table:table-cell>
          <table:table-cell table:style-name="ce35" table:formula="of:=1+([.I6]*[.I6])/(4*[.G6]*[.G6])" office:value-type="float" office:value="2.05764475179064" calcext:value-type="float">
            <text:p>2.06</text:p>
          </table:table-cell>
          <table:table-cell table:style-name="ce35" table:formula="of:=(-2*bt)+(2*[.H6]*[.I6])/(4*[.G6]*[.G6])" office:value-type="float" office:value="-28.1946202399153" calcext:value-type="float">
            <text:p>-28.19</text:p>
          </table:table-cell>
          <table:table-cell table:style-name="ce35" table:formula="of:=bt*bt+([.H6]*[.H6])/(4*[.G6]*[.G6])-bs*bs" office:value-type="float" office:value="68.6616153449644" calcext:value-type="float">
            <text:p>68.66</text:p>
          </table:table-cell>
          <table:table-cell table:style-name="ce11" table:formula="of:=[.K6]*[.K6]-4*[.J6]*[.L6]" office:value-type="float" office:value="229.811760616908" calcext:value-type="float">
            <text:p>229.8</text:p>
          </table:table-cell>
          <table:table-cell table:style-name="ce35" table:formula="of:=(-[.K6]+SQRT([.M6]))/(2*[.J6])" office:value-type="float" office:value="10.5349000966474" calcext:value-type="float">
            <text:p>10.53</text:p>
          </table:table-cell>
          <table:table-cell table:style-name="ce35" table:formula="of:=(bs*bs - bf*bf +[.F6]*[.F6]+[.G6]*[.G6]-bt*bt +[.N6]*(2*bt-2*[.F6]) ) /(2*[.G6])" office:value-type="float" office:value="-0.0390194453247127" calcext:value-type="float">
            <text:p>-0.04</text:p>
          </table:table-cell>
          <table:table-cell table:style-name="ce35" table:formula="of:=ATAN2(([.N6]-bt);[.O6]*-1 )" office:value-type="float" office:value="0.00512068449466903" calcext:value-type="float">
            <text:p>0.01</text:p>
          </table:table-cell>
          <table:table-cell table:style-name="ce15" table:formula="of:=[.P6]*180/PI()" office:value-type="float" office:value="0.293393609762616" calcext:value-type="float">
            <text:p>0.3</text:p>
          </table:table-cell>
          <table:table-cell table:style-name="ce18" table:formula="of:=ATAN2([.O6]-[.G6];[.F6]-[.N6])" office:value-type="float" office:value="0.301247631527596" calcext:value-type="float">
            <text:p>0.301</text:p>
          </table:table-cell>
          <table:table-cell table:style-name="ce10" table:formula="of:=[.R6]*180/PI()-btoa+[.Q6]" office:value-type="float" office:value="0.490423953441158" calcext:value-type="float">
            <text:p>0.5</text:p>
          </table:table-cell>
          <table:table-cell table:style-name="ce44"/>
          <table:table-cell table:style-name="ce35" table:formula="of:=(-[.K6]-SQRT([.M6]))/(2*[.J6])" office:value-type="float" office:value="3.16747501712254" calcext:value-type="float">
            <text:p>3.17</text:p>
          </table:table-cell>
          <table:table-cell table:style-name="ce35" table:formula="of:=(bs*bs - bf*bf +[.F6]*[.F6]+[.G6]*[.G6]-bt*bt +[.U6]*(2*bt-2*[.F6]) ) /(2*[.G6])" office:value-type="float" office:value="-7.61581619826326" calcext:value-type="float">
            <text:p>-7.62</text:p>
          </table:table-cell>
          <table:table-cell table:style-name="ce35" table:formula="of:=ATAN2(([.U6]-bt);[.V6]*-1 )" office:value-type="float" office:value="1.53765705712835" calcext:value-type="float">
            <text:p>1.54</text:p>
          </table:table-cell>
          <table:table-cell table:style-name="ce15" table:formula="of:=[.W6]*180/PI()" office:value-type="float" office:value="88.1012597119609" calcext:value-type="float">
            <text:p>88.1</text:p>
          </table:table-cell>
          <table:table-cell table:style-name="ce45" table:formula="of:=ATAN2([.V6]-[.G6];[.F6]-[.U6])" office:value-type="float" office:value="1.29756728043918" calcext:value-type="float">
            <text:p>1.298</text:p>
          </table:table-cell>
          <table:table-cell table:style-name="ce37" table:formula="of:=[.Y6]*180/PI()-btoa" office:value-type="float" office:value="57.2819412722682" calcext:value-type="float">
            <text:p>57.3</text:p>
          </table:table-cell>
          <table:table-cell table:style-name="ce28" table:formula="of:=COS(RADIANS([.E6]))*(bt+bs*COS(RADIANS(-[.Q6])) + bf*SIN(RADIANS([.S6]-[.Q6]+btoa)))" office:value-type="float" office:value="13.78" calcext:value-type="float">
            <text:p>13.78</text:p>
          </table:table-cell>
          <table:table-cell table:style-name="ce28" table:formula="of:=-bs*SIN(RADIANS(+[.Q6])) - bf*COS(RADIANS([.S6]-[.Q6]+btoa))" office:value-type="float" office:value="-10.6" calcext:value-type="float">
            <text:p>-10.60</text:p>
          </table:table-cell>
          <table:table-cell table:style-name="ce28" table:formula="of:=SIN(RADIANS([.E6])) * (bt+bs*COS(RADIANS(-[.Q6])) + bf*SIN(RADIANS([.S6]-[.Q6]+btoa)))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-10.6" calcext:value-type="float">
            <text:p>-10.6</text:p>
          </table:table-cell>
          <table:table-cell office:value-type="float" office:value="9.744" calcext:value-type="float">
            <text:p>9.744</text:p>
          </table:table-cell>
          <table:table-cell table:style-name="ce35" table:formula="of:=ATAN2([.A7];[.C7])" office:value-type="float" office:value="0.785398163397448" calcext:value-type="float">
            <text:p>0.79</text:p>
          </table:table-cell>
          <table:table-cell table:style-name="ce37" table:formula="of:=[.D7]*180/PI()" office:value-type="float" office:value="45" calcext:value-type="float">
            <text:p>45.0</text:p>
          </table:table-cell>
          <table:table-cell table:style-name="ce35" table:formula="of:=-1*([.C7]*SIN([.D7]*-1)-[.A7]*COS([.D7]*-1))" office:value-type="float" office:value="13.7800969517634" calcext:value-type="float">
            <text:p>13.78</text:p>
          </table:table-cell>
          <table:table-cell table:formula="of:=[.B7]" office:value-type="float" office:value="-10.6" calcext:value-type="float">
            <text:p>-10.6</text:p>
          </table:table-cell>
          <table:table-cell table:style-name="ce35" table:formula="of:=bs*bs-bf*bf+[.F7]*[.F7]+[.G7]*[.G7]-bt*bt" office:value-type="float" office:value="229.516766" calcext:value-type="float">
            <text:p>229.52</text:p>
          </table:table-cell>
          <table:table-cell table:style-name="ce35" table:formula="of:=2*bt-2*[.F7]" office:value-type="float" office:value="-21.7301939035269" calcext:value-type="float">
            <text:p>-21.73</text:p>
          </table:table-cell>
          <table:table-cell table:style-name="ce35" table:formula="of:=1+([.I7]*[.I7])/(4*[.G7]*[.G7])" office:value-type="float" office:value="2.05064375018885" calcext:value-type="float">
            <text:p>2.05</text:p>
          </table:table-cell>
          <table:table-cell table:style-name="ce35" table:formula="of:=(-2*bt)+(2*[.H7]*[.I7])/(4*[.G7]*[.G7])" office:value-type="float" office:value="-28.0240362641972" calcext:value-type="float">
            <text:p>-28.02</text:p>
          </table:table-cell>
          <table:table-cell table:style-name="ce35" table:formula="of:=bt*bt+([.H7]*[.H7])/(4*[.G7]*[.G7])-bs*bs" office:value-type="float" office:value="67.6407857402518" calcext:value-type="float">
            <text:p>67.64</text:p>
          </table:table-cell>
          <table:table-cell table:style-name="ce11" table:formula="of:=[.K7]*[.K7]-4*[.J7]*[.L7]" office:value-type="float" office:value="230.517990392601" calcext:value-type="float">
            <text:p>230.5</text:p>
          </table:table-cell>
          <table:table-cell table:style-name="ce35" table:formula="of:=(-[.K7]+SQRT([.M7]))/(2*[.J7])" office:value-type="float" office:value="10.5349491303338" calcext:value-type="float">
            <text:p>10.53</text:p>
          </table:table-cell>
          <table:table-cell table:style-name="ce35" table:formula="of:=(bs*bs - bf*bf +[.F7]*[.F7]+[.G7]*[.G7]-bt*bt +[.N7]*(2*bt-2*[.F7]) ) /(2*[.G7])" office:value-type="float" office:value="-0.0278433317950544" calcext:value-type="float">
            <text:p>-0.03</text:p>
          </table:table-cell>
          <table:table-cell table:style-name="ce35" table:formula="of:=ATAN2(([.N7]-bt);[.O7]*-1 )" office:value-type="float" office:value="0.00365398868164613" calcext:value-type="float">
            <text:p>0.00</text:p>
          </table:table-cell>
          <table:table-cell table:style-name="ce15" table:formula="of:=[.P7]*180/PI()" office:value-type="float" office:value="0.209358129846895" calcext:value-type="float">
            <text:p>0.2</text:p>
          </table:table-cell>
          <table:table-cell table:style-name="ce18" table:formula="of:=ATAN2([.O7]-[.G7];[.F7]-[.N7])" office:value-type="float" office:value="0.29782278541927" calcext:value-type="float">
            <text:p>0.298</text:p>
          </table:table-cell>
          <table:table-cell table:style-name="ce10" table:formula="of:=[.R7]*180/PI()-btoa+[.Q7]" office:value-type="float" office:value="0.21015924603654" calcext:value-type="float">
            <text:p>0.2</text:p>
          </table:table-cell>
          <table:table-cell table:style-name="ce44"/>
          <table:table-cell table:style-name="ce35" table:formula="of:=(-[.K7]-SQRT([.M7]))/(2*[.J7])" office:value-type="float" office:value="3.13102101275735" calcext:value-type="float">
            <text:p>3.13</text:p>
          </table:table-cell>
          <table:table-cell table:style-name="ce35" table:formula="of:=(bs*bs - bf*bf +[.F7]*[.F7]+[.G7]*[.G7]-bt*bt +[.U7]*(2*bt-2*[.F7]) ) /(2*[.G7])" office:value-type="float" office:value="-7.61693737154555" calcext:value-type="float">
            <text:p>-7.62</text:p>
          </table:table-cell>
          <table:table-cell table:style-name="ce35" table:formula="of:=ATAN2(([.U7]-bt);[.V7]*-1 )" office:value-type="float" office:value="1.54244331387525" calcext:value-type="float">
            <text:p>1.54</text:p>
          </table:table-cell>
          <table:table-cell table:style-name="ce15" table:formula="of:=[.W7]*180/PI()" office:value-type="float" office:value="88.3754920232244" calcext:value-type="float">
            <text:p>88.4</text:p>
          </table:table-cell>
          <table:table-cell table:style-name="ce45" table:formula="of:=ATAN2([.V7]-[.G7];[.F7]-[.U7])" office:value-type="float" office:value="1.29767256561363" calcext:value-type="float">
            <text:p>1.298</text:p>
          </table:table-cell>
          <table:table-cell table:style-name="ce37" table:formula="of:=[.Y7]*180/PI()-btoa" office:value-type="float" office:value="57.2879736684094" calcext:value-type="float">
            <text:p>57.3</text:p>
          </table:table-cell>
          <table:table-cell table:style-name="ce28" table:formula="of:=COS(RADIANS([.E7]))*(bt+bs*COS(RADIANS(-[.Q7])) + bf*SIN(RADIANS([.S7]-[.Q7]+btoa)))" office:value-type="float" office:value="9.744" calcext:value-type="float">
            <text:p>9.74</text:p>
          </table:table-cell>
          <table:table-cell table:style-name="ce28" table:formula="of:=-bs*SIN(RADIANS(+[.Q7])) - bf*COS(RADIANS([.S7]-[.Q7]+btoa))" office:value-type="float" office:value="-10.6" calcext:value-type="float">
            <text:p>-10.60</text:p>
          </table:table-cell>
          <table:table-cell table:style-name="ce28" table:formula="of:=SIN(RADIANS([.E7])) * (bt+bs*COS(RADIANS(-[.Q7])) + bf*SIN(RADIANS([.S7]-[.Q7]+btoa)))" office:value-type="float" office:value="9.744" calcext:value-type="float">
            <text:p>9.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.6" calcext:value-type="float">
            <text:p>-10.6</text:p>
          </table:table-cell>
          <table:table-cell office:value-type="float" office:value="8.25" calcext:value-type="float">
            <text:p>8.25</text:p>
          </table:table-cell>
          <table:table-cell table:style-name="ce35" table:formula="of:=ATAN2([.A8];[.C8])" office:value-type="float" office:value="1.5707963267949" calcext:value-type="float">
            <text:p>1.57</text:p>
          </table:table-cell>
          <table:table-cell table:style-name="ce37" table:formula="of:=[.D8]*180/PI()" office:value-type="float" office:value="90" calcext:value-type="float">
            <text:p>90.0</text:p>
          </table:table-cell>
          <table:table-cell table:style-name="ce35" table:formula="of:=-1*([.C8]*SIN([.D8]*-1)-[.A8]*COS([.D8]*-1))" office:value-type="float" office:value="8.25" calcext:value-type="float">
            <text:p>8.25</text:p>
          </table:table-cell>
          <table:table-cell table:formula="of:=[.B8]" office:value-type="float" office:value="-10.6" calcext:value-type="float">
            <text:p>-10.6</text:p>
          </table:table-cell>
          <table:table-cell table:style-name="ce35" table:formula="of:=bs*bs-bf*bf+[.F8]*[.F8]+[.G8]*[.G8]-bt*bt" office:value-type="float" office:value="107.688194" calcext:value-type="float">
            <text:p>107.69</text:p>
          </table:table-cell>
          <table:table-cell table:style-name="ce35" table:formula="of:=2*bt-2*[.F8]" office:value-type="float" office:value="-10.67" calcext:value-type="float">
            <text:p>-10.67</text:p>
          </table:table-cell>
          <table:table-cell table:style-name="ce35" table:formula="of:=1+([.I8]*[.I8])/(4*[.G8]*[.G8])" office:value-type="float" office:value="1.25331278924884" calcext:value-type="float">
            <text:p>1.25</text:p>
          </table:table-cell>
          <table:table-cell table:style-name="ce35" table:formula="of:=(-2*bt)+(2*[.H8]*[.I8])/(4*[.G8]*[.G8])" office:value-type="float" office:value="-10.9431765307049" calcext:value-type="float">
            <text:p>-10.94</text:p>
          </table:table-cell>
          <table:table-cell table:style-name="ce35" table:formula="of:=bt*bt+([.H8]*[.H8])/(4*[.G8]*[.G8])-bs*bs" office:value-type="float" office:value="-23.7645158531024" calcext:value-type="float">
            <text:p>-23.76</text:p>
          </table:table-cell>
          <table:table-cell table:style-name="ce11" table:formula="of:=[.K8]*[.K8]-4*[.J8]*[.L8]" office:value-type="float" office:value="238.890599178171" calcext:value-type="float">
            <text:p>238.9</text:p>
          </table:table-cell>
          <table:table-cell table:style-name="ce35" table:formula="of:=(-[.K8]+SQRT([.M8]))/(2*[.J8])" office:value-type="float" office:value="10.5317933840861" calcext:value-type="float">
            <text:p>10.53</text:p>
          </table:table-cell>
          <table:table-cell table:style-name="ce35" table:formula="of:=(bs*bs - bf*bf +[.F8]*[.F8]+[.G8]*[.G8]-bt*bt +[.N8]*(2*bt-2*[.F8]) ) /(2*[.G8])" office:value-type="float" office:value="0.221039689065971" calcext:value-type="float">
            <text:p>0.22</text:p>
          </table:table-cell>
          <table:table-cell table:style-name="ce35" table:formula="of:=ATAN2(([.N8]-bt);[.O8]*-1 )" office:value-type="float" office:value="-0.0290119028800325" calcext:value-type="float">
            <text:p>-0.03</text:p>
          </table:table-cell>
          <table:table-cell table:style-name="ce15" table:formula="of:=[.P8]*180/PI()" office:value-type="float" office:value="-1.6622595906693" calcext:value-type="float">
            <text:p>-1.7</text:p>
          </table:table-cell>
          <table:table-cell table:style-name="ce18" table:formula="of:=ATAN2([.O8]-[.G8];[.F8]-[.N8])" office:value-type="float" office:value="-0.20782182853678" calcext:value-type="float">
            <text:p>-0.208</text:p>
          </table:table-cell>
          <table:table-cell table:style-name="ce10" table:formula="of:=[.R8]*180/PI()-btoa+[.Q8]" office:value-type="float" office:value="-30.6327607876831" calcext:value-type="float">
            <text:p>-30.6</text:p>
          </table:table-cell>
          <table:table-cell table:style-name="ce44"/>
          <table:table-cell table:style-name="ce35" table:formula="of:=(-[.K8]-SQRT([.M8]))/(2*[.J8])" office:value-type="float" office:value="-1.80039239258777" calcext:value-type="float">
            <text:p>-1.80</text:p>
          </table:table-cell>
          <table:table-cell table:style-name="ce35" table:formula="of:=(bs*bs - bf*bf +[.F8]*[.F8]+[.G8]*[.G8]-bt*bt +[.U8]*(2*bt-2*[.F8]) ) /(2*[.G8])" office:value-type="float" office:value="-5.98577268060903" calcext:value-type="float">
            <text:p>-5.99</text:p>
          </table:table-cell>
          <table:table-cell table:style-name="ce35" table:formula="of:=ATAN2(([.U8]-bt);[.V8]*-1 )" office:value-type="float" office:value="2.23803330020781" calcext:value-type="float">
            <text:p>2.24</text:p>
          </table:table-cell>
          <table:table-cell table:style-name="ce15" table:formula="of:=[.W8]*180/PI()" office:value-type="float" office:value="128.229862511643" calcext:value-type="float">
            <text:p>128.2</text:p>
          </table:table-cell>
          <table:table-cell table:style-name="ce45" table:formula="of:=ATAN2([.V8]-[.G8];[.F8]-[.U8])" office:value-type="float" office:value="1.14039308479879" calcext:value-type="float">
            <text:p>1.140</text:p>
          </table:table-cell>
          <table:table-cell table:style-name="ce37" table:formula="of:=[.Y8]*180/PI()-btoa" office:value-type="float" office:value="48.2765232137106" calcext:value-type="float">
            <text:p>48.3</text:p>
          </table:table-cell>
          <table:table-cell table:style-name="ce28" table:formula="of:=COS(RADIANS([.E8]))*(bt+bs*COS(RADIANS(-[.Q8])) + bf*SIN(RADIANS([.S8]-[.Q8]+btoa)))" office:value-type="float" office:value="5.05166804648283E-016" calcext:value-type="float">
            <text:p>0.00</text:p>
          </table:table-cell>
          <table:table-cell table:style-name="ce28" table:formula="of:=-bs*SIN(RADIANS(+[.Q8])) - bf*COS(RADIANS([.S8]-[.Q8]+btoa))" office:value-type="float" office:value="-10.6" calcext:value-type="float">
            <text:p>-10.60</text:p>
          </table:table-cell>
          <table:table-cell table:style-name="ce28" table:formula="of:=SIN(RADIANS([.E8])) * (bt+bs*COS(RADIANS(-[.Q8])) + bf*SIN(RADIANS([.S8]-[.Q8]+btoa)))" office:value-type="float" office:value="8.25" calcext:value-type="float">
            <text:p>8.25</text:p>
          </table:table-cell>
        </table:table-row>
        <table:table-row table:style-name="ro1">
          <table:table-cell table:style-name="ce3" office:value-type="float" office:value="13.78" calcext:value-type="float">
            <text:p>13.78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0" calcext:value-type="float">
            <text:p>0</text:p>
          </table:table-cell>
          <table:table-cell table:style-name="ce7" table:formula="of:=ATAN2([.A9];[.C9])" office:value-type="float" office:value="0" calcext:value-type="float">
            <text:p>0.00</text:p>
          </table:table-cell>
          <table:table-cell table:style-name="ce10" table:formula="of:=[.D9]*180/PI()" office:value-type="float" office:value="0" calcext:value-type="float">
            <text:p>0.0</text:p>
          </table:table-cell>
          <table:table-cell table:style-name="ce7" table:formula="of:=-1*([.C9]*SIN([.D9]*-1)-[.A9]*COS([.D9]*-1))" office:value-type="float" office:value="13.78" calcext:value-type="float">
            <text:p>13.78</text:p>
          </table:table-cell>
          <table:table-cell table:style-name="ce3" table:formula="of:=[.B9]" office:value-type="float" office:value="-5" calcext:value-type="float">
            <text:p>-5</text:p>
          </table:table-cell>
          <table:table-cell table:style-name="ce7" table:formula="of:=bs*bs-bf*bf+[.F9]*[.F9]+[.G9]*[.G9]-bt*bt" office:value-type="float" office:value="142.154094" calcext:value-type="float">
            <text:p>142.15</text:p>
          </table:table-cell>
          <table:table-cell table:style-name="ce7" table:formula="of:=2*bt-2*[.F9]" office:value-type="float" office:value="-21.73" calcext:value-type="float">
            <text:p>-21.73</text:p>
          </table:table-cell>
          <table:table-cell table:style-name="ce7" table:formula="of:=1+([.I9]*[.I9])/(4*[.G9]*[.G9])" office:value-type="float" office:value="5.721929" calcext:value-type="float">
            <text:p>5.72</text:p>
          </table:table-cell>
          <table:table-cell table:style-name="ce7" table:formula="of:=(-2*bt)+(2*[.H9]*[.I9])/(4*[.G9]*[.G9])" office:value-type="float" office:value="-67.6101692524" calcext:value-type="float">
            <text:p>-67.61</text:p>
          </table:table-cell>
          <table:table-cell table:style-name="ce7" table:formula="of:=bt*bt+([.H9]*[.H9])/(4*[.G9]*[.G9])-bs*bs" office:value-type="float" office:value="152.510689409608" calcext:value-type="float">
            <text:p>152.51</text:p>
          </table:table-cell>
          <table:table-cell table:style-name="ce10" table:formula="of:=[.K9]*[.K9]-4*[.J9]*[.L9]" office:value-type="float" office:value="1080.51364016685" calcext:value-type="float">
            <text:p>1080.5</text:p>
          </table:table-cell>
          <table:table-cell table:style-name="ce7" table:formula="of:=(-[.K9]+SQRT([.M9]))/(2*[.J9])" office:value-type="float" office:value="8.78037254220035" calcext:value-type="float">
            <text:p>8.78</text:p>
          </table:table-cell>
          <table:table-cell table:style-name="ce7" table:formula="of:=(bs*bs - bf*bf +[.F9]*[.F9]+[.G9]*[.G9]-bt*bt +[.N9]*(2*bt-2*[.F9]) ) /(2*[.G9])" office:value-type="float" office:value="4.86434013420137" calcext:value-type="float">
            <text:p>4.86</text:p>
          </table:table-cell>
          <table:table-cell table:style-name="ce7" table:formula="of:=ATAN2(([.N9]-bt);[.O9]*-1 )" office:value-type="float" office:value="-0.692372080098404" calcext:value-type="float">
            <text:p>-0.69</text:p>
          </table:table-cell>
          <table:table-cell table:style-name="ce20" table:formula="of:=[.P9]*180/PI()" office:value-type="float" office:value="-39.6699980423323" calcext:value-type="float">
            <text:p>-39.7</text:p>
          </table:table-cell>
          <table:table-cell table:style-name="ce24" table:formula="of:=ATAN2([.O9]-[.G9];[.F9]-[.N9])" office:value-type="float" office:value="0.469103438985654" calcext:value-type="float">
            <text:p>0.469</text:p>
          </table:table-cell>
          <table:table-cell table:style-name="ce10" table:formula="of:=[.R9]*180/PI()-btoa+[.Q9]" office:value-type="float" office:value="-29.8555383645465" calcext:value-type="float">
            <text:p>-29.9</text:p>
          </table:table-cell>
          <table:table-cell table:style-name="ce3"/>
          <table:table-cell table:style-name="ce7" table:formula="of:=(-[.K9]-SQRT([.M9]))/(2*[.J9])" office:value-type="float" office:value="3.03560232438747" calcext:value-type="float">
            <text:p>3.04</text:p>
          </table:table-cell>
          <table:table-cell table:style-name="ce7" table:formula="of:=(bs*bs - bf*bf +[.F9]*[.F9]+[.G9]*[.G9]-bt*bt +[.U9]*(2*bt-2*[.F9]) ) /(2*[.G9])" office:value-type="float" office:value="-7.61904554910602" calcext:value-type="float">
            <text:p>-7.62</text:p>
          </table:table-cell>
          <table:table-cell table:style-name="ce7" table:formula="of:=ATAN2(([.U9]-bt);[.V9]*-1 )" office:value-type="float" office:value="1.55496858925829" calcext:value-type="float">
            <text:p>1.55</text:p>
          </table:table-cell>
          <table:table-cell table:style-name="ce20" table:formula="of:=[.W9]*180/PI()" office:value-type="float" office:value="89.0931374399117" calcext:value-type="float">
            <text:p>89.1</text:p>
          </table:table-cell>
          <table:table-cell table:style-name="ce24" table:formula="of:=ATAN2([.V9]-[.G9];[.F9]-[.U9])" office:value-type="float" office:value="1.80989270544425" calcext:value-type="float">
            <text:p>1.810</text:p>
          </table:table-cell>
          <table:table-cell table:style-name="ce10" table:formula="of:=[.Y9]*180/PI()-btoa" office:value-type="float" office:value="86.636025862305" calcext:value-type="float">
            <text:p>86.6</text:p>
          </table:table-cell>
          <table:table-cell table:style-name="ce28" table:formula="of:=COS(RADIANS([.E9]))*(bt+bs*COS(RADIANS(-[.Q9])) + bf*SIN(RADIANS([.S9]-[.Q9]+btoa)))" office:value-type="float" office:value="13.78" calcext:value-type="float">
            <text:p>13.78</text:p>
          </table:table-cell>
          <table:table-cell table:style-name="ce28" table:formula="of:=-bs*SIN(RADIANS(+[.Q9])) - bf*COS(RADIANS([.S9]-[.Q9]+btoa))" office:value-type="float" office:value="-5" calcext:value-type="float">
            <text:p>-5.00</text:p>
          </table:table-cell>
          <table:table-cell table:style-name="ce28" table:formula="of:=SIN(RADIANS([.E9])) * (bt+bs*COS(RADIANS(-[.Q9])) + bf*SIN(RADIANS([.S9]-[.Q9]+btoa)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6" calcext:value-type="float">
            <text:p>-11.6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0];[.C10])" office:value-type="float" office:value="0" calcext:value-type="float">
            <text:p>0.00</text:p>
          </table:table-cell>
          <table:table-cell table:style-name="ce37" table:formula="of:=[.D10]*180/PI()" office:value-type="float" office:value="0" calcext:value-type="float">
            <text:p>0.0</text:p>
          </table:table-cell>
          <table:table-cell table:style-name="ce35" table:formula="of:=-1*([.C10]*SIN([.D10]*-1)-[.A10]*COS([.D10]*-1))" office:value-type="float" office:value="13.78" calcext:value-type="float">
            <text:p>13.78</text:p>
          </table:table-cell>
          <table:table-cell table:formula="of:=[.B10]" office:value-type="float" office:value="-11.6" calcext:value-type="float">
            <text:p>-11.6</text:p>
          </table:table-cell>
          <table:table-cell table:style-name="ce35" table:formula="of:=bs*bs-bf*bf+[.F10]*[.F10]+[.G10]*[.G10]-bt*bt" office:value-type="float" office:value="251.714094" calcext:value-type="float">
            <text:p>251.71</text:p>
          </table:table-cell>
          <table:table-cell table:style-name="ce35" table:formula="of:=2*bt-2*[.F10]" office:value-type="float" office:value="-21.73" calcext:value-type="float">
            <text:p>-21.73</text:p>
          </table:table-cell>
          <table:table-cell table:style-name="ce35" table:formula="of:=1+([.I10]*[.I10])/(4*[.G10]*[.G10])" office:value-type="float" office:value="1.87729061385256" calcext:value-type="float">
            <text:p>1.88</text:p>
          </table:table-cell>
          <table:table-cell table:style-name="ce35" table:formula="of:=(-2*bt)+(2*[.H10]*[.I10])/(4*[.G10]*[.G10])" office:value-type="float" office:value="-26.1545662255499" calcext:value-type="float">
            <text:p>-26.15</text:p>
          </table:table-cell>
          <table:table-cell table:style-name="ce35" table:formula="of:=bt*bt+([.H10]*[.H10])/(4*[.G10]*[.G10])-bs*bs" office:value-type="float" office:value="68.1498009182536" calcext:value-type="float">
            <text:p>68.15</text:p>
          </table:table-cell>
          <table:table-cell table:style-name="ce11" table:formula="of:=[.K10]*[.K10]-4*[.J10]*[.L10]" office:value-type="float" office:value="172.313408047646" calcext:value-type="float">
            <text:p>172.3</text:p>
          </table:table-cell>
          <table:table-cell table:style-name="ce35" table:formula="of:=(-[.K10]+SQRT([.M10]))/(2*[.J10])" office:value-type="float" office:value="10.4622550488607" calcext:value-type="float">
            <text:p>10.46</text:p>
          </table:table-cell>
          <table:table-cell table:style-name="ce35" table:formula="of:=(bs*bs - bf*bf +[.F10]*[.F10]+[.G10]*[.G10]-bt*bt +[.N10]*(2*bt-2*[.F10]) ) /(2*[.G10])" office:value-type="float" office:value="-1.05040050811457" calcext:value-type="float">
            <text:p>-1.05</text:p>
          </table:table-cell>
          <table:table-cell table:style-name="ce35" table:formula="of:=ATAN2(([.N10]-bt);[.O10]*-1 )" office:value-type="float" office:value="0.138288176202345" calcext:value-type="float">
            <text:p>0.14</text:p>
          </table:table-cell>
          <table:table-cell table:style-name="ce15" table:formula="of:=[.P10]*180/PI()" office:value-type="float" office:value="7.92332885295581" calcext:value-type="float">
            <text:p>7.9</text:p>
          </table:table-cell>
          <table:table-cell table:style-name="ce18" table:formula="of:=ATAN2([.O10]-[.G10];[.F10]-[.N10])" office:value-type="float" office:value="0.304696914945802" calcext:value-type="float">
            <text:p>0.305</text:p>
          </table:table-cell>
          <table:table-cell table:style-name="ce10" table:formula="of:=[.R10]*180/PI()-btoa+[.Q10]" office:value-type="float" office:value="8.31798857884198" calcext:value-type="float">
            <text:p>8.3</text:p>
          </table:table-cell>
          <table:table-cell/>
          <table:table-cell table:style-name="ce35" table:formula="of:=(-[.K10]-SQRT([.M10]))/(2*[.J10])" office:value-type="float" office:value="3.46982666110742" calcext:value-type="float">
            <text:p>3.47</text:p>
          </table:table-cell>
          <table:table-cell table:style-name="ce35" table:formula="of:=(bs*bs - bf*bf +[.F10]*[.F10]+[.G10]*[.G10]-bt*bt +[.U10]*(2*bt-2*[.F10]) ) /(2*[.G10])" office:value-type="float" office:value="-7.59977416612654" calcext:value-type="float">
            <text:p>-7.60</text:p>
          </table:table-cell>
          <table:table-cell table:style-name="ce35" table:formula="of:=ATAN2(([.U10]-bt);[.V10]*-1 )" office:value-type="float" office:value="1.49791993877949" calcext:value-type="float">
            <text:p>1.50</text:p>
          </table:table-cell>
          <table:table-cell table:style-name="ce15" table:formula="of:=[.W10]*180/PI()" office:value-type="float" office:value="85.8244905405597" calcext:value-type="float">
            <text:p>85.8</text:p>
          </table:table-cell>
          <table:table-cell table:style-name="ce45" table:formula="of:=ATAN2([.V10]-[.G10];[.F10]-[.U10])" office:value-type="float" office:value="1.20068762366215" calcext:value-type="float">
            <text:p>1.201</text:p>
          </table:table-cell>
          <table:table-cell table:style-name="ce37" table:formula="of:=[.Y10]*180/PI()-btoa" office:value-type="float" office:value="51.7311458182686" calcext:value-type="float">
            <text:p>51.7</text:p>
          </table:table-cell>
          <table:table-cell table:style-name="ce28" table:formula="of:=COS(RADIANS([.E10]))*(bt+bs*COS(RADIANS(-[.Q10])) + bf*SIN(RADIANS([.S10]-[.Q10]+btoa)))" office:value-type="float" office:value="13.78" calcext:value-type="float">
            <text:p>13.78</text:p>
          </table:table-cell>
          <table:table-cell table:style-name="ce28" table:formula="of:=-bs*SIN(RADIANS(+[.Q10])) - bf*COS(RADIANS([.S10]-[.Q10]+btoa))" office:value-type="float" office:value="-11.6" calcext:value-type="float">
            <text:p>-11.60</text:p>
          </table:table-cell>
          <table:table-cell table:style-name="ce28" table:formula="of:=SIN(RADIANS([.E10])) * (bt+bs*COS(RADIANS(-[.Q10])) + bf*SIN(RADIANS([.S10]-[.Q10]+btoa)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6" calcext:value-type="float">
            <text:p>-9.6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1];[.C11])" office:value-type="float" office:value="0" calcext:value-type="float">
            <text:p>0.00</text:p>
          </table:table-cell>
          <table:table-cell table:style-name="ce37" table:formula="of:=[.D11]*180/PI()" office:value-type="float" office:value="0" calcext:value-type="float">
            <text:p>0.0</text:p>
          </table:table-cell>
          <table:table-cell table:style-name="ce35" table:formula="of:=-1*([.C11]*SIN([.D11]*-1)-[.A11]*COS([.D11]*-1))" office:value-type="float" office:value="13.78" calcext:value-type="float">
            <text:p>13.78</text:p>
          </table:table-cell>
          <table:table-cell table:formula="of:=[.B11]" office:value-type="float" office:value="-9.6" calcext:value-type="float">
            <text:p>-9.6</text:p>
          </table:table-cell>
          <table:table-cell table:style-name="ce35" table:formula="of:=bs*bs-bf*bf+[.F11]*[.F11]+[.G11]*[.G11]-bt*bt" office:value-type="float" office:value="209.314094" calcext:value-type="float">
            <text:p>209.31</text:p>
          </table:table-cell>
          <table:table-cell table:style-name="ce35" table:formula="of:=2*bt-2*[.F11]" office:value-type="float" office:value="-21.73" calcext:value-type="float">
            <text:p>-21.73</text:p>
          </table:table-cell>
          <table:table-cell table:style-name="ce35" table:formula="of:=1+([.I11]*[.I11])/(4*[.G11]*[.G11])" office:value-type="float" office:value="2.28090521918403" calcext:value-type="float">
            <text:p>2.28</text:p>
          </table:table-cell>
          <table:table-cell table:style-name="ce35" table:formula="of:=(-2*bt)+(2*[.H11]*[.I11])/(4*[.G11]*[.G11])" office:value-type="float" office:value="-30.5066236036241" calcext:value-type="float">
            <text:p>-30.51</text:p>
          </table:table-cell>
          <table:table-cell table:style-name="ce35" table:formula="of:=bt*bt+([.H11]*[.H11])/(4*[.G11]*[.G11])-bs*bs" office:value-type="float" office:value="69.2815390490474" calcext:value-type="float">
            <text:p>69.28</text:p>
          </table:table-cell>
          <table:table-cell table:style-name="ce11" table:formula="of:=[.K11]*[.K11]-4*[.J11]*[.L11]" office:value-type="float" office:value="298.5555876529" calcext:value-type="float">
            <text:p>298.6</text:p>
          </table:table-cell>
          <table:table-cell table:style-name="ce35" table:formula="of:=(-[.K11]+SQRT([.M11]))/(2*[.J11])" office:value-type="float" office:value="10.4750921638736" calcext:value-type="float">
            <text:p>10.48</text:p>
          </table:table-cell>
          <table:table-cell table:style-name="ce35" table:formula="of:=(bs*bs - bf*bf +[.F11]*[.F11]+[.G11]*[.G11]-bt*bt +[.N11]*(2*bt-2*[.F11]) ) /(2*[.G11])" office:value-type="float" office:value="0.953628058384011" calcext:value-type="float">
            <text:p>0.95</text:p>
          </table:table-cell>
          <table:table-cell table:style-name="ce35" table:formula="of:=ATAN2(([.N11]-bt);[.O11]*-1 )" office:value-type="float" office:value="-0.125477042017353" calcext:value-type="float">
            <text:p>-0.13</text:p>
          </table:table-cell>
          <table:table-cell table:style-name="ce43" table:formula="of:=[.P11]*180/PI()" office:value-type="float" office:value="-7.18930493338004" calcext:value-type="float">
            <text:p>-7.2</text:p>
          </table:table-cell>
          <table:table-cell table:style-name="ce18" table:formula="of:=ATAN2([.O11]-[.G11];[.F11]-[.N11])" office:value-type="float" office:value="0.303480313039863" calcext:value-type="float">
            <text:p>0.303</text:p>
          </table:table-cell>
          <table:table-cell table:style-name="ce10" table:formula="of:=[.R11]*180/PI()-btoa+[.Q11]" office:value-type="float" office:value="-6.86435136205174" calcext:value-type="float">
            <text:p>-6.9</text:p>
          </table:table-cell>
          <table:table-cell/>
          <table:table-cell table:style-name="ce35" table:formula="of:=(-[.K11]-SQRT([.M11]))/(2*[.J11])" office:value-type="float" office:value="2.89969576990018" calcext:value-type="float">
            <text:p>2.90</text:p>
          </table:table-cell>
          <table:table-cell table:style-name="ce35" table:formula="of:=(bs*bs - bf*bf +[.F11]*[.F11]+[.G11]*[.G11]-bt*bt +[.U11]*(2*bt-2*[.F11]) ) /(2*[.G11])" office:value-type="float" office:value="-7.6199846312536" calcext:value-type="float">
            <text:p>-7.62</text:p>
          </table:table-cell>
          <table:table-cell table:style-name="ce35" table:formula="of:=ATAN2(([.U11]-bt);[.V11]*-1 )" office:value-type="float" office:value="1.57280475729212" calcext:value-type="float">
            <text:p>1.57</text:p>
          </table:table-cell>
          <table:table-cell table:style-name="ce15" table:formula="of:=[.W11]*180/PI()" office:value-type="float" office:value="90.1150745909363" calcext:value-type="float">
            <text:p>90.1</text:p>
          </table:table-cell>
          <table:table-cell table:style-name="ce45" table:formula="of:=ATAN2([.V11]-[.G11];[.F11]-[.U11])" office:value-type="float" office:value="1.39078462527516" calcext:value-type="float">
            <text:p>1.391</text:p>
          </table:table-cell>
          <table:table-cell table:style-name="ce37" table:formula="of:=[.Y11]*180/PI()-btoa" office:value-type="float" office:value="62.6229017087857" calcext:value-type="float">
            <text:p>62.6</text:p>
          </table:table-cell>
          <table:table-cell table:style-name="ce28" table:formula="of:=COS(RADIANS([.E11]))*(bt+bs*COS(RADIANS(-[.Q11])) + bf*SIN(RADIANS([.S11]-[.Q11]+btoa)))" office:value-type="float" office:value="13.78" calcext:value-type="float">
            <text:p>13.78</text:p>
          </table:table-cell>
          <table:table-cell table:style-name="ce28" table:formula="of:=-bs*SIN(RADIANS(+[.Q11])) - bf*COS(RADIANS([.S11]-[.Q11]+btoa))" office:value-type="float" office:value="-9.6" calcext:value-type="float">
            <text:p>-9.60</text:p>
          </table:table-cell>
          <table:table-cell table:style-name="ce28" table:formula="of:=SIN(RADIANS([.E11])) * (bt+bs*COS(RADIANS(-[.Q11])) + bf*SIN(RADIANS([.S11]-[.Q11]+btoa)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2];[.C12])" office:value-type="float" office:value="0" calcext:value-type="float">
            <text:p>0.00</text:p>
          </table:table-cell>
          <table:table-cell table:style-name="ce37" table:formula="of:=[.D12]*180/PI()" office:value-type="float" office:value="0" calcext:value-type="float">
            <text:p>0.0</text:p>
          </table:table-cell>
          <table:table-cell table:style-name="ce35" table:formula="of:=-1*([.C12]*SIN([.D12]*-1)-[.A12]*COS([.D12]*-1))" office:value-type="float" office:value="12" calcext:value-type="float">
            <text:p>12.00</text:p>
          </table:table-cell>
          <table:table-cell table:formula="of:=[.B12]" office:value-type="float" office:value="-5" calcext:value-type="float">
            <text:p>-5</text:p>
          </table:table-cell>
          <table:table-cell table:style-name="ce35" table:formula="of:=bs*bs-bf*bf+[.F12]*[.F12]+[.G12]*[.G12]-bt*bt" office:value-type="float" office:value="96.265694" calcext:value-type="float">
            <text:p>96.27</text:p>
          </table:table-cell>
          <table:table-cell table:style-name="ce35" table:formula="of:=2*bt-2*[.F12]" office:value-type="float" office:value="-18.17" calcext:value-type="float">
            <text:p>-18.17</text:p>
          </table:table-cell>
          <table:table-cell table:style-name="ce35" table:formula="of:=1+([.I12]*[.I12])/(4*[.G12]*[.G12])" office:value-type="float" office:value="4.301489" calcext:value-type="float">
            <text:p>4.30</text:p>
          </table:table-cell>
          <table:table-cell table:style-name="ce35" table:formula="of:=(-2*bt)+(2*[.H12]*[.I12])/(4*[.G12]*[.G12])" office:value-type="float" office:value="-40.8129531996" calcext:value-type="float">
            <text:p>-40.81</text:p>
          </table:table-cell>
          <table:table-cell table:style-name="ce35" table:formula="of:=bt*bt+([.H12]*[.H12])/(4*[.G12]*[.G12])-bs*bs" office:value-type="float" office:value="43.1036634130164" calcext:value-type="float">
            <text:p>43.10</text:p>
          </table:table-cell>
          <table:table-cell table:style-name="ce11" table:formula="of:=[.K12]*[.K12]-4*[.J12]*[.L12]" office:value-type="float" office:value="924.057412749571" calcext:value-type="float">
            <text:p>924.1</text:p>
          </table:table-cell>
          <table:table-cell table:style-name="ce35" table:formula="of:=(-[.K12]+SQRT([.M12]))/(2*[.J12])" office:value-type="float" office:value="8.27751342180225" calcext:value-type="float">
            <text:p>8.28</text:p>
          </table:table-cell>
          <table:table-cell table:style-name="ce35" table:formula="of:=(bs*bs - bf*bf +[.F12]*[.F12]+[.G12]*[.G12]-bt*bt +[.N12]*(2*bt-2*[.F12]) ) /(2*[.G12])" office:value-type="float" office:value="5.41367248741468" calcext:value-type="float">
            <text:p>5.41</text:p>
          </table:table-cell>
          <table:table-cell table:style-name="ce35" table:formula="of:=ATAN2(([.N12]-bt);[.O12]*-1 )" office:value-type="float" office:value="-0.790145546349811" calcext:value-type="float">
            <text:p>-0.79</text:p>
          </table:table-cell>
          <table:table-cell table:style-name="ce43" table:formula="of:=[.P12]*180/PI()" office:value-type="float" office:value="-45.2720050069028" calcext:value-type="float">
            <text:p>-45.3</text:p>
          </table:table-cell>
          <table:table-cell table:style-name="ce18" table:formula="of:=ATAN2([.O12]-[.G12];[.F12]-[.N12])" office:value-type="float" office:value="0.343306474297524" calcext:value-type="float">
            <text:p>0.343</text:p>
          </table:table-cell>
          <table:table-cell table:style-name="ce10" table:formula="of:=[.R12]*180/PI()-btoa+[.Q12]" office:value-type="float" office:value="-42.665180481303" calcext:value-type="float">
            <text:p>-42.7</text:p>
          </table:table-cell>
          <table:table-cell/>
          <table:table-cell table:style-name="ce35" table:formula="of:=(-[.K12]-SQRT([.M12]))/(2*[.J12])" office:value-type="float" office:value="1.21058551314795" calcext:value-type="float">
            <text:p>1.21</text:p>
          </table:table-cell>
          <table:table-cell table:style-name="ce35" table:formula="of:=(bs*bs - bf*bf +[.F12]*[.F12]+[.G12]*[.G12]-bt*bt +[.U12]*(2*bt-2*[.F12]) ) /(2*[.G12])" office:value-type="float" office:value="-7.42693552261018" calcext:value-type="float">
            <text:p>-7.43</text:p>
          </table:table-cell>
          <table:table-cell table:style-name="ce35" table:formula="of:=ATAN2(([.U12]-bt);[.V12]*-1 )" office:value-type="float" office:value="1.79638118661167" calcext:value-type="float">
            <text:p>1.80</text:p>
          </table:table-cell>
          <table:table-cell table:style-name="ce15" table:formula="of:=[.W12]*180/PI()" office:value-type="float" office:value="102.925060389551" calcext:value-type="float">
            <text:p>102.9</text:p>
          </table:table-cell>
          <table:table-cell table:style-name="ce45" table:formula="of:=ATAN2([.V12]-[.G12];[.F12]-[.U12])" office:value-type="float" office:value="1.79205053903041" calcext:value-type="float">
            <text:p>1.792</text:p>
          </table:table-cell>
          <table:table-cell table:style-name="ce37" table:formula="of:=[.Y12]*180/PI()-btoa" office:value-type="float" office:value="85.613745029422" calcext:value-type="float">
            <text:p>85.6</text:p>
          </table:table-cell>
          <table:table-cell table:style-name="ce28" table:formula="of:=COS(RADIANS([.E12]))*(bt+bs*COS(RADIANS(-[.Q12])) + bf*SIN(RADIANS([.S12]-[.Q12]+btoa)))" office:value-type="float" office:value="12" calcext:value-type="float">
            <text:p>12.00</text:p>
          </table:table-cell>
          <table:table-cell table:style-name="ce28" table:formula="of:=-bs*SIN(RADIANS(+[.Q12])) - bf*COS(RADIANS([.S12]-[.Q12]+btoa))" office:value-type="float" office:value="-5" calcext:value-type="float">
            <text:p>-5.00</text:p>
          </table:table-cell>
          <table:table-cell table:style-name="ce28" table:formula="of:=SIN(RADIANS([.E12])) * (bt+bs*COS(RADIANS(-[.Q12])) + bf*SIN(RADIANS([.S12]-[.Q12]+btoa)))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1" calcext:value-type="float">
            <text:p>-7.1</text:p>
          </table:table-cell>
          <table:table-cell office:value-type="float" office:value="0" calcext:value-type="float">
            <text:p>0</text:p>
          </table:table-cell>
          <table:table-cell table:style-name="ce35" table:formula="of:=ATAN2([.A13];[.C13])" office:value-type="float" office:value="0" calcext:value-type="float">
            <text:p>0.00</text:p>
          </table:table-cell>
          <table:table-cell table:style-name="ce37" table:formula="of:=[.D13]*180/PI()" office:value-type="float" office:value="0" calcext:value-type="float">
            <text:p>0.0</text:p>
          </table:table-cell>
          <table:table-cell table:style-name="ce35" table:formula="of:=-1*([.C13]*SIN([.D13]*-1)-[.A13]*COS([.D13]*-1))" office:value-type="float" office:value="13.78" calcext:value-type="float">
            <text:p>13.78</text:p>
          </table:table-cell>
          <table:table-cell table:formula="of:=[.B13]" office:value-type="float" office:value="-7.1" calcext:value-type="float">
            <text:p>-7.1</text:p>
          </table:table-cell>
          <table:table-cell table:style-name="ce35" table:formula="of:=bs*bs-bf*bf+[.F13]*[.F13]+[.G13]*[.G13]-bt*bt" office:value-type="float" office:value="167.564094" calcext:value-type="float">
            <text:p>167.56</text:p>
          </table:table-cell>
          <table:table-cell table:style-name="ce35" table:formula="of:=2*bt-2*[.F13]" office:value-type="float" office:value="-21.73" calcext:value-type="float">
            <text:p>-21.73</text:p>
          </table:table-cell>
          <table:table-cell table:style-name="ce35" table:formula="of:=1+([.I13]*[.I13])/(4*[.G13]*[.G13])" office:value-type="float" office:value="3.34176205118032" calcext:value-type="float">
            <text:p>3.34</text:p>
          </table:table-cell>
          <table:table-cell table:style-name="ce35" table:formula="of:=(-2*bt)+(2*[.H13]*[.I13])/(4*[.G13]*[.G13])" office:value-type="float" office:value="-41.945530277921" calcext:value-type="float">
            <text:p>-41.95</text:p>
          </table:table-cell>
          <table:table-cell table:style-name="ce35" table:formula="of:=bt*bt+([.H13]*[.H13])/(4*[.G13]*[.G13])-bs*bs" office:value-type="float" office:value="89.6796291957987" calcext:value-type="float">
            <text:p>89.68</text:p>
          </table:table-cell>
          <table:table-cell table:style-name="ce11" table:formula="of:=[.K13]*[.K13]-4*[.J13]*[.L13]" office:value-type="float" office:value="560.675583854221" calcext:value-type="float">
            <text:p>560.7</text:p>
          </table:table-cell>
          <table:table-cell table:style-name="ce35" table:formula="of:=(-[.K13]+SQRT([.M13]))/(2*[.J13])" office:value-type="float" office:value="9.81878997022305" calcext:value-type="float">
            <text:p>9.82</text:p>
          </table:table-cell>
          <table:table-cell table:style-name="ce35" table:formula="of:=(bs*bs - bf*bf +[.F13]*[.F13]+[.G13]*[.G13]-bt*bt +[.N13]*(2*bt-2*[.F13]) ) /(2*[.G13])" office:value-type="float" office:value="3.22522620091175" calcext:value-type="float">
            <text:p>3.23</text:p>
          </table:table-cell>
          <table:table-cell table:style-name="ce35" table:formula="of:=ATAN2(([.N13]-bt);[.O13]*-1 )" office:value-type="float" office:value="-0.437038337230782" calcext:value-type="float">
            <text:p>-0.44</text:p>
          </table:table-cell>
          <table:table-cell table:style-name="ce43" table:formula="of:=[.P13]*180/PI()" office:value-type="float" office:value="-25.040452208739" calcext:value-type="float">
            <text:p>-25.0</text:p>
          </table:table-cell>
          <table:table-cell table:style-name="ce18" table:formula="of:=ATAN2([.O13]-[.G13];[.F13]-[.N13])" office:value-type="float" office:value="0.366327263618599" calcext:value-type="float">
            <text:p>0.366</text:p>
          </table:table-cell>
          <table:table-cell table:style-name="ce10" table:formula="of:=[.R13]*180/PI()-btoa+[.Q13]" office:value-type="float" office:value="-21.1146336139818" calcext:value-type="float">
            <text:p>-21.1</text:p>
          </table:table-cell>
          <table:table-cell/>
          <table:table-cell table:style-name="ce35" table:formula="of:=(-[.K13]-SQRT([.M13]))/(2*[.J13])" office:value-type="float" office:value="2.73313013525117" calcext:value-type="float">
            <text:p>2.73</text:p>
          </table:table-cell>
          <table:table-cell table:style-name="ce35" table:formula="of:=(bs*bs - bf*bf +[.F13]*[.F13]+[.G13]*[.G13]-bt*bt +[.U13]*(2*bt-2*[.F13]) ) /(2*[.G13])" office:value-type="float" office:value="-7.61782930711212" calcext:value-type="float">
            <text:p>-7.62</text:p>
          </table:table-cell>
          <table:table-cell table:style-name="ce35" table:formula="of:=ATAN2(([.U13]-bt);[.V13]*-1 )" office:value-type="float" office:value="1.59466602972687" calcext:value-type="float">
            <text:p>1.59</text:p>
          </table:table-cell>
          <table:table-cell table:style-name="ce15" table:formula="of:=[.W13]*180/PI()" office:value-type="float" office:value="91.3676332362332" calcext:value-type="float">
            <text:p>91.4</text:p>
          </table:table-cell>
          <table:table-cell table:style-name="ce45" table:formula="of:=ATAN2([.V13]-[.G13];[.F13]-[.U13])" office:value-type="float" office:value="1.6176376974751" calcext:value-type="float">
            <text:p>1.618</text:p>
          </table:table-cell>
          <table:table-cell table:style-name="ce37" table:formula="of:=[.Y13]*180/PI()-btoa" office:value-type="float" office:value="75.6206253154189" calcext:value-type="float">
            <text:p>75.6</text:p>
          </table:table-cell>
          <table:table-cell table:style-name="ce28" table:formula="of:=COS(RADIANS([.E13]))*(bt+bs*COS(RADIANS(-[.Q13])) + bf*SIN(RADIANS([.S13]-[.Q13]+btoa)))" office:value-type="float" office:value="13.78" calcext:value-type="float">
            <text:p>13.78</text:p>
          </table:table-cell>
          <table:table-cell table:style-name="ce28" table:formula="of:=-bs*SIN(RADIANS(+[.Q13])) - bf*COS(RADIANS([.S13]-[.Q13]+btoa))" office:value-type="float" office:value="-7.1" calcext:value-type="float">
            <text:p>-7.10</text:p>
          </table:table-cell>
          <table:table-cell table:style-name="ce28" table:formula="of:=SIN(RADIANS([.E13])) * (bt+bs*COS(RADIANS(-[.Q13])) + bf*SIN(RADIANS([.S13]-[.Q13]+btoa)))" office:value-type="float" office:value="0" calcext:value-type="float">
            <text:p>0.00</text:p>
          </table:table-cell>
        </table:table-row>
        <table:table-row table:style-name="ro1">
          <table:table-cell table:number-columns-repeated="3"/>
          <table:table-cell table:style-name="ce35" table:formula="of:=ATAN2([.A14];[.C14])" office:value-type="float" office:value="0" calcext:value-type="float">
            <text:p>0.00</text:p>
          </table:table-cell>
          <table:table-cell table:style-name="ce37" table:formula="of:=[.D14]*180/PI()" office:value-type="float" office:value="0" calcext:value-type="float">
            <text:p>0.0</text:p>
          </table:table-cell>
          <table:table-cell table:style-name="ce35" table:formula="of:=-1*([.C14]*SIN([.D14]*-1)-[.A14]*COS([.D14]*-1))" office:value-type="float" office:value="0" calcext:value-type="float">
            <text:p>0.00</text:p>
          </table:table-cell>
          <table:table-cell table:formula="of:=[.B14]" office:value-type="float" office:value="0" calcext:value-type="float">
            <text:p>0</text:p>
          </table:table-cell>
          <table:table-cell table:style-name="ce35" table:formula="of:=bs*bs-bf*bf+[.F14]*[.F14]+[.G14]*[.G14]-bt*bt" office:value-type="float" office:value="-72.734306" calcext:value-type="float">
            <text:p>-72.73</text:p>
          </table:table-cell>
          <table:table-cell table:style-name="ce35" table:formula="of:=2*bt-2*[.F14]" office:value-type="float" office:value="5.83" calcext:value-type="float">
            <text:p>5.83</text:p>
          </table:table-cell>
          <table:table-cell table:style-name="ce35" table:formula="of:=1+([.I14]*[.I14])/(4*[.G14]*[.G14])" office:value-type="string" office:string-value="" calcext:value-type="error">
            <text:p>#DIV/0!</text:p>
          </table:table-cell>
          <table:table-cell table:style-name="ce35" table:formula="of:=(-2*bt)+(2*[.H14]*[.I14])/(4*[.G14]*[.G14])" office:value-type="string" office:string-value="" calcext:value-type="error">
            <text:p>#DIV/0!</text:p>
          </table:table-cell>
          <table:table-cell table:style-name="ce35" table:formula="of:=bt*bt+([.H14]*[.H14])/(4*[.G14]*[.G14])-bs*bs" office:value-type="string" office:string-value="" calcext:value-type="error">
            <text:p>#DIV/0!</text:p>
          </table:table-cell>
          <table:table-cell table:style-name="ce11" table:formula="of:=[.K14]*[.K14]-4*[.J14]*[.L14]" office:value-type="string" office:string-value="" calcext:value-type="error">
            <text:p>#DIV/0!</text:p>
          </table:table-cell>
          <table:table-cell table:style-name="ce35" table:formula="of:=(-[.K14]+SQRT([.M14]))/(2*[.J14])" office:value-type="string" office:string-value="" calcext:value-type="error">
            <text:p>#DIV/0!</text:p>
          </table:table-cell>
          <table:table-cell table:style-name="ce35" table:formula="of:=(bs*bs - bf*bf +[.F14]*[.F14]+[.G14]*[.G14]-bt*bt +[.N14]*(2*bt-2*[.F14]) ) /(2*[.G14])" office:value-type="string" office:string-value="" calcext:value-type="error">
            <text:p>#DIV/0!</text:p>
          </table:table-cell>
          <table:table-cell table:style-name="ce35" table:formula="of:=ATAN2(([.N14]-bt);[.O14]*-1 )" office:value-type="string" office:string-value="" calcext:value-type="error">
            <text:p>#DIV/0!</text:p>
          </table:table-cell>
          <table:table-cell table:style-name="ce43" table:formula="of:=[.P14]*180/PI()" office:value-type="string" office:string-value="" calcext:value-type="error">
            <text:p>#DIV/0!</text:p>
          </table:table-cell>
          <table:table-cell table:style-name="ce18" table:formula="of:=ATAN2([.O14]-[.G14];[.F14]-[.N14])" office:value-type="string" office:string-value="" calcext:value-type="error">
            <text:p>#DIV/0!</text:p>
          </table:table-cell>
          <table:table-cell table:style-name="ce10" table:formula="of:=[.R14]*180/PI()-btoa+[.Q14]" office:value-type="string" office:string-value="" calcext:value-type="error">
            <text:p>#DIV/0!</text:p>
          </table:table-cell>
          <table:table-cell/>
          <table:table-cell table:style-name="ce35" table:formula="of:=(-[.K14]-SQRT([.M14]))/(2*[.J14])" office:value-type="string" office:string-value="" calcext:value-type="error">
            <text:p>#DIV/0!</text:p>
          </table:table-cell>
          <table:table-cell table:style-name="ce35" table:formula="of:=(bs*bs - bf*bf +[.F14]*[.F14]+[.G14]*[.G14]-bt*bt +[.U14]*(2*bt-2*[.F14]) ) /(2*[.G14])" office:value-type="string" office:string-value="" calcext:value-type="error">
            <text:p>#DIV/0!</text:p>
          </table:table-cell>
          <table:table-cell table:style-name="ce35" table:formula="of:=ATAN2(([.U14]-bt);[.V14]*-1 )" office:value-type="string" office:string-value="" calcext:value-type="error">
            <text:p>#DIV/0!</text:p>
          </table:table-cell>
          <table:table-cell table:style-name="ce15" table:formula="of:=[.W14]*180/PI()" office:value-type="string" office:string-value="" calcext:value-type="error">
            <text:p>#DIV/0!</text:p>
          </table:table-cell>
          <table:table-cell table:style-name="ce45" table:formula="of:=ATAN2([.V14]-[.G14];[.F14]-[.U14])" office:value-type="string" office:string-value="" calcext:value-type="error">
            <text:p>#DIV/0!</text:p>
          </table:table-cell>
          <table:table-cell table:style-name="ce37" table:formula="of:=[.Y14]*180/PI()-btoa" office:value-type="string" office:string-value="" calcext:value-type="error">
            <text:p>#DIV/0!</text:p>
          </table:table-cell>
          <table:table-cell table:style-name="ce28" table:formula="of:=COS(RADIANS([.E14]))*(bt+bs*COS(RADIANS(-[.Q14])) + bf*SIN(RADIANS([.S14]-[.Q14]+btoa)))" office:value-type="string" office:string-value="" calcext:value-type="error">
            <text:p>#DIV/0!</text:p>
          </table:table-cell>
          <table:table-cell table:style-name="ce28" table:formula="of:=-bs*SIN(RADIANS(+[.Q14])) - bf*COS(RADIANS([.S14]-[.Q14]+btoa))" office:value-type="string" office:string-value="" calcext:value-type="error">
            <text:p>#DIV/0!</text:p>
          </table:table-cell>
          <table:table-cell table:style-name="ce28" table:formula="of:=SIN(RADIANS([.E14])) * (bt+bs*COS(RADIANS(-[.Q14])) + bf*SIN(RADIANS([.S14]-[.Q14]+btoa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1" calcext:value-type="float">
            <text:p>-7.1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15];[.C15])" office:value-type="float" office:value="-0" calcext:value-type="float">
            <text:p>0.00</text:p>
          </table:table-cell>
          <table:table-cell table:style-name="ce37" table:formula="of:=[.D15]*180/PI()" office:value-type="float" office:value="-0" calcext:value-type="float">
            <text:p>0.0</text:p>
          </table:table-cell>
          <table:table-cell table:style-name="ce35" table:formula="of:=-1*([.C15]*SIN([.D15]*-1)-[.A15]*COS([.D15]*-1))" office:value-type="float" office:value="13.78" calcext:value-type="float">
            <text:p>13.78</text:p>
          </table:table-cell>
          <table:table-cell table:formula="of:=[.B15]" office:value-type="float" office:value="-7.1" calcext:value-type="float">
            <text:p>-7.1</text:p>
          </table:table-cell>
          <table:table-cell table:style-name="ce35" table:formula="of:=bs*bs-bf*bf+[.F15]*[.F15]+[.G15]*[.G15]-bt*bt" office:value-type="float" office:value="167.564094" calcext:value-type="float">
            <text:p>167.56</text:p>
          </table:table-cell>
          <table:table-cell table:style-name="ce35" table:formula="of:=2*bt-2*[.F15]" office:value-type="float" office:value="-21.73" calcext:value-type="float">
            <text:p>-21.73</text:p>
          </table:table-cell>
          <table:table-cell table:style-name="ce35" table:formula="of:=1+([.I15]*[.I15])/(4*[.G15]*[.G15])" office:value-type="float" office:value="3.34176205118032" calcext:value-type="float">
            <text:p>3.34</text:p>
          </table:table-cell>
          <table:table-cell table:style-name="ce35" table:formula="of:=(-2*bt)+(2*[.H15]*[.I15])/(4*[.G15]*[.G15])" office:value-type="float" office:value="-41.945530277921" calcext:value-type="float">
            <text:p>-41.95</text:p>
          </table:table-cell>
          <table:table-cell table:style-name="ce35" table:formula="of:=bt*bt+([.H15]*[.H15])/(4*[.G15]*[.G15])-bs*bs" office:value-type="float" office:value="89.6796291957987" calcext:value-type="float">
            <text:p>89.68</text:p>
          </table:table-cell>
          <table:table-cell table:style-name="ce11" table:formula="of:=[.K15]*[.K15]-4*[.J15]*[.L15]" office:value-type="float" office:value="560.675583854221" calcext:value-type="float">
            <text:p>560.7</text:p>
          </table:table-cell>
          <table:table-cell table:style-name="ce35" table:formula="of:=(-[.K15]+SQRT([.M15]))/(2*[.J15])" office:value-type="float" office:value="9.81878997022305" calcext:value-type="float">
            <text:p>9.82</text:p>
          </table:table-cell>
          <table:table-cell table:style-name="ce35" table:formula="of:=(bs*bs - bf*bf +[.F15]*[.F15]+[.G15]*[.G15]-bt*bt +[.N15]*(2*bt-2*[.F15]) ) /(2*[.G15])" office:value-type="float" office:value="3.22522620091175" calcext:value-type="float">
            <text:p>3.23</text:p>
          </table:table-cell>
          <table:table-cell table:style-name="ce35" table:formula="of:=ATAN2(([.N15]-bt);[.O15]*-1 )" office:value-type="float" office:value="-0.437038337230782" calcext:value-type="float">
            <text:p>-0.44</text:p>
          </table:table-cell>
          <table:table-cell table:style-name="ce43" table:formula="of:=[.P15]*180/PI()" office:value-type="float" office:value="-25.040452208739" calcext:value-type="float">
            <text:p>-25.0</text:p>
          </table:table-cell>
          <table:table-cell table:style-name="ce18" table:formula="of:=ATAN2([.O15]-[.G15];[.F15]-[.N15])" office:value-type="float" office:value="0.366327263618599" calcext:value-type="float">
            <text:p>0.366</text:p>
          </table:table-cell>
          <table:table-cell table:style-name="ce10" table:formula="of:=[.R15]*180/PI()-btoa+[.Q15]" office:value-type="float" office:value="-21.1146336139818" calcext:value-type="float">
            <text:p>-21.1</text:p>
          </table:table-cell>
          <table:table-cell/>
          <table:table-cell table:style-name="ce35" table:formula="of:=(-[.K15]-SQRT([.M15]))/(2*[.J15])" office:value-type="float" office:value="2.73313013525117" calcext:value-type="float">
            <text:p>2.73</text:p>
          </table:table-cell>
          <table:table-cell table:style-name="ce35" table:formula="of:=(bs*bs - bf*bf +[.F15]*[.F15]+[.G15]*[.G15]-bt*bt +[.U15]*(2*bt-2*[.F15]) ) /(2*[.G15])" office:value-type="float" office:value="-7.61782930711212" calcext:value-type="float">
            <text:p>-7.62</text:p>
          </table:table-cell>
          <table:table-cell table:style-name="ce35" table:formula="of:=ATAN2(([.U15]-bt);[.V15]*-1 )" office:value-type="float" office:value="1.59466602972687" calcext:value-type="float">
            <text:p>1.59</text:p>
          </table:table-cell>
          <table:table-cell table:style-name="ce15" table:formula="of:=[.W15]*180/PI()" office:value-type="float" office:value="91.3676332362332" calcext:value-type="float">
            <text:p>91.4</text:p>
          </table:table-cell>
          <table:table-cell table:style-name="ce45" table:formula="of:=ATAN2([.V15]-[.G15];[.F15]-[.U15])" office:value-type="float" office:value="1.6176376974751" calcext:value-type="float">
            <text:p>1.618</text:p>
          </table:table-cell>
          <table:table-cell table:style-name="ce37" table:formula="of:=[.Y15]*180/PI()-btoa" office:value-type="float" office:value="75.6206253154189" calcext:value-type="float">
            <text:p>75.6</text:p>
          </table:table-cell>
          <table:table-cell table:style-name="ce28" table:formula="of:=COS(RADIANS([.E15]))*(bt+bs*COS(RADIANS(-[.Q15])) + bf*SIN(RADIANS([.S15]-[.Q15]+btoa)))" office:value-type="float" office:value="13.78" calcext:value-type="float">
            <text:p>13.78</text:p>
          </table:table-cell>
          <table:table-cell table:style-name="ce28" table:formula="of:=-bs*SIN(RADIANS(+[.Q15])) - bf*COS(RADIANS([.S15]-[.Q15]+btoa))" office:value-type="float" office:value="-7.1" calcext:value-type="float">
            <text:p>-7.10</text:p>
          </table:table-cell>
          <table:table-cell table:style-name="ce28" table:formula="of:=SIN(RADIANS([.E15])) * (bt+bs*COS(RADIANS(-[.Q15])) + bf*SIN(RADIANS([.S15]-[.Q15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28" calcext:value-type="float">
            <text:p>-7.2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16];[.C16])" office:value-type="float" office:value="-0" calcext:value-type="float">
            <text:p>0.00</text:p>
          </table:table-cell>
          <table:table-cell table:style-name="ce37" table:formula="of:=[.D16]*180/PI()" office:value-type="float" office:value="-0" calcext:value-type="float">
            <text:p>0.0</text:p>
          </table:table-cell>
          <table:table-cell table:style-name="ce35" table:formula="of:=-1*([.C16]*SIN([.D16]*-1)-[.A16]*COS([.D16]*-1))" office:value-type="float" office:value="13.78" calcext:value-type="float">
            <text:p>13.78</text:p>
          </table:table-cell>
          <table:table-cell table:formula="of:=[.B16]" office:value-type="float" office:value="-7.28" calcext:value-type="float">
            <text:p>-7.28</text:p>
          </table:table-cell>
          <table:table-cell table:style-name="ce35" table:formula="of:=bs*bs-bf*bf+[.F16]*[.F16]+[.G16]*[.G16]-bt*bt" office:value-type="float" office:value="170.152494" calcext:value-type="float">
            <text:p>170.15</text:p>
          </table:table-cell>
          <table:table-cell table:style-name="ce35" table:formula="of:=2*bt-2*[.F16]" office:value-type="float" office:value="-21.73" calcext:value-type="float">
            <text:p>-21.73</text:p>
          </table:table-cell>
          <table:table-cell table:style-name="ce35" table:formula="of:=1+([.I16]*[.I16])/(4*[.G16]*[.G16])" office:value-type="float" office:value="3.22739224202995" calcext:value-type="float">
            <text:p>3.23</text:p>
          </table:table-cell>
          <table:table-cell table:style-name="ce35" table:formula="of:=(-2*bt)+(2*[.H16]*[.I16])/(4*[.G16]*[.G16])" office:value-type="float" office:value="-40.7123143209984" calcext:value-type="float">
            <text:p>-40.71</text:p>
          </table:table-cell>
          <table:table-cell table:style-name="ce35" table:formula="of:=bt*bt+([.H16]*[.H16])/(4*[.G16]*[.G16])-bs*bs" office:value-type="float" office:value="87.0023781111318" calcext:value-type="float">
            <text:p>87.00</text:p>
          </table:table-cell>
          <table:table-cell table:style-name="ce11" table:formula="of:=[.K16]*[.K16]-4*[.J16]*[.L16]" office:value-type="float" office:value="534.329336755677" calcext:value-type="float">
            <text:p>534.3</text:p>
          </table:table-cell>
          <table:table-cell table:style-name="ce35" table:formula="of:=(-[.K16]+SQRT([.M16]))/(2*[.J16])" office:value-type="float" office:value="9.88846014835501" calcext:value-type="float">
            <text:p>9.89</text:p>
          </table:table-cell>
          <table:table-cell table:style-name="ce35" table:formula="of:=(bs*bs - bf*bf +[.F16]*[.F16]+[.G16]*[.G16]-bt*bt +[.N16]*(2*bt-2*[.F16]) ) /(2*[.G16])" office:value-type="float" office:value="3.07168578459851" calcext:value-type="float">
            <text:p>3.07</text:p>
          </table:table-cell>
          <table:table-cell table:style-name="ce35" table:formula="of:=ATAN2(([.N16]-bt);[.O16]*-1 )" office:value-type="float" office:value="-0.41491087679191" calcext:value-type="float">
            <text:p>-0.41</text:p>
          </table:table-cell>
          <table:table-cell table:style-name="ce43" table:formula="of:=[.P16]*180/PI()" office:value-type="float" office:value="-23.772642114249" calcext:value-type="float">
            <text:p>-23.8</text:p>
          </table:table-cell>
          <table:table-cell table:style-name="ce18" table:formula="of:=ATAN2([.O16]-[.G16];[.F16]-[.N16])" office:value-type="float" office:value="0.359588354586128" calcext:value-type="float">
            <text:p>0.360</text:p>
          </table:table-cell>
          <table:table-cell table:style-name="ce10" table:formula="of:=[.R16]*180/PI()-btoa+[.Q16]" office:value-type="float" office:value="-20.232934565575" calcext:value-type="float">
            <text:p>-20.2</text:p>
          </table:table-cell>
          <table:table-cell/>
          <table:table-cell table:style-name="ce35" table:formula="of:=(-[.K16]-SQRT([.M16]))/(2*[.J16])" office:value-type="float" office:value="2.72615600855542" calcext:value-type="float">
            <text:p>2.73</text:p>
          </table:table-cell>
          <table:table-cell table:style-name="ce35" table:formula="of:=(bs*bs - bf*bf +[.F16]*[.F16]+[.G16]*[.G16]-bt*bt +[.U16]*(2*bt-2*[.F16]) ) /(2*[.G16])" office:value-type="float" office:value="-7.61765961085787" calcext:value-type="float">
            <text:p>-7.62</text:p>
          </table:table-cell>
          <table:table-cell table:style-name="ce35" table:formula="of:=ATAN2(([.U16]-bt);[.V16]*-1 )" office:value-type="float" office:value="1.59558154038047" calcext:value-type="float">
            <text:p>1.60</text:p>
          </table:table-cell>
          <table:table-cell table:style-name="ce15" table:formula="of:=[.W16]*180/PI()" office:value-type="float" office:value="91.4200881327839" calcext:value-type="float">
            <text:p>91.4</text:p>
          </table:table-cell>
          <table:table-cell table:style-name="ce45" table:formula="of:=ATAN2([.V16]-[.G16];[.F16]-[.U16])" office:value-type="float" office:value="1.6013336354151" calcext:value-type="float">
            <text:p>1.601</text:p>
          </table:table-cell>
          <table:table-cell table:style-name="ce37" table:formula="of:=[.Y16]*180/PI()-btoa" office:value-type="float" office:value="74.6864713704613" calcext:value-type="float">
            <text:p>74.7</text:p>
          </table:table-cell>
          <table:table-cell table:style-name="ce28" table:formula="of:=COS(RADIANS([.E16]))*(bt+bs*COS(RADIANS(-[.Q16])) + bf*SIN(RADIANS([.S16]-[.Q16]+btoa)))" office:value-type="float" office:value="13.78" calcext:value-type="float">
            <text:p>13.78</text:p>
          </table:table-cell>
          <table:table-cell table:style-name="ce28" table:formula="of:=-bs*SIN(RADIANS(+[.Q16])) - bf*COS(RADIANS([.S16]-[.Q16]+btoa))" office:value-type="float" office:value="-7.28" calcext:value-type="float">
            <text:p>-7.28</text:p>
          </table:table-cell>
          <table:table-cell table:style-name="ce28" table:formula="of:=SIN(RADIANS([.E16])) * (bt+bs*COS(RADIANS(-[.Q16])) + bf*SIN(RADIANS([.S16]-[.Q16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45" calcext:value-type="float">
            <text:p>-7.4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17];[.C17])" office:value-type="float" office:value="-0" calcext:value-type="float">
            <text:p>0.00</text:p>
          </table:table-cell>
          <table:table-cell table:style-name="ce37" table:formula="of:=[.D17]*180/PI()" office:value-type="float" office:value="-0" calcext:value-type="float">
            <text:p>0.0</text:p>
          </table:table-cell>
          <table:table-cell table:style-name="ce35" table:formula="of:=-1*([.C17]*SIN([.D17]*-1)-[.A17]*COS([.D17]*-1))" office:value-type="float" office:value="13.78" calcext:value-type="float">
            <text:p>13.78</text:p>
          </table:table-cell>
          <table:table-cell table:formula="of:=[.B17]" office:value-type="float" office:value="-7.45" calcext:value-type="float">
            <text:p>-7.45</text:p>
          </table:table-cell>
          <table:table-cell table:style-name="ce35" table:formula="of:=bs*bs-bf*bf+[.F17]*[.F17]+[.G17]*[.G17]-bt*bt" office:value-type="float" office:value="172.656594" calcext:value-type="float">
            <text:p>172.66</text:p>
          </table:table-cell>
          <table:table-cell table:style-name="ce35" table:formula="of:=2*bt-2*[.F17]" office:value-type="float" office:value="-21.73" calcext:value-type="float">
            <text:p>-21.73</text:p>
          </table:table-cell>
          <table:table-cell table:style-name="ce35" table:formula="of:=1+([.I17]*[.I17])/(4*[.G17]*[.G17])" office:value-type="float" office:value="3.12689923877303" calcext:value-type="float">
            <text:p>3.13</text:p>
          </table:table-cell>
          <table:table-cell table:style-name="ce35" table:formula="of:=(-2*bt)+(2*[.H17]*[.I17])/(4*[.G17]*[.G17])" office:value-type="float" office:value="-39.6287278736994" calcext:value-type="float">
            <text:p>-39.63</text:p>
          </table:table-cell>
          <table:table-cell table:style-name="ce35" table:formula="of:=bt*bt+([.H17]*[.H17])/(4*[.G17]*[.G17])-bs*bs" office:value-type="float" office:value="84.7074047562309" calcext:value-type="float">
            <text:p>84.71</text:p>
          </table:table-cell>
          <table:table-cell table:style-name="ce11" table:formula="of:=[.K17]*[.K17]-4*[.J17]*[.L17]" office:value-type="float" office:value="510.949995084928" calcext:value-type="float">
            <text:p>510.9</text:p>
          </table:table-cell>
          <table:table-cell table:style-name="ce35" table:formula="of:=(-[.K17]+SQRT([.M17]))/(2*[.J17])" office:value-type="float" office:value="9.95122102789134" calcext:value-type="float">
            <text:p>9.95</text:p>
          </table:table-cell>
          <table:table-cell table:style-name="ce35" table:formula="of:=(bs*bs - bf*bf +[.F17]*[.F17]+[.G17]*[.G17]-bt*bt +[.N17]*(2*bt-2*[.F17]) ) /(2*[.G17])" office:value-type="float" office:value="2.92506301584422" calcext:value-type="float">
            <text:p>2.93</text:p>
          </table:table-cell>
          <table:table-cell table:style-name="ce35" table:formula="of:=ATAN2(([.N17]-bt);[.O17]*-1 )" office:value-type="float" office:value="-0.393980005646295" calcext:value-type="float">
            <text:p>-0.39</text:p>
          </table:table-cell>
          <table:table-cell table:style-name="ce43" table:formula="of:=[.P17]*180/PI()" office:value-type="float" office:value="-22.573391536073" calcext:value-type="float">
            <text:p>-22.6</text:p>
          </table:table-cell>
          <table:table-cell table:style-name="ce18" table:formula="of:=ATAN2([.O17]-[.G17];[.F17]-[.N17])" office:value-type="float" office:value="0.353532345674527" calcext:value-type="float">
            <text:p>0.354</text:p>
          </table:table-cell>
          <table:table-cell table:style-name="ce10" table:formula="of:=[.R17]*180/PI()-btoa+[.Q17]" office:value-type="float" office:value="-19.3806677387274" calcext:value-type="float">
            <text:p>-19.4</text:p>
          </table:table-cell>
          <table:table-cell/>
          <table:table-cell table:style-name="ce35" table:formula="of:=(-[.K17]-SQRT([.M17]))/(2*[.J17])" office:value-type="float" office:value="2.72226949662245" calcext:value-type="float">
            <text:p>2.72</text:p>
          </table:table-cell>
          <table:table-cell table:style-name="ce35" table:formula="of:=(bs*bs - bf*bf +[.F17]*[.F17]+[.G17]*[.G17]-bt*bt +[.U17]*(2*bt-2*[.F17]) ) /(2*[.G17])" office:value-type="float" office:value="-7.61756227103316" calcext:value-type="float">
            <text:p>-7.62</text:p>
          </table:table-cell>
          <table:table-cell table:style-name="ce35" table:formula="of:=ATAN2(([.U17]-bt);[.V17]*-1 )" office:value-type="float" office:value="1.59609174126613" calcext:value-type="float">
            <text:p>1.60</text:p>
          </table:table-cell>
          <table:table-cell table:style-name="ce15" table:formula="of:=[.W17]*180/PI()" office:value-type="float" office:value="91.449320490236" calcext:value-type="float">
            <text:p>91.4</text:p>
          </table:table-cell>
          <table:table-cell table:style-name="ce45" table:formula="of:=ATAN2([.V17]-[.G17];[.F17]-[.U17])" office:value-type="float" office:value="1.58594857229543" calcext:value-type="float">
            <text:p>1.586</text:p>
          </table:table-cell>
          <table:table-cell table:style-name="ce37" table:formula="of:=[.Y17]*180/PI()-btoa" office:value-type="float" office:value="73.8049721861617" calcext:value-type="float">
            <text:p>73.8</text:p>
          </table:table-cell>
          <table:table-cell table:style-name="ce28" table:formula="of:=COS(RADIANS([.E17]))*(bt+bs*COS(RADIANS(-[.Q17])) + bf*SIN(RADIANS([.S17]-[.Q17]+btoa)))" office:value-type="float" office:value="13.78" calcext:value-type="float">
            <text:p>13.78</text:p>
          </table:table-cell>
          <table:table-cell table:style-name="ce28" table:formula="of:=-bs*SIN(RADIANS(+[.Q17])) - bf*COS(RADIANS([.S17]-[.Q17]+btoa))" office:value-type="float" office:value="-7.45" calcext:value-type="float">
            <text:p>-7.45</text:p>
          </table:table-cell>
          <table:table-cell table:style-name="ce28" table:formula="of:=SIN(RADIANS([.E17])) * (bt+bs*COS(RADIANS(-[.Q17])) + bf*SIN(RADIANS([.S17]-[.Q17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63" calcext:value-type="float">
            <text:p>-7.6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18];[.C18])" office:value-type="float" office:value="-0" calcext:value-type="float">
            <text:p>0.00</text:p>
          </table:table-cell>
          <table:table-cell table:style-name="ce37" table:formula="of:=[.D18]*180/PI()" office:value-type="float" office:value="-0" calcext:value-type="float">
            <text:p>0.0</text:p>
          </table:table-cell>
          <table:table-cell table:style-name="ce35" table:formula="of:=-1*([.C18]*SIN([.D18]*-1)-[.A18]*COS([.D18]*-1))" office:value-type="float" office:value="13.78" calcext:value-type="float">
            <text:p>13.78</text:p>
          </table:table-cell>
          <table:table-cell table:formula="of:=[.B18]" office:value-type="float" office:value="-7.63" calcext:value-type="float">
            <text:p>-7.63</text:p>
          </table:table-cell>
          <table:table-cell table:style-name="ce35" table:formula="of:=bs*bs-bf*bf+[.F18]*[.F18]+[.G18]*[.G18]-bt*bt" office:value-type="float" office:value="175.370994" calcext:value-type="float">
            <text:p>175.37</text:p>
          </table:table-cell>
          <table:table-cell table:style-name="ce35" table:formula="of:=2*bt-2*[.F18]" office:value-type="float" office:value="-21.73" calcext:value-type="float">
            <text:p>-21.73</text:p>
          </table:table-cell>
          <table:table-cell table:style-name="ce35" table:formula="of:=1+([.I18]*[.I18])/(4*[.G18]*[.G18])" office:value-type="float" office:value="3.02773120863529" calcext:value-type="float">
            <text:p>3.03</text:p>
          </table:table-cell>
          <table:table-cell table:style-name="ce35" table:formula="of:=(-2*bt)+(2*[.H18]*[.I18])/(4*[.G18]*[.G18])" office:value-type="float" office:value="-38.5594282211866" calcext:value-type="float">
            <text:p>-38.56</text:p>
          </table:table-cell>
          <table:table-cell table:style-name="ce35" table:formula="of:=bt*bt+([.H18]*[.H18])/(4*[.G18]*[.G18])-bs*bs" office:value-type="float" office:value="82.5035189760964" calcext:value-type="float">
            <text:p>82.50</text:p>
          </table:table-cell>
          <table:table-cell table:style-name="ce11" table:formula="of:=[.K18]*[.K18]-4*[.J18]*[.L18]" office:value-type="float" office:value="487.635587840199" calcext:value-type="float">
            <text:p>487.6</text:p>
          </table:table-cell>
          <table:table-cell table:style-name="ce35" table:formula="of:=(-[.K18]+SQRT([.M18]))/(2*[.J18])" office:value-type="float" office:value="10.0144128482305" calcext:value-type="float">
            <text:p>10.01</text:p>
          </table:table-cell>
          <table:table-cell table:style-name="ce35" table:formula="of:=(bs*bs - bf*bf +[.F18]*[.F18]+[.G18]*[.G18]-bt*bt +[.N18]*(2*bt-2*[.F18]) ) /(2*[.G18])" office:value-type="float" office:value="2.76816495360736" calcext:value-type="float">
            <text:p>2.77</text:p>
          </table:table-cell>
          <table:table-cell table:style-name="ce35" table:formula="of:=ATAN2(([.N18]-bt);[.O18]*-1 )" office:value-type="float" office:value="-0.371781974642031" calcext:value-type="float">
            <text:p>-0.37</text:p>
          </table:table-cell>
          <table:table-cell table:style-name="ce43" table:formula="of:=[.P18]*180/PI()" office:value-type="float" office:value="-21.3015380460282" calcext:value-type="float">
            <text:p>-21.3</text:p>
          </table:table-cell>
          <table:table-cell table:style-name="ce18" table:formula="of:=ATAN2([.O18]-[.G18];[.F18]-[.N18])" office:value-type="float" office:value="0.347448397092775" calcext:value-type="float">
            <text:p>0.347</text:p>
          </table:table-cell>
          <table:table-cell table:style-name="ce10" table:formula="of:=[.R18]*180/PI()-btoa+[.Q18]" office:value-type="float" office:value="-18.4573988251916" calcext:value-type="float">
            <text:p>-18.5</text:p>
          </table:table-cell>
          <table:table-cell/>
          <table:table-cell table:style-name="ce35" table:formula="of:=(-[.K18]-SQRT([.M18]))/(2*[.J18])" office:value-type="float" office:value="2.72100703026222" calcext:value-type="float">
            <text:p>2.72</text:p>
          </table:table-cell>
          <table:table-cell table:style-name="ce35" table:formula="of:=(bs*bs - bf*bf +[.F18]*[.F18]+[.G18]*[.G18]-bt*bt +[.U18]*(2*bt-2*[.F18]) ) /(2*[.G18])" office:value-type="float" office:value="-7.61753022492805" calcext:value-type="float">
            <text:p>-7.62</text:p>
          </table:table-cell>
          <table:table-cell table:style-name="ce35" table:formula="of:=ATAN2(([.U18]-bt);[.V18]*-1 )" office:value-type="float" office:value="1.59625747263372" calcext:value-type="float">
            <text:p>1.60</text:p>
          </table:table-cell>
          <table:table-cell table:style-name="ce15" table:formula="of:=[.W18]*180/PI()" office:value-type="float" office:value="91.4588161981317" calcext:value-type="float">
            <text:p>91.5</text:p>
          </table:table-cell>
          <table:table-cell table:style-name="ce45" table:formula="of:=ATAN2([.V18]-[.G18];[.F18]-[.U18])" office:value-type="float" office:value="1.56966875850533" calcext:value-type="float">
            <text:p>1.570</text:p>
          </table:table-cell>
          <table:table-cell table:style-name="ce37" table:formula="of:=[.Y18]*180/PI()-btoa" office:value-type="float" office:value="72.8722075647302" calcext:value-type="float">
            <text:p>72.9</text:p>
          </table:table-cell>
          <table:table-cell table:style-name="ce28" table:formula="of:=COS(RADIANS([.E18]))*(bt+bs*COS(RADIANS(-[.Q18])) + bf*SIN(RADIANS([.S18]-[.Q18]+btoa)))" office:value-type="float" office:value="13.78" calcext:value-type="float">
            <text:p>13.78</text:p>
          </table:table-cell>
          <table:table-cell table:style-name="ce28" table:formula="of:=-bs*SIN(RADIANS(+[.Q18])) - bf*COS(RADIANS([.S18]-[.Q18]+btoa))" office:value-type="float" office:value="-7.63" calcext:value-type="float">
            <text:p>-7.63</text:p>
          </table:table-cell>
          <table:table-cell table:style-name="ce28" table:formula="of:=SIN(RADIANS([.E18])) * (bt+bs*COS(RADIANS(-[.Q18])) + bf*SIN(RADIANS([.S18]-[.Q18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8" calcext:value-type="float">
            <text:p>-7.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19];[.C19])" office:value-type="float" office:value="-0" calcext:value-type="float">
            <text:p>0.00</text:p>
          </table:table-cell>
          <table:table-cell table:style-name="ce37" table:formula="of:=[.D19]*180/PI()" office:value-type="float" office:value="-0" calcext:value-type="float">
            <text:p>0.0</text:p>
          </table:table-cell>
          <table:table-cell table:style-name="ce35" table:formula="of:=-1*([.C19]*SIN([.D19]*-1)-[.A19]*COS([.D19]*-1))" office:value-type="float" office:value="13.78" calcext:value-type="float">
            <text:p>13.78</text:p>
          </table:table-cell>
          <table:table-cell table:formula="of:=[.B19]" office:value-type="float" office:value="-7.8" calcext:value-type="float">
            <text:p>-7.8</text:p>
          </table:table-cell>
          <table:table-cell table:style-name="ce35" table:formula="of:=bs*bs-bf*bf+[.F19]*[.F19]+[.G19]*[.G19]-bt*bt" office:value-type="float" office:value="177.994094" calcext:value-type="float">
            <text:p>177.99</text:p>
          </table:table-cell>
          <table:table-cell table:style-name="ce35" table:formula="of:=2*bt-2*[.F19]" office:value-type="float" office:value="-21.73" calcext:value-type="float">
            <text:p>-21.73</text:p>
          </table:table-cell>
          <table:table-cell table:style-name="ce35" table:formula="of:=1+([.I19]*[.I19])/(4*[.G19]*[.G19])" office:value-type="float" office:value="2.94030613083498" calcext:value-type="float">
            <text:p>2.94</text:p>
          </table:table-cell>
          <table:table-cell table:style-name="ce35" table:formula="of:=(-2*bt)+(2*[.H19]*[.I19])/(4*[.G19]*[.G19])" office:value-type="float" office:value="-37.6167493640697" calcext:value-type="float">
            <text:p>-37.62</text:p>
          </table:table-cell>
          <table:table-cell table:style-name="ce35" table:formula="of:=bt*bt+([.H19]*[.H19])/(4*[.G19]*[.G19])-bs*bs" office:value-type="float" office:value="80.6181368790304" calcext:value-type="float">
            <text:p>80.62</text:p>
          </table:table-cell>
          <table:table-cell table:style-name="ce11" table:formula="of:=[.K19]*[.K19]-4*[.J19]*[.L19]" office:value-type="float" office:value="466.851824231612" calcext:value-type="float">
            <text:p>466.9</text:p>
          </table:table-cell>
          <table:table-cell table:style-name="ce35" table:formula="of:=(-[.K19]+SQRT([.M19]))/(2*[.J19])" office:value-type="float" office:value="10.0709757527558" calcext:value-type="float">
            <text:p>10.07</text:p>
          </table:table-cell>
          <table:table-cell table:style-name="ce35" table:formula="of:=(bs*bs - bf*bf +[.F19]*[.F19]+[.G19]*[.G19]-bt*bt +[.N19]*(2*bt-2*[.F19]) ) /(2*[.G19])" office:value-type="float" office:value="2.61847494278094" calcext:value-type="float">
            <text:p>2.62</text:p>
          </table:table-cell>
          <table:table-cell table:style-name="ce35" table:formula="of:=ATAN2(([.N19]-bt);[.O19]*-1 )" office:value-type="float" office:value="-0.350781563688321" calcext:value-type="float">
            <text:p>-0.35</text:p>
          </table:table-cell>
          <table:table-cell table:style-name="ce43" table:formula="of:=[.P19]*180/PI()" office:value-type="float" office:value="-20.0983031303403" calcext:value-type="float">
            <text:p>-20.1</text:p>
          </table:table-cell>
          <table:table-cell table:style-name="ce18" table:formula="of:=ATAN2([.O19]-[.G19];[.F19]-[.N19])" office:value-type="float" office:value="0.342014017134899" calcext:value-type="float">
            <text:p>0.342</text:p>
          </table:table-cell>
          <table:table-cell table:style-name="ce10" table:formula="of:=[.R19]*180/PI()-btoa+[.Q19]" office:value-type="float" office:value="-17.5655309453604" calcext:value-type="float">
            <text:p>-17.6</text:p>
          </table:table-cell>
          <table:table-cell/>
          <table:table-cell table:style-name="ce35" table:formula="of:=(-[.K19]-SQRT([.M19]))/(2*[.J19])" office:value-type="float" office:value="2.72250482043457" calcext:value-type="float">
            <text:p>2.72</text:p>
          </table:table-cell>
          <table:table-cell table:style-name="ce35" table:formula="of:=(bs*bs - bf*bf +[.F19]*[.F19]+[.G19]*[.G19]-bt*bt +[.U19]*(2*bt-2*[.F19]) ) /(2*[.G19])" office:value-type="float" office:value="-7.61756822127929" calcext:value-type="float">
            <text:p>-7.62</text:p>
          </table:table-cell>
          <table:table-cell table:style-name="ce35" table:formula="of:=ATAN2(([.U19]-bt);[.V19]*-1 )" office:value-type="float" office:value="1.59606084900535" calcext:value-type="float">
            <text:p>1.60</text:p>
          </table:table-cell>
          <table:table-cell table:style-name="ce15" table:formula="of:=[.W19]*180/PI()" office:value-type="float" office:value="91.4475504940736" calcext:value-type="float">
            <text:p>91.4</text:p>
          </table:table-cell>
          <table:table-cell table:style-name="ce45" table:formula="of:=ATAN2([.V19]-[.G19];[.F19]-[.U19])" office:value-type="float" office:value="1.55429935113786" calcext:value-type="float">
            <text:p>1.554</text:p>
          </table:table-cell>
          <table:table-cell table:style-name="ce37" table:formula="of:=[.Y19]*180/PI()-btoa" office:value-type="float" office:value="71.991605388957" calcext:value-type="float">
            <text:p>72.0</text:p>
          </table:table-cell>
          <table:table-cell table:style-name="ce28" table:formula="of:=COS(RADIANS([.E19]))*(bt+bs*COS(RADIANS(-[.Q19])) + bf*SIN(RADIANS([.S19]-[.Q19]+btoa)))" office:value-type="float" office:value="13.78" calcext:value-type="float">
            <text:p>13.78</text:p>
          </table:table-cell>
          <table:table-cell table:style-name="ce28" table:formula="of:=-bs*SIN(RADIANS(+[.Q19])) - bf*COS(RADIANS([.S19]-[.Q19]+btoa))" office:value-type="float" office:value="-7.8" calcext:value-type="float">
            <text:p>-7.80</text:p>
          </table:table-cell>
          <table:table-cell table:style-name="ce28" table:formula="of:=SIN(RADIANS([.E19])) * (bt+bs*COS(RADIANS(-[.Q19])) + bf*SIN(RADIANS([.S19]-[.Q19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98" calcext:value-type="float">
            <text:p>-7.9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0];[.C20])" office:value-type="float" office:value="-0" calcext:value-type="float">
            <text:p>0.00</text:p>
          </table:table-cell>
          <table:table-cell table:style-name="ce37" table:formula="of:=[.D20]*180/PI()" office:value-type="float" office:value="-0" calcext:value-type="float">
            <text:p>0.0</text:p>
          </table:table-cell>
          <table:table-cell table:style-name="ce35" table:formula="of:=-1*([.C20]*SIN([.D20]*-1)-[.A20]*COS([.D20]*-1))" office:value-type="float" office:value="13.78" calcext:value-type="float">
            <text:p>13.78</text:p>
          </table:table-cell>
          <table:table-cell table:formula="of:=[.B20]" office:value-type="float" office:value="-7.98" calcext:value-type="float">
            <text:p>-7.98</text:p>
          </table:table-cell>
          <table:table-cell table:style-name="ce35" table:formula="of:=bs*bs-bf*bf+[.F20]*[.F20]+[.G20]*[.G20]-bt*bt" office:value-type="float" office:value="180.834494" calcext:value-type="float">
            <text:p>180.83</text:p>
          </table:table-cell>
          <table:table-cell table:style-name="ce35" table:formula="of:=2*bt-2*[.F20]" office:value-type="float" office:value="-21.73" calcext:value-type="float">
            <text:p>-21.73</text:p>
          </table:table-cell>
          <table:table-cell table:style-name="ce35" table:formula="of:=1+([.I20]*[.I20])/(4*[.G20]*[.G20])" office:value-type="float" office:value="2.85376073328685" calcext:value-type="float">
            <text:p>2.85</text:p>
          </table:table-cell>
          <table:table-cell table:style-name="ce35" table:formula="of:=(-2*bt)+(2*[.H20]*[.I20])/(4*[.G20]*[.G20])" office:value-type="float" office:value="-36.6835558399445" calcext:value-type="float">
            <text:p>-36.68</text:p>
          </table:table-cell>
          <table:table-cell table:style-name="ce35" table:formula="of:=bt*bt+([.H20]*[.H20])/(4*[.G20]*[.G20])-bs*bs" office:value-type="float" office:value="78.8126491697447" calcext:value-type="float">
            <text:p>78.81</text:p>
          </table:table-cell>
          <table:table-cell table:style-name="ce11" table:formula="of:=[.K20]*[.K20]-4*[.J20]*[.L20]" office:value-type="float" office:value="446.033495114605" calcext:value-type="float">
            <text:p>446.0</text:p>
          </table:table-cell>
          <table:table-cell table:style-name="ce35" table:formula="of:=(-[.K20]+SQRT([.M20]))/(2*[.J20])" office:value-type="float" office:value="10.1275240514375" calcext:value-type="float">
            <text:p>10.13</text:p>
          </table:table-cell>
          <table:table-cell table:style-name="ce35" table:formula="of:=(bs*bs - bf*bf +[.F20]*[.F20]+[.G20]*[.G20]-bt*bt +[.N20]*(2*bt-2*[.F20]) ) /(2*[.G20])" office:value-type="float" office:value="2.45843381188828" calcext:value-type="float">
            <text:p>2.46</text:p>
          </table:table-cell>
          <table:table-cell table:style-name="ce35" table:formula="of:=ATAN2(([.N20]-bt);[.O20]*-1 )" office:value-type="float" office:value="-0.328505819497772" calcext:value-type="float">
            <text:p>-0.33</text:p>
          </table:table-cell>
          <table:table-cell table:style-name="ce43" table:formula="of:=[.P20]*180/PI()" office:value-type="float" office:value="-18.8219970027088" calcext:value-type="float">
            <text:p>-18.8</text:p>
          </table:table-cell>
          <table:table-cell table:style-name="ce18" table:formula="of:=ATAN2([.O20]-[.G20];[.F20]-[.N20])" office:value-type="float" office:value="0.336591529959295" calcext:value-type="float">
            <text:p>0.337</text:p>
          </table:table-cell>
          <table:table-cell table:style-name="ce10" table:formula="of:=[.R20]*180/PI()-btoa+[.Q20]" office:value-type="float" office:value="-16.5999104473549" calcext:value-type="float">
            <text:p>-16.6</text:p>
          </table:table-cell>
          <table:table-cell/>
          <table:table-cell table:style-name="ce35" table:formula="of:=(-[.K20]-SQRT([.M20]))/(2*[.J20])" office:value-type="float" office:value="2.72693687517766" calcext:value-type="float">
            <text:p>2.73</text:p>
          </table:table-cell>
          <table:table-cell table:style-name="ce35" table:formula="of:=(bs*bs - bf*bf +[.F20]*[.F20]+[.G20]*[.G20]-bt*bt +[.U20]*(2*bt-2*[.F20]) ) /(2*[.G20])" office:value-type="float" office:value="-7.61767892872114" calcext:value-type="float">
            <text:p>-7.62</text:p>
          </table:table-cell>
          <table:table-cell table:style-name="ce35" table:formula="of:=ATAN2(([.U20]-bt);[.V20]*-1 )" office:value-type="float" office:value="1.59547903309197" calcext:value-type="float">
            <text:p>1.60</text:p>
          </table:table-cell>
          <table:table-cell table:style-name="ce15" table:formula="of:=[.W20]*180/PI()" office:value-type="float" office:value="91.4142148977834" calcext:value-type="float">
            <text:p>91.4</text:p>
          </table:table-cell>
          <table:table-cell table:style-name="ce45" table:formula="of:=ATAN2([.V20]-[.G20];[.F20]-[.U20])" office:value-type="float" office:value="1.5380279100363" calcext:value-type="float">
            <text:p>1.538</text:p>
          </table:table-cell>
          <table:table-cell table:style-name="ce37" table:formula="of:=[.Y20]*180/PI()-btoa" office:value-type="float" office:value="71.0593204872417" calcext:value-type="float">
            <text:p>71.1</text:p>
          </table:table-cell>
          <table:table-cell table:style-name="ce28" table:formula="of:=COS(RADIANS([.E20]))*(bt+bs*COS(RADIANS(-[.Q20])) + bf*SIN(RADIANS([.S20]-[.Q20]+btoa)))" office:value-type="float" office:value="13.78" calcext:value-type="float">
            <text:p>13.78</text:p>
          </table:table-cell>
          <table:table-cell table:style-name="ce28" table:formula="of:=-bs*SIN(RADIANS(+[.Q20])) - bf*COS(RADIANS([.S20]-[.Q20]+btoa))" office:value-type="float" office:value="-7.98" calcext:value-type="float">
            <text:p>-7.98</text:p>
          </table:table-cell>
          <table:table-cell table:style-name="ce28" table:formula="of:=SIN(RADIANS([.E20])) * (bt+bs*COS(RADIANS(-[.Q20])) + bf*SIN(RADIANS([.S20]-[.Q20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15" calcext:value-type="float">
            <text:p>-8.1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1];[.C21])" office:value-type="float" office:value="-0" calcext:value-type="float">
            <text:p>0.00</text:p>
          </table:table-cell>
          <table:table-cell table:style-name="ce37" table:formula="of:=[.D21]*180/PI()" office:value-type="float" office:value="-0" calcext:value-type="float">
            <text:p>0.0</text:p>
          </table:table-cell>
          <table:table-cell table:style-name="ce35" table:formula="of:=-1*([.C21]*SIN([.D21]*-1)-[.A21]*COS([.D21]*-1))" office:value-type="float" office:value="13.78" calcext:value-type="float">
            <text:p>13.78</text:p>
          </table:table-cell>
          <table:table-cell table:formula="of:=[.B21]" office:value-type="float" office:value="-8.15" calcext:value-type="float">
            <text:p>-8.15</text:p>
          </table:table-cell>
          <table:table-cell table:style-name="ce35" table:formula="of:=bs*bs-bf*bf+[.F21]*[.F21]+[.G21]*[.G21]-bt*bt" office:value-type="float" office:value="183.576594" calcext:value-type="float">
            <text:p>183.58</text:p>
          </table:table-cell>
          <table:table-cell table:style-name="ce35" table:formula="of:=2*bt-2*[.F21]" office:value-type="float" office:value="-21.73" calcext:value-type="float">
            <text:p>-21.73</text:p>
          </table:table-cell>
          <table:table-cell table:style-name="ce35" table:formula="of:=1+([.I21]*[.I21])/(4*[.G21]*[.G21])" office:value-type="float" office:value="2.77723248899093" calcext:value-type="float">
            <text:p>2.78</text:p>
          </table:table-cell>
          <table:table-cell table:style-name="ce35" table:formula="of:=(-2*bt)+(2*[.H21]*[.I21])/(4*[.G21]*[.G21])" office:value-type="float" office:value="-35.8583743281268" calcext:value-type="float">
            <text:p>-35.86</text:p>
          </table:table-cell>
          <table:table-cell table:style-name="ce35" table:formula="of:=bt*bt+([.H21]*[.H21])/(4*[.G21]*[.G21])-bs*bs" office:value-type="float" office:value="77.2737518871273" calcext:value-type="float">
            <text:p>77.27</text:p>
          </table:table-cell>
          <table:table-cell table:style-name="ce11" table:formula="of:=[.K21]*[.K21]-4*[.J21]*[.L21]" office:value-type="float" office:value="427.394312307445" calcext:value-type="float">
            <text:p>427.4</text:p>
          </table:table-cell>
          <table:table-cell table:style-name="ce35" table:formula="of:=(-[.K21]+SQRT([.M21]))/(2*[.J21])" office:value-type="float" office:value="10.1777384006102" calcext:value-type="float">
            <text:p>10.18</text:p>
          </table:table-cell>
          <table:table-cell table:style-name="ce35" table:formula="of:=(bs*bs - bf*bf +[.F21]*[.F21]+[.G21]*[.G21]-bt*bt +[.N21]*(2*bt-2*[.F21]) ) /(2*[.G21])" office:value-type="float" office:value="2.30586880032271" calcext:value-type="float">
            <text:p>2.31</text:p>
          </table:table-cell>
          <table:table-cell table:style-name="ce35" table:formula="of:=ATAN2(([.N21]-bt);[.O21]*-1 )" office:value-type="float" office:value="-0.307427187839272" calcext:value-type="float">
            <text:p>-0.31</text:p>
          </table:table-cell>
          <table:table-cell table:style-name="ce43" table:formula="of:=[.P21]*180/PI()" office:value-type="float" office:value="-17.6142803707659" calcext:value-type="float">
            <text:p>-17.6</text:p>
          </table:table-cell>
          <table:table-cell table:style-name="ce18" table:formula="of:=ATAN2([.O21]-[.G21];[.F21]-[.N21])" office:value-type="float" office:value="0.331785028069117" calcext:value-type="float">
            <text:p>0.332</text:p>
          </table:table-cell>
          <table:table-cell table:style-name="ce10" table:formula="of:=[.R21]*180/PI()-btoa+[.Q21]" office:value-type="float" office:value="-15.6675860879408" calcext:value-type="float">
            <text:p>-15.7</text:p>
          </table:table-cell>
          <table:table-cell/>
          <table:table-cell table:style-name="ce35" table:formula="of:=(-[.K21]-SQRT([.M21]))/(2*[.J21])" office:value-type="float" office:value="2.73381094582402" calcext:value-type="float">
            <text:p>2.73</text:p>
          </table:table-cell>
          <table:table-cell table:style-name="ce35" table:formula="of:=(bs*bs - bf*bf +[.F21]*[.F21]+[.G21]*[.G21]-bt*bt +[.U21]*(2*bt-2*[.F21]) ) /(2*[.G21])" office:value-type="float" office:value="-7.61784553050578" calcext:value-type="float">
            <text:p>-7.62</text:p>
          </table:table-cell>
          <table:table-cell table:style-name="ce35" table:formula="of:=ATAN2(([.U21]-bt);[.V21]*-1 )" office:value-type="float" office:value="1.59457665914373" calcext:value-type="float">
            <text:p>1.59</text:p>
          </table:table-cell>
          <table:table-cell table:style-name="ce15" table:formula="of:=[.W21]*180/PI()" office:value-type="float" office:value="91.3625126790066" calcext:value-type="float">
            <text:p>91.4</text:p>
          </table:table-cell>
          <table:table-cell table:style-name="ce45" table:formula="of:=ATAN2([.V21]-[.G21];[.F21]-[.U21])" office:value-type="float" office:value="1.52265815421622" calcext:value-type="float">
            <text:p>1.523</text:p>
          </table:table-cell>
          <table:table-cell table:style-name="ce37" table:formula="of:=[.Y21]*180/PI()-btoa" office:value-type="float" office:value="70.1786983466044" calcext:value-type="float">
            <text:p>70.2</text:p>
          </table:table-cell>
          <table:table-cell table:style-name="ce28" table:formula="of:=COS(RADIANS([.E21]))*(bt+bs*COS(RADIANS(-[.Q21])) + bf*SIN(RADIANS([.S21]-[.Q21]+btoa)))" office:value-type="float" office:value="13.78" calcext:value-type="float">
            <text:p>13.78</text:p>
          </table:table-cell>
          <table:table-cell table:style-name="ce28" table:formula="of:=-bs*SIN(RADIANS(+[.Q21])) - bf*COS(RADIANS([.S21]-[.Q21]+btoa))" office:value-type="float" office:value="-8.15" calcext:value-type="float">
            <text:p>-8.15</text:p>
          </table:table-cell>
          <table:table-cell table:style-name="ce28" table:formula="of:=SIN(RADIANS([.E21])) * (bt+bs*COS(RADIANS(-[.Q21])) + bf*SIN(RADIANS([.S21]-[.Q21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33" calcext:value-type="float">
            <text:p>-8.3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2];[.C22])" office:value-type="float" office:value="-0" calcext:value-type="float">
            <text:p>0.00</text:p>
          </table:table-cell>
          <table:table-cell table:style-name="ce37" table:formula="of:=[.D22]*180/PI()" office:value-type="float" office:value="-0" calcext:value-type="float">
            <text:p>0.0</text:p>
          </table:table-cell>
          <table:table-cell table:style-name="ce35" table:formula="of:=-1*([.C22]*SIN([.D22]*-1)-[.A22]*COS([.D22]*-1))" office:value-type="float" office:value="13.78" calcext:value-type="float">
            <text:p>13.78</text:p>
          </table:table-cell>
          <table:table-cell table:formula="of:=[.B22]" office:value-type="float" office:value="-8.33" calcext:value-type="float">
            <text:p>-8.33</text:p>
          </table:table-cell>
          <table:table-cell table:style-name="ce35" table:formula="of:=bs*bs-bf*bf+[.F22]*[.F22]+[.G22]*[.G22]-bt*bt" office:value-type="float" office:value="186.542994" calcext:value-type="float">
            <text:p>186.54</text:p>
          </table:table-cell>
          <table:table-cell table:style-name="ce35" table:formula="of:=2*bt-2*[.F22]" office:value-type="float" office:value="-21.73" calcext:value-type="float">
            <text:p>-21.73</text:p>
          </table:table-cell>
          <table:table-cell table:style-name="ce35" table:formula="of:=1+([.I22]*[.I22])/(4*[.G22]*[.G22])" office:value-type="float" office:value="2.70125517193672" calcext:value-type="float">
            <text:p>2.70</text:p>
          </table:table-cell>
          <table:table-cell table:style-name="ce35" table:formula="of:=(-2*bt)+(2*[.H22]*[.I22])/(4*[.G22]*[.G22])" office:value-type="float" office:value="-35.0391333024446" calcext:value-type="float">
            <text:p>-35.04</text:p>
          </table:table-cell>
          <table:table-cell table:style-name="ce35" table:formula="of:=bt*bt+([.H22]*[.H22])/(4*[.G22]*[.G22])-bs*bs" office:value-type="float" office:value="75.8069432324696" calcext:value-type="float">
            <text:p>75.81</text:p>
          </table:table-cell>
          <table:table-cell table:style-name="ce11" table:formula="of:=[.K22]*[.K22]-4*[.J22]*[.L22]" office:value-type="float" office:value="408.645272684796" calcext:value-type="float">
            <text:p>408.6</text:p>
          </table:table-cell>
          <table:table-cell table:style-name="ce35" table:formula="of:=(-[.K22]+SQRT([.M22]))/(2*[.J22])" office:value-type="float" office:value="10.2274880066491" calcext:value-type="float">
            <text:p>10.23</text:p>
          </table:table-cell>
          <table:table-cell table:style-name="ce35" table:formula="of:=(bs*bs - bf*bf +[.F22]*[.F22]+[.G22]*[.G22]-bt*bt +[.N22]*(2*bt-2*[.F22]) ) /(2*[.G22])" office:value-type="float" office:value="2.14287637361858" calcext:value-type="float">
            <text:p>2.14</text:p>
          </table:table-cell>
          <table:table-cell table:style-name="ce35" table:formula="of:=ATAN2(([.N22]-bt);[.O22]*-1 )" office:value-type="float" office:value="-0.285062439838679" calcext:value-type="float">
            <text:p>-0.29</text:p>
          </table:table-cell>
          <table:table-cell table:style-name="ce43" table:formula="of:=[.P22]*180/PI()" office:value-type="float" office:value="-16.3328747004583" calcext:value-type="float">
            <text:p>-16.3</text:p>
          </table:table-cell>
          <table:table-cell table:style-name="ce18" table:formula="of:=ATAN2([.O22]-[.G22];[.F22]-[.N22])" office:value-type="float" office:value="0.327030847928735" calcext:value-type="float">
            <text:p>0.327</text:p>
          </table:table-cell>
          <table:table-cell table:style-name="ce10" table:formula="of:=[.R22]*180/PI()-btoa+[.Q22]" office:value-type="float" office:value="-14.658574874722" calcext:value-type="float">
            <text:p>-14.7</text:p>
          </table:table-cell>
          <table:table-cell/>
          <table:table-cell table:style-name="ce35" table:formula="of:=(-[.K22]-SQRT([.M22]))/(2*[.J22])" office:value-type="float" office:value="2.74393863473795" calcext:value-type="float">
            <text:p>2.74</text:p>
          </table:table-cell>
          <table:table-cell table:style-name="ce35" table:formula="of:=(bs*bs - bf*bf +[.F22]*[.F22]+[.G22]*[.G22]-bt*bt +[.U22]*(2*bt-2*[.F22]) ) /(2*[.G22])" office:value-type="float" office:value="-7.61807967990062" calcext:value-type="float">
            <text:p>-7.62</text:p>
          </table:table-cell>
          <table:table-cell table:style-name="ce35" table:formula="of:=ATAN2(([.U22]-bt);[.V22]*-1 )" office:value-type="float" office:value="1.5932472108454" calcext:value-type="float">
            <text:p>1.59</text:p>
          </table:table-cell>
          <table:table-cell table:style-name="ce15" table:formula="of:=[.W22]*180/PI()" office:value-type="float" office:value="91.2863409024311" calcext:value-type="float">
            <text:p>91.3</text:p>
          </table:table-cell>
          <table:table-cell table:style-name="ce45" table:formula="of:=ATAN2([.V22]-[.G22];[.F22]-[.U22])" office:value-type="float" office:value="1.50637703465434" calcext:value-type="float">
            <text:p>1.506</text:p>
          </table:table-cell>
          <table:table-cell table:style-name="ce37" table:formula="of:=[.Y22]*180/PI()-btoa" office:value-type="float" office:value="69.2458589099611" calcext:value-type="float">
            <text:p>69.2</text:p>
          </table:table-cell>
          <table:table-cell table:style-name="ce28" table:formula="of:=COS(RADIANS([.E22]))*(bt+bs*COS(RADIANS(-[.Q22])) + bf*SIN(RADIANS([.S22]-[.Q22]+btoa)))" office:value-type="float" office:value="13.78" calcext:value-type="float">
            <text:p>13.78</text:p>
          </table:table-cell>
          <table:table-cell table:style-name="ce28" table:formula="of:=-bs*SIN(RADIANS(+[.Q22])) - bf*COS(RADIANS([.S22]-[.Q22]+btoa))" office:value-type="float" office:value="-8.33" calcext:value-type="float">
            <text:p>-8.33</text:p>
          </table:table-cell>
          <table:table-cell table:style-name="ce28" table:formula="of:=SIN(RADIANS([.E22])) * (bt+bs*COS(RADIANS(-[.Q22])) + bf*SIN(RADIANS([.S22]-[.Q22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5" calcext:value-type="float">
            <text:p>-8.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3];[.C23])" office:value-type="float" office:value="-0" calcext:value-type="float">
            <text:p>0.00</text:p>
          </table:table-cell>
          <table:table-cell table:style-name="ce37" table:formula="of:=[.D23]*180/PI()" office:value-type="float" office:value="-0" calcext:value-type="float">
            <text:p>0.0</text:p>
          </table:table-cell>
          <table:table-cell table:style-name="ce35" table:formula="of:=-1*([.C23]*SIN([.D23]*-1)-[.A23]*COS([.D23]*-1))" office:value-type="float" office:value="13.78" calcext:value-type="float">
            <text:p>13.78</text:p>
          </table:table-cell>
          <table:table-cell table:formula="of:=[.B23]" office:value-type="float" office:value="-8.5" calcext:value-type="float">
            <text:p>-8.5</text:p>
          </table:table-cell>
          <table:table-cell table:style-name="ce35" table:formula="of:=bs*bs-bf*bf+[.F23]*[.F23]+[.G23]*[.G23]-bt*bt" office:value-type="float" office:value="189.404094" calcext:value-type="float">
            <text:p>189.40</text:p>
          </table:table-cell>
          <table:table-cell table:style-name="ce35" table:formula="of:=2*bt-2*[.F23]" office:value-type="float" office:value="-21.73" calcext:value-type="float">
            <text:p>-21.73</text:p>
          </table:table-cell>
          <table:table-cell table:style-name="ce35" table:formula="of:=1+([.I23]*[.I23])/(4*[.G23]*[.G23])" office:value-type="float" office:value="2.63388546712803" calcext:value-type="float">
            <text:p>2.63</text:p>
          </table:table-cell>
          <table:table-cell table:style-name="ce35" table:formula="of:=(-2*bt)+(2*[.H23]*[.I23])/(4*[.G23]*[.G23])" office:value-type="float" office:value="-34.3127056236678" calcext:value-type="float">
            <text:p>-34.31</text:p>
          </table:table-cell>
          <table:table-cell table:style-name="ce35" table:formula="of:=bt*bt+([.H23]*[.H23])/(4*[.G23]*[.G23])-bs*bs" office:value-type="float" office:value="74.5640043216638" calcext:value-type="float">
            <text:p>74.56</text:p>
          </table:table-cell>
          <table:table-cell table:style-name="ce11" table:formula="of:=[.K23]*[.K23]-4*[.J23]*[.L23]" office:value-type="float" office:value="391.789577801678" calcext:value-type="float">
            <text:p>391.8</text:p>
          </table:table-cell>
          <table:table-cell table:style-name="ce35" table:formula="of:=(-[.K23]+SQRT([.M23]))/(2*[.J23])" office:value-type="float" office:value="10.2712098714752" calcext:value-type="float">
            <text:p>10.27</text:p>
          </table:table-cell>
          <table:table-cell table:style-name="ce35" table:formula="of:=(bs*bs - bf*bf +[.F23]*[.F23]+[.G23]*[.G23]-bt*bt +[.N23]*(2*bt-2*[.F23]) ) /(2*[.G23])" office:value-type="float" office:value="1.98760567689149" calcext:value-type="float">
            <text:p>1.99</text:p>
          </table:table-cell>
          <table:table-cell table:style-name="ce35" table:formula="of:=ATAN2(([.N23]-bt);[.O23]*-1 )" office:value-type="float" office:value="-0.263892885559237" calcext:value-type="float">
            <text:p>-0.26</text:p>
          </table:table-cell>
          <table:table-cell table:style-name="ce43" table:formula="of:=[.P23]*180/PI()" office:value-type="float" office:value="-15.1199485860731" calcext:value-type="float">
            <text:p>-15.1</text:p>
          </table:table-cell>
          <table:table-cell table:style-name="ce18" table:formula="of:=ATAN2([.O23]-[.G23];[.F23]-[.N23])" office:value-type="float" office:value="0.322859016259146" calcext:value-type="float">
            <text:p>0.323</text:p>
          </table:table-cell>
          <table:table-cell table:style-name="ce10" table:formula="of:=[.R23]*180/PI()-btoa+[.Q23]" office:value-type="float" office:value="-13.6846771078433" calcext:value-type="float">
            <text:p>-13.7</text:p>
          </table:table-cell>
          <table:table-cell/>
          <table:table-cell table:style-name="ce35" table:formula="of:=(-[.K23]-SQRT([.M23]))/(2*[.J23])" office:value-type="float" office:value="2.75620003374071" calcext:value-type="float">
            <text:p>2.76</text:p>
          </table:table-cell>
          <table:table-cell table:style-name="ce35" table:formula="of:=(bs*bs - bf*bf +[.F23]*[.F23]+[.G23]*[.G23]-bt*bt +[.U23]*(2*bt-2*[.F23]) ) /(2*[.G23])" office:value-type="float" office:value="-7.61834513334202" calcext:value-type="float">
            <text:p>-7.62</text:p>
          </table:table-cell>
          <table:table-cell table:style-name="ce35" table:formula="of:=ATAN2(([.U23]-bt);[.V23]*-1 )" office:value-type="float" office:value="1.59163772613935" calcext:value-type="float">
            <text:p>1.59</text:p>
          </table:table-cell>
          <table:table-cell table:style-name="ce15" table:formula="of:=[.W23]*180/PI()" office:value-type="float" office:value="91.1941242215837" calcext:value-type="float">
            <text:p>91.2</text:p>
          </table:table-cell>
          <table:table-cell table:style-name="ce45" table:formula="of:=ATAN2([.V23]-[.G23];[.F23]-[.U23])" office:value-type="float" office:value="1.49098879675054" calcext:value-type="float">
            <text:p>1.491</text:p>
          </table:table-cell>
          <table:table-cell table:style-name="ce37" table:formula="of:=[.Y23]*180/PI()-btoa" office:value-type="float" office:value="68.3641778239299" calcext:value-type="float">
            <text:p>68.4</text:p>
          </table:table-cell>
          <table:table-cell table:style-name="ce28" table:formula="of:=COS(RADIANS([.E23]))*(bt+bs*COS(RADIANS(-[.Q23])) + bf*SIN(RADIANS([.S23]-[.Q23]+btoa)))" office:value-type="float" office:value="13.78" calcext:value-type="float">
            <text:p>13.78</text:p>
          </table:table-cell>
          <table:table-cell table:style-name="ce28" table:formula="of:=-bs*SIN(RADIANS(+[.Q23])) - bf*COS(RADIANS([.S23]-[.Q23]+btoa))" office:value-type="float" office:value="-8.5" calcext:value-type="float">
            <text:p>-8.50</text:p>
          </table:table-cell>
          <table:table-cell table:style-name="ce28" table:formula="of:=SIN(RADIANS([.E23])) * (bt+bs*COS(RADIANS(-[.Q23])) + bf*SIN(RADIANS([.S23]-[.Q23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68" calcext:value-type="float">
            <text:p>-8.6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4];[.C24])" office:value-type="float" office:value="-0" calcext:value-type="float">
            <text:p>0.00</text:p>
          </table:table-cell>
          <table:table-cell table:style-name="ce37" table:formula="of:=[.D24]*180/PI()" office:value-type="float" office:value="-0" calcext:value-type="float">
            <text:p>0.0</text:p>
          </table:table-cell>
          <table:table-cell table:style-name="ce35" table:formula="of:=-1*([.C24]*SIN([.D24]*-1)-[.A24]*COS([.D24]*-1))" office:value-type="float" office:value="13.78" calcext:value-type="float">
            <text:p>13.78</text:p>
          </table:table-cell>
          <table:table-cell table:formula="of:=[.B24]" office:value-type="float" office:value="-8.68" calcext:value-type="float">
            <text:p>-8.68</text:p>
          </table:table-cell>
          <table:table-cell table:style-name="ce35" table:formula="of:=bs*bs-bf*bf+[.F24]*[.F24]+[.G24]*[.G24]-bt*bt" office:value-type="float" office:value="192.496494" calcext:value-type="float">
            <text:p>192.50</text:p>
          </table:table-cell>
          <table:table-cell table:style-name="ce35" table:formula="of:=2*bt-2*[.F24]" office:value-type="float" office:value="-21.73" calcext:value-type="float">
            <text:p>-21.73</text:p>
          </table:table-cell>
          <table:table-cell table:style-name="ce35" table:formula="of:=1+([.I24]*[.I24])/(4*[.G24]*[.G24])" office:value-type="float" office:value="2.56682326286394" calcext:value-type="float">
            <text:p>2.57</text:p>
          </table:table-cell>
          <table:table-cell table:style-name="ce35" table:formula="of:=(-2*bt)+(2*[.H24]*[.I24])/(4*[.G24]*[.G24])" office:value-type="float" office:value="-33.589593632669" calcext:value-type="float">
            <text:p>-33.59</text:p>
          </table:table-cell>
          <table:table-cell table:style-name="ce35" table:formula="of:=bt*bt+([.H24]*[.H24])/(4*[.G24]*[.G24])-bs*bs" office:value-type="float" office:value="73.387828431972" calcext:value-type="float">
            <text:p>73.39</text:p>
          </table:table-cell>
          <table:table-cell table:style-name="ce11" table:formula="of:=[.K24]*[.K24]-4*[.J24]*[.L24]" office:value-type="float" office:value="374.766459486824" calcext:value-type="float">
            <text:p>374.8</text:p>
          </table:table-cell>
          <table:table-cell table:style-name="ce35" table:formula="of:=(-[.K24]+SQRT([.M24]))/(2*[.J24])" office:value-type="float" office:value="10.3140095776177" calcext:value-type="float">
            <text:p>10.31</text:p>
          </table:table-cell>
          <table:table-cell table:style-name="ce35" table:formula="of:=(bs*bs - bf*bf +[.F24]*[.F24]+[.G24]*[.G24]-bt*bt +[.N24]*(2*bt-2*[.F24]) ) /(2*[.G24])" office:value-type="float" office:value="1.82182800239815" calcext:value-type="float">
            <text:p>1.82</text:p>
          </table:table-cell>
          <table:table-cell table:style-name="ce35" table:formula="of:=ATAN2(([.N24]-bt);[.O24]*-1 )" office:value-type="float" office:value="-0.241423453606544" calcext:value-type="float">
            <text:p>-0.24</text:p>
          </table:table-cell>
          <table:table-cell table:style-name="ce43" table:formula="of:=[.P24]*180/PI()" office:value-type="float" office:value="-13.8325449671274" calcext:value-type="float">
            <text:p>-13.8</text:p>
          </table:table-cell>
          <table:table-cell table:style-name="ce18" table:formula="of:=ATAN2([.O24]-[.G24];[.F24]-[.N24])" office:value-type="float" office:value="0.318780807434952" calcext:value-type="float">
            <text:p>0.319</text:p>
          </table:table-cell>
          <table:table-cell table:style-name="ce10" table:formula="of:=[.R24]*180/PI()-btoa+[.Q24]" office:value-type="float" office:value="-12.6309376424969" calcext:value-type="float">
            <text:p>-12.6</text:p>
          </table:table-cell>
          <table:table-cell/>
          <table:table-cell table:style-name="ce35" table:formula="of:=(-[.K24]-SQRT([.M24]))/(2*[.J24])" office:value-type="float" office:value="2.77204668446846" calcext:value-type="float">
            <text:p>2.77</text:p>
          </table:table-cell>
          <table:table-cell table:style-name="ce35" table:formula="of:=(bs*bs - bf*bf +[.F24]*[.F24]+[.G24]*[.G24]-bt*bt +[.U24]*(2*bt-2*[.F24]) ) /(2*[.G24])" office:value-type="float" office:value="-7.61865896005187" calcext:value-type="float">
            <text:p>-7.62</text:p>
          </table:table-cell>
          <table:table-cell table:style-name="ce35" table:formula="of:=ATAN2(([.U24]-bt);[.V24]*-1 )" office:value-type="float" office:value="1.58955770503845" calcext:value-type="float">
            <text:p>1.59</text:p>
          </table:table-cell>
          <table:table-cell table:style-name="ce15" table:formula="of:=[.W24]*180/PI()" office:value-type="float" office:value="91.0749477912039" calcext:value-type="float">
            <text:p>91.1</text:p>
          </table:table-cell>
          <table:table-cell table:style-name="ce45" table:formula="of:=ATAN2([.V24]-[.G24];[.F24]-[.U24])" office:value-type="float" office:value="1.47467759472294" calcext:value-type="float">
            <text:p>1.475</text:p>
          </table:table-cell>
          <table:table-cell table:style-name="ce37" table:formula="of:=[.Y24]*180/PI()-btoa" office:value-type="float" office:value="67.4296147889632" calcext:value-type="float">
            <text:p>67.4</text:p>
          </table:table-cell>
          <table:table-cell table:style-name="ce28" table:formula="of:=COS(RADIANS([.E24]))*(bt+bs*COS(RADIANS(-[.Q24])) + bf*SIN(RADIANS([.S24]-[.Q24]+btoa)))" office:value-type="float" office:value="13.78" calcext:value-type="float">
            <text:p>13.78</text:p>
          </table:table-cell>
          <table:table-cell table:style-name="ce28" table:formula="of:=-bs*SIN(RADIANS(+[.Q24])) - bf*COS(RADIANS([.S24]-[.Q24]+btoa))" office:value-type="float" office:value="-8.68" calcext:value-type="float">
            <text:p>-8.68</text:p>
          </table:table-cell>
          <table:table-cell table:style-name="ce28" table:formula="of:=SIN(RADIANS([.E24])) * (bt+bs*COS(RADIANS(-[.Q24])) + bf*SIN(RADIANS([.S24]-[.Q24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85" calcext:value-type="float">
            <text:p>-8.8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5];[.C25])" office:value-type="float" office:value="-0" calcext:value-type="float">
            <text:p>0.00</text:p>
          </table:table-cell>
          <table:table-cell table:style-name="ce37" table:formula="of:=[.D25]*180/PI()" office:value-type="float" office:value="-0" calcext:value-type="float">
            <text:p>0.0</text:p>
          </table:table-cell>
          <table:table-cell table:style-name="ce35" table:formula="of:=-1*([.C25]*SIN([.D25]*-1)-[.A25]*COS([.D25]*-1))" office:value-type="float" office:value="13.78" calcext:value-type="float">
            <text:p>13.78</text:p>
          </table:table-cell>
          <table:table-cell table:formula="of:=[.B25]" office:value-type="float" office:value="-8.85" calcext:value-type="float">
            <text:p>-8.85</text:p>
          </table:table-cell>
          <table:table-cell table:style-name="ce35" table:formula="of:=bs*bs-bf*bf+[.F25]*[.F25]+[.G25]*[.G25]-bt*bt" office:value-type="float" office:value="195.476594" calcext:value-type="float">
            <text:p>195.48</text:p>
          </table:table-cell>
          <table:table-cell table:style-name="ce35" table:formula="of:=2*bt-2*[.F25]" office:value-type="float" office:value="-21.73" calcext:value-type="float">
            <text:p>-21.73</text:p>
          </table:table-cell>
          <table:table-cell table:style-name="ce35" table:formula="of:=1+([.I25]*[.I25])/(4*[.G25]*[.G25])" office:value-type="float" office:value="2.50720706055093" calcext:value-type="float">
            <text:p>2.51</text:p>
          </table:table-cell>
          <table:table-cell table:style-name="ce35" table:formula="of:=(-2*bt)+(2*[.H25]*[.I25])/(4*[.G25]*[.G25])" office:value-type="float" office:value="-32.9467696869993" calcext:value-type="float">
            <text:p>-32.95</text:p>
          </table:table-cell>
          <table:table-cell table:style-name="ce35" table:formula="of:=bt*bt+([.H25]*[.H25])/(4*[.G25]*[.G25])-bs*bs" office:value-type="float" office:value="72.4000081269457" calcext:value-type="float">
            <text:p>72.40</text:p>
          </table:table-cell>
          <table:table-cell table:style-name="ce11" table:formula="of:=[.K25]*[.K25]-4*[.J25]*[.L25]" office:value-type="float" office:value="359.402386568882" calcext:value-type="float">
            <text:p>359.4</text:p>
          </table:table-cell>
          <table:table-cell table:style-name="ce35" table:formula="of:=(-[.K25]+SQRT([.M25]))/(2*[.J25])" office:value-type="float" office:value="10.3510957325383" calcext:value-type="float">
            <text:p>10.35</text:p>
          </table:table-cell>
          <table:table-cell table:style-name="ce35" table:formula="of:=(bs*bs - bf*bf +[.F25]*[.F25]+[.G25]*[.G25]-bt*bt +[.N25]*(2*bt-2*[.F25]) ) /(2*[.G25])" office:value-type="float" office:value="1.66399526938181" calcext:value-type="float">
            <text:p>1.66</text:p>
          </table:table-cell>
          <table:table-cell table:style-name="ce35" table:formula="of:=ATAN2(([.N25]-bt);[.O25]*-1 )" office:value-type="float" office:value="-0.220145980339469" calcext:value-type="float">
            <text:p>-0.22</text:p>
          </table:table-cell>
          <table:table-cell table:style-name="ce43" table:formula="of:=[.P25]*180/PI()" office:value-type="float" office:value="-12.6134355502216" calcext:value-type="float">
            <text:p>-12.6</text:p>
          </table:table-cell>
          <table:table-cell table:style-name="ce18" table:formula="of:=ATAN2([.O25]-[.G25];[.F25]-[.N25])" office:value-type="float" office:value="0.315251455675125" calcext:value-type="float">
            <text:p>0.315</text:p>
          </table:table-cell>
          <table:table-cell table:style-name="ce10" table:formula="of:=[.R25]*180/PI()-btoa+[.Q25]" office:value-type="float" office:value="-11.6140451858462" calcext:value-type="float">
            <text:p>-11.6</text:p>
          </table:table-cell>
          <table:table-cell/>
          <table:table-cell table:style-name="ce35" table:formula="of:=(-[.K25]-SQRT([.M25]))/(2*[.J25])" office:value-type="float" office:value="2.78972945314043" calcext:value-type="float">
            <text:p>2.79</text:p>
          </table:table-cell>
          <table:table-cell table:style-name="ce35" table:formula="of:=(bs*bs - bf*bf +[.F25]*[.F25]+[.G25]*[.G25]-bt*bt +[.U25]*(2*bt-2*[.F25]) ) /(2*[.G25])" office:value-type="float" office:value="-7.61897022504285" calcext:value-type="float">
            <text:p>-7.62</text:p>
          </table:table-cell>
          <table:table-cell table:style-name="ce35" table:formula="of:=ATAN2(([.U25]-bt);[.V25]*-1 )" office:value-type="float" office:value="1.58723677170696" calcext:value-type="float">
            <text:p>1.59</text:p>
          </table:table-cell>
          <table:table-cell table:style-name="ce15" table:formula="of:=[.W25]*180/PI()" office:value-type="float" office:value="90.9419681067784" calcext:value-type="float">
            <text:p>90.9</text:p>
          </table:table-cell>
          <table:table-cell table:style-name="ce45" table:formula="of:=ATAN2([.V25]-[.G25];[.F25]-[.U25])" office:value-type="float" office:value="1.45925040654718" calcext:value-type="float">
            <text:p>1.459</text:p>
          </table:table-cell>
          <table:table-cell table:style-name="ce37" table:formula="of:=[.Y25]*180/PI()-btoa" office:value-type="float" office:value="66.5457020167381" calcext:value-type="float">
            <text:p>66.5</text:p>
          </table:table-cell>
          <table:table-cell table:style-name="ce28" table:formula="of:=COS(RADIANS([.E25]))*(bt+bs*COS(RADIANS(-[.Q25])) + bf*SIN(RADIANS([.S25]-[.Q25]+btoa)))" office:value-type="float" office:value="13.78" calcext:value-type="float">
            <text:p>13.78</text:p>
          </table:table-cell>
          <table:table-cell table:style-name="ce28" table:formula="of:=-bs*SIN(RADIANS(+[.Q25])) - bf*COS(RADIANS([.S25]-[.Q25]+btoa))" office:value-type="float" office:value="-8.85" calcext:value-type="float">
            <text:p>-8.85</text:p>
          </table:table-cell>
          <table:table-cell table:style-name="ce28" table:formula="of:=SIN(RADIANS([.E25])) * (bt+bs*COS(RADIANS(-[.Q25])) + bf*SIN(RADIANS([.S25]-[.Q25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03" calcext:value-type="float">
            <text:p>-9.0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6];[.C26])" office:value-type="float" office:value="-0" calcext:value-type="float">
            <text:p>0.00</text:p>
          </table:table-cell>
          <table:table-cell table:style-name="ce37" table:formula="of:=[.D26]*180/PI()" office:value-type="float" office:value="-0" calcext:value-type="float">
            <text:p>0.0</text:p>
          </table:table-cell>
          <table:table-cell table:style-name="ce35" table:formula="of:=-1*([.C26]*SIN([.D26]*-1)-[.A26]*COS([.D26]*-1))" office:value-type="float" office:value="13.78" calcext:value-type="float">
            <text:p>13.78</text:p>
          </table:table-cell>
          <table:table-cell table:formula="of:=[.B26]" office:value-type="float" office:value="-9.03" calcext:value-type="float">
            <text:p>-9.03</text:p>
          </table:table-cell>
          <table:table-cell table:style-name="ce35" table:formula="of:=bs*bs-bf*bf+[.F26]*[.F26]+[.G26]*[.G26]-bt*bt" office:value-type="float" office:value="198.694994" calcext:value-type="float">
            <text:p>198.69</text:p>
          </table:table-cell>
          <table:table-cell table:style-name="ce35" table:formula="of:=2*bt-2*[.F26]" office:value-type="float" office:value="-21.73" calcext:value-type="float">
            <text:p>-21.73</text:p>
          </table:table-cell>
          <table:table-cell table:style-name="ce35" table:formula="of:=1+([.I26]*[.I26])/(4*[.G26]*[.G26])" office:value-type="float" office:value="2.44771795503851" calcext:value-type="float">
            <text:p>2.45</text:p>
          </table:table-cell>
          <table:table-cell table:style-name="ce35" table:formula="of:=(-2*bt)+(2*[.H26]*[.I26])/(4*[.G26]*[.G26])" office:value-type="float" office:value="-32.3053161886857" calcext:value-type="float">
            <text:p>-32.31</text:p>
          </table:table-cell>
          <table:table-cell table:style-name="ce35" table:formula="of:=bt*bt+([.H26]*[.H26])/(4*[.G26]*[.G26])-bs*bs" office:value-type="float" office:value="71.475457104441" calcext:value-type="float">
            <text:p>71.48</text:p>
          </table:table-cell>
          <table:table-cell table:style-name="ce11" table:formula="of:=[.K26]*[.K26]-4*[.J26]*[.L26]" office:value-type="float" office:value="343.826415254456" calcext:value-type="float">
            <text:p>343.8</text:p>
          </table:table-cell>
          <table:table-cell table:style-name="ce35" table:formula="of:=(-[.K26]+SQRT([.M26]))/(2*[.J26])" office:value-type="float" office:value="10.3867916957926" calcext:value-type="float">
            <text:p>10.39</text:p>
          </table:table-cell>
          <table:table-cell table:style-name="ce35" table:formula="of:=(bs*bs - bf*bf +[.F26]*[.F26]+[.G26]*[.G26]-bt*bt +[.N26]*(2*bt-2*[.F26]) ) /(2*[.G26])" office:value-type="float" office:value="1.49556974250124" calcext:value-type="float">
            <text:p>1.50</text:p>
          </table:table-cell>
          <table:table-cell table:style-name="ce35" table:formula="of:=ATAN2(([.N26]-bt);[.O26]*-1 )" office:value-type="float" office:value="-0.197551449444783" calcext:value-type="float">
            <text:p>-0.20</text:p>
          </table:table-cell>
          <table:table-cell table:style-name="ce43" table:formula="of:=[.P26]*180/PI()" office:value-type="float" office:value="-11.3188642898781" calcext:value-type="float">
            <text:p>-11.3</text:p>
          </table:table-cell>
          <table:table-cell table:style-name="ce18" table:formula="of:=ATAN2([.O26]-[.G26];[.F26]-[.N26])" office:value-type="float" office:value="0.311858236377676" calcext:value-type="float">
            <text:p>0.312</text:p>
          </table:table-cell>
          <table:table-cell table:style-name="ce10" table:formula="of:=[.R26]*180/PI()-btoa+[.Q26]" office:value-type="float" office:value="-10.513891070209" calcext:value-type="float">
            <text:p>-10.5</text:p>
          </table:table-cell>
          <table:table-cell/>
          <table:table-cell table:style-name="ce35" table:formula="of:=(-[.K26]-SQRT([.M26]))/(2*[.J26])" office:value-type="float" office:value="2.81134501035312" calcext:value-type="float">
            <text:p>2.81</text:p>
          </table:table-cell>
          <table:table-cell table:style-name="ce35" table:formula="of:=(bs*bs - bf*bf +[.F26]*[.F26]+[.G26]*[.G26]-bt*bt +[.U26]*(2*bt-2*[.F26]) ) /(2*[.G26])" office:value-type="float" office:value="-7.61929495708896" calcext:value-type="float">
            <text:p>-7.62</text:p>
          </table:table-cell>
          <table:table-cell table:style-name="ce35" table:formula="of:=ATAN2(([.U26]-bt);[.V26]*-1 )" office:value-type="float" office:value="1.5843997633656" calcext:value-type="float">
            <text:p>1.58</text:p>
          </table:table-cell>
          <table:table-cell table:style-name="ce15" table:formula="of:=[.W26]*180/PI()" office:value-type="float" office:value="90.7794195023753" calcext:value-type="float">
            <text:p>90.8</text:p>
          </table:table-cell>
          <table:table-cell table:style-name="ce45" table:formula="of:=ATAN2([.V26]-[.G26];[.F26]-[.U26])" office:value-type="float" office:value="1.4428861032913" calcext:value-type="float">
            <text:p>1.443</text:p>
          </table:table-cell>
          <table:table-cell table:style-name="ce37" table:formula="of:=[.Y26]*180/PI()-btoa" office:value-type="float" office:value="65.6080965055039" calcext:value-type="float">
            <text:p>65.6</text:p>
          </table:table-cell>
          <table:table-cell table:style-name="ce28" table:formula="of:=COS(RADIANS([.E26]))*(bt+bs*COS(RADIANS(-[.Q26])) + bf*SIN(RADIANS([.S26]-[.Q26]+btoa)))" office:value-type="float" office:value="13.78" calcext:value-type="float">
            <text:p>13.78</text:p>
          </table:table-cell>
          <table:table-cell table:style-name="ce28" table:formula="of:=-bs*SIN(RADIANS(+[.Q26])) - bf*COS(RADIANS([.S26]-[.Q26]+btoa))" office:value-type="float" office:value="-9.03" calcext:value-type="float">
            <text:p>-9.03</text:p>
          </table:table-cell>
          <table:table-cell table:style-name="ce28" table:formula="of:=SIN(RADIANS([.E26])) * (bt+bs*COS(RADIANS(-[.Q26])) + bf*SIN(RADIANS([.S26]-[.Q26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2" calcext:value-type="float">
            <text:p>-9.2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7];[.C27])" office:value-type="float" office:value="-0" calcext:value-type="float">
            <text:p>0.00</text:p>
          </table:table-cell>
          <table:table-cell table:style-name="ce37" table:formula="of:=[.D27]*180/PI()" office:value-type="float" office:value="-0" calcext:value-type="float">
            <text:p>0.0</text:p>
          </table:table-cell>
          <table:table-cell table:style-name="ce35" table:formula="of:=-1*([.C27]*SIN([.D27]*-1)-[.A27]*COS([.D27]*-1))" office:value-type="float" office:value="13.78" calcext:value-type="float">
            <text:p>13.78</text:p>
          </table:table-cell>
          <table:table-cell table:formula="of:=[.B27]" office:value-type="float" office:value="-9.2" calcext:value-type="float">
            <text:p>-9.2</text:p>
          </table:table-cell>
          <table:table-cell table:style-name="ce35" table:formula="of:=bs*bs-bf*bf+[.F27]*[.F27]+[.G27]*[.G27]-bt*bt" office:value-type="float" office:value="201.794094" calcext:value-type="float">
            <text:p>201.79</text:p>
          </table:table-cell>
          <table:table-cell table:style-name="ce35" table:formula="of:=2*bt-2*[.F27]" office:value-type="float" office:value="-21.73" calcext:value-type="float">
            <text:p>-21.73</text:p>
          </table:table-cell>
          <table:table-cell table:style-name="ce35" table:formula="of:=1+([.I27]*[.I27])/(4*[.G27]*[.G27])" office:value-type="float" office:value="2.3947096526465" calcext:value-type="float">
            <text:p>2.39</text:p>
          </table:table-cell>
          <table:table-cell table:style-name="ce35" table:formula="of:=(-2*bt)+(2*[.H27]*[.I27])/(4*[.G27]*[.G27])" office:value-type="float" office:value="-31.7337432810728" calcext:value-type="float">
            <text:p>-31.73</text:p>
          </table:table-cell>
          <table:table-cell table:style-name="ce35" table:formula="of:=bt*bt+([.H27]*[.H27])/(4*[.G27]*[.G27])-bs*bs" office:value-type="float" office:value="70.709456537337" calcext:value-type="float">
            <text:p>70.71</text:p>
          </table:table-cell>
          <table:table-cell table:style-name="ce11" table:formula="of:=[.K27]*[.K27]-4*[.J27]*[.L27]" office:value-type="float" office:value="329.715990215634" calcext:value-type="float">
            <text:p>329.7</text:p>
          </table:table-cell>
          <table:table-cell table:style-name="ce35" table:formula="of:=(-[.K27]+SQRT([.M27]))/(2*[.J27])" office:value-type="float" office:value="10.4170930609137" calcext:value-type="float">
            <text:p>10.42</text:p>
          </table:table-cell>
          <table:table-cell table:style-name="ce35" table:formula="of:=(bs*bs - bf*bf +[.F27]*[.F27]+[.G27]*[.G27]-bt*bt +[.N27]*(2*bt-2*[.F27]) ) /(2*[.G27])" office:value-type="float" office:value="1.33529012030733" calcext:value-type="float">
            <text:p>1.34</text:p>
          </table:table-cell>
          <table:table-cell table:style-name="ce35" table:formula="of:=ATAN2(([.N27]-bt);[.O27]*-1 )" office:value-type="float" office:value="-0.176144379214959" calcext:value-type="float">
            <text:p>-0.18</text:p>
          </table:table-cell>
          <table:table-cell table:style-name="ce43" table:formula="of:=[.P27]*180/PI()" office:value-type="float" office:value="-10.0923295139691" calcext:value-type="float">
            <text:p>-10.1</text:p>
          </table:table-cell>
          <table:table-cell table:style-name="ce18" table:formula="of:=ATAN2([.O27]-[.G27];[.F27]-[.N27])" office:value-type="float" office:value="0.308980733330743" calcext:value-type="float">
            <text:p>0.309</text:p>
          </table:table-cell>
          <table:table-cell table:style-name="ce10" table:formula="of:=[.R27]*180/PI()-btoa+[.Q27]" office:value-type="float" office:value="-9.45222507442523" calcext:value-type="float">
            <text:p>-9.5</text:p>
          </table:table-cell>
          <table:table-cell/>
          <table:table-cell table:style-name="ce35" table:formula="of:=(-[.K27]-SQRT([.M27]))/(2*[.J27])" office:value-type="float" office:value="2.83451063392352" calcext:value-type="float">
            <text:p>2.83</text:p>
          </table:table-cell>
          <table:table-cell table:style-name="ce35" table:formula="of:=(bs*bs - bf*bf +[.F27]*[.F27]+[.G27]*[.G27]-bt*bt +[.U27]*(2*bt-2*[.F27]) ) /(2*[.G27])" office:value-type="float" office:value="-7.61957488721967" calcext:value-type="float">
            <text:p>-7.62</text:p>
          </table:table-cell>
          <table:table-cell table:style-name="ce35" table:formula="of:=ATAN2(([.U27]-bt);[.V27]*-1 )" office:value-type="float" office:value="1.58135943216485" calcext:value-type="float">
            <text:p>1.58</text:p>
          </table:table-cell>
          <table:table-cell table:style-name="ce15" table:formula="of:=[.W27]*180/PI()" office:value-type="float" office:value="90.6052213562506" calcext:value-type="float">
            <text:p>90.6</text:p>
          </table:table-cell>
          <table:table-cell table:style-name="ce45" table:formula="of:=ATAN2([.V27]-[.G27];[.F27]-[.U27])" office:value-type="float" office:value="1.42739686730916" calcext:value-type="float">
            <text:p>1.427</text:p>
          </table:table-cell>
          <table:table-cell table:style-name="ce37" table:formula="of:=[.Y27]*180/PI()-btoa" office:value-type="float" office:value="64.720628655845" calcext:value-type="float">
            <text:p>64.7</text:p>
          </table:table-cell>
          <table:table-cell table:style-name="ce28" table:formula="of:=COS(RADIANS([.E27]))*(bt+bs*COS(RADIANS(-[.Q27])) + bf*SIN(RADIANS([.S27]-[.Q27]+btoa)))" office:value-type="float" office:value="13.78" calcext:value-type="float">
            <text:p>13.78</text:p>
          </table:table-cell>
          <table:table-cell table:style-name="ce28" table:formula="of:=-bs*SIN(RADIANS(+[.Q27])) - bf*COS(RADIANS([.S27]-[.Q27]+btoa))" office:value-type="float" office:value="-9.2" calcext:value-type="float">
            <text:p>-9.20</text:p>
          </table:table-cell>
          <table:table-cell table:style-name="ce28" table:formula="of:=SIN(RADIANS([.E27])) * (bt+bs*COS(RADIANS(-[.Q27])) + bf*SIN(RADIANS([.S27]-[.Q27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38" calcext:value-type="float">
            <text:p>-9.3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8];[.C28])" office:value-type="float" office:value="-0" calcext:value-type="float">
            <text:p>0.00</text:p>
          </table:table-cell>
          <table:table-cell table:style-name="ce37" table:formula="of:=[.D28]*180/PI()" office:value-type="float" office:value="-0" calcext:value-type="float">
            <text:p>0.0</text:p>
          </table:table-cell>
          <table:table-cell table:style-name="ce35" table:formula="of:=-1*([.C28]*SIN([.D28]*-1)-[.A28]*COS([.D28]*-1))" office:value-type="float" office:value="13.78" calcext:value-type="float">
            <text:p>13.78</text:p>
          </table:table-cell>
          <table:table-cell table:formula="of:=[.B28]" office:value-type="float" office:value="-9.38" calcext:value-type="float">
            <text:p>-9.38</text:p>
          </table:table-cell>
          <table:table-cell table:style-name="ce35" table:formula="of:=bs*bs-bf*bf+[.F28]*[.F28]+[.G28]*[.G28]-bt*bt" office:value-type="float" office:value="205.138494" calcext:value-type="float">
            <text:p>205.14</text:p>
          </table:table-cell>
          <table:table-cell table:style-name="ce35" table:formula="of:=2*bt-2*[.F28]" office:value-type="float" office:value="-21.73" calcext:value-type="float">
            <text:p>-21.73</text:p>
          </table:table-cell>
          <table:table-cell table:style-name="ce35" table:formula="of:=1+([.I28]*[.I28])/(4*[.G28]*[.G28])" office:value-type="float" office:value="2.34169494819536" calcext:value-type="float">
            <text:p>2.34</text:p>
          </table:table-cell>
          <table:table-cell table:style-name="ce35" table:formula="of:=(-2*bt)+(2*[.H28]*[.I28])/(4*[.G28]*[.G28])" office:value-type="float" office:value="-31.1621013419424" calcext:value-type="float">
            <text:p>-31.16</text:p>
          </table:table-cell>
          <table:table-cell table:style-name="ce35" table:formula="of:=bt*bt+([.H28]*[.H28])/(4*[.G28]*[.G28])-bs*bs" office:value-type="float" office:value="70.0045948836044" calcext:value-type="float">
            <text:p>70.00</text:p>
          </table:table-cell>
          <table:table-cell table:style-name="ce11" table:formula="of:=[.K28]*[.K28]-4*[.J28]*[.L28]" office:value-type="float" office:value="315.358935287893" calcext:value-type="float">
            <text:p>315.4</text:p>
          </table:table-cell>
          <table:table-cell table:style-name="ce35" table:formula="of:=(-[.K28]+SQRT([.M28]))/(2*[.J28])" office:value-type="float" office:value="10.4455214600467" calcext:value-type="float">
            <text:p>10.45</text:p>
          </table:table-cell>
          <table:table-cell table:style-name="ce35" table:formula="of:=(bs*bs - bf*bf +[.F28]*[.F28]+[.G28]*[.G28]-bt*bt +[.N28]*(2*bt-2*[.F28]) ) /(2*[.G28])" office:value-type="float" office:value="1.16432235217565" calcext:value-type="float">
            <text:p>1.16</text:p>
          </table:table-cell>
          <table:table-cell table:style-name="ce35" table:formula="of:=ATAN2(([.N28]-bt);[.O28]*-1 )" office:value-type="float" office:value="-0.15339911464056" calcext:value-type="float">
            <text:p>-0.15</text:p>
          </table:table-cell>
          <table:table-cell table:style-name="ce43" table:formula="of:=[.P28]*180/PI()" office:value-type="float" office:value="-8.78912184994757" calcext:value-type="float">
            <text:p>-8.8</text:p>
          </table:table-cell>
          <table:table-cell table:style-name="ce18" table:formula="of:=ATAN2([.O28]-[.G28];[.F28]-[.N28])" office:value-type="float" office:value="0.306283493812211" calcext:value-type="float">
            <text:p>0.306</text:p>
          </table:table-cell>
          <table:table-cell table:style-name="ce10" table:formula="of:=[.R28]*180/PI()-btoa+[.Q28]" office:value-type="float" office:value="-8.30355785115147" calcext:value-type="float">
            <text:p>-8.3</text:p>
          </table:table-cell>
          <table:table-cell/>
          <table:table-cell table:style-name="ce35" table:formula="of:=(-[.K28]-SQRT([.M28]))/(2*[.J28])" office:value-type="float" office:value="2.86197675442296" calcext:value-type="float">
            <text:p>2.86</text:p>
          </table:table-cell>
          <table:table-cell table:style-name="ce35" table:formula="of:=(bs*bs - bf*bf +[.F28]*[.F28]+[.G28]*[.G28]-bt*bt +[.U28]*(2*bt-2*[.F28]) ) /(2*[.G28])" office:value-type="float" office:value="-7.61981551846424" calcext:value-type="float">
            <text:p>-7.62</text:p>
          </table:table-cell>
          <table:table-cell table:style-name="ce35" table:formula="of:=ATAN2(([.U28]-bt);[.V28]*-1 )" office:value-type="float" office:value="1.57775481412848" calcext:value-type="float">
            <text:p>1.58</text:p>
          </table:table-cell>
          <table:table-cell table:style-name="ce15" table:formula="of:=[.W28]*180/PI()" office:value-type="float" office:value="90.3986919560094" calcext:value-type="float">
            <text:p>90.4</text:p>
          </table:table-cell>
          <table:table-cell table:style-name="ce45" table:formula="of:=ATAN2([.V28]-[.G28];[.F28]-[.U28])" office:value-type="float" office:value="1.41095346028967" calcext:value-type="float">
            <text:p>1.411</text:p>
          </table:table-cell>
          <table:table-cell table:style-name="ce37" table:formula="of:=[.Y28]*180/PI()-btoa" office:value-type="float" office:value="63.7784908328124" calcext:value-type="float">
            <text:p>63.8</text:p>
          </table:table-cell>
          <table:table-cell table:style-name="ce28" table:formula="of:=COS(RADIANS([.E28]))*(bt+bs*COS(RADIANS(-[.Q28])) + bf*SIN(RADIANS([.S28]-[.Q28]+btoa)))" office:value-type="float" office:value="13.78" calcext:value-type="float">
            <text:p>13.78</text:p>
          </table:table-cell>
          <table:table-cell table:style-name="ce28" table:formula="of:=-bs*SIN(RADIANS(+[.Q28])) - bf*COS(RADIANS([.S28]-[.Q28]+btoa))" office:value-type="float" office:value="-9.38" calcext:value-type="float">
            <text:p>-9.38</text:p>
          </table:table-cell>
          <table:table-cell table:style-name="ce28" table:formula="of:=SIN(RADIANS([.E28])) * (bt+bs*COS(RADIANS(-[.Q28])) + bf*SIN(RADIANS([.S28]-[.Q28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55" calcext:value-type="float">
            <text:p>-9.5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29];[.C29])" office:value-type="float" office:value="-0" calcext:value-type="float">
            <text:p>0.00</text:p>
          </table:table-cell>
          <table:table-cell table:style-name="ce37" table:formula="of:=[.D29]*180/PI()" office:value-type="float" office:value="-0" calcext:value-type="float">
            <text:p>0.0</text:p>
          </table:table-cell>
          <table:table-cell table:style-name="ce35" table:formula="of:=-1*([.C29]*SIN([.D29]*-1)-[.A29]*COS([.D29]*-1))" office:value-type="float" office:value="13.78" calcext:value-type="float">
            <text:p>13.78</text:p>
          </table:table-cell>
          <table:table-cell table:formula="of:=[.B29]" office:value-type="float" office:value="-9.55" calcext:value-type="float">
            <text:p>-9.55</text:p>
          </table:table-cell>
          <table:table-cell table:style-name="ce35" table:formula="of:=bs*bs-bf*bf+[.F29]*[.F29]+[.G29]*[.G29]-bt*bt" office:value-type="float" office:value="208.356594" calcext:value-type="float">
            <text:p>208.36</text:p>
          </table:table-cell>
          <table:table-cell table:style-name="ce35" table:formula="of:=2*bt-2*[.F29]" office:value-type="float" office:value="-21.73" calcext:value-type="float">
            <text:p>-21.73</text:p>
          </table:table-cell>
          <table:table-cell table:style-name="ce35" table:formula="of:=1+([.I29]*[.I29])/(4*[.G29]*[.G29])" office:value-type="float" office:value="2.29435295085113" calcext:value-type="float">
            <text:p>2.29</text:p>
          </table:table-cell>
          <table:table-cell table:style-name="ce35" table:formula="of:=(-2*bt)+(2*[.H29]*[.I29])/(4*[.G29]*[.G29])" office:value-type="float" office:value="-30.6516265322771" calcext:value-type="float">
            <text:p>-30.65</text:p>
          </table:table-cell>
          <table:table-cell table:style-name="ce35" table:formula="of:=bt*bt+([.H29]*[.H29])/(4*[.G29]*[.G29])-bs*bs" office:value-type="float" office:value="69.4330450139274" calcext:value-type="float">
            <text:p>69.43</text:p>
          </table:table-cell>
          <table:table-cell table:style-name="ce11" table:formula="of:=[.K29]*[.K29]-4*[.J29]*[.L29]" office:value-type="float" office:value="302.306562217058" calcext:value-type="float">
            <text:p>302.3</text:p>
          </table:table-cell>
          <table:table-cell table:style-name="ce35" table:formula="of:=(-[.K29]+SQRT([.M29]))/(2*[.J29])" office:value-type="float" office:value="10.468875726122" calcext:value-type="float">
            <text:p>10.47</text:p>
          </table:table-cell>
          <table:table-cell table:style-name="ce35" table:formula="of:=(bs*bs - bf*bf +[.F29]*[.F29]+[.G29]*[.G29]-bt*bt +[.N29]*(2*bt-2*[.F29]) ) /(2*[.G29])" office:value-type="float" office:value="1.0016793470488" calcext:value-type="float">
            <text:p>1.00</text:p>
          </table:table-cell>
          <table:table-cell table:style-name="ce35" table:formula="of:=ATAN2(([.N29]-bt);[.O29]*-1 )" office:value-type="float" office:value="-0.131835547886787" calcext:value-type="float">
            <text:p>-0.13</text:p>
          </table:table-cell>
          <table:table-cell table:style-name="ce43" table:formula="of:=[.P29]*180/PI()" office:value-type="float" office:value="-7.55362048370778" calcext:value-type="float">
            <text:p>-7.6</text:p>
          </table:table-cell>
          <table:table-cell table:style-name="ce18" table:formula="of:=ATAN2([.O29]-[.G29];[.F29]-[.N29])" office:value-type="float" office:value="0.304069400652031" calcext:value-type="float">
            <text:p>0.304</text:p>
          </table:table-cell>
          <table:table-cell table:style-name="ce10" table:formula="of:=[.R29]*180/PI()-btoa+[.Q29]" office:value-type="float" office:value="-7.1949146784388" calcext:value-type="float">
            <text:p>-7.2</text:p>
          </table:table-cell>
          <table:table-cell/>
          <table:table-cell table:style-name="ce35" table:formula="of:=(-[.K29]-SQRT([.M29]))/(2*[.J29])" office:value-type="float" office:value="2.89071941415764" calcext:value-type="float">
            <text:p>2.89</text:p>
          </table:table-cell>
          <table:table-cell table:style-name="ce35" table:formula="of:=(bs*bs - bf*bf +[.F29]*[.F29]+[.G29]*[.G29]-bt*bt +[.U29]*(2*bt-2*[.F29]) ) /(2*[.G29])" office:value-type="float" office:value="-7.61996131572537" calcext:value-type="float">
            <text:p>-7.62</text:p>
          </table:table-cell>
          <table:table-cell table:style-name="ce35" table:formula="of:=ATAN2(([.U29]-bt);[.V29]*-1 )" office:value-type="float" office:value="1.5739827607753" calcext:value-type="float">
            <text:p>1.57</text:p>
          </table:table-cell>
          <table:table-cell table:style-name="ce15" table:formula="of:=[.W29]*180/PI()" office:value-type="float" office:value="90.1825692187742" calcext:value-type="float">
            <text:p>90.2</text:p>
          </table:table-cell>
          <table:table-cell table:style-name="ce45" table:formula="of:=ATAN2([.V29]-[.G29];[.F29]-[.U29])" office:value-type="float" office:value="1.39537604004925" calcext:value-type="float">
            <text:p>1.395</text:p>
          </table:table-cell>
          <table:table-cell table:style-name="ce37" table:formula="of:=[.Y29]*180/PI()-btoa" office:value-type="float" office:value="62.8859703973349" calcext:value-type="float">
            <text:p>62.9</text:p>
          </table:table-cell>
          <table:table-cell table:style-name="ce28" table:formula="of:=COS(RADIANS([.E29]))*(bt+bs*COS(RADIANS(-[.Q29])) + bf*SIN(RADIANS([.S29]-[.Q29]+btoa)))" office:value-type="float" office:value="13.78" calcext:value-type="float">
            <text:p>13.78</text:p>
          </table:table-cell>
          <table:table-cell table:style-name="ce28" table:formula="of:=-bs*SIN(RADIANS(+[.Q29])) - bf*COS(RADIANS([.S29]-[.Q29]+btoa))" office:value-type="float" office:value="-9.55" calcext:value-type="float">
            <text:p>-9.55</text:p>
          </table:table-cell>
          <table:table-cell table:style-name="ce28" table:formula="of:=SIN(RADIANS([.E29])) * (bt+bs*COS(RADIANS(-[.Q29])) + bf*SIN(RADIANS([.S29]-[.Q29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73" calcext:value-type="float">
            <text:p>-9.7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0];[.C30])" office:value-type="float" office:value="-0" calcext:value-type="float">
            <text:p>0.00</text:p>
          </table:table-cell>
          <table:table-cell table:style-name="ce37" table:formula="of:=[.D30]*180/PI()" office:value-type="float" office:value="-0" calcext:value-type="float">
            <text:p>0.0</text:p>
          </table:table-cell>
          <table:table-cell table:style-name="ce35" table:formula="of:=-1*([.C30]*SIN([.D30]*-1)-[.A30]*COS([.D30]*-1))" office:value-type="float" office:value="13.78" calcext:value-type="float">
            <text:p>13.78</text:p>
          </table:table-cell>
          <table:table-cell table:formula="of:=[.B30]" office:value-type="float" office:value="-9.73" calcext:value-type="float">
            <text:p>-9.73</text:p>
          </table:table-cell>
          <table:table-cell table:style-name="ce35" table:formula="of:=bs*bs-bf*bf+[.F30]*[.F30]+[.G30]*[.G30]-bt*bt" office:value-type="float" office:value="211.826994" calcext:value-type="float">
            <text:p>211.83</text:p>
          </table:table-cell>
          <table:table-cell table:style-name="ce35" table:formula="of:=2*bt-2*[.F30]" office:value-type="float" office:value="-21.73" calcext:value-type="float">
            <text:p>-21.73</text:p>
          </table:table-cell>
          <table:table-cell table:style-name="ce35" table:formula="of:=1+([.I30]*[.I30])/(4*[.G30]*[.G30])" office:value-type="float" office:value="2.24690618962765" calcext:value-type="float">
            <text:p>2.25</text:p>
          </table:table-cell>
          <table:table-cell table:style-name="ce35" table:formula="of:=(-2*bt)+(2*[.H30]*[.I30])/(4*[.G30]*[.G30])" office:value-type="float" office:value="-30.140022084567" calcext:value-type="float">
            <text:p>-30.14</text:p>
          </table:table-cell>
          <table:table-cell table:style-name="ce35" table:formula="of:=bt*bt+([.H30]*[.H30])/(4*[.G30]*[.G30])-bs*bs" office:value-type="float" office:value="68.9215250056934" calcext:value-type="float">
            <text:p>68.92</text:p>
          </table:table-cell>
          <table:table-cell table:style-name="ce11" table:formula="of:=[.K30]*[.K30]-4*[.J30]*[.L30]" office:value-type="float" office:value="288.980126722706" calcext:value-type="float">
            <text:p>289.0</text:p>
          </table:table-cell>
          <table:table-cell table:style-name="ce35" table:formula="of:=(-[.K30]+SQRT([.M30]))/(2*[.J30])" office:value-type="float" office:value="10.4898544015703" calcext:value-type="float">
            <text:p>10.49</text:p>
          </table:table-cell>
          <table:table-cell table:style-name="ce35" table:formula="of:=(bs*bs - bf*bf +[.F30]*[.F30]+[.G30]*[.G30]-bt*bt +[.N30]*(2*bt-2*[.F30]) ) /(2*[.G30])" office:value-type="float" office:value="0.828239575854185" calcext:value-type="float">
            <text:p>0.83</text:p>
          </table:table-cell>
          <table:table-cell table:style-name="ce35" table:formula="of:=ATAN2(([.N30]-bt);[.O30]*-1 )" office:value-type="float" office:value="-0.108908022315262" calcext:value-type="float">
            <text:p>-0.11</text:p>
          </table:table-cell>
          <table:table-cell table:style-name="ce43" table:formula="of:=[.P30]*180/PI()" office:value-type="float" office:value="-6.23997003378112" calcext:value-type="float">
            <text:p>-6.2</text:p>
          </table:table-cell>
          <table:table-cell table:style-name="ce18" table:formula="of:=ATAN2([.O30]-[.G30];[.F30]-[.N30])" office:value-type="float" office:value="0.302081835600866" calcext:value-type="float">
            <text:p>0.302</text:p>
          </table:table-cell>
          <table:table-cell table:style-name="ce10" table:formula="of:=[.R30]*180/PI()-btoa+[.Q30]" office:value-type="float" office:value="-5.99514331745159" calcext:value-type="float">
            <text:p>-6.0</text:p>
          </table:table-cell>
          <table:table-cell/>
          <table:table-cell table:style-name="ce35" table:formula="of:=(-[.K30]-SQRT([.M30]))/(2*[.J30])" office:value-type="float" office:value="2.92415559301769" calcext:value-type="float">
            <text:p>2.92</text:p>
          </table:table-cell>
          <table:table-cell table:style-name="ce35" table:formula="of:=(bs*bs - bf*bf +[.F30]*[.F30]+[.G30]*[.G30]-bt*bt +[.U30]*(2*bt-2*[.F30]) ) /(2*[.G30])" office:value-type="float" office:value="-7.61999449967758" calcext:value-type="float">
            <text:p>-7.62</text:p>
          </table:table-cell>
          <table:table-cell table:style-name="ce35" table:formula="of:=ATAN2(([.U30]-bt);[.V30]*-1 )" office:value-type="float" office:value="1.5695948051124" calcext:value-type="float">
            <text:p>1.57</text:p>
          </table:table-cell>
          <table:table-cell table:style-name="ce15" table:formula="of:=[.W30]*180/PI()" office:value-type="float" office:value="89.9311578785996" calcext:value-type="float">
            <text:p>89.9</text:p>
          </table:table-cell>
          <table:table-cell table:style-name="ce45" table:formula="of:=ATAN2([.V30]-[.G30];[.F30]-[.U30])" office:value-type="float" office:value="1.37882403519179" calcext:value-type="float">
            <text:p>1.379</text:p>
          </table:table-cell>
          <table:table-cell table:style-name="ce37" table:formula="of:=[.Y30]*180/PI()-btoa" office:value-type="float" office:value="61.9376103765223" calcext:value-type="float">
            <text:p>61.9</text:p>
          </table:table-cell>
          <table:table-cell table:style-name="ce28" table:formula="of:=COS(RADIANS([.E30]))*(bt+bs*COS(RADIANS(-[.Q30])) + bf*SIN(RADIANS([.S30]-[.Q30]+btoa)))" office:value-type="float" office:value="13.78" calcext:value-type="float">
            <text:p>13.78</text:p>
          </table:table-cell>
          <table:table-cell table:style-name="ce28" table:formula="of:=-bs*SIN(RADIANS(+[.Q30])) - bf*COS(RADIANS([.S30]-[.Q30]+btoa))" office:value-type="float" office:value="-9.73" calcext:value-type="float">
            <text:p>-9.73</text:p>
          </table:table-cell>
          <table:table-cell table:style-name="ce28" table:formula="of:=SIN(RADIANS([.E30])) * (bt+bs*COS(RADIANS(-[.Q30])) + bf*SIN(RADIANS([.S30]-[.Q30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9" calcext:value-type="float">
            <text:p>-9.9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1];[.C31])" office:value-type="float" office:value="-0" calcext:value-type="float">
            <text:p>0.00</text:p>
          </table:table-cell>
          <table:table-cell table:style-name="ce37" table:formula="of:=[.D31]*180/PI()" office:value-type="float" office:value="-0" calcext:value-type="float">
            <text:p>0.0</text:p>
          </table:table-cell>
          <table:table-cell table:style-name="ce35" table:formula="of:=-1*([.C31]*SIN([.D31]*-1)-[.A31]*COS([.D31]*-1))" office:value-type="float" office:value="13.78" calcext:value-type="float">
            <text:p>13.78</text:p>
          </table:table-cell>
          <table:table-cell table:formula="of:=[.B31]" office:value-type="float" office:value="-9.9" calcext:value-type="float">
            <text:p>-9.9</text:p>
          </table:table-cell>
          <table:table-cell table:style-name="ce35" table:formula="of:=bs*bs-bf*bf+[.F31]*[.F31]+[.G31]*[.G31]-bt*bt" office:value-type="float" office:value="215.164094" calcext:value-type="float">
            <text:p>215.16</text:p>
          </table:table-cell>
          <table:table-cell table:style-name="ce35" table:formula="of:=2*bt-2*[.F31]" office:value-type="float" office:value="-21.73" calcext:value-type="float">
            <text:p>-21.73</text:p>
          </table:table-cell>
          <table:table-cell table:style-name="ce35" table:formula="of:=1+([.I31]*[.I31])/(4*[.G31]*[.G31])" office:value-type="float" office:value="2.20445082134476" calcext:value-type="float">
            <text:p>2.20</text:p>
          </table:table-cell>
          <table:table-cell table:style-name="ce35" table:formula="of:=(-2*bt)+(2*[.H31]*[.I31])/(4*[.G31]*[.G31])" office:value-type="float" office:value="-29.6822383563922" calcext:value-type="float">
            <text:p>-29.68</text:p>
          </table:table-cell>
          <table:table-cell table:style-name="ce35" table:formula="of:=bt*bt+([.H31]*[.H31])/(4*[.G31]*[.G31])-bs*bs" office:value-type="float" office:value="68.521763238039" calcext:value-type="float">
            <text:p>68.52</text:p>
          </table:table-cell>
          <table:table-cell table:style-name="ce11" table:formula="of:=[.K31]*[.K31]-4*[.J31]*[.L31]" office:value-type="float" office:value="276.823844845335" calcext:value-type="float">
            <text:p>276.8</text:p>
          </table:table-cell>
          <table:table-cell table:style-name="ce35" table:formula="of:=(-[.K31]+SQRT([.M31]))/(2*[.J31])" office:value-type="float" office:value="10.5060775170465" calcext:value-type="float">
            <text:p>10.51</text:p>
          </table:table-cell>
          <table:table-cell table:style-name="ce35" table:formula="of:=(bs*bs - bf*bf +[.F31]*[.F31]+[.G31]*[.G31]-bt*bt +[.N31]*(2*bt-2*[.F31]) ) /(2*[.G31])" office:value-type="float" office:value="0.66328133562727" calcext:value-type="float">
            <text:p>0.66</text:p>
          </table:table-cell>
          <table:table-cell table:style-name="ce35" table:formula="of:=ATAN2(([.N31]-bt);[.O31]*-1 )" office:value-type="float" office:value="-0.0871550912926442" calcext:value-type="float">
            <text:p>-0.09</text:p>
          </table:table-cell>
          <table:table-cell table:style-name="ce43" table:formula="of:=[.P31]*180/PI()" office:value-type="float" office:value="-4.9936188941459" calcext:value-type="float">
            <text:p>-5.0</text:p>
          </table:table-cell>
          <table:table-cell table:style-name="ce18" table:formula="of:=ATAN2([.O31]-[.G31];[.F31]-[.N31])" office:value-type="float" office:value="0.300545666652249" calcext:value-type="float">
            <text:p>0.301</text:p>
          </table:table-cell>
          <table:table-cell table:style-name="ce10" table:formula="of:=[.R31]*180/PI()-btoa+[.Q31]" office:value-type="float" office:value="-4.83680817519115" calcext:value-type="float">
            <text:p>-4.8</text:p>
          </table:table-cell>
          <table:table-cell/>
          <table:table-cell table:style-name="ce35" table:formula="of:=(-[.K31]-SQRT([.M31]))/(2*[.J31])" office:value-type="float" office:value="2.95860859388496" calcext:value-type="float">
            <text:p>2.96</text:p>
          </table:table-cell>
          <table:table-cell table:style-name="ce35" table:formula="of:=(bs*bs - bf*bf +[.F31]*[.F31]+[.G31]*[.G31]-bt*bt +[.U31]*(2*bt-2*[.F31]) ) /(2*[.G31])" office:value-type="float" office:value="-7.61987521489292" calcext:value-type="float">
            <text:p>-7.62</text:p>
          </table:table-cell>
          <table:table-cell table:style-name="ce35" table:formula="of:=ATAN2(([.U31]-bt);[.V31]*-1 )" office:value-type="float" office:value="1.56507338297189" calcext:value-type="float">
            <text:p>1.57</text:p>
          </table:table-cell>
          <table:table-cell table:style-name="ce15" table:formula="of:=[.W31]*180/PI()" office:value-type="float" office:value="89.6720994725515" calcext:value-type="float">
            <text:p>89.7</text:p>
          </table:table-cell>
          <table:table-cell table:style-name="ce45" table:formula="of:=ATAN2([.V31]-[.G31];[.F31]-[.U31])" office:value-type="float" office:value="1.36312869525829" calcext:value-type="float">
            <text:p>1.363</text:p>
          </table:table-cell>
          <table:table-cell table:style-name="ce37" table:formula="of:=[.Y31]*180/PI()-btoa" office:value-type="float" office:value="61.0383336403099" calcext:value-type="float">
            <text:p>61.0</text:p>
          </table:table-cell>
          <table:table-cell table:style-name="ce28" table:formula="of:=COS(RADIANS([.E31]))*(bt+bs*COS(RADIANS(-[.Q31])) + bf*SIN(RADIANS([.S31]-[.Q31]+btoa)))" office:value-type="float" office:value="13.78" calcext:value-type="float">
            <text:p>13.78</text:p>
          </table:table-cell>
          <table:table-cell table:style-name="ce28" table:formula="of:=-bs*SIN(RADIANS(+[.Q31])) - bf*COS(RADIANS([.S31]-[.Q31]+btoa))" office:value-type="float" office:value="-9.9" calcext:value-type="float">
            <text:p>-9.90</text:p>
          </table:table-cell>
          <table:table-cell table:style-name="ce28" table:formula="of:=SIN(RADIANS([.E31])) * (bt+bs*COS(RADIANS(-[.Q31])) + bf*SIN(RADIANS([.S31]-[.Q31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08" calcext:value-type="float">
            <text:p>-10.0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2];[.C32])" office:value-type="float" office:value="-0" calcext:value-type="float">
            <text:p>0.00</text:p>
          </table:table-cell>
          <table:table-cell table:style-name="ce37" table:formula="of:=[.D32]*180/PI()" office:value-type="float" office:value="-0" calcext:value-type="float">
            <text:p>0.0</text:p>
          </table:table-cell>
          <table:table-cell table:style-name="ce35" table:formula="of:=-1*([.C32]*SIN([.D32]*-1)-[.A32]*COS([.D32]*-1))" office:value-type="float" office:value="13.78" calcext:value-type="float">
            <text:p>13.78</text:p>
          </table:table-cell>
          <table:table-cell table:formula="of:=[.B32]" office:value-type="float" office:value="-10.08" calcext:value-type="float">
            <text:p>-10.08</text:p>
          </table:table-cell>
          <table:table-cell table:style-name="ce35" table:formula="of:=bs*bs-bf*bf+[.F32]*[.F32]+[.G32]*[.G32]-bt*bt" office:value-type="float" office:value="218.760494" calcext:value-type="float">
            <text:p>218.76</text:p>
          </table:table-cell>
          <table:table-cell table:style-name="ce35" table:formula="of:=2*bt-2*[.F32]" office:value-type="float" office:value="-21.73" calcext:value-type="float">
            <text:p>-21.73</text:p>
          </table:table-cell>
          <table:table-cell table:style-name="ce35" table:formula="of:=1+([.I32]*[.I32])/(4*[.G32]*[.G32])" office:value-type="float" office:value="2.16181879291068" calcext:value-type="float">
            <text:p>2.16</text:p>
          </table:table-cell>
          <table:table-cell table:style-name="ce35" table:formula="of:=(-2*bt)+(2*[.H32]*[.I32])/(4*[.G32]*[.G32])" office:value-type="float" office:value="-29.2225497538541" calcext:value-type="float">
            <text:p>-29.22</text:p>
          </table:table-cell>
          <table:table-cell table:style-name="ce35" table:formula="of:=bt*bt+([.H32]*[.H32])/(4*[.G32]*[.G32])-bs*bs" office:value-type="float" office:value="68.1816915456212" calcext:value-type="float">
            <text:p>68.18</text:p>
          </table:table-cell>
          <table:table-cell table:style-name="ce11" table:formula="of:=[.K32]*[.K32]-4*[.J32]*[.L32]" office:value-type="float" office:value="264.371565653424" calcext:value-type="float">
            <text:p>264.4</text:p>
          </table:table-cell>
          <table:table-cell table:style-name="ce35" table:formula="of:=(-[.K32]+SQRT([.M32]))/(2*[.J32])" office:value-type="float" office:value="10.5193961756742" calcext:value-type="float">
            <text:p>10.52</text:p>
          </table:table-cell>
          <table:table-cell table:style-name="ce35" table:formula="of:=(bs*bs - bf*bf +[.F32]*[.F32]+[.G32]*[.G32]-bt*bt +[.N32]*(2*bt-2*[.F32]) ) /(2*[.G32])" office:value-type="float" office:value="0.487400044513869" calcext:value-type="float">
            <text:p>0.49</text:p>
          </table:table-cell>
          <table:table-cell table:style-name="ce35" table:formula="of:=ATAN2(([.N32]-bt);[.O32]*-1 )" office:value-type="float" office:value="-0.06400695639797" calcext:value-type="float">
            <text:p>-0.06</text:p>
          </table:table-cell>
          <table:table-cell table:style-name="ce43" table:formula="of:=[.P32]*180/PI()" office:value-type="float" office:value="-3.66732846108156" calcext:value-type="float">
            <text:p>-3.7</text:p>
          </table:table-cell>
          <table:table-cell table:style-name="ce18" table:formula="of:=ATAN2([.O32]-[.G32];[.F32]-[.N32])" office:value-type="float" office:value="0.299285067751121" calcext:value-type="float">
            <text:p>0.299</text:p>
          </table:table-cell>
          <table:table-cell table:style-name="ce10" table:formula="of:=[.R32]*180/PI()-btoa+[.Q32]" office:value-type="float" office:value="-3.58274473882032" calcext:value-type="float">
            <text:p>-3.6</text:p>
          </table:table-cell>
          <table:table-cell/>
          <table:table-cell table:style-name="ce35" table:formula="of:=(-[.K32]-SQRT([.M32]))/(2*[.J32])" office:value-type="float" office:value="2.99817978845589" calcext:value-type="float">
            <text:p>3.00</text:p>
          </table:table-cell>
          <table:table-cell table:style-name="ce35" table:formula="of:=(bs*bs - bf*bf +[.F32]*[.F32]+[.G32]*[.G32]-bt*bt +[.U32]*(2*bt-2*[.F32]) ) /(2*[.G32])" office:value-type="float" office:value="-7.61954599190742" calcext:value-type="float">
            <text:p>-7.62</text:p>
          </table:table-cell>
          <table:table-cell table:style-name="ce35" table:formula="of:=ATAN2(([.U32]-bt);[.V32]*-1 )" office:value-type="float" office:value="1.55988012725726" calcext:value-type="float">
            <text:p>1.56</text:p>
          </table:table-cell>
          <table:table-cell table:style-name="ce15" table:formula="of:=[.W32]*180/PI()" office:value-type="float" office:value="89.374547838171" calcext:value-type="float">
            <text:p>89.4</text:p>
          </table:table-cell>
          <table:table-cell table:style-name="ce45" table:formula="of:=ATAN2([.V32]-[.G32];[.F32]-[.U32])" office:value-type="float" office:value="1.34643441497938" calcext:value-type="float">
            <text:p>1.346</text:p>
          </table:table-cell>
          <table:table-cell table:style-name="ce37" table:formula="of:=[.Y32]*180/PI()-btoa" office:value-type="float" office:value="60.0818218383196" calcext:value-type="float">
            <text:p>60.1</text:p>
          </table:table-cell>
          <table:table-cell table:style-name="ce28" table:formula="of:=COS(RADIANS([.E32]))*(bt+bs*COS(RADIANS(-[.Q32])) + bf*SIN(RADIANS([.S32]-[.Q32]+btoa)))" office:value-type="float" office:value="13.78" calcext:value-type="float">
            <text:p>13.78</text:p>
          </table:table-cell>
          <table:table-cell table:style-name="ce28" table:formula="of:=-bs*SIN(RADIANS(+[.Q32])) - bf*COS(RADIANS([.S32]-[.Q32]+btoa))" office:value-type="float" office:value="-10.08" calcext:value-type="float">
            <text:p>-10.08</text:p>
          </table:table-cell>
          <table:table-cell table:style-name="ce28" table:formula="of:=SIN(RADIANS([.E32])) * (bt+bs*COS(RADIANS(-[.Q32])) + bf*SIN(RADIANS([.S32]-[.Q32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25" calcext:value-type="float">
            <text:p>-10.2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3];[.C33])" office:value-type="float" office:value="-0" calcext:value-type="float">
            <text:p>0.00</text:p>
          </table:table-cell>
          <table:table-cell table:style-name="ce37" table:formula="of:=[.D33]*180/PI()" office:value-type="float" office:value="-0" calcext:value-type="float">
            <text:p>0.0</text:p>
          </table:table-cell>
          <table:table-cell table:style-name="ce35" table:formula="of:=-1*([.C33]*SIN([.D33]*-1)-[.A33]*COS([.D33]*-1))" office:value-type="float" office:value="13.78" calcext:value-type="float">
            <text:p>13.78</text:p>
          </table:table-cell>
          <table:table-cell table:formula="of:=[.B33]" office:value-type="float" office:value="-10.25" calcext:value-type="float">
            <text:p>-10.25</text:p>
          </table:table-cell>
          <table:table-cell table:style-name="ce35" table:formula="of:=bs*bs-bf*bf+[.F33]*[.F33]+[.G33]*[.G33]-bt*bt" office:value-type="float" office:value="222.216594" calcext:value-type="float">
            <text:p>222.22</text:p>
          </table:table-cell>
          <table:table-cell table:style-name="ce35" table:formula="of:=2*bt-2*[.F33]" office:value-type="float" office:value="-21.73" calcext:value-type="float">
            <text:p>-21.73</text:p>
          </table:table-cell>
          <table:table-cell table:style-name="ce35" table:formula="of:=1+([.I33]*[.I33])/(4*[.G33]*[.G33])" office:value-type="float" office:value="2.1236" calcext:value-type="float">
            <text:p>2.12</text:p>
          </table:table-cell>
          <table:table-cell table:style-name="ce35" table:formula="of:=(-2*bt)+(2*[.H33]*[.I33])/(4*[.G33]*[.G33])" office:value-type="float" office:value="-28.8104477697561" calcext:value-type="float">
            <text:p>-28.81</text:p>
          </table:table-cell>
          <table:table-cell table:style-name="ce35" table:formula="of:=bt*bt+([.H33]*[.H33])/(4*[.G33]*[.G33])-bs*bs" office:value-type="float" office:value="67.9348229749217" calcext:value-type="float">
            <text:p>67.93</text:p>
          </table:table-cell>
          <table:table-cell table:style-name="ce11" table:formula="of:=[.K33]*[.K33]-4*[.J33]*[.L33]" office:value-type="float" office:value="252.976340415669" calcext:value-type="float">
            <text:p>253.0</text:p>
          </table:table-cell>
          <table:table-cell table:style-name="ce35" table:formula="of:=(-[.K33]+SQRT([.M33]))/(2*[.J33])" office:value-type="float" office:value="10.5282722123501" calcext:value-type="float">
            <text:p>10.53</text:p>
          </table:table-cell>
          <table:table-cell table:style-name="ce35" table:formula="of:=(bs*bs - bf*bf +[.F33]*[.F33]+[.G33]*[.G33]-bt*bt +[.N33]*(2*bt-2*[.F33]) ) /(2*[.G33])" office:value-type="float" office:value="0.320134691432518" calcext:value-type="float">
            <text:p>0.32</text:p>
          </table:table-cell>
          <table:table-cell table:style-name="ce35" table:formula="of:=ATAN2(([.N33]-bt);[.O33]*-1 )" office:value-type="float" office:value="-0.0420247954874481" calcext:value-type="float">
            <text:p>-0.04</text:p>
          </table:table-cell>
          <table:table-cell table:style-name="ce43" table:formula="of:=[.P33]*180/PI()" office:value-type="float" office:value="-2.4078434163312" calcext:value-type="float">
            <text:p>-2.4</text:p>
          </table:table-cell>
          <table:table-cell table:style-name="ce18" table:formula="of:=ATAN2([.O33]-[.G33];[.F33]-[.N33])" office:value-type="float" office:value="0.29844523129289" calcext:value-type="float">
            <text:p>0.298</text:p>
          </table:table-cell>
          <table:table-cell table:style-name="ce10" table:formula="of:=[.R33]*180/PI()-btoa+[.Q33]" office:value-type="float" office:value="-2.37137877860777" calcext:value-type="float">
            <text:p>-2.4</text:p>
          </table:table-cell>
          <table:table-cell/>
          <table:table-cell table:style-name="ce35" table:formula="of:=(-[.K33]-SQRT([.M33]))/(2*[.J33])" office:value-type="float" office:value="3.03852368600939" calcext:value-type="float">
            <text:p>3.04</text:p>
          </table:table-cell>
          <table:table-cell table:style-name="ce35" table:formula="of:=(bs*bs - bf*bf +[.F33]*[.F33]+[.G33]*[.G33]-bt*bt +[.U33]*(2*bt-2*[.F33]) ) /(2*[.G33])" office:value-type="float" office:value="-7.61899874648859" calcext:value-type="float">
            <text:p>-7.62</text:p>
          </table:table-cell>
          <table:table-cell table:style-name="ce35" table:formula="of:=ATAN2(([.U33]-bt);[.V33]*-1 )" office:value-type="float" office:value="1.55458515926827" calcext:value-type="float">
            <text:p>1.55</text:p>
          </table:table-cell>
          <table:table-cell table:style-name="ce15" table:formula="of:=[.W33]*180/PI()" office:value-type="float" office:value="89.0711685197446" calcext:value-type="float">
            <text:p>89.1</text:p>
          </table:table-cell>
          <table:table-cell table:style-name="ce45" table:formula="of:=ATAN2([.V33]-[.G33];[.F33]-[.U33])" office:value-type="float" office:value="1.33058705851608" calcext:value-type="float">
            <text:p>1.331</text:p>
          </table:table-cell>
          <table:table-cell table:style-name="ce37" table:formula="of:=[.Y33]*180/PI()-btoa" office:value-type="float" office:value="59.1738351965334" calcext:value-type="float">
            <text:p>59.2</text:p>
          </table:table-cell>
          <table:table-cell table:style-name="ce28" table:formula="of:=COS(RADIANS([.E33]))*(bt+bs*COS(RADIANS(-[.Q33])) + bf*SIN(RADIANS([.S33]-[.Q33]+btoa)))" office:value-type="float" office:value="13.78" calcext:value-type="float">
            <text:p>13.78</text:p>
          </table:table-cell>
          <table:table-cell table:style-name="ce28" table:formula="of:=-bs*SIN(RADIANS(+[.Q33])) - bf*COS(RADIANS([.S33]-[.Q33]+btoa))" office:value-type="float" office:value="-10.25" calcext:value-type="float">
            <text:p>-10.25</text:p>
          </table:table-cell>
          <table:table-cell table:style-name="ce28" table:formula="of:=SIN(RADIANS([.E33])) * (bt+bs*COS(RADIANS(-[.Q33])) + bf*SIN(RADIANS([.S33]-[.Q33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43" calcext:value-type="float">
            <text:p>-10.4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4];[.C34])" office:value-type="float" office:value="-0" calcext:value-type="float">
            <text:p>0.00</text:p>
          </table:table-cell>
          <table:table-cell table:style-name="ce37" table:formula="of:=[.D34]*180/PI()" office:value-type="float" office:value="-0" calcext:value-type="float">
            <text:p>0.0</text:p>
          </table:table-cell>
          <table:table-cell table:style-name="ce35" table:formula="of:=-1*([.C34]*SIN([.D34]*-1)-[.A34]*COS([.D34]*-1))" office:value-type="float" office:value="13.78" calcext:value-type="float">
            <text:p>13.78</text:p>
          </table:table-cell>
          <table:table-cell table:formula="of:=[.B34]" office:value-type="float" office:value="-10.43" calcext:value-type="float">
            <text:p>-10.43</text:p>
          </table:table-cell>
          <table:table-cell table:style-name="ce35" table:formula="of:=bs*bs-bf*bf+[.F34]*[.F34]+[.G34]*[.G34]-bt*bt" office:value-type="float" office:value="225.938994" calcext:value-type="float">
            <text:p>225.94</text:p>
          </table:table-cell>
          <table:table-cell table:style-name="ce35" table:formula="of:=2*bt-2*[.F34]" office:value-type="float" office:value="-21.73" calcext:value-type="float">
            <text:p>-21.73</text:p>
          </table:table-cell>
          <table:table-cell table:style-name="ce35" table:formula="of:=1+([.I34]*[.I34])/(4*[.G34]*[.G34])" office:value-type="float" office:value="2.08515267284338" calcext:value-type="float">
            <text:p>2.09</text:p>
          </table:table-cell>
          <table:table-cell table:style-name="ce35" table:formula="of:=(-2*bt)+(2*[.H34]*[.I34])/(4*[.G34]*[.G34])" office:value-type="float" office:value="-28.395881568214" calcext:value-type="float">
            <text:p>-28.40</text:p>
          </table:table-cell>
          <table:table-cell table:style-name="ce35" table:formula="of:=bt*bt+([.H34]*[.H34])/(4*[.G34]*[.G34])-bs*bs" office:value-type="float" office:value="67.7478866715464" calcext:value-type="float">
            <text:p>67.75</text:p>
          </table:table-cell>
          <table:table-cell table:style-name="ce11" table:formula="of:=[.K34]*[.K34]-4*[.J34]*[.L34]" office:value-type="float" office:value="241.267342145372" calcext:value-type="float">
            <text:p>241.3</text:p>
          </table:table-cell>
          <table:table-cell table:style-name="ce35" table:formula="of:=(-[.K34]+SQRT([.M34]))/(2*[.J34])" office:value-type="float" office:value="10.5336805694665" calcext:value-type="float">
            <text:p>10.53</text:p>
          </table:table-cell>
          <table:table-cell table:style-name="ce35" table:formula="of:=(bs*bs - bf*bf +[.F34]*[.F34]+[.G34]*[.G34]-bt*bt +[.N34]*(2*bt-2*[.F34]) ) /(2*[.G34])" office:value-type="float" office:value="0.141796969055958" calcext:value-type="float">
            <text:p>0.14</text:p>
          </table:table-cell>
          <table:table-cell table:style-name="ce35" table:formula="of:=ATAN2(([.N34]-bt);[.O34]*-1 )" office:value-type="float" office:value="-0.0186096002417367" calcext:value-type="float">
            <text:p>-0.02</text:p>
          </table:table-cell>
          <table:table-cell table:style-name="ce43" table:formula="of:=[.P34]*180/PI()" office:value-type="float" office:value="-1.06625155227715" calcext:value-type="float">
            <text:p>-1.1</text:p>
          </table:table-cell>
          <table:table-cell table:style-name="ce18" table:formula="of:=ATAN2([.O34]-[.G34];[.F34]-[.N34])" office:value-type="float" office:value="0.297933607559985" calcext:value-type="float">
            <text:p>0.298</text:p>
          </table:table-cell>
          <table:table-cell table:style-name="ce10" table:formula="of:=[.R34]*180/PI()-btoa+[.Q34]" office:value-type="float" office:value="-1.05910079514793" calcext:value-type="float">
            <text:p>-1.1</text:p>
          </table:table-cell>
          <table:table-cell/>
          <table:table-cell table:style-name="ce35" table:formula="of:=(-[.K34]-SQRT([.M34]))/(2*[.J34])" office:value-type="float" office:value="3.08445010174829" calcext:value-type="float">
            <text:p>3.08</text:p>
          </table:table-cell>
          <table:table-cell table:style-name="ce35" table:formula="of:=(bs*bs - bf*bf +[.F34]*[.F34]+[.G34]*[.G34]-bt*bt +[.U34]*(2*bt-2*[.F34]) ) /(2*[.G34])" office:value-type="float" office:value="-7.61811568978954" calcext:value-type="float">
            <text:p>-7.62</text:p>
          </table:table-cell>
          <table:table-cell table:style-name="ce35" table:formula="of:=ATAN2(([.U34]-bt);[.V34]*-1 )" office:value-type="float" office:value="1.54855694744996" calcext:value-type="float">
            <text:p>1.55</text:p>
          </table:table-cell>
          <table:table-cell table:style-name="ce15" table:formula="of:=[.W34]*180/PI()" office:value-type="float" office:value="88.7257774245445" calcext:value-type="float">
            <text:p>88.7</text:p>
          </table:table-cell>
          <table:table-cell table:style-name="ce45" table:formula="of:=ATAN2([.V34]-[.G34];[.F34]-[.U34])" office:value-type="float" office:value="1.31371169882159" calcext:value-type="float">
            <text:p>1.314</text:p>
          </table:table-cell>
          <table:table-cell table:style-name="ce37" table:formula="of:=[.Y34]*180/PI()-btoa" office:value-type="float" office:value="58.2069483082736" calcext:value-type="float">
            <text:p>58.2</text:p>
          </table:table-cell>
          <table:table-cell table:style-name="ce28" table:formula="of:=COS(RADIANS([.E34]))*(bt+bs*COS(RADIANS(-[.Q34])) + bf*SIN(RADIANS([.S34]-[.Q34]+btoa)))" office:value-type="float" office:value="13.78" calcext:value-type="float">
            <text:p>13.78</text:p>
          </table:table-cell>
          <table:table-cell table:style-name="ce28" table:formula="of:=-bs*SIN(RADIANS(+[.Q34])) - bf*COS(RADIANS([.S34]-[.Q34]+btoa))" office:value-type="float" office:value="-10.43" calcext:value-type="float">
            <text:p>-10.43</text:p>
          </table:table-cell>
          <table:table-cell table:style-name="ce28" table:formula="of:=SIN(RADIANS([.E34])) * (bt+bs*COS(RADIANS(-[.Q34])) + bf*SIN(RADIANS([.S34]-[.Q34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6" calcext:value-type="float">
            <text:p>-10.6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5];[.C35])" office:value-type="float" office:value="-0" calcext:value-type="float">
            <text:p>0.00</text:p>
          </table:table-cell>
          <table:table-cell table:style-name="ce37" table:formula="of:=[.D35]*180/PI()" office:value-type="float" office:value="-0" calcext:value-type="float">
            <text:p>0.0</text:p>
          </table:table-cell>
          <table:table-cell table:style-name="ce35" table:formula="of:=-1*([.C35]*SIN([.D35]*-1)-[.A35]*COS([.D35]*-1))" office:value-type="float" office:value="13.78" calcext:value-type="float">
            <text:p>13.78</text:p>
          </table:table-cell>
          <table:table-cell table:formula="of:=[.B35]" office:value-type="float" office:value="-10.6" calcext:value-type="float">
            <text:p>-10.6</text:p>
          </table:table-cell>
          <table:table-cell table:style-name="ce35" table:formula="of:=bs*bs-bf*bf+[.F35]*[.F35]+[.G35]*[.G35]-bt*bt" office:value-type="float" office:value="229.514094" calcext:value-type="float">
            <text:p>229.51</text:p>
          </table:table-cell>
          <table:table-cell table:style-name="ce35" table:formula="of:=2*bt-2*[.F35]" office:value-type="float" office:value="-21.73" calcext:value-type="float">
            <text:p>-21.73</text:p>
          </table:table-cell>
          <table:table-cell table:style-name="ce35" table:formula="of:=1+([.I35]*[.I35])/(4*[.G35]*[.G35])" office:value-type="float" office:value="2.050625" calcext:value-type="float">
            <text:p>2.05</text:p>
          </table:table-cell>
          <table:table-cell table:style-name="ce35" table:formula="of:=(-2*bt)+(2*[.H35]*[.I35])/(4*[.G35]*[.G35])" office:value-type="float" office:value="-28.0235798443396" calcext:value-type="float">
            <text:p>-28.02</text:p>
          </table:table-cell>
          <table:table-cell table:style-name="ce35" table:formula="of:=bt*bt+([.H35]*[.H35])/(4*[.G35]*[.G35])-bs*bs" office:value-type="float" office:value="67.638056720899" calcext:value-type="float">
            <text:p>67.64</text:p>
          </table:table-cell>
          <table:table-cell table:style-name="ce11" table:formula="of:=[.K35]*[.K35]-4*[.J35]*[.L35]" office:value-type="float" office:value="230.519867038904" calcext:value-type="float">
            <text:p>230.5</text:p>
          </table:table-cell>
          <table:table-cell table:style-name="ce35" table:formula="of:=(-[.K35]+SQRT([.M35]))/(2*[.J35])" office:value-type="float" office:value="10.5349492391374" calcext:value-type="float">
            <text:p>10.53</text:p>
          </table:table-cell>
          <table:table-cell table:style-name="ce35" table:formula="of:=(bs*bs - bf*bf +[.F35]*[.F35]+[.G35]*[.G35]-bt*bt +[.N35]*(2*bt-2*[.F35]) ) /(2*[.G35])" office:value-type="float" office:value="-0.0278135393181305" calcext:value-type="float">
            <text:p>-0.03</text:p>
          </table:table-cell>
          <table:table-cell table:style-name="ce35" table:formula="of:=ATAN2(([.N35]-bt);[.O35]*-1 )" office:value-type="float" office:value="0.00365007888169844" calcext:value-type="float">
            <text:p>0.00</text:p>
          </table:table-cell>
          <table:table-cell table:style-name="ce43" table:formula="of:=[.P35]*180/PI()" office:value-type="float" office:value="0.209134114811152" calcext:value-type="float">
            <text:p>0.2</text:p>
          </table:table-cell>
          <table:table-cell table:style-name="ce18" table:formula="of:=ATAN2([.O35]-[.G35];[.F35]-[.N35])" office:value-type="float" office:value="0.297813604659531" calcext:value-type="float">
            <text:p>0.298</text:p>
          </table:table-cell>
          <table:table-cell table:style-name="ce10" table:formula="of:=[.R35]*180/PI()-btoa+[.Q35]" office:value-type="float" office:value="0.209409212215003" calcext:value-type="float">
            <text:p>0.2</text:p>
          </table:table-cell>
          <table:table-cell/>
          <table:table-cell table:style-name="ce35" table:formula="of:=(-[.K35]-SQRT([.M35]))/(2*[.J35])" office:value-type="float" office:value="3.13092328477098" calcext:value-type="float">
            <text:p>3.13</text:p>
          </table:table-cell>
          <table:table-cell table:style-name="ce35" table:formula="of:=(bs*bs - bf*bf +[.F35]*[.F35]+[.G35]*[.G35]-bt*bt +[.U35]*(2*bt-2*[.F35]) ) /(2*[.G35])" office:value-type="float" office:value="-7.61694014254371" calcext:value-type="float">
            <text:p>-7.62</text:p>
          </table:table-cell>
          <table:table-cell table:style-name="ce35" table:formula="of:=ATAN2(([.U35]-bt);[.V35]*-1 )" office:value-type="float" office:value="1.54245614422475" calcext:value-type="float">
            <text:p>1.54</text:p>
          </table:table-cell>
          <table:table-cell table:style-name="ce15" table:formula="of:=[.W35]*180/PI()" office:value-type="float" office:value="88.3762271481003" calcext:value-type="float">
            <text:p>88.4</text:p>
          </table:table-cell>
          <table:table-cell table:style-name="ce45" table:formula="of:=ATAN2([.V35]-[.G35];[.F35]-[.U35])" office:value-type="float" office:value="1.29767282582381" calcext:value-type="float">
            <text:p>1.298</text:p>
          </table:table-cell>
          <table:table-cell table:style-name="ce37" table:formula="of:=[.Y35]*180/PI()-btoa" office:value-type="float" office:value="57.2879885773549" calcext:value-type="float">
            <text:p>57.3</text:p>
          </table:table-cell>
          <table:table-cell table:style-name="ce28" table:formula="of:=COS(RADIANS([.E35]))*(bt+bs*COS(RADIANS(-[.Q35])) + bf*SIN(RADIANS([.S35]-[.Q35]+btoa)))" office:value-type="float" office:value="13.78" calcext:value-type="float">
            <text:p>13.78</text:p>
          </table:table-cell>
          <table:table-cell table:style-name="ce28" table:formula="of:=-bs*SIN(RADIANS(+[.Q35])) - bf*COS(RADIANS([.S35]-[.Q35]+btoa))" office:value-type="float" office:value="-10.6" calcext:value-type="float">
            <text:p>-10.60</text:p>
          </table:table-cell>
          <table:table-cell table:style-name="ce28" table:formula="of:=SIN(RADIANS([.E35])) * (bt+bs*COS(RADIANS(-[.Q35])) + bf*SIN(RADIANS([.S35]-[.Q35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78" calcext:value-type="float">
            <text:p>-10.7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6];[.C36])" office:value-type="float" office:value="-0" calcext:value-type="float">
            <text:p>0.00</text:p>
          </table:table-cell>
          <table:table-cell table:style-name="ce37" table:formula="of:=[.D36]*180/PI()" office:value-type="float" office:value="-0" calcext:value-type="float">
            <text:p>0.0</text:p>
          </table:table-cell>
          <table:table-cell table:style-name="ce35" table:formula="of:=-1*([.C36]*SIN([.D36]*-1)-[.A36]*COS([.D36]*-1))" office:value-type="float" office:value="13.78" calcext:value-type="float">
            <text:p>13.78</text:p>
          </table:table-cell>
          <table:table-cell table:formula="of:=[.B36]" office:value-type="float" office:value="-10.78" calcext:value-type="float">
            <text:p>-10.78</text:p>
          </table:table-cell>
          <table:table-cell table:style-name="ce35" table:formula="of:=bs*bs-bf*bf+[.F36]*[.F36]+[.G36]*[.G36]-bt*bt" office:value-type="float" office:value="233.362494" calcext:value-type="float">
            <text:p>233.36</text:p>
          </table:table-cell>
          <table:table-cell table:style-name="ce35" table:formula="of:=2*bt-2*[.F36]" office:value-type="float" office:value="-21.73" calcext:value-type="float">
            <text:p>-21.73</text:p>
          </table:table-cell>
          <table:table-cell table:style-name="ce35" table:formula="of:=1+([.I36]*[.I36])/(4*[.G36]*[.G36])" office:value-type="float" office:value="2.01583211712751" calcext:value-type="float">
            <text:p>2.02</text:p>
          </table:table-cell>
          <table:table-cell table:style-name="ce35" table:formula="of:=(-2*bt)+(2*[.H36]*[.I36])/(4*[.G36]*[.G36])" office:value-type="float" office:value="-27.6484184388564" calcext:value-type="float">
            <text:p>-27.65</text:p>
          </table:table-cell>
          <table:table-cell table:style-name="ce35" table:formula="of:=bt*bt+([.H36]*[.H36])/(4*[.G36]*[.G36])-bs*bs" office:value-type="float" office:value="67.5888429941812" calcext:value-type="float">
            <text:p>67.59</text:p>
          </table:table-cell>
          <table:table-cell table:style-name="ce11" table:formula="of:=[.K36]*[.K36]-4*[.J36]*[.L36]" office:value-type="float" office:value="219.444000301459" calcext:value-type="float">
            <text:p>219.4</text:p>
          </table:table-cell>
          <table:table-cell table:style-name="ce35" table:formula="of:=(-[.K36]+SQRT([.M36]))/(2*[.J36])" office:value-type="float" office:value="10.5321421484621" calcext:value-type="float">
            <text:p>10.53</text:p>
          </table:table-cell>
          <table:table-cell table:style-name="ce35" table:formula="of:=(bs*bs - bf*bf +[.F36]*[.F36]+[.G36]*[.G36]-bt*bt +[.N36]*(2*bt-2*[.F36]) ) /(2*[.G36])" office:value-type="float" office:value="-0.20867556187004" calcext:value-type="float">
            <text:p>-0.21</text:p>
          </table:table-cell>
          <table:table-cell table:style-name="ce35" table:formula="of:=ATAN2(([.N36]-bt);[.O36]*-1 )" office:value-type="float" office:value="0.0273886684302515" calcext:value-type="float">
            <text:p>0.03</text:p>
          </table:table-cell>
          <table:table-cell table:style-name="ce43" table:formula="of:=[.P36]*180/PI()" office:value-type="float" office:value="1.56925510753661" calcext:value-type="float">
            <text:p>1.6</text:p>
          </table:table-cell>
          <table:table-cell table:style-name="ce18" table:formula="of:=ATAN2([.O36]-[.G36];[.F36]-[.N36])" office:value-type="float" office:value="0.298079132052045" calcext:value-type="float">
            <text:p>0.298</text:p>
          </table:table-cell>
          <table:table-cell table:style-name="ce10" table:formula="of:=[.R36]*180/PI()-btoa+[.Q36]" office:value-type="float" office:value="1.58474380387667" calcext:value-type="float">
            <text:p>1.6</text:p>
          </table:table-cell>
          <table:table-cell/>
          <table:table-cell table:style-name="ce35" table:formula="of:=(-[.K36]-SQRT([.M36]))/(2*[.J36])" office:value-type="float" office:value="3.18349329753647" calcext:value-type="float">
            <text:p>3.18</text:p>
          </table:table-cell>
          <table:table-cell table:style-name="ce35" table:formula="of:=(bs*bs - bf*bf +[.F36]*[.F36]+[.G36]*[.G36]-bt*bt +[.U36]*(2*bt-2*[.F36]) ) /(2*[.G36])" office:value-type="float" office:value="-7.61526830447739" calcext:value-type="float">
            <text:p>-7.62</text:p>
          </table:table-cell>
          <table:table-cell table:style-name="ce35" table:formula="of:=ATAN2(([.U36]-bt);[.V36]*-1 )" office:value-type="float" office:value="1.53555369088342" calcext:value-type="float">
            <text:p>1.54</text:p>
          </table:table-cell>
          <table:table-cell table:style-name="ce15" table:formula="of:=[.W36]*180/PI()" office:value-type="float" office:value="87.9807457033565" calcext:value-type="float">
            <text:p>88.0</text:p>
          </table:table-cell>
          <table:table-cell table:style-name="ce45" table:formula="of:=ATAN2([.V36]-[.G36];[.F36]-[.U36])" office:value-type="float" office:value="1.28057116222407" calcext:value-type="float">
            <text:p>1.281</text:p>
          </table:table-cell>
          <table:table-cell table:style-name="ce37" table:formula="of:=[.Y36]*180/PI()-btoa" office:value-type="float" office:value="56.3081354304372" calcext:value-type="float">
            <text:p>56.3</text:p>
          </table:table-cell>
          <table:table-cell table:style-name="ce28" table:formula="of:=COS(RADIANS([.E36]))*(bt+bs*COS(RADIANS(-[.Q36])) + bf*SIN(RADIANS([.S36]-[.Q36]+btoa)))" office:value-type="float" office:value="13.78" calcext:value-type="float">
            <text:p>13.78</text:p>
          </table:table-cell>
          <table:table-cell table:style-name="ce28" table:formula="of:=-bs*SIN(RADIANS(+[.Q36])) - bf*COS(RADIANS([.S36]-[.Q36]+btoa))" office:value-type="float" office:value="-10.78" calcext:value-type="float">
            <text:p>-10.78</text:p>
          </table:table-cell>
          <table:table-cell table:style-name="ce28" table:formula="of:=SIN(RADIANS([.E36])) * (bt+bs*COS(RADIANS(-[.Q36])) + bf*SIN(RADIANS([.S36]-[.Q36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95" calcext:value-type="float">
            <text:p>-10.9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7];[.C37])" office:value-type="float" office:value="-0" calcext:value-type="float">
            <text:p>0.00</text:p>
          </table:table-cell>
          <table:table-cell table:style-name="ce37" table:formula="of:=[.D37]*180/PI()" office:value-type="float" office:value="-0" calcext:value-type="float">
            <text:p>0.0</text:p>
          </table:table-cell>
          <table:table-cell table:style-name="ce35" table:formula="of:=-1*([.C37]*SIN([.D37]*-1)-[.A37]*COS([.D37]*-1))" office:value-type="float" office:value="13.78" calcext:value-type="float">
            <text:p>13.78</text:p>
          </table:table-cell>
          <table:table-cell table:formula="of:=[.B37]" office:value-type="float" office:value="-10.95" calcext:value-type="float">
            <text:p>-10.95</text:p>
          </table:table-cell>
          <table:table-cell table:style-name="ce35" table:formula="of:=bs*bs-bf*bf+[.F37]*[.F37]+[.G37]*[.G37]-bt*bt" office:value-type="float" office:value="237.056594" calcext:value-type="float">
            <text:p>237.06</text:p>
          </table:table-cell>
          <table:table-cell table:style-name="ce35" table:formula="of:=2*bt-2*[.F37]" office:value-type="float" office:value="-21.73" calcext:value-type="float">
            <text:p>-21.73</text:p>
          </table:table-cell>
          <table:table-cell table:style-name="ce35" table:formula="of:=1+([.I37]*[.I37])/(4*[.G37]*[.G37])" office:value-type="float" office:value="1.98453514313713" calcext:value-type="float">
            <text:p>1.98</text:p>
          </table:table-cell>
          <table:table-cell table:style-name="ce35" table:formula="of:=(-2*bt)+(2*[.H37]*[.I37])/(4*[.G37]*[.G37])" office:value-type="float" office:value="-27.3109523888993" calcext:value-type="float">
            <text:p>-27.31</text:p>
          </table:table-cell>
          <table:table-cell table:style-name="ce35" table:formula="of:=bt*bt+([.H37]*[.H37])/(4*[.G37]*[.G37])-bs*bs" office:value-type="float" office:value="67.6026687457118" calcext:value-type="float">
            <text:p>67.60</text:p>
          </table:table-cell>
          <table:table-cell table:style-name="ce11" table:formula="of:=[.K37]*[.K37]-4*[.J37]*[.L37]" office:value-type="float" office:value="209.248632805832" calcext:value-type="float">
            <text:p>209.2</text:p>
          </table:table-cell>
          <table:table-cell table:style-name="ce35" table:formula="of:=(-[.K37]+SQRT([.M37]))/(2*[.J37])" office:value-type="float" office:value="10.5254828612227" calcext:value-type="float">
            <text:p>10.53</text:p>
          </table:table-cell>
          <table:table-cell table:style-name="ce35" table:formula="of:=(bs*bs - bf*bf +[.F37]*[.F37]+[.G37]*[.G37]-bt*bt +[.N37]*(2*bt-2*[.F37]) ) /(2*[.G37])" office:value-type="float" office:value="-0.380723809389567" calcext:value-type="float">
            <text:p>-0.38</text:p>
          </table:table-cell>
          <table:table-cell table:style-name="ce35" table:formula="of:=ATAN2(([.N37]-bt);[.O37]*-1 )" office:value-type="float" office:value="0.0499845659598091" calcext:value-type="float">
            <text:p>0.05</text:p>
          </table:table-cell>
          <table:table-cell table:style-name="ce43" table:formula="of:=[.P37]*180/PI()" office:value-type="float" office:value="2.86390467029034" calcext:value-type="float">
            <text:p>2.9</text:p>
          </table:table-cell>
          <table:table-cell table:style-name="ce18" table:formula="of:=ATAN2([.O37]-[.G37];[.F37]-[.N37])" office:value-type="float" office:value="0.298709131845916" calcext:value-type="float">
            <text:p>0.299</text:p>
          </table:table-cell>
          <table:table-cell table:style-name="ce10" table:formula="of:=[.R37]*180/PI()-btoa+[.Q37]" office:value-type="float" office:value="2.9154896959133" calcext:value-type="float">
            <text:p>2.9</text:p>
          </table:table-cell>
          <table:table-cell/>
          <table:table-cell table:style-name="ce35" table:formula="of:=(-[.K37]-SQRT([.M37]))/(2*[.J37])" office:value-type="float" office:value="3.23640615512725" calcext:value-type="float">
            <text:p>3.24</text:p>
          </table:table-cell>
          <table:table-cell table:style-name="ce35" table:formula="of:=(bs*bs - bf*bf +[.F37]*[.F37]+[.G37]*[.G37]-bt*bt +[.U37]*(2*bt-2*[.F37]) ) /(2*[.G37])" office:value-type="float" office:value="-7.61321864151072" calcext:value-type="float">
            <text:p>-7.61</text:p>
          </table:table-cell>
          <table:table-cell table:style-name="ce35" table:formula="of:=ATAN2(([.U37]-bt);[.V37]*-1 )" office:value-type="float" office:value="1.52860452451593" calcext:value-type="float">
            <text:p>1.53</text:p>
          </table:table-cell>
          <table:table-cell table:style-name="ce15" table:formula="of:=[.W37]*180/PI()" office:value-type="float" office:value="87.5825877993649" calcext:value-type="float">
            <text:p>87.6</text:p>
          </table:table-cell>
          <table:table-cell table:style-name="ce45" table:formula="of:=ATAN2([.V37]-[.G37];[.F37]-[.U37])" office:value-type="float" office:value="1.26429443126814" calcext:value-type="float">
            <text:p>1.264</text:p>
          </table:table-cell>
          <table:table-cell table:style-name="ce37" table:formula="of:=[.Y37]*180/PI()-btoa" office:value-type="float" office:value="55.3755474423921" calcext:value-type="float">
            <text:p>55.4</text:p>
          </table:table-cell>
          <table:table-cell table:style-name="ce28" table:formula="of:=COS(RADIANS([.E37]))*(bt+bs*COS(RADIANS(-[.Q37])) + bf*SIN(RADIANS([.S37]-[.Q37]+btoa)))" office:value-type="float" office:value="13.78" calcext:value-type="float">
            <text:p>13.78</text:p>
          </table:table-cell>
          <table:table-cell table:style-name="ce28" table:formula="of:=-bs*SIN(RADIANS(+[.Q37])) - bf*COS(RADIANS([.S37]-[.Q37]+btoa))" office:value-type="float" office:value="-10.95" calcext:value-type="float">
            <text:p>-10.95</text:p>
          </table:table-cell>
          <table:table-cell table:style-name="ce28" table:formula="of:=SIN(RADIANS([.E37])) * (bt+bs*COS(RADIANS(-[.Q37])) + bf*SIN(RADIANS([.S37]-[.Q37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13" calcext:value-type="float">
            <text:p>-11.1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8];[.C38])" office:value-type="float" office:value="-0" calcext:value-type="float">
            <text:p>0.00</text:p>
          </table:table-cell>
          <table:table-cell table:style-name="ce37" table:formula="of:=[.D38]*180/PI()" office:value-type="float" office:value="-0" calcext:value-type="float">
            <text:p>0.0</text:p>
          </table:table-cell>
          <table:table-cell table:style-name="ce35" table:formula="of:=-1*([.C38]*SIN([.D38]*-1)-[.A38]*COS([.D38]*-1))" office:value-type="float" office:value="13.78" calcext:value-type="float">
            <text:p>13.78</text:p>
          </table:table-cell>
          <table:table-cell table:formula="of:=[.B38]" office:value-type="float" office:value="-11.13" calcext:value-type="float">
            <text:p>-11.13</text:p>
          </table:table-cell>
          <table:table-cell table:style-name="ce35" table:formula="of:=bs*bs-bf*bf+[.F38]*[.F38]+[.G38]*[.G38]-bt*bt" office:value-type="float" office:value="241.030994" calcext:value-type="float">
            <text:p>241.03</text:p>
          </table:table-cell>
          <table:table-cell table:style-name="ce35" table:formula="of:=2*bt-2*[.F38]" office:value-type="float" office:value="-21.73" calcext:value-type="float">
            <text:p>-21.73</text:p>
          </table:table-cell>
          <table:table-cell table:style-name="ce35" table:formula="of:=1+([.I38]*[.I38])/(4*[.G38]*[.G38])" office:value-type="float" office:value="1.95294784580499" calcext:value-type="float">
            <text:p>1.95</text:p>
          </table:table-cell>
          <table:table-cell table:style-name="ce35" table:formula="of:=(-2*bt)+(2*[.H38]*[.I38])/(4*[.G38]*[.G38])" office:value-type="float" office:value="-26.9703558678817" calcext:value-type="float">
            <text:p>-26.97</text:p>
          </table:table-cell>
          <table:table-cell table:style-name="ce35" table:formula="of:=bt*bt+([.H38]*[.H38])/(4*[.G38]*[.G38])-bs*bs" office:value-type="float" office:value="67.6781307604526" calcext:value-type="float">
            <text:p>67.68</text:p>
          </table:table-cell>
          <table:table-cell table:style-name="ce11" table:formula="of:=[.K38]*[.K38]-4*[.J38]*[.L38]" office:value-type="float" office:value="198.712656933246" calcext:value-type="float">
            <text:p>198.7</text:p>
          </table:table-cell>
          <table:table-cell table:style-name="ce35" table:formula="of:=(-[.K38]+SQRT([.M38]))/(2*[.J38])" office:value-type="float" office:value="10.5140809703794" calcext:value-type="float">
            <text:p>10.51</text:p>
          </table:table-cell>
          <table:table-cell table:style-name="ce35" table:formula="of:=(bs*bs - bf*bf +[.F38]*[.F38]+[.G38]*[.G38]-bt*bt +[.N38]*(2*bt-2*[.F38]) ) /(2*[.G38])" office:value-type="float" office:value="-0.564241442661956" calcext:value-type="float">
            <text:p>-0.56</text:p>
          </table:table-cell>
          <table:table-cell table:style-name="ce35" table:formula="of:=ATAN2(([.N38]-bt);[.O38]*-1 )" office:value-type="float" office:value="0.0741152682160237" calcext:value-type="float">
            <text:p>0.07</text:p>
          </table:table-cell>
          <table:table-cell table:style-name="ce43" table:formula="of:=[.P38]*180/PI()" office:value-type="float" office:value="4.24649206625825" calcext:value-type="float">
            <text:p>4.2</text:p>
          </table:table-cell>
          <table:table-cell table:style-name="ce18" table:formula="of:=ATAN2([.O38]-[.G38];[.F38]-[.N38])" office:value-type="float" office:value="0.299788088173463" calcext:value-type="float">
            <text:p>0.300</text:p>
          </table:table-cell>
          <table:table-cell table:style-name="ce10" table:formula="of:=[.R38]*180/PI()-btoa+[.Q38]" office:value-type="float" office:value="4.3598967357286" calcext:value-type="float">
            <text:p>4.4</text:p>
          </table:table-cell>
          <table:table-cell/>
          <table:table-cell table:style-name="ce35" table:formula="of:=(-[.K38]-SQRT([.M38]))/(2*[.J38])" office:value-type="float" office:value="3.29599384847207" calcext:value-type="float">
            <text:p>3.30</text:p>
          </table:table-cell>
          <table:table-cell table:style-name="ce35" table:formula="of:=(bs*bs - bf*bf +[.F38]*[.F38]+[.G38]*[.G38]-bt*bt +[.U38]*(2*bt-2*[.F38]) ) /(2*[.G38])" office:value-type="float" office:value="-7.61046934738104" calcext:value-type="float">
            <text:p>-7.61</text:p>
          </table:table-cell>
          <table:table-cell table:style-name="ce35" table:formula="of:=ATAN2(([.U38]-bt);[.V38]*-1 )" office:value-type="float" office:value="1.52077627828725" calcext:value-type="float">
            <text:p>1.52</text:p>
          </table:table-cell>
          <table:table-cell table:style-name="ce15" table:formula="of:=[.W38]*180/PI()" office:value-type="float" office:value="87.134062329472" calcext:value-type="float">
            <text:p>87.1</text:p>
          </table:table-cell>
          <table:table-cell table:style-name="ce45" table:formula="of:=ATAN2([.V38]-[.G38];[.F38]-[.U38])" office:value-type="float" office:value="1.24691301891306" calcext:value-type="float">
            <text:p>1.247</text:p>
          </table:table-cell>
          <table:table-cell table:style-name="ce37" table:formula="of:=[.Y38]*180/PI()-btoa" office:value-type="float" office:value="54.3796658724697" calcext:value-type="float">
            <text:p>54.4</text:p>
          </table:table-cell>
          <table:table-cell table:style-name="ce28" table:formula="of:=COS(RADIANS([.E38]))*(bt+bs*COS(RADIANS(-[.Q38])) + bf*SIN(RADIANS([.S38]-[.Q38]+btoa)))" office:value-type="float" office:value="13.78" calcext:value-type="float">
            <text:p>13.78</text:p>
          </table:table-cell>
          <table:table-cell table:style-name="ce28" table:formula="of:=-bs*SIN(RADIANS(+[.Q38])) - bf*COS(RADIANS([.S38]-[.Q38]+btoa))" office:value-type="float" office:value="-11.13" calcext:value-type="float">
            <text:p>-11.13</text:p>
          </table:table-cell>
          <table:table-cell table:style-name="ce28" table:formula="of:=SIN(RADIANS([.E38])) * (bt+bs*COS(RADIANS(-[.Q38])) + bf*SIN(RADIANS([.S38]-[.Q38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3" calcext:value-type="float">
            <text:p>-11.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39];[.C39])" office:value-type="float" office:value="-0" calcext:value-type="float">
            <text:p>0.00</text:p>
          </table:table-cell>
          <table:table-cell table:style-name="ce37" table:formula="of:=[.D39]*180/PI()" office:value-type="float" office:value="-0" calcext:value-type="float">
            <text:p>0.0</text:p>
          </table:table-cell>
          <table:table-cell table:style-name="ce35" table:formula="of:=-1*([.C39]*SIN([.D39]*-1)-[.A39]*COS([.D39]*-1))" office:value-type="float" office:value="13.78" calcext:value-type="float">
            <text:p>13.78</text:p>
          </table:table-cell>
          <table:table-cell table:formula="of:=[.B39]" office:value-type="float" office:value="-11.3" calcext:value-type="float">
            <text:p>-11.3</text:p>
          </table:table-cell>
          <table:table-cell table:style-name="ce35" table:formula="of:=bs*bs-bf*bf+[.F39]*[.F39]+[.G39]*[.G39]-bt*bt" office:value-type="float" office:value="244.844094" calcext:value-type="float">
            <text:p>244.84</text:p>
          </table:table-cell>
          <table:table-cell table:style-name="ce35" table:formula="of:=2*bt-2*[.F39]" office:value-type="float" office:value="-21.73" calcext:value-type="float">
            <text:p>-21.73</text:p>
          </table:table-cell>
          <table:table-cell table:style-name="ce35" table:formula="of:=1+([.I39]*[.I39])/(4*[.G39]*[.G39])" office:value-type="float" office:value="1.92449075886914" calcext:value-type="float">
            <text:p>1.92</text:p>
          </table:table-cell>
          <table:table-cell table:style-name="ce35" table:formula="of:=(-2*bt)+(2*[.H39]*[.I39])/(4*[.G39]*[.G39])" office:value-type="float" office:value="-26.6635114833581" calcext:value-type="float">
            <text:p>-26.66</text:p>
          </table:table-cell>
          <table:table-cell table:style-name="ce35" table:formula="of:=bt*bt+([.H39]*[.H39])/(4*[.G39]*[.G39])-bs*bs" office:value-type="float" office:value="67.8042526111693" calcext:value-type="float">
            <text:p>67.80</text:p>
          </table:table-cell>
          <table:table-cell table:style-name="ce11" table:formula="of:=[.K39]*[.K39]-4*[.J39]*[.L39]" office:value-type="float" office:value="188.988214374276" calcext:value-type="float">
            <text:p>189.0</text:p>
          </table:table-cell>
          <table:table-cell table:style-name="ce35" table:formula="of:=(-[.K39]+SQRT([.M39]))/(2*[.J39])" office:value-type="float" office:value="10.4990917041934" calcext:value-type="float">
            <text:p>10.50</text:p>
          </table:table-cell>
          <table:table-cell table:style-name="ce35" table:formula="of:=(bs*bs - bf*bf +[.F39]*[.F39]+[.G39]*[.G39]-bt*bt +[.N39]*(2*bt-2*[.F39]) ) /(2*[.G39])" office:value-type="float" office:value="-0.73888633928658" calcext:value-type="float">
            <text:p>-0.74</text:p>
          </table:table-cell>
          <table:table-cell table:style-name="ce35" table:formula="of:=ATAN2(([.N39]-bt);[.O39]*-1 )" office:value-type="float" office:value="0.0971193133734114" calcext:value-type="float">
            <text:p>0.10</text:p>
          </table:table-cell>
          <table:table-cell table:style-name="ce43" table:formula="of:=[.P39]*180/PI()" office:value-type="float" office:value="5.56452676550492" calcext:value-type="float">
            <text:p>5.6</text:p>
          </table:table-cell>
          <table:table-cell table:style-name="ce18" table:formula="of:=ATAN2([.O39]-[.G39];[.F39]-[.N39])" office:value-type="float" office:value="0.301207064301706" calcext:value-type="float">
            <text:p>0.301</text:p>
          </table:table-cell>
          <table:table-cell table:style-name="ce10" table:formula="of:=[.R39]*180/PI()-btoa+[.Q39]" office:value-type="float" office:value="5.7592327783534" calcext:value-type="float">
            <text:p>5.8</text:p>
          </table:table-cell>
          <table:table-cell/>
          <table:table-cell table:style-name="ce35" table:formula="of:=(-[.K39]-SQRT([.M39]))/(2*[.J39])" office:value-type="float" office:value="3.35574826345914" calcext:value-type="float">
            <text:p>3.36</text:p>
          </table:table-cell>
          <table:table-cell table:style-name="ce35" table:formula="of:=(bs*bs - bf*bf +[.F39]*[.F39]+[.G39]*[.G39]-bt*bt +[.U39]*(2*bt-2*[.F39]) ) /(2*[.G39])" office:value-type="float" office:value="-7.60724266526695" calcext:value-type="float">
            <text:p>-7.61</text:p>
          </table:table-cell>
          <table:table-cell table:style-name="ce35" table:formula="of:=ATAN2(([.U39]-bt);[.V39]*-1 )" office:value-type="float" office:value="1.51292304675901" calcext:value-type="float">
            <text:p>1.51</text:p>
          </table:table-cell>
          <table:table-cell table:style-name="ce15" table:formula="of:=[.W39]*180/PI()" office:value-type="float" office:value="86.6841053073648" calcext:value-type="float">
            <text:p>86.7</text:p>
          </table:table-cell>
          <table:table-cell table:style-name="ce45" table:formula="of:=ATAN2([.V39]-[.G39];[.F39]-[.U39])" office:value-type="float" office:value="1.23034322915567" calcext:value-type="float">
            <text:p>1.230</text:p>
          </table:table-cell>
          <table:table-cell table:style-name="ce37" table:formula="of:=[.Y39]*180/PI()-btoa" office:value-type="float" office:value="53.4302868519521" calcext:value-type="float">
            <text:p>53.4</text:p>
          </table:table-cell>
          <table:table-cell table:style-name="ce28" table:formula="of:=COS(RADIANS([.E39]))*(bt+bs*COS(RADIANS(-[.Q39])) + bf*SIN(RADIANS([.S39]-[.Q39]+btoa)))" office:value-type="float" office:value="13.78" calcext:value-type="float">
            <text:p>13.78</text:p>
          </table:table-cell>
          <table:table-cell table:style-name="ce28" table:formula="of:=-bs*SIN(RADIANS(+[.Q39])) - bf*COS(RADIANS([.S39]-[.Q39]+btoa))" office:value-type="float" office:value="-11.3" calcext:value-type="float">
            <text:p>-11.30</text:p>
          </table:table-cell>
          <table:table-cell table:style-name="ce28" table:formula="of:=SIN(RADIANS([.E39])) * (bt+bs*COS(RADIANS(-[.Q39])) + bf*SIN(RADIANS([.S39]-[.Q39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48" calcext:value-type="float">
            <text:p>-11.4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0];[.C40])" office:value-type="float" office:value="-0" calcext:value-type="float">
            <text:p>0.00</text:p>
          </table:table-cell>
          <table:table-cell table:style-name="ce37" table:formula="of:=[.D40]*180/PI()" office:value-type="float" office:value="-0" calcext:value-type="float">
            <text:p>0.0</text:p>
          </table:table-cell>
          <table:table-cell table:style-name="ce35" table:formula="of:=-1*([.C40]*SIN([.D40]*-1)-[.A40]*COS([.D40]*-1))" office:value-type="float" office:value="13.78" calcext:value-type="float">
            <text:p>13.78</text:p>
          </table:table-cell>
          <table:table-cell table:formula="of:=[.B40]" office:value-type="float" office:value="-11.48" calcext:value-type="float">
            <text:p>-11.48</text:p>
          </table:table-cell>
          <table:table-cell table:style-name="ce35" table:formula="of:=bs*bs-bf*bf+[.F40]*[.F40]+[.G40]*[.G40]-bt*bt" office:value-type="float" office:value="248.944494" calcext:value-type="float">
            <text:p>248.94</text:p>
          </table:table-cell>
          <table:table-cell table:style-name="ce35" table:formula="of:=2*bt-2*[.F40]" office:value-type="float" office:value="-21.73" calcext:value-type="float">
            <text:p>-21.73</text:p>
          </table:table-cell>
          <table:table-cell table:style-name="ce35" table:formula="of:=1+([.I40]*[.I40])/(4*[.G40]*[.G40])" office:value-type="float" office:value="1.89572704081633" calcext:value-type="float">
            <text:p>1.90</text:p>
          </table:table-cell>
          <table:table-cell table:style-name="ce35" table:formula="of:=(-2*bt)+(2*[.H40]*[.I40])/(4*[.G40]*[.G40])" office:value-type="float" office:value="-26.3533607858387" calcext:value-type="float">
            <text:p>-26.35</text:p>
          </table:table-cell>
          <table:table-cell table:style-name="ce35" table:formula="of:=bt*bt+([.H40]*[.H40])/(4*[.G40]*[.G40])-bs*bs" office:value-type="float" office:value="67.9932867121506" calcext:value-type="float">
            <text:p>67.99</text:p>
          </table:table-cell>
          <table:table-cell table:style-name="ce11" table:formula="of:=[.K40]*[.K40]-4*[.J40]*[.L40]" office:value-type="float" office:value="178.912775851777" calcext:value-type="float">
            <text:p>178.9</text:p>
          </table:table-cell>
          <table:table-cell table:style-name="ce35" table:formula="of:=(-[.K40]+SQRT([.M40]))/(2*[.J40])" office:value-type="float" office:value="10.4786153212026" calcext:value-type="float">
            <text:p>10.48</text:p>
          </table:table-cell>
          <table:table-cell table:style-name="ce35" table:formula="of:=(bs*bs - bf*bf +[.F40]*[.F40]+[.G40]*[.G40]-bt*bt +[.N40]*(2*bt-2*[.F40]) ) /(2*[.G40])" office:value-type="float" office:value="-0.925269297485524" calcext:value-type="float">
            <text:p>-0.93</text:p>
          </table:table-cell>
          <table:table-cell table:style-name="ce35" table:formula="of:=ATAN2(([.N40]-bt);[.O40]*-1 )" office:value-type="float" office:value="0.12172680713753" calcext:value-type="float">
            <text:p>0.12</text:p>
          </table:table-cell>
          <table:table-cell table:style-name="ce43" table:formula="of:=[.P40]*180/PI()" office:value-type="float" office:value="6.97443230258339" calcext:value-type="float">
            <text:p>7.0</text:p>
          </table:table-cell>
          <table:table-cell table:style-name="ce18" table:formula="of:=ATAN2([.O40]-[.G40];[.F40]-[.N40])" office:value-type="float" office:value="0.303146496722242" calcext:value-type="float">
            <text:p>0.303</text:p>
          </table:table-cell>
          <table:table-cell table:style-name="ce10" table:formula="of:=[.R40]*180/PI()-btoa+[.Q40]" office:value-type="float" office:value="7.28025960777942" calcext:value-type="float">
            <text:p>7.3</text:p>
          </table:table-cell>
          <table:table-cell/>
          <table:table-cell table:style-name="ce35" table:formula="of:=(-[.K40]-SQRT([.M40]))/(2*[.J40])" office:value-type="float" office:value="3.42283790409433" calcext:value-type="float">
            <text:p>3.42</text:p>
          </table:table-cell>
          <table:table-cell table:style-name="ce35" table:formula="of:=(bs*bs - bf*bf +[.F40]*[.F40]+[.G40]*[.G40]-bt*bt +[.U40]*(2*bt-2*[.F40]) ) /(2*[.G40])" office:value-type="float" office:value="-7.60305863867727" calcext:value-type="float">
            <text:p>-7.60</text:p>
          </table:table-cell>
          <table:table-cell table:style-name="ce35" table:formula="of:=ATAN2(([.U40]-bt);[.V40]*-1 )" office:value-type="float" office:value="1.50410149822828" calcext:value-type="float">
            <text:p>1.50</text:p>
          </table:table-cell>
          <table:table-cell table:style-name="ce15" table:formula="of:=[.W40]*180/PI()" office:value-type="float" office:value="86.1786678077841" calcext:value-type="float">
            <text:p>86.2</text:p>
          </table:table-cell>
          <table:table-cell table:style-name="ce45" table:formula="of:=ATAN2([.V40]-[.G40];[.F40]-[.U40])" office:value-type="float" office:value="1.21261785150175" calcext:value-type="float">
            <text:p>1.213</text:p>
          </table:table-cell>
          <table:table-cell table:style-name="ce37" table:formula="of:=[.Y40]*180/PI()-btoa" office:value-type="float" office:value="52.4146975221067" calcext:value-type="float">
            <text:p>52.4</text:p>
          </table:table-cell>
          <table:table-cell table:style-name="ce28" table:formula="of:=COS(RADIANS([.E40]))*(bt+bs*COS(RADIANS(-[.Q40])) + bf*SIN(RADIANS([.S40]-[.Q40]+btoa)))" office:value-type="float" office:value="13.78" calcext:value-type="float">
            <text:p>13.78</text:p>
          </table:table-cell>
          <table:table-cell table:style-name="ce28" table:formula="of:=-bs*SIN(RADIANS(+[.Q40])) - bf*COS(RADIANS([.S40]-[.Q40]+btoa))" office:value-type="float" office:value="-11.48" calcext:value-type="float">
            <text:p>-11.48</text:p>
          </table:table-cell>
          <table:table-cell table:style-name="ce28" table:formula="of:=SIN(RADIANS([.E40])) * (bt+bs*COS(RADIANS(-[.Q40])) + bf*SIN(RADIANS([.S40]-[.Q40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65" calcext:value-type="float">
            <text:p>-11.6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1];[.C41])" office:value-type="float" office:value="-0" calcext:value-type="float">
            <text:p>0.00</text:p>
          </table:table-cell>
          <table:table-cell table:style-name="ce37" table:formula="of:=[.D41]*180/PI()" office:value-type="float" office:value="-0" calcext:value-type="float">
            <text:p>0.0</text:p>
          </table:table-cell>
          <table:table-cell table:style-name="ce35" table:formula="of:=-1*([.C41]*SIN([.D41]*-1)-[.A41]*COS([.D41]*-1))" office:value-type="float" office:value="13.78" calcext:value-type="float">
            <text:p>13.78</text:p>
          </table:table-cell>
          <table:table-cell table:formula="of:=[.B41]" office:value-type="float" office:value="-11.65" calcext:value-type="float">
            <text:p>-11.65</text:p>
          </table:table-cell>
          <table:table-cell table:style-name="ce35" table:formula="of:=bs*bs-bf*bf+[.F41]*[.F41]+[.G41]*[.G41]-bt*bt" office:value-type="float" office:value="252.876594" calcext:value-type="float">
            <text:p>252.88</text:p>
          </table:table-cell>
          <table:table-cell table:style-name="ce35" table:formula="of:=2*bt-2*[.F41]" office:value-type="float" office:value="-21.73" calcext:value-type="float">
            <text:p>-21.73</text:p>
          </table:table-cell>
          <table:table-cell table:style-name="ce35" table:formula="of:=1+([.I41]*[.I41])/(4*[.G41]*[.G41])" office:value-type="float" office:value="1.86977638195583" calcext:value-type="float">
            <text:p>1.87</text:p>
          </table:table-cell>
          <table:table-cell table:style-name="ce35" table:formula="of:=(-2*bt)+(2*[.H41]*[.I41])/(4*[.G41]*[.G41])" office:value-type="float" office:value="-26.0735424768185" calcext:value-type="float">
            <text:p>-26.07</text:p>
          </table:table-cell>
          <table:table-cell table:style-name="ce35" table:formula="of:=bt*bt+([.H41]*[.H41])/(4*[.G41]*[.G41])-bs*bs" office:value-type="float" office:value="68.2220121153288" calcext:value-type="float">
            <text:p>68.22</text:p>
          </table:table-cell>
          <table:table-cell table:style-name="ce11" table:formula="of:=[.K41]*[.K41]-4*[.J41]*[.L41]" office:value-type="float" office:value="169.589989359474" calcext:value-type="float">
            <text:p>169.6</text:p>
          </table:table-cell>
          <table:table-cell table:style-name="ce35" table:formula="of:=(-[.K41]+SQRT([.M41]))/(2*[.J41])" office:value-type="float" office:value="10.4547835191277" calcext:value-type="float">
            <text:p>10.45</text:p>
          </table:table-cell>
          <table:table-cell table:style-name="ce35" table:formula="of:=(bs*bs - bf*bf +[.F41]*[.F41]+[.G41]*[.G41]-bt*bt +[.N41]*(2*bt-2*[.F41]) ) /(2*[.G41])" office:value-type="float" office:value="-1.10275313859889" calcext:value-type="float">
            <text:p>-1.10</text:p>
          </table:table-cell>
          <table:table-cell table:style-name="ce35" table:formula="of:=ATAN2(([.N41]-bt);[.O41]*-1 )" office:value-type="float" office:value="0.145228228767437" calcext:value-type="float">
            <text:p>0.15</text:p>
          </table:table-cell>
          <table:table-cell table:style-name="ce43" table:formula="of:=[.P41]*180/PI()" office:value-type="float" office:value="8.32096457453456" calcext:value-type="float">
            <text:p>8.3</text:p>
          </table:table-cell>
          <table:table-cell table:style-name="ce18" table:formula="of:=ATAN2([.O41]-[.G41];[.F41]-[.N41])" office:value-type="float" office:value="0.305405222651648" calcext:value-type="float">
            <text:p>0.305</text:p>
          </table:table-cell>
          <table:table-cell table:style-name="ce10" table:formula="of:=[.R41]*180/PI()-btoa+[.Q41]" office:value-type="float" office:value="8.7562073425623" calcext:value-type="float">
            <text:p>8.8</text:p>
          </table:table-cell>
          <table:table-cell/>
          <table:table-cell table:style-name="ce35" table:formula="of:=(-[.K41]-SQRT([.M41]))/(2*[.J41])" office:value-type="float" office:value="3.48995486158974" calcext:value-type="float">
            <text:p>3.49</text:p>
          </table:table-cell>
          <table:table-cell table:style-name="ce35" table:formula="of:=(bs*bs - bf*bf +[.F41]*[.F41]+[.G41]*[.G41]-bt*bt +[.U41]*(2*bt-2*[.F41]) ) /(2*[.G41])" office:value-type="float" office:value="-7.59827789088648" calcext:value-type="float">
            <text:p>-7.60</text:p>
          </table:table-cell>
          <table:table-cell table:style-name="ce35" table:formula="of:=ATAN2(([.U41]-bt);[.V41]*-1 )" office:value-type="float" office:value="1.49527115344327" calcext:value-type="float">
            <text:p>1.50</text:p>
          </table:table-cell>
          <table:table-cell table:style-name="ce15" table:formula="of:=[.W41]*180/PI()" office:value-type="float" office:value="85.6727263199577" calcext:value-type="float">
            <text:p>85.7</text:p>
          </table:table-cell>
          <table:table-cell table:style-name="ce45" table:formula="of:=ATAN2([.V41]-[.G41];[.F41]-[.U41])" office:value-type="float" office:value="1.19568804872744" calcext:value-type="float">
            <text:p>1.196</text:p>
          </table:table-cell>
          <table:table-cell table:style-name="ce37" table:formula="of:=[.Y41]*180/PI()-btoa" office:value-type="float" office:value="51.4446912751502" calcext:value-type="float">
            <text:p>51.4</text:p>
          </table:table-cell>
          <table:table-cell table:style-name="ce28" table:formula="of:=COS(RADIANS([.E41]))*(bt+bs*COS(RADIANS(-[.Q41])) + bf*SIN(RADIANS([.S41]-[.Q41]+btoa)))" office:value-type="float" office:value="13.78" calcext:value-type="float">
            <text:p>13.78</text:p>
          </table:table-cell>
          <table:table-cell table:style-name="ce28" table:formula="of:=-bs*SIN(RADIANS(+[.Q41])) - bf*COS(RADIANS([.S41]-[.Q41]+btoa))" office:value-type="float" office:value="-11.65" calcext:value-type="float">
            <text:p>-11.65</text:p>
          </table:table-cell>
          <table:table-cell table:style-name="ce28" table:formula="of:=SIN(RADIANS([.E41])) * (bt+bs*COS(RADIANS(-[.Q41])) + bf*SIN(RADIANS([.S41]-[.Q41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83" calcext:value-type="float">
            <text:p>-11.8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2];[.C42])" office:value-type="float" office:value="-0" calcext:value-type="float">
            <text:p>0.00</text:p>
          </table:table-cell>
          <table:table-cell table:style-name="ce37" table:formula="of:=[.D42]*180/PI()" office:value-type="float" office:value="-0" calcext:value-type="float">
            <text:p>0.0</text:p>
          </table:table-cell>
          <table:table-cell table:style-name="ce35" table:formula="of:=-1*([.C42]*SIN([.D42]*-1)-[.A42]*COS([.D42]*-1))" office:value-type="float" office:value="13.78" calcext:value-type="float">
            <text:p>13.78</text:p>
          </table:table-cell>
          <table:table-cell table:formula="of:=[.B42]" office:value-type="float" office:value="-11.83" calcext:value-type="float">
            <text:p>-11.83</text:p>
          </table:table-cell>
          <table:table-cell table:style-name="ce35" table:formula="of:=bs*bs-bf*bf+[.F42]*[.F42]+[.G42]*[.G42]-bt*bt" office:value-type="float" office:value="257.102994" calcext:value-type="float">
            <text:p>257.10</text:p>
          </table:table-cell>
          <table:table-cell table:style-name="ce35" table:formula="of:=2*bt-2*[.F42]" office:value-type="float" office:value="-21.73" calcext:value-type="float">
            <text:p>-21.73</text:p>
          </table:table-cell>
          <table:table-cell table:style-name="ce35" table:formula="of:=1+([.I42]*[.I42])/(4*[.G42]*[.G42])" office:value-type="float" office:value="1.84350948810602" calcext:value-type="float">
            <text:p>1.84</text:p>
          </table:table-cell>
          <table:table-cell table:style-name="ce35" table:formula="of:=(-2*bt)+(2*[.H42]*[.I42])/(4*[.G42]*[.G42])" office:value-type="float" office:value="-25.7903142990763" calcext:value-type="float">
            <text:p>-25.79</text:p>
          </table:table-cell>
          <table:table-cell table:style-name="ce35" table:formula="of:=bt*bt+([.H42]*[.H42])/(4*[.G42]*[.G42])-bs*bs" office:value-type="float" office:value="68.51512061605" calcext:value-type="float">
            <text:p>68.52</text:p>
          </table:table-cell>
          <table:table-cell table:style-name="ce11" table:formula="of:=[.K42]*[.K42]-4*[.J42]*[.L42]" office:value-type="float" office:value="159.907211907475" calcext:value-type="float">
            <text:p>159.9</text:p>
          </table:table-cell>
          <table:table-cell table:style-name="ce35" table:formula="of:=(-[.K42]+SQRT([.M42]))/(2*[.J42])" office:value-type="float" office:value="10.4246158982137" calcext:value-type="float">
            <text:p>10.42</text:p>
          </table:table-cell>
          <table:table-cell table:style-name="ce35" table:formula="of:=(bs*bs - bf*bf +[.F42]*[.F42]+[.G42]*[.G42]-bt*bt +[.N42]*(2*bt-2*[.F42]) ) /(2*[.G42])" office:value-type="float" office:value="-1.29231151867358" calcext:value-type="float">
            <text:p>-1.29</text:p>
          </table:table-cell>
          <table:table-cell table:style-name="ce35" table:formula="of:=ATAN2(([.N42]-bt);[.O42]*-1 )" office:value-type="float" office:value="0.170418384350237" calcext:value-type="float">
            <text:p>0.17</text:p>
          </table:table-cell>
          <table:table-cell table:style-name="ce43" table:formula="of:=[.P42]*180/PI()" office:value-type="float" office:value="9.76425417470689" calcext:value-type="float">
            <text:p>9.8</text:p>
          </table:table-cell>
          <table:table-cell table:style-name="ce18" table:formula="of:=ATAN2([.O42]-[.G42];[.F42]-[.N42])" office:value-type="float" office:value="0.308266753867032" calcext:value-type="float">
            <text:p>0.308</text:p>
          </table:table-cell>
          <table:table-cell table:style-name="ce10" table:formula="of:=[.R42]*180/PI()-btoa+[.Q42]" office:value-type="float" office:value="10.3634506043211" calcext:value-type="float">
            <text:p>10.4</text:p>
          </table:table-cell>
          <table:table-cell/>
          <table:table-cell table:style-name="ce35" table:formula="of:=(-[.K42]-SQRT([.M42]))/(2*[.J42])" office:value-type="float" office:value="3.56517610745306" calcext:value-type="float">
            <text:p>3.57</text:p>
          </table:table-cell>
          <table:table-cell table:style-name="ce35" table:formula="of:=(bs*bs - bf*bf +[.F42]*[.F42]+[.G42]*[.G42]-bt*bt +[.U42]*(2*bt-2*[.F42]) ) /(2*[.G42])" office:value-type="float" office:value="-7.59221120815913" calcext:value-type="float">
            <text:p>-7.59</text:p>
          </table:table-cell>
          <table:table-cell table:style-name="ce35" table:formula="of:=ATAN2(([.U42]-bt);[.V42]*-1 )" office:value-type="float" office:value="1.48536750510786" calcext:value-type="float">
            <text:p>1.49</text:p>
          </table:table-cell>
          <table:table-cell table:style-name="ce15" table:formula="of:=[.W42]*180/PI()" office:value-type="float" office:value="85.1052890685571" calcext:value-type="float">
            <text:p>85.1</text:p>
          </table:table-cell>
          <table:table-cell table:style-name="ce45" table:formula="of:=ATAN2([.V42]-[.G42];[.F42]-[.U42])" office:value-type="float" office:value="1.17754001026467" calcext:value-type="float">
            <text:p>1.178</text:p>
          </table:table-cell>
          <table:table-cell table:style-name="ce37" table:formula="of:=[.Y42]*180/PI()-btoa" office:value-type="float" office:value="50.4048852647921" calcext:value-type="float">
            <text:p>50.4</text:p>
          </table:table-cell>
          <table:table-cell table:style-name="ce28" table:formula="of:=COS(RADIANS([.E42]))*(bt+bs*COS(RADIANS(-[.Q42])) + bf*SIN(RADIANS([.S42]-[.Q42]+btoa)))" office:value-type="float" office:value="13.78" calcext:value-type="float">
            <text:p>13.78</text:p>
          </table:table-cell>
          <table:table-cell table:style-name="ce28" table:formula="of:=-bs*SIN(RADIANS(+[.Q42])) - bf*COS(RADIANS([.S42]-[.Q42]+btoa))" office:value-type="float" office:value="-11.83" calcext:value-type="float">
            <text:p>-11.83</text:p>
          </table:table-cell>
          <table:table-cell table:style-name="ce28" table:formula="of:=SIN(RADIANS([.E42])) * (bt+bs*COS(RADIANS(-[.Q42])) + bf*SIN(RADIANS([.S42]-[.Q42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" calcext:value-type="float">
            <text:p>-12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3];[.C43])" office:value-type="float" office:value="-0" calcext:value-type="float">
            <text:p>0.00</text:p>
          </table:table-cell>
          <table:table-cell table:style-name="ce37" table:formula="of:=[.D43]*180/PI()" office:value-type="float" office:value="-0" calcext:value-type="float">
            <text:p>0.0</text:p>
          </table:table-cell>
          <table:table-cell table:style-name="ce35" table:formula="of:=-1*([.C43]*SIN([.D43]*-1)-[.A43]*COS([.D43]*-1))" office:value-type="float" office:value="13.78" calcext:value-type="float">
            <text:p>13.78</text:p>
          </table:table-cell>
          <table:table-cell table:formula="of:=[.B43]" office:value-type="float" office:value="-12" calcext:value-type="float">
            <text:p>-12</text:p>
          </table:table-cell>
          <table:table-cell table:style-name="ce35" table:formula="of:=bs*bs-bf*bf+[.F43]*[.F43]+[.G43]*[.G43]-bt*bt" office:value-type="float" office:value="261.154094" calcext:value-type="float">
            <text:p>261.15</text:p>
          </table:table-cell>
          <table:table-cell table:style-name="ce35" table:formula="of:=2*bt-2*[.F43]" office:value-type="float" office:value="-21.73" calcext:value-type="float">
            <text:p>-21.73</text:p>
          </table:table-cell>
          <table:table-cell table:style-name="ce35" table:formula="of:=1+([.I43]*[.I43])/(4*[.G43]*[.G43])" office:value-type="float" office:value="1.81977934027778" calcext:value-type="float">
            <text:p>1.82</text:p>
          </table:table-cell>
          <table:table-cell table:style-name="ce35" table:formula="of:=(-2*bt)+(2*[.H43]*[.I43])/(4*[.G43]*[.G43])" office:value-type="float" office:value="-25.5344391063194" calcext:value-type="float">
            <text:p>-25.53</text:p>
          </table:table-cell>
          <table:table-cell table:style-name="ce35" table:formula="of:=bt*bt+([.H43]*[.H43])/(4*[.G43]*[.G43])-bs*bs" office:value-type="float" office:value="68.8381389113903" calcext:value-type="float">
            <text:p>68.84</text:p>
          </table:table-cell>
          <table:table-cell table:style-name="ce11" table:formula="of:=[.K43]*[.K43]-4*[.J43]*[.L43]" office:value-type="float" office:value="150.926688417856" calcext:value-type="float">
            <text:p>150.9</text:p>
          </table:table-cell>
          <table:table-cell table:style-name="ce35" table:formula="of:=(-[.K43]+SQRT([.M43]))/(2*[.J43])" office:value-type="float" office:value="10.3912767412403" calcext:value-type="float">
            <text:p>10.39</text:p>
          </table:table-cell>
          <table:table-cell table:style-name="ce35" table:formula="of:=(bs*bs - bf*bf +[.F43]*[.F43]+[.G43]*[.G43]-bt*bt +[.N43]*(2*bt-2*[.F43]) ) /(2*[.G43])" office:value-type="float" office:value="-1.47298543386868" calcext:value-type="float">
            <text:p>-1.47</text:p>
          </table:table-cell>
          <table:table-cell table:style-name="ce35" table:formula="of:=ATAN2(([.N43]-bt);[.O43]*-1 )" office:value-type="float" office:value="0.1945297491437" calcext:value-type="float">
            <text:p>0.19</text:p>
          </table:table-cell>
          <table:table-cell table:style-name="ce43" table:formula="of:=[.P43]*180/PI()" office:value-type="float" office:value="11.1457336156727" calcext:value-type="float">
            <text:p>11.1</text:p>
          </table:table-cell>
          <table:table-cell table:style-name="ce18" table:formula="of:=ATAN2([.O43]-[.G43];[.F43]-[.N43])" office:value-type="float" office:value="0.311432156109893" calcext:value-type="float">
            <text:p>0.311</text:p>
          </table:table-cell>
          <table:table-cell table:style-name="ce10" table:formula="of:=[.R43]*180/PI()-btoa+[.Q43]" office:value-type="float" office:value="11.926294234264" calcext:value-type="float">
            <text:p>11.9</text:p>
          </table:table-cell>
          <table:table-cell/>
          <table:table-cell table:style-name="ce35" table:formula="of:=(-[.K43]-SQRT([.M43]))/(2*[.J43])" office:value-type="float" office:value="3.64033607090525" calcext:value-type="float">
            <text:p>3.64</text:p>
          </table:table-cell>
          <table:table-cell table:style-name="ce35" table:formula="of:=(bs*bs - bf*bf +[.F43]*[.F43]+[.G43]*[.G43]-bt*bt +[.U43]*(2*bt-2*[.F43]) ) /(2*[.G43])" office:value-type="float" office:value="-7.58539963246787" calcext:value-type="float">
            <text:p>-7.59</text:p>
          </table:table-cell>
          <table:table-cell table:style-name="ce35" table:formula="of:=ATAN2(([.U43]-bt);[.V43]*-1 )" office:value-type="float" office:value="1.47546352879984" calcext:value-type="float">
            <text:p>1.48</text:p>
          </table:table-cell>
          <table:table-cell table:style-name="ce15" table:formula="of:=[.W43]*180/PI()" office:value-type="float" office:value="84.5378330257099" calcext:value-type="float">
            <text:p>84.5</text:p>
          </table:table-cell>
          <table:table-cell table:style-name="ce45" table:formula="of:=ATAN2([.V43]-[.G43];[.F43]-[.U43])" office:value-type="float" office:value="1.16016721953636" calcext:value-type="float">
            <text:p>1.160</text:p>
          </table:table-cell>
          <table:table-cell table:style-name="ce37" table:formula="of:=[.Y43]*180/PI()-btoa" office:value-type="float" office:value="49.4094976776964" calcext:value-type="float">
            <text:p>49.4</text:p>
          </table:table-cell>
          <table:table-cell table:style-name="ce28" table:formula="of:=COS(RADIANS([.E43]))*(bt+bs*COS(RADIANS(-[.Q43])) + bf*SIN(RADIANS([.S43]-[.Q43]+btoa)))" office:value-type="float" office:value="13.78" calcext:value-type="float">
            <text:p>13.78</text:p>
          </table:table-cell>
          <table:table-cell table:style-name="ce28" table:formula="of:=-bs*SIN(RADIANS(+[.Q43])) - bf*COS(RADIANS([.S43]-[.Q43]+btoa))" office:value-type="float" office:value="-12" calcext:value-type="float">
            <text:p>-12.00</text:p>
          </table:table-cell>
          <table:table-cell table:style-name="ce28" table:formula="of:=SIN(RADIANS([.E43])) * (bt+bs*COS(RADIANS(-[.Q43])) + bf*SIN(RADIANS([.S43]-[.Q43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18" calcext:value-type="float">
            <text:p>-12.1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4];[.C44])" office:value-type="float" office:value="-0" calcext:value-type="float">
            <text:p>0.00</text:p>
          </table:table-cell>
          <table:table-cell table:style-name="ce37" table:formula="of:=[.D44]*180/PI()" office:value-type="float" office:value="-0" calcext:value-type="float">
            <text:p>0.0</text:p>
          </table:table-cell>
          <table:table-cell table:style-name="ce35" table:formula="of:=-1*([.C44]*SIN([.D44]*-1)-[.A44]*COS([.D44]*-1))" office:value-type="float" office:value="13.78" calcext:value-type="float">
            <text:p>13.78</text:p>
          </table:table-cell>
          <table:table-cell table:formula="of:=[.B44]" office:value-type="float" office:value="-12.18" calcext:value-type="float">
            <text:p>-12.18</text:p>
          </table:table-cell>
          <table:table-cell table:style-name="ce35" table:formula="of:=bs*bs-bf*bf+[.F44]*[.F44]+[.G44]*[.G44]-bt*bt" office:value-type="float" office:value="265.506494" calcext:value-type="float">
            <text:p>265.51</text:p>
          </table:table-cell>
          <table:table-cell table:style-name="ce35" table:formula="of:=2*bt-2*[.F44]" office:value-type="float" office:value="-21.73" calcext:value-type="float">
            <text:p>-21.73</text:p>
          </table:table-cell>
          <table:table-cell table:style-name="ce35" table:formula="of:=1+([.I44]*[.I44])/(4*[.G44]*[.G44])" office:value-type="float" office:value="1.79572844793883" calcext:value-type="float">
            <text:p>1.80</text:p>
          </table:table-cell>
          <table:table-cell table:style-name="ce35" table:formula="of:=(-2*bt)+(2*[.H44]*[.I44])/(4*[.G44]*[.G44])" office:value-type="float" office:value="-25.2751054199999" calcext:value-type="float">
            <text:p>-25.28</text:p>
          </table:table-cell>
          <table:table-cell table:style-name="ce35" table:formula="of:=bt*bt+([.H44]*[.H44])/(4*[.G44]*[.G44])-bs*bs" office:value-type="float" office:value="69.2271592274409" calcext:value-type="float">
            <text:p>69.23</text:p>
          </table:table-cell>
          <table:table-cell table:style-name="ce11" table:formula="of:=[.K44]*[.K44]-4*[.J44]*[.L44]" office:value-type="float" office:value="141.578237213285" calcext:value-type="float">
            <text:p>141.6</text:p>
          </table:table-cell>
          <table:table-cell table:style-name="ce35" table:formula="of:=(-[.K44]+SQRT([.M44]))/(2*[.J44])" office:value-type="float" office:value="10.3506103099705" calcext:value-type="float">
            <text:p>10.35</text:p>
          </table:table-cell>
          <table:table-cell table:style-name="ce35" table:formula="of:=(bs*bs - bf*bf +[.F44]*[.F44]+[.G44]*[.G44]-bt*bt +[.N44]*(2*bt-2*[.F44]) ) /(2*[.G44])" office:value-type="float" office:value="-1.66616305272336" calcext:value-type="float">
            <text:p>-1.67</text:p>
          </table:table-cell>
          <table:table-cell table:style-name="ce35" table:formula="of:=ATAN2(([.N44]-bt);[.O44]*-1 )" office:value-type="float" office:value="0.220437511562584" calcext:value-type="float">
            <text:p>0.22</text:p>
          </table:table-cell>
          <table:table-cell table:style-name="ce43" table:formula="of:=[.P44]*180/PI()" office:value-type="float" office:value="12.6301390589024" calcext:value-type="float">
            <text:p>12.6</text:p>
          </table:table-cell>
          <table:table-cell table:style-name="ce18" table:formula="of:=ATAN2([.O44]-[.G44];[.F44]-[.N44])" office:value-type="float" office:value="0.31529762520537" calcext:value-type="float">
            <text:p>0.315</text:p>
          </table:table-cell>
          <table:table-cell table:style-name="ce10" table:formula="of:=[.R44]*180/PI()-btoa+[.Q44]" office:value-type="float" office:value="13.6321747425028" calcext:value-type="float">
            <text:p>13.6</text:p>
          </table:table-cell>
          <table:table-cell/>
          <table:table-cell table:style-name="ce35" table:formula="of:=(-[.K44]-SQRT([.M44]))/(2*[.J44])" office:value-type="float" office:value="3.72451638806183" calcext:value-type="float">
            <text:p>3.72</text:p>
          </table:table-cell>
          <table:table-cell table:style-name="ce35" table:formula="of:=(bs*bs - bf*bf +[.F44]*[.F44]+[.G44]*[.G44]-bt*bt +[.U44]*(2*bt-2*[.F44]) ) /(2*[.G44])" office:value-type="float" office:value="-7.57687819734878" calcext:value-type="float">
            <text:p>-7.58</text:p>
          </table:table-cell>
          <table:table-cell table:style-name="ce35" table:formula="of:=ATAN2(([.U44]-bt);[.V44]*-1 )" office:value-type="float" office:value="1.46435972854155" calcext:value-type="float">
            <text:p>1.46</text:p>
          </table:table-cell>
          <table:table-cell table:style-name="ce15" table:formula="of:=[.W44]*180/PI()" office:value-type="float" office:value="83.9016321343538" calcext:value-type="float">
            <text:p>83.9</text:p>
          </table:table-cell>
          <table:table-cell table:style-name="ce45" table:formula="of:=ATAN2([.V44]-[.G44];[.F44]-[.U44])" office:value-type="float" office:value="1.14149778828029" calcext:value-type="float">
            <text:p>1.141</text:p>
          </table:table-cell>
          <table:table-cell table:style-name="ce37" table:formula="of:=[.Y44]*180/PI()-btoa" office:value-type="float" office:value="48.3398180608136" calcext:value-type="float">
            <text:p>48.3</text:p>
          </table:table-cell>
          <table:table-cell table:style-name="ce28" table:formula="of:=COS(RADIANS([.E44]))*(bt+bs*COS(RADIANS(-[.Q44])) + bf*SIN(RADIANS([.S44]-[.Q44]+btoa)))" office:value-type="float" office:value="13.78" calcext:value-type="float">
            <text:p>13.78</text:p>
          </table:table-cell>
          <table:table-cell table:style-name="ce28" table:formula="of:=-bs*SIN(RADIANS(+[.Q44])) - bf*COS(RADIANS([.S44]-[.Q44]+btoa))" office:value-type="float" office:value="-12.18" calcext:value-type="float">
            <text:p>-12.18</text:p>
          </table:table-cell>
          <table:table-cell table:style-name="ce28" table:formula="of:=SIN(RADIANS([.E44])) * (bt+bs*COS(RADIANS(-[.Q44])) + bf*SIN(RADIANS([.S44]-[.Q44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35" calcext:value-type="float">
            <text:p>-12.3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5];[.C45])" office:value-type="float" office:value="-0" calcext:value-type="float">
            <text:p>0.00</text:p>
          </table:table-cell>
          <table:table-cell table:style-name="ce37" table:formula="of:=[.D45]*180/PI()" office:value-type="float" office:value="-0" calcext:value-type="float">
            <text:p>0.0</text:p>
          </table:table-cell>
          <table:table-cell table:style-name="ce35" table:formula="of:=-1*([.C45]*SIN([.D45]*-1)-[.A45]*COS([.D45]*-1))" office:value-type="float" office:value="13.78" calcext:value-type="float">
            <text:p>13.78</text:p>
          </table:table-cell>
          <table:table-cell table:formula="of:=[.B45]" office:value-type="float" office:value="-12.35" calcext:value-type="float">
            <text:p>-12.35</text:p>
          </table:table-cell>
          <table:table-cell table:style-name="ce35" table:formula="of:=bs*bs-bf*bf+[.F45]*[.F45]+[.G45]*[.G45]-bt*bt" office:value-type="float" office:value="269.676594" calcext:value-type="float">
            <text:p>269.68</text:p>
          </table:table-cell>
          <table:table-cell table:style-name="ce35" table:formula="of:=2*bt-2*[.F45]" office:value-type="float" office:value="-21.73" calcext:value-type="float">
            <text:p>-21.73</text:p>
          </table:table-cell>
          <table:table-cell table:style-name="ce35" table:formula="of:=1+([.I45]*[.I45])/(4*[.G45]*[.G45])" office:value-type="float" office:value="1.77397252864331" calcext:value-type="float">
            <text:p>1.77</text:p>
          </table:table-cell>
          <table:table-cell table:style-name="ce35" table:formula="of:=(-2*bt)+(2*[.H45]*[.I45])/(4*[.G45]*[.G45])" office:value-type="float" office:value="-25.0405177518727" calcext:value-type="float">
            <text:p>-25.04</text:p>
          </table:table-cell>
          <table:table-cell table:style-name="ce35" table:formula="of:=bt*bt+([.H45]*[.H45])/(4*[.G45]*[.G45])-bs*bs" office:value-type="float" office:value="69.6373117993916" calcext:value-type="float">
            <text:p>69.64</text:p>
          </table:table-cell>
          <table:table-cell table:style-name="ce11" table:formula="of:=[.K45]*[.K45]-4*[.J45]*[.L45]" office:value-type="float" office:value="132.888816879092" calcext:value-type="float">
            <text:p>132.9</text:p>
          </table:table-cell>
          <table:table-cell table:style-name="ce35" table:formula="of:=(-[.K45]+SQRT([.M45]))/(2*[.J45])" office:value-type="float" office:value="10.306884224143" calcext:value-type="float">
            <text:p>10.31</text:p>
          </table:table-cell>
          <table:table-cell table:style-name="ce35" table:formula="of:=(bs*bs - bf*bf +[.F45]*[.F45]+[.G45]*[.G45]-bt*bt +[.N45]*(2*bt-2*[.F45]) ) /(2*[.G45])" office:value-type="float" office:value="-1.85052630807176" calcext:value-type="float">
            <text:p>-1.85</text:p>
          </table:table-cell>
          <table:table-cell table:style-name="ce35" table:formula="of:=ATAN2(([.N45]-bt);[.O45]*-1 )" office:value-type="float" office:value="0.245303985783352" calcext:value-type="float">
            <text:p>0.25</text:p>
          </table:table-cell>
          <table:table-cell table:style-name="ce43" table:formula="of:=[.P45]*180/PI()" office:value-type="float" office:value="14.0548830831232" calcext:value-type="float">
            <text:p>14.1</text:p>
          </table:table-cell>
          <table:table-cell table:style-name="ce18" table:formula="of:=ATAN2([.O45]-[.G45];[.F45]-[.N45])" office:value-type="float" office:value="0.319459370440709" calcext:value-type="float">
            <text:p>0.319</text:p>
          </table:table-cell>
          <table:table-cell table:style-name="ce10" table:formula="of:=[.R45]*180/PI()-btoa+[.Q45]" office:value-type="float" office:value="15.2953692041173" calcext:value-type="float">
            <text:p>15.3</text:p>
          </table:table-cell>
          <table:table-cell/>
          <table:table-cell table:style-name="ce35" table:formula="of:=(-[.K45]-SQRT([.M45]))/(2*[.J45])" office:value-type="float" office:value="3.80862058078369" calcext:value-type="float">
            <text:p>3.81</text:p>
          </table:table-cell>
          <table:table-cell table:style-name="ce35" table:formula="of:=(bs*bs - bf*bf +[.F45]*[.F45]+[.G45]*[.G45]-bt*bt +[.U45]*(2*bt-2*[.F45]) ) /(2*[.G45])" office:value-type="float" office:value="-7.56741978864658" calcext:value-type="float">
            <text:p>-7.57</text:p>
          </table:table-cell>
          <table:table-cell table:style-name="ce35" table:formula="of:=ATAN2(([.U45]-bt);[.V45]*-1 )" office:value-type="float" office:value="1.45325279863572" calcext:value-type="float">
            <text:p>1.45</text:p>
          </table:table-cell>
          <table:table-cell table:style-name="ce15" table:formula="of:=[.W45]*180/PI()" office:value-type="float" office:value="83.2652519274023" calcext:value-type="float">
            <text:p>83.3</text:p>
          </table:table-cell>
          <table:table-cell table:style-name="ce45" table:formula="of:=ATAN2([.V45]-[.G45];[.F45]-[.U45])" office:value-type="float" office:value="1.12357649873001" calcext:value-type="float">
            <text:p>1.124</text:p>
          </table:table-cell>
          <table:table-cell table:style-name="ce37" table:formula="of:=[.Y45]*180/PI()-btoa" office:value-type="float" office:value="47.3130038061507" calcext:value-type="float">
            <text:p>47.3</text:p>
          </table:table-cell>
          <table:table-cell table:style-name="ce28" table:formula="of:=COS(RADIANS([.E45]))*(bt+bs*COS(RADIANS(-[.Q45])) + bf*SIN(RADIANS([.S45]-[.Q45]+btoa)))" office:value-type="float" office:value="13.78" calcext:value-type="float">
            <text:p>13.78</text:p>
          </table:table-cell>
          <table:table-cell table:style-name="ce28" table:formula="of:=-bs*SIN(RADIANS(+[.Q45])) - bf*COS(RADIANS([.S45]-[.Q45]+btoa))" office:value-type="float" office:value="-12.35" calcext:value-type="float">
            <text:p>-12.35</text:p>
          </table:table-cell>
          <table:table-cell table:style-name="ce28" table:formula="of:=SIN(RADIANS([.E45])) * (bt+bs*COS(RADIANS(-[.Q45])) + bf*SIN(RADIANS([.S45]-[.Q45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53" calcext:value-type="float">
            <text:p>-12.5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6];[.C46])" office:value-type="float" office:value="-0" calcext:value-type="float">
            <text:p>0.00</text:p>
          </table:table-cell>
          <table:table-cell table:style-name="ce37" table:formula="of:=[.D46]*180/PI()" office:value-type="float" office:value="-0" calcext:value-type="float">
            <text:p>0.0</text:p>
          </table:table-cell>
          <table:table-cell table:style-name="ce35" table:formula="of:=-1*([.C46]*SIN([.D46]*-1)-[.A46]*COS([.D46]*-1))" office:value-type="float" office:value="13.78" calcext:value-type="float">
            <text:p>13.78</text:p>
          </table:table-cell>
          <table:table-cell table:formula="of:=[.B46]" office:value-type="float" office:value="-12.53" calcext:value-type="float">
            <text:p>-12.53</text:p>
          </table:table-cell>
          <table:table-cell table:style-name="ce35" table:formula="of:=bs*bs-bf*bf+[.F46]*[.F46]+[.G46]*[.G46]-bt*bt" office:value-type="float" office:value="274.154994" calcext:value-type="float">
            <text:p>274.15</text:p>
          </table:table-cell>
          <table:table-cell table:style-name="ce35" table:formula="of:=2*bt-2*[.F46]" office:value-type="float" office:value="-21.73" calcext:value-type="float">
            <text:p>-21.73</text:p>
          </table:table-cell>
          <table:table-cell table:style-name="ce35" table:formula="of:=1+([.I46]*[.I46])/(4*[.G46]*[.G46])" office:value-type="float" office:value="1.75189521206566" calcext:value-type="float">
            <text:p>1.75</text:p>
          </table:table-cell>
          <table:table-cell table:style-name="ce35" table:formula="of:=(-2*bt)+(2*[.H46]*[.I46])/(4*[.G46]*[.G46])" office:value-type="float" office:value="-24.8024645515408" calcext:value-type="float">
            <text:p>-24.80</text:p>
          </table:table-cell>
          <table:table-cell table:style-name="ce35" table:formula="of:=bt*bt+([.H46]*[.H46])/(4*[.G46]*[.G46])-bs*bs" office:value-type="float" office:value="70.1151974181518" calcext:value-type="float">
            <text:p>70.12</text:p>
          </table:table-cell>
          <table:table-cell table:style-name="ce11" table:formula="of:=[.K46]*[.K46]-4*[.J46]*[.L46]" office:value-type="float" office:value="123.824333230842" calcext:value-type="float">
            <text:p>123.8</text:p>
          </table:table-cell>
          <table:table-cell table:style-name="ce35" table:formula="of:=(-[.K46]+SQRT([.M46]))/(2*[.J46])" office:value-type="float" office:value="10.2546381094679" calcext:value-type="float">
            <text:p>10.25</text:p>
          </table:table-cell>
          <table:table-cell table:style-name="ce35" table:formula="of:=(bs*bs - bf*bf +[.F46]*[.F46]+[.G46]*[.G46]-bt*bt +[.N46]*(2*bt-2*[.F46]) ) /(2*[.G46])" office:value-type="float" office:value="-2.04795322750446" calcext:value-type="float">
            <text:p>-2.05</text:p>
          </table:table-cell>
          <table:table-cell table:style-name="ce35" table:formula="of:=ATAN2(([.N46]-bt);[.O46]*-1 )" office:value-type="float" office:value="0.27210571022711" calcext:value-type="float">
            <text:p>0.27</text:p>
          </table:table-cell>
          <table:table-cell table:style-name="ce43" table:formula="of:=[.P46]*180/PI()" office:value-type="float" office:value="15.5905087774232" calcext:value-type="float">
            <text:p>15.6</text:p>
          </table:table-cell>
          <table:table-cell table:style-name="ce18" table:formula="of:=ATAN2([.O46]-[.G46];[.F46]-[.N46])" office:value-type="float" office:value="0.324439563060993" calcext:value-type="float">
            <text:p>0.324</text:p>
          </table:table-cell>
          <table:table-cell table:style-name="ce10" table:formula="of:=[.R46]*180/PI()-btoa+[.Q46]" office:value-type="float" office:value="17.1163389167217" calcext:value-type="float">
            <text:p>17.1</text:p>
          </table:table-cell>
          <table:table-cell/>
          <table:table-cell table:style-name="ce35" table:formula="of:=(-[.K46]-SQRT([.M46]))/(2*[.J46])" office:value-type="float" office:value="3.90286650651657" calcext:value-type="float">
            <text:p>3.90</text:p>
          </table:table-cell>
          <table:table-cell table:style-name="ce35" table:formula="of:=(bs*bs - bf*bf +[.F46]*[.F46]+[.G46]*[.G46]-bt*bt +[.U46]*(2*bt-2*[.F46]) ) /(2*[.G46])" office:value-type="float" office:value="-7.55569452567418" calcext:value-type="float">
            <text:p>-7.56</text:p>
          </table:table-cell>
          <table:table-cell table:style-name="ce35" table:formula="of:=ATAN2(([.U46]-bt);[.V46]*-1 )" office:value-type="float" office:value="1.44078913490423" calcext:value-type="float">
            <text:p>1.44</text:p>
          </table:table-cell>
          <table:table-cell table:style-name="ce15" table:formula="of:=[.W46]*180/PI()" office:value-type="float" office:value="82.5511365983173" calcext:value-type="float">
            <text:p>82.6</text:p>
          </table:table-cell>
          <table:table-cell table:style-name="ce45" table:formula="of:=ATAN2([.V46]-[.G46];[.F46]-[.U46])" office:value-type="float" office:value="1.10425824539746" calcext:value-type="float">
            <text:p>1.104</text:p>
          </table:table-cell>
          <table:table-cell table:style-name="ce37" table:formula="of:=[.Y46]*180/PI()-btoa" office:value-type="float" office:value="46.2061494226312" calcext:value-type="float">
            <text:p>46.2</text:p>
          </table:table-cell>
          <table:table-cell table:style-name="ce28" table:formula="of:=COS(RADIANS([.E46]))*(bt+bs*COS(RADIANS(-[.Q46])) + bf*SIN(RADIANS([.S46]-[.Q46]+btoa)))" office:value-type="float" office:value="13.78" calcext:value-type="float">
            <text:p>13.78</text:p>
          </table:table-cell>
          <table:table-cell table:style-name="ce28" table:formula="of:=-bs*SIN(RADIANS(+[.Q46])) - bf*COS(RADIANS([.S46]-[.Q46]+btoa))" office:value-type="float" office:value="-12.53" calcext:value-type="float">
            <text:p>-12.53</text:p>
          </table:table-cell>
          <table:table-cell table:style-name="ce28" table:formula="of:=SIN(RADIANS([.E46])) * (bt+bs*COS(RADIANS(-[.Q46])) + bf*SIN(RADIANS([.S46]-[.Q46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7" calcext:value-type="float">
            <text:p>-12.7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7];[.C47])" office:value-type="float" office:value="-0" calcext:value-type="float">
            <text:p>0.00</text:p>
          </table:table-cell>
          <table:table-cell table:style-name="ce37" table:formula="of:=[.D47]*180/PI()" office:value-type="float" office:value="-0" calcext:value-type="float">
            <text:p>0.0</text:p>
          </table:table-cell>
          <table:table-cell table:style-name="ce35" table:formula="of:=-1*([.C47]*SIN([.D47]*-1)-[.A47]*COS([.D47]*-1))" office:value-type="float" office:value="13.78" calcext:value-type="float">
            <text:p>13.78</text:p>
          </table:table-cell>
          <table:table-cell table:formula="of:=[.B47]" office:value-type="float" office:value="-12.7" calcext:value-type="float">
            <text:p>-12.7</text:p>
          </table:table-cell>
          <table:table-cell table:style-name="ce35" table:formula="of:=bs*bs-bf*bf+[.F47]*[.F47]+[.G47]*[.G47]-bt*bt" office:value-type="float" office:value="278.444094" calcext:value-type="float">
            <text:p>278.44</text:p>
          </table:table-cell>
          <table:table-cell table:style-name="ce35" table:formula="of:=2*bt-2*[.F47]" office:value-type="float" office:value="-21.73" calcext:value-type="float">
            <text:p>-21.73</text:p>
          </table:table-cell>
          <table:table-cell table:style-name="ce35" table:formula="of:=1+([.I47]*[.I47])/(4*[.G47]*[.G47])" office:value-type="float" office:value="1.73190045880092" calcext:value-type="float">
            <text:p>1.73</text:p>
          </table:table-cell>
          <table:table-cell table:style-name="ce35" table:formula="of:=(-2*bt)+(2*[.H47]*[.I47])/(4*[.G47]*[.G47])" office:value-type="float" office:value="-24.586867017856" calcext:value-type="float">
            <text:p>-24.59</text:p>
          </table:table-cell>
          <table:table-cell table:style-name="ce35" table:formula="of:=bt*bt+([.H47]*[.H47])/(4*[.G47]*[.G47])-bs*bs" office:value-type="float" office:value="70.6062912463278" calcext:value-type="float">
            <text:p>70.61</text:p>
          </table:table-cell>
          <table:table-cell table:style-name="ce11" table:formula="of:=[.K47]*[.K47]-4*[.J47]*[.L47]" office:value-type="float" office:value="115.381756938752" calcext:value-type="float">
            <text:p>115.4</text:p>
          </table:table-cell>
          <table:table-cell table:style-name="ce35" table:formula="of:=(-[.K47]+SQRT([.M47]))/(2*[.J47])" office:value-type="float" office:value="10.1993324427748" calcext:value-type="float">
            <text:p>10.20</text:p>
          </table:table-cell>
          <table:table-cell table:style-name="ce35" table:formula="of:=(bs*bs - bf*bf +[.F47]*[.F47]+[.G47]*[.G47]-bt*bt +[.N47]*(2*bt-2*[.F47]) ) /(2*[.G47])" office:value-type="float" office:value="-2.23671653616156" calcext:value-type="float">
            <text:p>-2.24</text:p>
          </table:table-cell>
          <table:table-cell table:style-name="ce35" table:formula="of:=ATAN2(([.N47]-bt);[.O47]*-1 )" office:value-type="float" office:value="0.297919879595336" calcext:value-type="float">
            <text:p>0.30</text:p>
          </table:table-cell>
          <table:table-cell table:style-name="ce43" table:formula="of:=[.P47]*180/PI()" office:value-type="float" office:value="17.0695517338584" calcext:value-type="float">
            <text:p>17.1</text:p>
          </table:table-cell>
          <table:table-cell table:style-name="ce18" table:formula="of:=ATAN2([.O47]-[.G47];[.F47]-[.N47])" office:value-type="float" office:value="0.329720505164752" calcext:value-type="float">
            <text:p>0.330</text:p>
          </table:table-cell>
          <table:table-cell table:style-name="ce10" table:formula="of:=[.R47]*180/PI()-btoa+[.Q47]" office:value-type="float" office:value="18.8979575675553" calcext:value-type="float">
            <text:p>18.9</text:p>
          </table:table-cell>
          <table:table-cell/>
          <table:table-cell table:style-name="ce35" table:formula="of:=(-[.K47]-SQRT([.M47]))/(2*[.J47])" office:value-type="float" office:value="3.9971341572045" calcext:value-type="float">
            <text:p>4.00</text:p>
          </table:table-cell>
          <table:table-cell table:style-name="ce35" table:formula="of:=(bs*bs - bf*bf +[.F47]*[.F47]+[.G47]*[.G47]-bt*bt +[.U47]*(2*bt-2*[.F47]) ) /(2*[.G47])" office:value-type="float" office:value="-7.54277042377742" calcext:value-type="float">
            <text:p>-7.54</text:p>
          </table:table-cell>
          <table:table-cell table:style-name="ce35" table:formula="of:=ATAN2(([.U47]-bt);[.V47]*-1 )" office:value-type="float" office:value="1.42830224618666" calcext:value-type="float">
            <text:p>1.43</text:p>
          </table:table-cell>
          <table:table-cell table:style-name="ce15" table:formula="of:=[.W47]*180/PI()" office:value-type="float" office:value="81.8356905755511" calcext:value-type="float">
            <text:p>81.8</text:p>
          </table:table-cell>
          <table:table-cell table:style-name="ce45" table:formula="of:=ATAN2([.V47]-[.G47];[.F47]-[.U47])" office:value-type="float" office:value="1.08565002264304" calcext:value-type="float">
            <text:p>1.086</text:p>
          </table:table-cell>
          <table:table-cell table:style-name="ce37" table:formula="of:=[.Y47]*180/PI()-btoa" office:value-type="float" office:value="45.1399767945638" calcext:value-type="float">
            <text:p>45.1</text:p>
          </table:table-cell>
          <table:table-cell table:style-name="ce28" table:formula="of:=COS(RADIANS([.E47]))*(bt+bs*COS(RADIANS(-[.Q47])) + bf*SIN(RADIANS([.S47]-[.Q47]+btoa)))" office:value-type="float" office:value="13.78" calcext:value-type="float">
            <text:p>13.78</text:p>
          </table:table-cell>
          <table:table-cell table:style-name="ce28" table:formula="of:=-bs*SIN(RADIANS(+[.Q47])) - bf*COS(RADIANS([.S47]-[.Q47]+btoa))" office:value-type="float" office:value="-12.7" calcext:value-type="float">
            <text:p>-12.70</text:p>
          </table:table-cell>
          <table:table-cell table:style-name="ce28" table:formula="of:=SIN(RADIANS([.E47])) * (bt+bs*COS(RADIANS(-[.Q47])) + bf*SIN(RADIANS([.S47]-[.Q47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88" calcext:value-type="float">
            <text:p>-12.8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8];[.C48])" office:value-type="float" office:value="-0" calcext:value-type="float">
            <text:p>0.00</text:p>
          </table:table-cell>
          <table:table-cell table:style-name="ce37" table:formula="of:=[.D48]*180/PI()" office:value-type="float" office:value="-0" calcext:value-type="float">
            <text:p>0.0</text:p>
          </table:table-cell>
          <table:table-cell table:style-name="ce35" table:formula="of:=-1*([.C48]*SIN([.D48]*-1)-[.A48]*COS([.D48]*-1))" office:value-type="float" office:value="13.78" calcext:value-type="float">
            <text:p>13.78</text:p>
          </table:table-cell>
          <table:table-cell table:formula="of:=[.B48]" office:value-type="float" office:value="-12.88" calcext:value-type="float">
            <text:p>-12.88</text:p>
          </table:table-cell>
          <table:table-cell table:style-name="ce35" table:formula="of:=bs*bs-bf*bf+[.F48]*[.F48]+[.G48]*[.G48]-bt*bt" office:value-type="float" office:value="283.048494" calcext:value-type="float">
            <text:p>283.05</text:p>
          </table:table-cell>
          <table:table-cell table:style-name="ce35" table:formula="of:=2*bt-2*[.F48]" office:value-type="float" office:value="-21.73" calcext:value-type="float">
            <text:p>-21.73</text:p>
          </table:table-cell>
          <table:table-cell table:style-name="ce35" table:formula="of:=1+([.I48]*[.I48])/(4*[.G48]*[.G48])" office:value-type="float" office:value="1.71158655747271" calcext:value-type="float">
            <text:p>1.71</text:p>
          </table:table-cell>
          <table:table-cell table:style-name="ce35" table:formula="of:=(-2*bt)+(2*[.H48]*[.I48])/(4*[.G48]*[.G48])" office:value-type="float" office:value="-24.367828204629" calcext:value-type="float">
            <text:p>-24.37</text:p>
          </table:table-cell>
          <table:table-cell table:style-name="ce35" table:formula="of:=bt*bt+([.H48]*[.H48])/(4*[.G48]*[.G48])-bs*bs" office:value-type="float" office:value="71.1669334986413" calcext:value-type="float">
            <text:p>71.17</text:p>
          </table:table-cell>
          <table:table-cell table:style-name="ce11" table:formula="of:=[.K48]*[.K48]-4*[.J48]*[.L48]" office:value-type="float" office:value="106.557584558997" calcext:value-type="float">
            <text:p>106.6</text:p>
          </table:table-cell>
          <table:table-cell table:style-name="ce35" table:formula="of:=(-[.K48]+SQRT([.M48]))/(2*[.J48])" office:value-type="float" office:value="10.1340190414014" calcext:value-type="float">
            <text:p>10.13</text:p>
          </table:table-cell>
          <table:table-cell table:style-name="ce35" table:formula="of:=(bs*bs - bf*bf +[.F48]*[.F48]+[.G48]*[.G48]-bt*bt +[.N48]*(2*bt-2*[.F48]) ) /(2*[.G48])" office:value-type="float" office:value="-2.43929581639552" calcext:value-type="float">
            <text:p>-2.44</text:p>
          </table:table-cell>
          <table:table-cell table:style-name="ce35" table:formula="of:=ATAN2(([.N48]-bt);[.O48]*-1 )" office:value-type="float" office:value="0.325853575846354" calcext:value-type="float">
            <text:p>0.33</text:p>
          </table:table-cell>
          <table:table-cell table:style-name="ce43" table:formula="of:=[.P48]*180/PI()" office:value-type="float" office:value="18.6700346352422" calcext:value-type="float">
            <text:p>18.7</text:p>
          </table:table-cell>
          <table:table-cell table:style-name="ce18" table:formula="of:=ATAN2([.O48]-[.G48];[.F48]-[.N48])" office:value-type="float" office:value="0.335969378819171" calcext:value-type="float">
            <text:p>0.336</text:p>
          </table:table-cell>
          <table:table-cell table:style-name="ce10" table:formula="of:=[.R48]*180/PI()-btoa+[.Q48]" office:value-type="float" office:value="20.8564745560477" calcext:value-type="float">
            <text:p>20.9</text:p>
          </table:table-cell>
          <table:table-cell/>
          <table:table-cell table:style-name="ce35" table:formula="of:=(-[.K48]-SQRT([.M48]))/(2*[.J48])" office:value-type="float" office:value="4.10296365645882" calcext:value-type="float">
            <text:p>4.10</text:p>
          </table:table-cell>
          <table:table-cell table:style-name="ce35" table:formula="of:=(bs*bs - bf*bf +[.F48]*[.F48]+[.G48]*[.G48]-bt*bt +[.U48]*(2*bt-2*[.F48]) ) /(2*[.G48])" office:value-type="float" office:value="-7.52682817333656" calcext:value-type="float">
            <text:p>-7.53</text:p>
          </table:table-cell>
          <table:table-cell table:style-name="ce35" table:formula="of:=ATAN2(([.U48]-bt);[.V48]*-1 )" office:value-type="float" office:value="1.41425704666277" calcext:value-type="float">
            <text:p>1.41</text:p>
          </table:table-cell>
          <table:table-cell table:style-name="ce15" table:formula="of:=[.W48]*180/PI()" office:value-type="float" office:value="81.0309599204128" calcext:value-type="float">
            <text:p>81.0</text:p>
          </table:table-cell>
          <table:table-cell table:style-name="ce45" table:formula="of:=ATAN2([.V48]-[.G48];[.F48]-[.U48])" office:value-type="float" office:value="1.0655126522615" calcext:value-type="float">
            <text:p>1.066</text:p>
          </table:table-cell>
          <table:table-cell table:style-name="ce37" table:formula="of:=[.Y48]*180/PI()-btoa" office:value-type="float" office:value="43.9861904612097" calcext:value-type="float">
            <text:p>44.0</text:p>
          </table:table-cell>
          <table:table-cell table:style-name="ce28" table:formula="of:=COS(RADIANS([.E48]))*(bt+bs*COS(RADIANS(-[.Q48])) + bf*SIN(RADIANS([.S48]-[.Q48]+btoa)))" office:value-type="float" office:value="13.78" calcext:value-type="float">
            <text:p>13.78</text:p>
          </table:table-cell>
          <table:table-cell table:style-name="ce28" table:formula="of:=-bs*SIN(RADIANS(+[.Q48])) - bf*COS(RADIANS([.S48]-[.Q48]+btoa))" office:value-type="float" office:value="-12.88" calcext:value-type="float">
            <text:p>-12.88</text:p>
          </table:table-cell>
          <table:table-cell table:style-name="ce28" table:formula="of:=SIN(RADIANS([.E48])) * (bt+bs*COS(RADIANS(-[.Q48])) + bf*SIN(RADIANS([.S48]-[.Q48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05" calcext:value-type="float">
            <text:p>-13.0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49];[.C49])" office:value-type="float" office:value="-0" calcext:value-type="float">
            <text:p>0.00</text:p>
          </table:table-cell>
          <table:table-cell table:style-name="ce37" table:formula="of:=[.D49]*180/PI()" office:value-type="float" office:value="-0" calcext:value-type="float">
            <text:p>0.0</text:p>
          </table:table-cell>
          <table:table-cell table:style-name="ce35" table:formula="of:=-1*([.C49]*SIN([.D49]*-1)-[.A49]*COS([.D49]*-1))" office:value-type="float" office:value="13.78" calcext:value-type="float">
            <text:p>13.78</text:p>
          </table:table-cell>
          <table:table-cell table:formula="of:=[.B49]" office:value-type="float" office:value="-13.05" calcext:value-type="float">
            <text:p>-13.05</text:p>
          </table:table-cell>
          <table:table-cell table:style-name="ce35" table:formula="of:=bs*bs-bf*bf+[.F49]*[.F49]+[.G49]*[.G49]-bt*bt" office:value-type="float" office:value="287.456594" calcext:value-type="float">
            <text:p>287.46</text:p>
          </table:table-cell>
          <table:table-cell table:style-name="ce35" table:formula="of:=2*bt-2*[.F49]" office:value-type="float" office:value="-21.73" calcext:value-type="float">
            <text:p>-21.73</text:p>
          </table:table-cell>
          <table:table-cell table:style-name="ce35" table:formula="of:=1+([.I49]*[.I49])/(4*[.G49]*[.G49])" office:value-type="float" office:value="1.69316789242671" calcext:value-type="float">
            <text:p>1.69</text:p>
          </table:table-cell>
          <table:table-cell table:style-name="ce35" table:formula="of:=(-2*bt)+(2*[.H49]*[.I49])/(4*[.G49]*[.G49])" office:value-type="float" office:value="-24.1692251658666" calcext:value-type="float">
            <text:p>-24.17</text:p>
          </table:table-cell>
          <table:table-cell table:style-name="ce35" table:formula="of:=bt*bt+([.H49]*[.H49])/(4*[.G49]*[.G49])-bs*bs" office:value-type="float" office:value="71.733588984793" calcext:value-type="float">
            <text:p>71.73</text:p>
          </table:table-cell>
          <table:table-cell table:style-name="ce11" table:formula="of:=[.K49]*[.K49]-4*[.J49]*[.L49]" office:value-type="float" office:value="98.3234064080165" calcext:value-type="float">
            <text:p>98.3</text:p>
          </table:table-cell>
          <table:table-cell table:style-name="ce35" table:formula="of:=(-[.K49]+SQRT([.M49]))/(2*[.J49])" office:value-type="float" office:value="10.065464060358" calcext:value-type="float">
            <text:p>10.07</text:p>
          </table:table-cell>
          <table:table-cell table:style-name="ce35" table:formula="of:=(bs*bs - bf*bf +[.F49]*[.F49]+[.G49]*[.G49]-bt*bt +[.N49]*(2*bt-2*[.F49]) ) /(2*[.G49])" office:value-type="float" office:value="-2.63348888767895" calcext:value-type="float">
            <text:p>-2.63</text:p>
          </table:table-cell>
          <table:table-cell table:style-name="ce35" table:formula="of:=ATAN2(([.N49]-bt);[.O49]*-1 )" office:value-type="float" office:value="0.352880470136363" calcext:value-type="float">
            <text:p>0.35</text:p>
          </table:table-cell>
          <table:table-cell table:style-name="ce43" table:formula="of:=[.P49]*180/PI()" office:value-type="float" office:value="20.2185616114059" calcext:value-type="float">
            <text:p>20.2</text:p>
          </table:table-cell>
          <table:table-cell table:style-name="ce18" table:formula="of:=ATAN2([.O49]-[.G49];[.F49]-[.N49])" office:value-type="float" office:value="0.342543097620445" calcext:value-type="float">
            <text:p>0.343</text:p>
          </table:table-cell>
          <table:table-cell table:style-name="ce10" table:formula="of:=[.R49]*180/PI()-btoa+[.Q49]" office:value-type="float" office:value="22.7816478752303" calcext:value-type="float">
            <text:p>22.8</text:p>
          </table:table-cell>
          <table:table-cell/>
          <table:table-cell table:style-name="ce35" table:formula="of:=(-[.K49]-SQRT([.M49]))/(2*[.J49])" office:value-type="float" office:value="4.20909505098115" calcext:value-type="float">
            <text:p>4.21</text:p>
          </table:table-cell>
          <table:table-cell table:style-name="ce35" table:formula="of:=(bs*bs - bf*bf +[.F49]*[.F49]+[.G49]*[.G49]-bt*bt +[.U49]*(2*bt-2*[.F49]) ) /(2*[.G49])" office:value-type="float" office:value="-7.50930875640535" calcext:value-type="float">
            <text:p>-7.51</text:p>
          </table:table-cell>
          <table:table-cell table:style-name="ce35" table:formula="of:=ATAN2(([.U49]-bt);[.V49]*-1 )" office:value-type="float" office:value="1.40014043778435" calcext:value-type="float">
            <text:p>1.40</text:p>
          </table:table-cell>
          <table:table-cell table:style-name="ce15" table:formula="of:=[.W49]*180/PI()" office:value-type="float" office:value="80.2221378106425" calcext:value-type="float">
            <text:p>80.2</text:p>
          </table:table-cell>
          <table:table-cell table:style-name="ce45" table:formula="of:=ATAN2([.V49]-[.G49];[.F49]-[.U49])" office:value-type="float" office:value="1.04602864804864" calcext:value-type="float">
            <text:p>1.046</text:p>
          </table:table-cell>
          <table:table-cell table:style-name="ce37" table:formula="of:=[.Y49]*180/PI()-btoa" office:value-type="float" office:value="42.8698392517975" calcext:value-type="float">
            <text:p>42.9</text:p>
          </table:table-cell>
          <table:table-cell table:style-name="ce28" table:formula="of:=COS(RADIANS([.E49]))*(bt+bs*COS(RADIANS(-[.Q49])) + bf*SIN(RADIANS([.S49]-[.Q49]+btoa)))" office:value-type="float" office:value="13.78" calcext:value-type="float">
            <text:p>13.78</text:p>
          </table:table-cell>
          <table:table-cell table:style-name="ce28" table:formula="of:=-bs*SIN(RADIANS(+[.Q49])) - bf*COS(RADIANS([.S49]-[.Q49]+btoa))" office:value-type="float" office:value="-13.05" calcext:value-type="float">
            <text:p>-13.05</text:p>
          </table:table-cell>
          <table:table-cell table:style-name="ce28" table:formula="of:=SIN(RADIANS([.E49])) * (bt+bs*COS(RADIANS(-[.Q49])) + bf*SIN(RADIANS([.S49]-[.Q49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23" calcext:value-type="float">
            <text:p>-13.2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0];[.C50])" office:value-type="float" office:value="-0" calcext:value-type="float">
            <text:p>0.00</text:p>
          </table:table-cell>
          <table:table-cell table:style-name="ce37" table:formula="of:=[.D50]*180/PI()" office:value-type="float" office:value="-0" calcext:value-type="float">
            <text:p>0.0</text:p>
          </table:table-cell>
          <table:table-cell table:style-name="ce35" table:formula="of:=-1*([.C50]*SIN([.D50]*-1)-[.A50]*COS([.D50]*-1))" office:value-type="float" office:value="13.78" calcext:value-type="float">
            <text:p>13.78</text:p>
          </table:table-cell>
          <table:table-cell table:formula="of:=[.B50]" office:value-type="float" office:value="-13.23" calcext:value-type="float">
            <text:p>-13.23</text:p>
          </table:table-cell>
          <table:table-cell table:style-name="ce35" table:formula="of:=bs*bs-bf*bf+[.F50]*[.F50]+[.G50]*[.G50]-bt*bt" office:value-type="float" office:value="292.186994" calcext:value-type="float">
            <text:p>292.19</text:p>
          </table:table-cell>
          <table:table-cell table:style-name="ce35" table:formula="of:=2*bt-2*[.F50]" office:value-type="float" office:value="-21.73" calcext:value-type="float">
            <text:p>-21.73</text:p>
          </table:table-cell>
          <table:table-cell table:style-name="ce35" table:formula="of:=1+([.I50]*[.I50])/(4*[.G50]*[.G50])" office:value-type="float" office:value="1.67443449202978" calcext:value-type="float">
            <text:p>1.67</text:p>
          </table:table-cell>
          <table:table-cell table:style-name="ce35" table:formula="of:=(-2*bt)+(2*[.H50]*[.I50])/(4*[.G50]*[.G50])" office:value-type="float" office:value="-23.9672284285411" calcext:value-type="float">
            <text:p>-23.97</text:p>
          </table:table-cell>
          <table:table-cell table:style-name="ce35" table:formula="of:=bt*bt+([.H50]*[.H50])/(4*[.G50]*[.G50])-bs*bs" office:value-type="float" office:value="72.3716711580023" calcext:value-type="float">
            <text:p>72.37</text:p>
          </table:table-cell>
          <table:table-cell table:style-name="ce11" table:formula="of:=[.K50]*[.K50]-4*[.J50]*[.L50]" office:value-type="float" office:value="89.7015488146861" calcext:value-type="float">
            <text:p>89.7</text:p>
          </table:table-cell>
          <table:table-cell table:style-name="ce35" table:formula="of:=(-[.K50]+SQRT([.M50]))/(2*[.J50])" office:value-type="float" office:value="9.98495872710636" calcext:value-type="float">
            <text:p>9.98</text:p>
          </table:table-cell>
          <table:table-cell table:style-name="ce35" table:formula="of:=(bs*bs - bf*bf +[.F50]*[.F50]+[.G50]*[.G50]-bt*bt +[.N50]*(2*bt-2*[.F50]) ) /(2*[.G50])" office:value-type="float" office:value="-2.84254878533556" calcext:value-type="float">
            <text:p>-2.84</text:p>
          </table:table-cell>
          <table:table-cell table:style-name="ce35" table:formula="of:=ATAN2(([.N50]-bt);[.O50]*-1 )" office:value-type="float" office:value="0.382281120358015" calcext:value-type="float">
            <text:p>0.38</text:p>
          </table:table-cell>
          <table:table-cell table:style-name="ce43" table:formula="of:=[.P50]*180/PI()" office:value-type="float" office:value="21.9030947840469" calcext:value-type="float">
            <text:p>21.9</text:p>
          </table:table-cell>
          <table:table-cell table:style-name="ce18" table:formula="of:=ATAN2([.O50]-[.G50];[.F50]-[.N50])" office:value-type="float" office:value="0.350282482084141" calcext:value-type="float">
            <text:p>0.350</text:p>
          </table:table-cell>
          <table:table-cell table:style-name="ce10" table:formula="of:=[.R50]*180/PI()-btoa+[.Q50]" office:value-type="float" office:value="24.9096151136702" calcext:value-type="float">
            <text:p>24.9</text:p>
          </table:table-cell>
          <table:table-cell/>
          <table:table-cell table:style-name="ce35" table:formula="of:=(-[.K50]-SQRT([.M50]))/(2*[.J50])" office:value-type="float" office:value="4.3286668835842" calcext:value-type="float">
            <text:p>4.33</text:p>
          </table:table-cell>
          <table:table-cell table:style-name="ce35" table:formula="of:=(bs*bs - bf*bf +[.F50]*[.F50]+[.G50]*[.G50]-bt*bt +[.U50]*(2*bt-2*[.F50]) ) /(2*[.G50])" office:value-type="float" office:value="-7.48771967572621" calcext:value-type="float">
            <text:p>-7.49</text:p>
          </table:table-cell>
          <table:table-cell table:style-name="ce35" table:formula="of:=ATAN2(([.U50]-bt);[.V50]*-1 )" office:value-type="float" office:value="1.38419470566254" calcext:value-type="float">
            <text:p>1.38</text:p>
          </table:table-cell>
          <table:table-cell table:style-name="ce15" table:formula="of:=[.W50]*180/PI()" office:value-type="float" office:value="79.3085146588166" calcext:value-type="float">
            <text:p>79.3</text:p>
          </table:table-cell>
          <table:table-cell table:style-name="ce45" table:formula="of:=ATAN2([.V50]-[.G50];[.F50]-[.U50])" office:value-type="float" office:value="1.0248343454851" calcext:value-type="float">
            <text:p>1.025</text:p>
          </table:table-cell>
          <table:table-cell table:style-name="ce37" table:formula="of:=[.Y50]*180/PI()-btoa" office:value-type="float" office:value="41.6554951651834" calcext:value-type="float">
            <text:p>41.7</text:p>
          </table:table-cell>
          <table:table-cell table:style-name="ce28" table:formula="of:=COS(RADIANS([.E50]))*(bt+bs*COS(RADIANS(-[.Q50])) + bf*SIN(RADIANS([.S50]-[.Q50]+btoa)))" office:value-type="float" office:value="13.78" calcext:value-type="float">
            <text:p>13.78</text:p>
          </table:table-cell>
          <table:table-cell table:style-name="ce28" table:formula="of:=-bs*SIN(RADIANS(+[.Q50])) - bf*COS(RADIANS([.S50]-[.Q50]+btoa))" office:value-type="float" office:value="-13.23" calcext:value-type="float">
            <text:p>-13.23</text:p>
          </table:table-cell>
          <table:table-cell table:style-name="ce28" table:formula="of:=SIN(RADIANS([.E50])) * (bt+bs*COS(RADIANS(-[.Q50])) + bf*SIN(RADIANS([.S50]-[.Q50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4" calcext:value-type="float">
            <text:p>-13.4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1];[.C51])" office:value-type="float" office:value="-0" calcext:value-type="float">
            <text:p>0.00</text:p>
          </table:table-cell>
          <table:table-cell table:style-name="ce37" table:formula="of:=[.D51]*180/PI()" office:value-type="float" office:value="-0" calcext:value-type="float">
            <text:p>0.0</text:p>
          </table:table-cell>
          <table:table-cell table:style-name="ce35" table:formula="of:=-1*([.C51]*SIN([.D51]*-1)-[.A51]*COS([.D51]*-1))" office:value-type="float" office:value="13.78" calcext:value-type="float">
            <text:p>13.78</text:p>
          </table:table-cell>
          <table:table-cell table:formula="of:=[.B51]" office:value-type="float" office:value="-13.4" calcext:value-type="float">
            <text:p>-13.4</text:p>
          </table:table-cell>
          <table:table-cell table:style-name="ce35" table:formula="of:=bs*bs-bf*bf+[.F51]*[.F51]+[.G51]*[.G51]-bt*bt" office:value-type="float" office:value="296.714094" calcext:value-type="float">
            <text:p>296.71</text:p>
          </table:table-cell>
          <table:table-cell table:style-name="ce35" table:formula="of:=2*bt-2*[.F51]" office:value-type="float" office:value="-21.73" calcext:value-type="float">
            <text:p>-21.73</text:p>
          </table:table-cell>
          <table:table-cell table:style-name="ce35" table:formula="of:=1+([.I51]*[.I51])/(4*[.G51]*[.G51])" office:value-type="float" office:value="1.65743052461573" calcext:value-type="float">
            <text:p>1.66</text:p>
          </table:table-cell>
          <table:table-cell table:style-name="ce35" table:formula="of:=(-2*bt)+(2*[.H51]*[.I51])/(4*[.G51]*[.G51])" office:value-type="float" office:value="-23.7838796575518" calcext:value-type="float">
            <text:p>-23.78</text:p>
          </table:table-cell>
          <table:table-cell table:style-name="ce35" table:formula="of:=bt*bt+([.H51]*[.H51])/(4*[.G51]*[.G51])-bs*bs" office:value-type="float" office:value="73.0091972129661" calcext:value-type="float">
            <text:p>73.01</text:p>
          </table:table-cell>
          <table:table-cell table:style-name="ce11" table:formula="of:=[.K51]*[.K51]-4*[.J51]*[.L51]" office:value-type="float" office:value="81.6422434110678" calcext:value-type="float">
            <text:p>81.6</text:p>
          </table:table-cell>
          <table:table-cell table:style-name="ce35" table:formula="of:=(-[.K51]+SQRT([.M51]))/(2*[.J51])" office:value-type="float" office:value="9.90071345742689" calcext:value-type="float">
            <text:p>9.90</text:p>
          </table:table-cell>
          <table:table-cell table:style-name="ce35" table:formula="of:=(bs*bs - bf*bf +[.F51]*[.F51]+[.G51]*[.G51]-bt*bt +[.N51]*(2*bt-2*[.F51]) ) /(2*[.G51])" office:value-type="float" office:value="-3.04371606604902" calcext:value-type="float">
            <text:p>-3.04</text:p>
          </table:table-cell>
          <table:table-cell table:style-name="ce35" table:formula="of:=ATAN2(([.N51]-bt);[.O51]*-1 )" office:value-type="float" office:value="0.410903521928486" calcext:value-type="float">
            <text:p>0.41</text:p>
          </table:table-cell>
          <table:table-cell table:style-name="ce43" table:formula="of:=[.P51]*180/PI()" office:value-type="float" office:value="23.5430375935635" calcext:value-type="float">
            <text:p>23.5</text:p>
          </table:table-cell>
          <table:table-cell table:style-name="ce18" table:formula="of:=ATAN2([.O51]-[.G51];[.F51]-[.N51])" office:value-type="float" office:value="0.358404915764425" calcext:value-type="float">
            <text:p>0.358</text:p>
          </table:table-cell>
          <table:table-cell table:style-name="ce10" table:formula="of:=[.R51]*180/PI()-btoa+[.Q51]" office:value-type="float" office:value="27.014939092442" calcext:value-type="float">
            <text:p>27.0</text:p>
          </table:table-cell>
          <table:table-cell/>
          <table:table-cell table:style-name="ce35" table:formula="of:=(-[.K51]-SQRT([.M51]))/(2*[.J51])" office:value-type="float" office:value="4.44913668972546" calcext:value-type="float">
            <text:p>4.45</text:p>
          </table:table-cell>
          <table:table-cell table:style-name="ce35" table:formula="of:=(bs*bs - bf*bf +[.F51]*[.F51]+[.G51]*[.G51]-bt*bt +[.U51]*(2*bt-2*[.F51]) ) /(2*[.G51])" office:value-type="float" office:value="-7.46396842284574" calcext:value-type="float">
            <text:p>-7.46</text:p>
          </table:table-cell>
          <table:table-cell table:style-name="ce35" table:formula="of:=ATAN2(([.U51]-bt);[.V51]*-1 )" office:value-type="float" office:value="1.36808051193441" calcext:value-type="float">
            <text:p>1.37</text:p>
          </table:table-cell>
          <table:table-cell table:style-name="ce15" table:formula="of:=[.W51]*180/PI()" office:value-type="float" office:value="78.3852393679386" calcext:value-type="float">
            <text:p>78.4</text:p>
          </table:table-cell>
          <table:table-cell table:style-name="ce45" table:formula="of:=ATAN2([.V51]-[.G51];[.F51]-[.U51])" office:value-type="float" office:value="1.00420370396247" calcext:value-type="float">
            <text:p>1.004</text:p>
          </table:table-cell>
          <table:table-cell table:style-name="ce37" table:formula="of:=[.Y51]*180/PI()-btoa" office:value-type="float" office:value="40.4734464772896" calcext:value-type="float">
            <text:p>40.5</text:p>
          </table:table-cell>
          <table:table-cell table:style-name="ce28" table:formula="of:=COS(RADIANS([.E51]))*(bt+bs*COS(RADIANS(-[.Q51])) + bf*SIN(RADIANS([.S51]-[.Q51]+btoa)))" office:value-type="float" office:value="13.78" calcext:value-type="float">
            <text:p>13.78</text:p>
          </table:table-cell>
          <table:table-cell table:style-name="ce28" table:formula="of:=-bs*SIN(RADIANS(+[.Q51])) - bf*COS(RADIANS([.S51]-[.Q51]+btoa))" office:value-type="float" office:value="-13.4" calcext:value-type="float">
            <text:p>-13.40</text:p>
          </table:table-cell>
          <table:table-cell table:style-name="ce28" table:formula="of:=SIN(RADIANS([.E51])) * (bt+bs*COS(RADIANS(-[.Q51])) + bf*SIN(RADIANS([.S51]-[.Q51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58" calcext:value-type="float">
            <text:p>-13.5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2];[.C52])" office:value-type="float" office:value="-0" calcext:value-type="float">
            <text:p>0.00</text:p>
          </table:table-cell>
          <table:table-cell table:style-name="ce37" table:formula="of:=[.D52]*180/PI()" office:value-type="float" office:value="-0" calcext:value-type="float">
            <text:p>0.0</text:p>
          </table:table-cell>
          <table:table-cell table:style-name="ce35" table:formula="of:=-1*([.C52]*SIN([.D52]*-1)-[.A52]*COS([.D52]*-1))" office:value-type="float" office:value="13.78" calcext:value-type="float">
            <text:p>13.78</text:p>
          </table:table-cell>
          <table:table-cell table:formula="of:=[.B52]" office:value-type="float" office:value="-13.58" calcext:value-type="float">
            <text:p>-13.58</text:p>
          </table:table-cell>
          <table:table-cell table:style-name="ce35" table:formula="of:=bs*bs-bf*bf+[.F52]*[.F52]+[.G52]*[.G52]-bt*bt" office:value-type="float" office:value="301.570494" calcext:value-type="float">
            <text:p>301.57</text:p>
          </table:table-cell>
          <table:table-cell table:style-name="ce35" table:formula="of:=2*bt-2*[.F52]" office:value-type="float" office:value="-21.73" calcext:value-type="float">
            <text:p>-21.73</text:p>
          </table:table-cell>
          <table:table-cell table:style-name="ce35" table:formula="of:=1+([.I52]*[.I52])/(4*[.G52]*[.G52])" office:value-type="float" office:value="1.64011782574652" calcext:value-type="float">
            <text:p>1.64</text:p>
          </table:table-cell>
          <table:table-cell table:style-name="ce35" table:formula="of:=(-2*bt)+(2*[.H52]*[.I52])/(4*[.G52]*[.G52])" office:value-type="float" office:value="-23.5972019262387" calcext:value-type="float">
            <text:p>-23.60</text:p>
          </table:table-cell>
          <table:table-cell table:style-name="ce35" table:formula="of:=bt*bt+([.H52]*[.H52])/(4*[.G52]*[.G52])-bs*bs" office:value-type="float" office:value="73.7200744683283" calcext:value-type="float">
            <text:p>73.72</text:p>
          </table:table-cell>
          <table:table-cell table:style-name="ce11" table:formula="of:=[.K52]*[.K52]-4*[.J52]*[.L52]" office:value-type="float" office:value="73.1895057442183" calcext:value-type="float">
            <text:p>73.2</text:p>
          </table:table-cell>
          <table:table-cell table:style-name="ce35" table:formula="of:=(-[.K52]+SQRT([.M52]))/(2*[.J52])" office:value-type="float" office:value="9.80182276044281" calcext:value-type="float">
            <text:p>9.80</text:p>
          </table:table-cell>
          <table:table-cell table:style-name="ce35" table:formula="of:=(bs*bs - bf*bf +[.F52]*[.F52]+[.G52]*[.G52]-bt*bt +[.N52]*(2*bt-2*[.F52]) ) /(2*[.G52])" office:value-type="float" office:value="-3.26129916846752" calcext:value-type="float">
            <text:p>-3.26</text:p>
          </table:table-cell>
          <table:table-cell table:style-name="ce35" table:formula="of:=ATAN2(([.N52]-bt);[.O52]*-1 )" office:value-type="float" office:value="0.442269850287909" calcext:value-type="float">
            <text:p>0.44</text:p>
          </table:table-cell>
          <table:table-cell table:style-name="ce43" table:formula="of:=[.P52]*180/PI()" office:value-type="float" office:value="25.34019582738" calcext:value-type="float">
            <text:p>25.3</text:p>
          </table:table-cell>
          <table:table-cell table:style-name="ce18" table:formula="of:=ATAN2([.O52]-[.G52];[.F52]-[.N52])" office:value-type="float" office:value="0.367971059969268" calcext:value-type="float">
            <text:p>0.368</text:p>
          </table:table-cell>
          <table:table-cell table:style-name="ce10" table:formula="of:=[.R52]*180/PI()-btoa+[.Q52]" office:value-type="float" office:value="29.3601970154095" calcext:value-type="float">
            <text:p>29.4</text:p>
          </table:table-cell>
          <table:table-cell/>
          <table:table-cell table:style-name="ce35" table:formula="of:=(-[.K52]-SQRT([.M52]))/(2*[.J52])" office:value-type="float" office:value="4.58568132969666" calcext:value-type="float">
            <text:p>4.59</text:p>
          </table:table-cell>
          <table:table-cell table:style-name="ce35" table:formula="of:=(bs*bs - bf*bf +[.F52]*[.F52]+[.G52]*[.G52]-bt*bt +[.U52]*(2*bt-2*[.F52]) ) /(2*[.G52])" office:value-type="float" office:value="-7.43459641773533" calcext:value-type="float">
            <text:p>-7.43</text:p>
          </table:table-cell>
          <table:table-cell table:style-name="ce35" table:formula="of:=ATAN2(([.U52]-bt);[.V52]*-1 )" office:value-type="float" office:value="1.34975112000426" calcext:value-type="float">
            <text:p>1.35</text:p>
          </table:table-cell>
          <table:table-cell table:style-name="ce15" table:formula="of:=[.W52]*180/PI()" office:value-type="float" office:value="77.3350425693003" calcext:value-type="float">
            <text:p>77.3</text:p>
          </table:table-cell>
          <table:table-cell table:style-name="ce45" table:formula="of:=ATAN2([.V52]-[.G52];[.F52]-[.U52])" office:value-type="float" office:value="0.981600623328351" calcext:value-type="float">
            <text:p>0.982</text:p>
          </table:table-cell>
          <table:table-cell table:style-name="ce37" table:formula="of:=[.Y52]*180/PI()-btoa" office:value-type="float" office:value="39.1783853529605" calcext:value-type="float">
            <text:p>39.2</text:p>
          </table:table-cell>
          <table:table-cell table:style-name="ce28" table:formula="of:=COS(RADIANS([.E52]))*(bt+bs*COS(RADIANS(-[.Q52])) + bf*SIN(RADIANS([.S52]-[.Q52]+btoa)))" office:value-type="float" office:value="13.78" calcext:value-type="float">
            <text:p>13.78</text:p>
          </table:table-cell>
          <table:table-cell table:style-name="ce28" table:formula="of:=-bs*SIN(RADIANS(+[.Q52])) - bf*COS(RADIANS([.S52]-[.Q52]+btoa))" office:value-type="float" office:value="-13.58" calcext:value-type="float">
            <text:p>-13.58</text:p>
          </table:table-cell>
          <table:table-cell table:style-name="ce28" table:formula="of:=SIN(RADIANS([.E52])) * (bt+bs*COS(RADIANS(-[.Q52])) + bf*SIN(RADIANS([.S52]-[.Q52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75" calcext:value-type="float">
            <text:p>-13.7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3];[.C53])" office:value-type="float" office:value="-0" calcext:value-type="float">
            <text:p>0.00</text:p>
          </table:table-cell>
          <table:table-cell table:style-name="ce37" table:formula="of:=[.D53]*180/PI()" office:value-type="float" office:value="-0" calcext:value-type="float">
            <text:p>0.0</text:p>
          </table:table-cell>
          <table:table-cell table:style-name="ce35" table:formula="of:=-1*([.C53]*SIN([.D53]*-1)-[.A53]*COS([.D53]*-1))" office:value-type="float" office:value="13.78" calcext:value-type="float">
            <text:p>13.78</text:p>
          </table:table-cell>
          <table:table-cell table:formula="of:=[.B53]" office:value-type="float" office:value="-13.75" calcext:value-type="float">
            <text:p>-13.75</text:p>
          </table:table-cell>
          <table:table-cell table:style-name="ce35" table:formula="of:=bs*bs-bf*bf+[.F53]*[.F53]+[.G53]*[.G53]-bt*bt" office:value-type="float" office:value="306.216594" calcext:value-type="float">
            <text:p>306.22</text:p>
          </table:table-cell>
          <table:table-cell table:style-name="ce35" table:formula="of:=2*bt-2*[.F53]" office:value-type="float" office:value="-21.73" calcext:value-type="float">
            <text:p>-21.73</text:p>
          </table:table-cell>
          <table:table-cell table:style-name="ce35" table:formula="of:=1+([.I53]*[.I53])/(4*[.G53]*[.G53])" office:value-type="float" office:value="1.62438730578512" calcext:value-type="float">
            <text:p>1.62</text:p>
          </table:table-cell>
          <table:table-cell table:style-name="ce35" table:formula="of:=(-2*bt)+(2*[.H53]*[.I53])/(4*[.G53]*[.G53])" office:value-type="float" office:value="-23.4275843639537" calcext:value-type="float">
            <text:p>-23.43</text:p>
          </table:table-cell>
          <table:table-cell table:style-name="ce35" table:formula="of:=bt*bt+([.H53]*[.H53])/(4*[.G53]*[.G53])-bs*bs" office:value-type="float" office:value="74.4243654177994" calcext:value-type="float">
            <text:p>74.42</text:p>
          </table:table-cell>
          <table:table-cell table:style-name="ce11" table:formula="of:=[.K53]*[.K53]-4*[.J53]*[.L53]" office:value-type="float" office:value="65.2757314270216" calcext:value-type="float">
            <text:p>65.3</text:p>
          </table:table-cell>
          <table:table-cell table:style-name="ce35" table:formula="of:=(-[.K53]+SQRT([.M53]))/(2*[.J53])" office:value-type="float" office:value="9.69809479574244" calcext:value-type="float">
            <text:p>9.70</text:p>
          </table:table-cell>
          <table:table-cell table:style-name="ce35" table:formula="of:=(bs*bs - bf*bf +[.F53]*[.F53]+[.G53]*[.G53]-bt*bt +[.N53]*(2*bt-2*[.F53]) ) /(2*[.G53])" office:value-type="float" office:value="-3.47189069412788" calcext:value-type="float">
            <text:p>-3.47</text:p>
          </table:table-cell>
          <table:table-cell table:style-name="ce35" table:formula="of:=ATAN2(([.N53]-bt);[.O53]*-1 )" office:value-type="float" office:value="0.473078356246011" calcext:value-type="float">
            <text:p>0.47</text:p>
          </table:table-cell>
          <table:table-cell table:style-name="ce43" table:formula="of:=[.P53]*180/PI()" office:value-type="float" office:value="27.1053931918829" calcext:value-type="float">
            <text:p>27.1</text:p>
          </table:table-cell>
          <table:table-cell table:style-name="ce18" table:formula="of:=ATAN2([.O53]-[.G53];[.F53]-[.N53])" office:value-type="float" office:value="0.378043210665302" calcext:value-type="float">
            <text:p>0.378</text:p>
          </table:table-cell>
          <table:table-cell table:style-name="ce10" table:formula="of:=[.R53]*180/PI()-btoa+[.Q53]" office:value-type="float" office:value="31.7024861054149" calcext:value-type="float">
            <text:p>31.7</text:p>
          </table:table-cell>
          <table:table-cell/>
          <table:table-cell table:style-name="ce35" table:formula="of:=(-[.K53]-SQRT([.M53]))/(2*[.J53])" office:value-type="float" office:value="4.72431806141192" calcext:value-type="float">
            <text:p>4.72</text:p>
          </table:table-cell>
          <table:table-cell table:style-name="ce35" table:formula="of:=(bs*bs - bf*bf +[.F53]*[.F53]+[.G53]*[.G53]-bt*bt +[.U53]*(2*bt-2*[.F53]) ) /(2*[.G53])" office:value-type="float" office:value="-7.4020786372916" calcext:value-type="float">
            <text:p>-7.40</text:p>
          </table:table-cell>
          <table:table-cell table:style-name="ce35" table:formula="of:=ATAN2(([.U53]-bt);[.V53]*-1 )" office:value-type="float" office:value="1.33106328105914" calcext:value-type="float">
            <text:p>1.33</text:p>
          </table:table-cell>
          <table:table-cell table:style-name="ce15" table:formula="of:=[.W53]*180/PI()" office:value-type="float" office:value="76.2643082695242" calcext:value-type="float">
            <text:p>76.3</text:p>
          </table:table-cell>
          <table:table-cell table:style-name="ce45" table:formula="of:=ATAN2([.V53]-[.G53];[.F53]-[.U53])" office:value-type="float" office:value="0.959407805619345" calcext:value-type="float">
            <text:p>0.959</text:p>
          </table:table-cell>
          <table:table-cell table:style-name="ce37" table:formula="of:=[.Y53]*180/PI()-btoa" office:value-type="float" office:value="37.9068305627313" calcext:value-type="float">
            <text:p>37.9</text:p>
          </table:table-cell>
          <table:table-cell table:style-name="ce28" table:formula="of:=COS(RADIANS([.E53]))*(bt+bs*COS(RADIANS(-[.Q53])) + bf*SIN(RADIANS([.S53]-[.Q53]+btoa)))" office:value-type="float" office:value="13.78" calcext:value-type="float">
            <text:p>13.78</text:p>
          </table:table-cell>
          <table:table-cell table:style-name="ce28" table:formula="of:=-bs*SIN(RADIANS(+[.Q53])) - bf*COS(RADIANS([.S53]-[.Q53]+btoa))" office:value-type="float" office:value="-13.75" calcext:value-type="float">
            <text:p>-13.75</text:p>
          </table:table-cell>
          <table:table-cell table:style-name="ce28" table:formula="of:=SIN(RADIANS([.E53])) * (bt+bs*COS(RADIANS(-[.Q53])) + bf*SIN(RADIANS([.S53]-[.Q53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93" calcext:value-type="float">
            <text:p>-13.9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4];[.C54])" office:value-type="float" office:value="-0" calcext:value-type="float">
            <text:p>0.00</text:p>
          </table:table-cell>
          <table:table-cell table:style-name="ce37" table:formula="of:=[.D54]*180/PI()" office:value-type="float" office:value="-0" calcext:value-type="float">
            <text:p>0.0</text:p>
          </table:table-cell>
          <table:table-cell table:style-name="ce35" table:formula="of:=-1*([.C54]*SIN([.D54]*-1)-[.A54]*COS([.D54]*-1))" office:value-type="float" office:value="13.78" calcext:value-type="float">
            <text:p>13.78</text:p>
          </table:table-cell>
          <table:table-cell table:formula="of:=[.B54]" office:value-type="float" office:value="-13.93" calcext:value-type="float">
            <text:p>-13.93</text:p>
          </table:table-cell>
          <table:table-cell table:style-name="ce35" table:formula="of:=bs*bs-bf*bf+[.F54]*[.F54]+[.G54]*[.G54]-bt*bt" office:value-type="float" office:value="311.198994" calcext:value-type="float">
            <text:p>311.20</text:p>
          </table:table-cell>
          <table:table-cell table:style-name="ce35" table:formula="of:=2*bt-2*[.F54]" office:value-type="float" office:value="-21.73" calcext:value-type="float">
            <text:p>-21.73</text:p>
          </table:table-cell>
          <table:table-cell table:style-name="ce35" table:formula="of:=1+([.I54]*[.I54])/(4*[.G54]*[.G54])" office:value-type="float" office:value="1.60835520541895" calcext:value-type="float">
            <text:p>1.61</text:p>
          </table:table-cell>
          <table:table-cell table:style-name="ce35" table:formula="of:=(-2*bt)+(2*[.H54]*[.I54])/(4*[.G54]*[.G54])" office:value-type="float" office:value="-23.2547149490144" calcext:value-type="float">
            <text:p>-23.25</text:p>
          </table:table-cell>
          <table:table-cell table:style-name="ce35" table:formula="of:=bt*bt+([.H54]*[.H54])/(4*[.G54]*[.G54])-bs*bs" office:value-type="float" office:value="75.2039654249893" calcext:value-type="float">
            <text:p>75.20</text:p>
          </table:table-cell>
          <table:table-cell table:style-name="ce11" table:formula="of:=[.K54]*[.K54]-4*[.J54]*[.L54]" office:value-type="float" office:value="56.9630103221987" calcext:value-type="float">
            <text:p>57.0</text:p>
          </table:table-cell>
          <table:table-cell table:style-name="ce35" table:formula="of:=(-[.K54]+SQRT([.M54]))/(2*[.J54])" office:value-type="float" office:value="9.57565193984871" calcext:value-type="float">
            <text:p>9.58</text:p>
          </table:table-cell>
          <table:table-cell table:style-name="ce35" table:formula="of:=(bs*bs - bf*bf +[.F54]*[.F54]+[.G54]*[.G54]-bt*bt +[.N54]*(2*bt-2*[.F54]) ) /(2*[.G54])" office:value-type="float" office:value="-3.70136673894786" calcext:value-type="float">
            <text:p>-3.70</text:p>
          </table:table-cell>
          <table:table-cell table:style-name="ce35" table:formula="of:=ATAN2(([.N54]-bt);[.O54]*-1 )" office:value-type="float" office:value="0.507213745182192" calcext:value-type="float">
            <text:p>0.51</text:p>
          </table:table-cell>
          <table:table-cell table:style-name="ce43" table:formula="of:=[.P54]*180/PI()" office:value-type="float" office:value="29.0612069099636" calcext:value-type="float">
            <text:p>29.1</text:p>
          </table:table-cell>
          <table:table-cell table:style-name="ce18" table:formula="of:=ATAN2([.O54]-[.G54];[.F54]-[.N54])" office:value-type="float" office:value="0.389984785535037" calcext:value-type="float">
            <text:p>0.390</text:p>
          </table:table-cell>
          <table:table-cell table:style-name="ce10" table:formula="of:=[.R54]*180/PI()-btoa+[.Q54]" office:value-type="float" office:value="34.3425016642709" calcext:value-type="float">
            <text:p>34.3</text:p>
          </table:table-cell>
          <table:table-cell/>
          <table:table-cell table:style-name="ce35" table:formula="of:=(-[.K54]-SQRT([.M54]))/(2*[.J54])" office:value-type="float" office:value="4.88304155687602" calcext:value-type="float">
            <text:p>4.88</text:p>
          </table:table-cell>
          <table:table-cell table:style-name="ce35" table:formula="of:=(bs*bs - bf*bf +[.F54]*[.F54]+[.G54]*[.G54]-bt*bt +[.U54]*(2*bt-2*[.F54]) ) /(2*[.G54])" office:value-type="float" office:value="-7.36146808934257" calcext:value-type="float">
            <text:p>-7.36</text:p>
          </table:table-cell>
          <table:table-cell table:style-name="ce35" table:formula="of:=ATAN2(([.U54]-bt);[.V54]*-1 )" office:value-type="float" office:value="1.30956202753496" calcext:value-type="float">
            <text:p>1.31</text:p>
          </table:table-cell>
          <table:table-cell table:style-name="ce15" table:formula="of:=[.W54]*180/PI()" office:value-type="float" office:value="75.0323771883481" calcext:value-type="float">
            <text:p>75.0</text:p>
          </table:table-cell>
          <table:table-cell table:style-name="ce45" table:formula="of:=ATAN2([.V54]-[.G54];[.F54]-[.U54])" office:value-type="float" office:value="0.934832095337606" calcext:value-type="float">
            <text:p>0.935</text:p>
          </table:table-cell>
          <table:table-cell table:style-name="ce37" table:formula="of:=[.Y54]*180/PI()-btoa" office:value-type="float" office:value="36.4987460850513" calcext:value-type="float">
            <text:p>36.5</text:p>
          </table:table-cell>
          <table:table-cell table:style-name="ce28" table:formula="of:=COS(RADIANS([.E54]))*(bt+bs*COS(RADIANS(-[.Q54])) + bf*SIN(RADIANS([.S54]-[.Q54]+btoa)))" office:value-type="float" office:value="13.78" calcext:value-type="float">
            <text:p>13.78</text:p>
          </table:table-cell>
          <table:table-cell table:style-name="ce28" table:formula="of:=-bs*SIN(RADIANS(+[.Q54])) - bf*COS(RADIANS([.S54]-[.Q54]+btoa))" office:value-type="float" office:value="-13.93" calcext:value-type="float">
            <text:p>-13.93</text:p>
          </table:table-cell>
          <table:table-cell table:style-name="ce28" table:formula="of:=SIN(RADIANS([.E54])) * (bt+bs*COS(RADIANS(-[.Q54])) + bf*SIN(RADIANS([.S54]-[.Q54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4.1" calcext:value-type="float">
            <text:p>-14.1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5];[.C55])" office:value-type="float" office:value="-0" calcext:value-type="float">
            <text:p>0.00</text:p>
          </table:table-cell>
          <table:table-cell table:style-name="ce37" table:formula="of:=[.D55]*180/PI()" office:value-type="float" office:value="-0" calcext:value-type="float">
            <text:p>0.0</text:p>
          </table:table-cell>
          <table:table-cell table:style-name="ce35" table:formula="of:=-1*([.C55]*SIN([.D55]*-1)-[.A55]*COS([.D55]*-1))" office:value-type="float" office:value="13.78" calcext:value-type="float">
            <text:p>13.78</text:p>
          </table:table-cell>
          <table:table-cell table:formula="of:=[.B55]" office:value-type="float" office:value="-14.1" calcext:value-type="float">
            <text:p>-14.1</text:p>
          </table:table-cell>
          <table:table-cell table:style-name="ce35" table:formula="of:=bs*bs-bf*bf+[.F55]*[.F55]+[.G55]*[.G55]-bt*bt" office:value-type="float" office:value="315.964094" calcext:value-type="float">
            <text:p>315.96</text:p>
          </table:table-cell>
          <table:table-cell table:style-name="ce35" table:formula="of:=2*bt-2*[.F55]" office:value-type="float" office:value="-21.73" calcext:value-type="float">
            <text:p>-21.73</text:p>
          </table:table-cell>
          <table:table-cell table:style-name="ce35" table:formula="of:=1+([.I55]*[.I55])/(4*[.G55]*[.G55])" office:value-type="float" office:value="1.59377408078064" calcext:value-type="float">
            <text:p>1.59</text:p>
          </table:table-cell>
          <table:table-cell table:style-name="ce35" table:formula="of:=(-2*bt)+(2*[.H55]*[.I55])/(4*[.G55]*[.G55])" office:value-type="float" office:value="-23.0974909778683" calcext:value-type="float">
            <text:p>-23.10</text:p>
          </table:table-cell>
          <table:table-cell table:style-name="ce35" table:formula="of:=bt*bt+([.H55]*[.H55])/(4*[.G55]*[.G55])-bs*bs" office:value-type="float" office:value="75.9714154849364" calcext:value-type="float">
            <text:p>75.97</text:p>
          </table:table-cell>
          <table:table-cell table:style-name="ce11" table:formula="of:=[.K55]*[.K55]-4*[.J55]*[.L55]" office:value-type="float" office:value="49.1689979522724" calcext:value-type="float">
            <text:p>49.2</text:p>
          </table:table-cell>
          <table:table-cell table:style-name="ce35" table:formula="of:=(-[.K55]+SQRT([.M55]))/(2*[.J55])" office:value-type="float" office:value="9.44599119564683" calcext:value-type="float">
            <text:p>9.45</text:p>
          </table:table-cell>
          <table:table-cell table:style-name="ce35" table:formula="of:=(bs*bs - bf*bf +[.F55]*[.F55]+[.G55]*[.G55]-bt*bt +[.N55]*(2*bt-2*[.F55]) ) /(2*[.G55])" office:value-type="float" office:value="-3.92562784817711" calcext:value-type="float">
            <text:p>-3.93</text:p>
          </table:table-cell>
          <table:table-cell table:style-name="ce35" table:formula="of:=ATAN2(([.N55]-bt);[.O55]*-1 )" office:value-type="float" office:value="0.541210951783288" calcext:value-type="float">
            <text:p>0.54</text:p>
          </table:table-cell>
          <table:table-cell table:style-name="ce43" table:formula="of:=[.P55]*180/PI()" office:value-type="float" office:value="31.0091033634407" calcext:value-type="float">
            <text:p>31.0</text:p>
          </table:table-cell>
          <table:table-cell table:style-name="ce18" table:formula="of:=ATAN2([.O55]-[.G55];[.F55]-[.N55])" office:value-type="float" office:value="0.402694579620363" calcext:value-type="float">
            <text:p>0.403</text:p>
          </table:table-cell>
          <table:table-cell table:style-name="ce10" table:formula="of:=[.R55]*180/PI()-btoa+[.Q55]" office:value-type="float" office:value="37.0186156773175" calcext:value-type="float">
            <text:p>37.0</text:p>
          </table:table-cell>
          <table:table-cell/>
          <table:table-cell table:style-name="ce35" table:formula="of:=(-[.K55]-SQRT([.M55]))/(2*[.J55])" office:value-type="float" office:value="5.04633319110374" calcext:value-type="float">
            <text:p>5.05</text:p>
          </table:table-cell>
          <table:table-cell table:style-name="ce35" table:formula="of:=(bs*bs - bf*bf +[.F55]*[.F55]+[.G55]*[.G55]-bt*bt +[.U55]*(2*bt-2*[.F55]) ) /(2*[.G55])" office:value-type="float" office:value="-7.31586077153602" calcext:value-type="float">
            <text:p>-7.32</text:p>
          </table:table-cell>
          <table:table-cell table:style-name="ce35" table:formula="of:=ATAN2(([.U55]-bt);[.V55]*-1 )" office:value-type="float" office:value="1.28731208013359" calcext:value-type="float">
            <text:p>1.29</text:p>
          </table:table-cell>
          <table:table-cell table:style-name="ce15" table:formula="of:=[.W55]*180/PI()" office:value-type="float" office:value="73.7575491078613" calcext:value-type="float">
            <text:p>73.8</text:p>
          </table:table-cell>
          <table:table-cell table:style-name="ce45" table:formula="of:=ATAN2([.V55]-[.G55];[.F55]-[.U55])" office:value-type="float" office:value="0.910375042052555" calcext:value-type="float">
            <text:p>0.910</text:p>
          </table:table-cell>
          <table:table-cell table:style-name="ce37" table:formula="of:=[.Y55]*180/PI()-btoa" office:value-type="float" office:value="35.0974601524914" calcext:value-type="float">
            <text:p>35.1</text:p>
          </table:table-cell>
          <table:table-cell table:style-name="ce28" table:formula="of:=COS(RADIANS([.E55]))*(bt+bs*COS(RADIANS(-[.Q55])) + bf*SIN(RADIANS([.S55]-[.Q55]+btoa)))" office:value-type="float" office:value="13.78" calcext:value-type="float">
            <text:p>13.78</text:p>
          </table:table-cell>
          <table:table-cell table:style-name="ce28" table:formula="of:=-bs*SIN(RADIANS(+[.Q55])) - bf*COS(RADIANS([.S55]-[.Q55]+btoa))" office:value-type="float" office:value="-14.1" calcext:value-type="float">
            <text:p>-14.10</text:p>
          </table:table-cell>
          <table:table-cell table:style-name="ce28" table:formula="of:=SIN(RADIANS([.E55])) * (bt+bs*COS(RADIANS(-[.Q55])) + bf*SIN(RADIANS([.S55]-[.Q55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93" calcext:value-type="float">
            <text:p>-13.9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6];[.C56])" office:value-type="float" office:value="-0" calcext:value-type="float">
            <text:p>0.00</text:p>
          </table:table-cell>
          <table:table-cell table:style-name="ce37" table:formula="of:=[.D56]*180/PI()" office:value-type="float" office:value="-0" calcext:value-type="float">
            <text:p>0.0</text:p>
          </table:table-cell>
          <table:table-cell table:style-name="ce35" table:formula="of:=-1*([.C56]*SIN([.D56]*-1)-[.A56]*COS([.D56]*-1))" office:value-type="float" office:value="13.78" calcext:value-type="float">
            <text:p>13.78</text:p>
          </table:table-cell>
          <table:table-cell table:formula="of:=[.B56]" office:value-type="float" office:value="-13.93" calcext:value-type="float">
            <text:p>-13.93</text:p>
          </table:table-cell>
          <table:table-cell table:style-name="ce35" table:formula="of:=bs*bs-bf*bf+[.F56]*[.F56]+[.G56]*[.G56]-bt*bt" office:value-type="float" office:value="311.198994" calcext:value-type="float">
            <text:p>311.20</text:p>
          </table:table-cell>
          <table:table-cell table:style-name="ce35" table:formula="of:=2*bt-2*[.F56]" office:value-type="float" office:value="-21.73" calcext:value-type="float">
            <text:p>-21.73</text:p>
          </table:table-cell>
          <table:table-cell table:style-name="ce35" table:formula="of:=1+([.I56]*[.I56])/(4*[.G56]*[.G56])" office:value-type="float" office:value="1.60835520541895" calcext:value-type="float">
            <text:p>1.61</text:p>
          </table:table-cell>
          <table:table-cell table:style-name="ce35" table:formula="of:=(-2*bt)+(2*[.H56]*[.I56])/(4*[.G56]*[.G56])" office:value-type="float" office:value="-23.2547149490144" calcext:value-type="float">
            <text:p>-23.25</text:p>
          </table:table-cell>
          <table:table-cell table:style-name="ce35" table:formula="of:=bt*bt+([.H56]*[.H56])/(4*[.G56]*[.G56])-bs*bs" office:value-type="float" office:value="75.2039654249893" calcext:value-type="float">
            <text:p>75.20</text:p>
          </table:table-cell>
          <table:table-cell table:style-name="ce11" table:formula="of:=[.K56]*[.K56]-4*[.J56]*[.L56]" office:value-type="float" office:value="56.9630103221987" calcext:value-type="float">
            <text:p>57.0</text:p>
          </table:table-cell>
          <table:table-cell table:style-name="ce35" table:formula="of:=(-[.K56]+SQRT([.M56]))/(2*[.J56])" office:value-type="float" office:value="9.57565193984871" calcext:value-type="float">
            <text:p>9.58</text:p>
          </table:table-cell>
          <table:table-cell table:style-name="ce35" table:formula="of:=(bs*bs - bf*bf +[.F56]*[.F56]+[.G56]*[.G56]-bt*bt +[.N56]*(2*bt-2*[.F56]) ) /(2*[.G56])" office:value-type="float" office:value="-3.70136673894786" calcext:value-type="float">
            <text:p>-3.70</text:p>
          </table:table-cell>
          <table:table-cell table:style-name="ce35" table:formula="of:=ATAN2(([.N56]-bt);[.O56]*-1 )" office:value-type="float" office:value="0.507213745182192" calcext:value-type="float">
            <text:p>0.51</text:p>
          </table:table-cell>
          <table:table-cell table:style-name="ce43" table:formula="of:=[.P56]*180/PI()" office:value-type="float" office:value="29.0612069099636" calcext:value-type="float">
            <text:p>29.1</text:p>
          </table:table-cell>
          <table:table-cell table:style-name="ce18" table:formula="of:=ATAN2([.O56]-[.G56];[.F56]-[.N56])" office:value-type="float" office:value="0.389984785535037" calcext:value-type="float">
            <text:p>0.390</text:p>
          </table:table-cell>
          <table:table-cell table:style-name="ce10" table:formula="of:=[.R56]*180/PI()-btoa+[.Q56]" office:value-type="float" office:value="34.3425016642709" calcext:value-type="float">
            <text:p>34.3</text:p>
          </table:table-cell>
          <table:table-cell/>
          <table:table-cell table:style-name="ce35" table:formula="of:=(-[.K56]-SQRT([.M56]))/(2*[.J56])" office:value-type="float" office:value="4.88304155687602" calcext:value-type="float">
            <text:p>4.88</text:p>
          </table:table-cell>
          <table:table-cell table:style-name="ce35" table:formula="of:=(bs*bs - bf*bf +[.F56]*[.F56]+[.G56]*[.G56]-bt*bt +[.U56]*(2*bt-2*[.F56]) ) /(2*[.G56])" office:value-type="float" office:value="-7.36146808934257" calcext:value-type="float">
            <text:p>-7.36</text:p>
          </table:table-cell>
          <table:table-cell table:style-name="ce35" table:formula="of:=ATAN2(([.U56]-bt);[.V56]*-1 )" office:value-type="float" office:value="1.30956202753496" calcext:value-type="float">
            <text:p>1.31</text:p>
          </table:table-cell>
          <table:table-cell table:style-name="ce15" table:formula="of:=[.W56]*180/PI()" office:value-type="float" office:value="75.0323771883481" calcext:value-type="float">
            <text:p>75.0</text:p>
          </table:table-cell>
          <table:table-cell table:style-name="ce45" table:formula="of:=ATAN2([.V56]-[.G56];[.F56]-[.U56])" office:value-type="float" office:value="0.934832095337606" calcext:value-type="float">
            <text:p>0.935</text:p>
          </table:table-cell>
          <table:table-cell table:style-name="ce37" table:formula="of:=[.Y56]*180/PI()-btoa" office:value-type="float" office:value="36.4987460850513" calcext:value-type="float">
            <text:p>36.5</text:p>
          </table:table-cell>
          <table:table-cell table:style-name="ce28" table:formula="of:=COS(RADIANS([.E56]))*(bt+bs*COS(RADIANS(-[.Q56])) + bf*SIN(RADIANS([.S56]-[.Q56]+btoa)))" office:value-type="float" office:value="13.78" calcext:value-type="float">
            <text:p>13.78</text:p>
          </table:table-cell>
          <table:table-cell table:style-name="ce28" table:formula="of:=-bs*SIN(RADIANS(+[.Q56])) - bf*COS(RADIANS([.S56]-[.Q56]+btoa))" office:value-type="float" office:value="-13.93" calcext:value-type="float">
            <text:p>-13.93</text:p>
          </table:table-cell>
          <table:table-cell table:style-name="ce28" table:formula="of:=SIN(RADIANS([.E56])) * (bt+bs*COS(RADIANS(-[.Q56])) + bf*SIN(RADIANS([.S56]-[.Q56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75" calcext:value-type="float">
            <text:p>-13.7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7];[.C57])" office:value-type="float" office:value="-0" calcext:value-type="float">
            <text:p>0.00</text:p>
          </table:table-cell>
          <table:table-cell table:style-name="ce37" table:formula="of:=[.D57]*180/PI()" office:value-type="float" office:value="-0" calcext:value-type="float">
            <text:p>0.0</text:p>
          </table:table-cell>
          <table:table-cell table:style-name="ce35" table:formula="of:=-1*([.C57]*SIN([.D57]*-1)-[.A57]*COS([.D57]*-1))" office:value-type="float" office:value="13.78" calcext:value-type="float">
            <text:p>13.78</text:p>
          </table:table-cell>
          <table:table-cell table:formula="of:=[.B57]" office:value-type="float" office:value="-13.75" calcext:value-type="float">
            <text:p>-13.75</text:p>
          </table:table-cell>
          <table:table-cell table:style-name="ce35" table:formula="of:=bs*bs-bf*bf+[.F57]*[.F57]+[.G57]*[.G57]-bt*bt" office:value-type="float" office:value="306.216594" calcext:value-type="float">
            <text:p>306.22</text:p>
          </table:table-cell>
          <table:table-cell table:style-name="ce35" table:formula="of:=2*bt-2*[.F57]" office:value-type="float" office:value="-21.73" calcext:value-type="float">
            <text:p>-21.73</text:p>
          </table:table-cell>
          <table:table-cell table:style-name="ce35" table:formula="of:=1+([.I57]*[.I57])/(4*[.G57]*[.G57])" office:value-type="float" office:value="1.62438730578512" calcext:value-type="float">
            <text:p>1.62</text:p>
          </table:table-cell>
          <table:table-cell table:style-name="ce35" table:formula="of:=(-2*bt)+(2*[.H57]*[.I57])/(4*[.G57]*[.G57])" office:value-type="float" office:value="-23.4275843639537" calcext:value-type="float">
            <text:p>-23.43</text:p>
          </table:table-cell>
          <table:table-cell table:style-name="ce35" table:formula="of:=bt*bt+([.H57]*[.H57])/(4*[.G57]*[.G57])-bs*bs" office:value-type="float" office:value="74.4243654177994" calcext:value-type="float">
            <text:p>74.42</text:p>
          </table:table-cell>
          <table:table-cell table:style-name="ce11" table:formula="of:=[.K57]*[.K57]-4*[.J57]*[.L57]" office:value-type="float" office:value="65.2757314270216" calcext:value-type="float">
            <text:p>65.3</text:p>
          </table:table-cell>
          <table:table-cell table:style-name="ce35" table:formula="of:=(-[.K57]+SQRT([.M57]))/(2*[.J57])" office:value-type="float" office:value="9.69809479574244" calcext:value-type="float">
            <text:p>9.70</text:p>
          </table:table-cell>
          <table:table-cell table:style-name="ce35" table:formula="of:=(bs*bs - bf*bf +[.F57]*[.F57]+[.G57]*[.G57]-bt*bt +[.N57]*(2*bt-2*[.F57]) ) /(2*[.G57])" office:value-type="float" office:value="-3.47189069412788" calcext:value-type="float">
            <text:p>-3.47</text:p>
          </table:table-cell>
          <table:table-cell table:style-name="ce35" table:formula="of:=ATAN2(([.N57]-bt);[.O57]*-1 )" office:value-type="float" office:value="0.473078356246011" calcext:value-type="float">
            <text:p>0.47</text:p>
          </table:table-cell>
          <table:table-cell table:style-name="ce43" table:formula="of:=[.P57]*180/PI()" office:value-type="float" office:value="27.1053931918829" calcext:value-type="float">
            <text:p>27.1</text:p>
          </table:table-cell>
          <table:table-cell table:style-name="ce18" table:formula="of:=ATAN2([.O57]-[.G57];[.F57]-[.N57])" office:value-type="float" office:value="0.378043210665302" calcext:value-type="float">
            <text:p>0.378</text:p>
          </table:table-cell>
          <table:table-cell table:style-name="ce10" table:formula="of:=[.R57]*180/PI()-btoa+[.Q57]" office:value-type="float" office:value="31.7024861054149" calcext:value-type="float">
            <text:p>31.7</text:p>
          </table:table-cell>
          <table:table-cell/>
          <table:table-cell table:style-name="ce35" table:formula="of:=(-[.K57]-SQRT([.M57]))/(2*[.J57])" office:value-type="float" office:value="4.72431806141192" calcext:value-type="float">
            <text:p>4.72</text:p>
          </table:table-cell>
          <table:table-cell table:style-name="ce35" table:formula="of:=(bs*bs - bf*bf +[.F57]*[.F57]+[.G57]*[.G57]-bt*bt +[.U57]*(2*bt-2*[.F57]) ) /(2*[.G57])" office:value-type="float" office:value="-7.4020786372916" calcext:value-type="float">
            <text:p>-7.40</text:p>
          </table:table-cell>
          <table:table-cell table:style-name="ce35" table:formula="of:=ATAN2(([.U57]-bt);[.V57]*-1 )" office:value-type="float" office:value="1.33106328105914" calcext:value-type="float">
            <text:p>1.33</text:p>
          </table:table-cell>
          <table:table-cell table:style-name="ce15" table:formula="of:=[.W57]*180/PI()" office:value-type="float" office:value="76.2643082695242" calcext:value-type="float">
            <text:p>76.3</text:p>
          </table:table-cell>
          <table:table-cell table:style-name="ce45" table:formula="of:=ATAN2([.V57]-[.G57];[.F57]-[.U57])" office:value-type="float" office:value="0.959407805619345" calcext:value-type="float">
            <text:p>0.959</text:p>
          </table:table-cell>
          <table:table-cell table:style-name="ce37" table:formula="of:=[.Y57]*180/PI()-btoa" office:value-type="float" office:value="37.9068305627313" calcext:value-type="float">
            <text:p>37.9</text:p>
          </table:table-cell>
          <table:table-cell table:style-name="ce28" table:formula="of:=COS(RADIANS([.E57]))*(bt+bs*COS(RADIANS(-[.Q57])) + bf*SIN(RADIANS([.S57]-[.Q57]+btoa)))" office:value-type="float" office:value="13.78" calcext:value-type="float">
            <text:p>13.78</text:p>
          </table:table-cell>
          <table:table-cell table:style-name="ce28" table:formula="of:=-bs*SIN(RADIANS(+[.Q57])) - bf*COS(RADIANS([.S57]-[.Q57]+btoa))" office:value-type="float" office:value="-13.75" calcext:value-type="float">
            <text:p>-13.75</text:p>
          </table:table-cell>
          <table:table-cell table:style-name="ce28" table:formula="of:=SIN(RADIANS([.E57])) * (bt+bs*COS(RADIANS(-[.Q57])) + bf*SIN(RADIANS([.S57]-[.Q57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58" calcext:value-type="float">
            <text:p>-13.5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8];[.C58])" office:value-type="float" office:value="-0" calcext:value-type="float">
            <text:p>0.00</text:p>
          </table:table-cell>
          <table:table-cell table:style-name="ce37" table:formula="of:=[.D58]*180/PI()" office:value-type="float" office:value="-0" calcext:value-type="float">
            <text:p>0.0</text:p>
          </table:table-cell>
          <table:table-cell table:style-name="ce35" table:formula="of:=-1*([.C58]*SIN([.D58]*-1)-[.A58]*COS([.D58]*-1))" office:value-type="float" office:value="13.78" calcext:value-type="float">
            <text:p>13.78</text:p>
          </table:table-cell>
          <table:table-cell table:formula="of:=[.B58]" office:value-type="float" office:value="-13.58" calcext:value-type="float">
            <text:p>-13.58</text:p>
          </table:table-cell>
          <table:table-cell table:style-name="ce35" table:formula="of:=bs*bs-bf*bf+[.F58]*[.F58]+[.G58]*[.G58]-bt*bt" office:value-type="float" office:value="301.570494" calcext:value-type="float">
            <text:p>301.57</text:p>
          </table:table-cell>
          <table:table-cell table:style-name="ce35" table:formula="of:=2*bt-2*[.F58]" office:value-type="float" office:value="-21.73" calcext:value-type="float">
            <text:p>-21.73</text:p>
          </table:table-cell>
          <table:table-cell table:style-name="ce35" table:formula="of:=1+([.I58]*[.I58])/(4*[.G58]*[.G58])" office:value-type="float" office:value="1.64011782574652" calcext:value-type="float">
            <text:p>1.64</text:p>
          </table:table-cell>
          <table:table-cell table:style-name="ce35" table:formula="of:=(-2*bt)+(2*[.H58]*[.I58])/(4*[.G58]*[.G58])" office:value-type="float" office:value="-23.5972019262387" calcext:value-type="float">
            <text:p>-23.60</text:p>
          </table:table-cell>
          <table:table-cell table:style-name="ce35" table:formula="of:=bt*bt+([.H58]*[.H58])/(4*[.G58]*[.G58])-bs*bs" office:value-type="float" office:value="73.7200744683283" calcext:value-type="float">
            <text:p>73.72</text:p>
          </table:table-cell>
          <table:table-cell table:style-name="ce11" table:formula="of:=[.K58]*[.K58]-4*[.J58]*[.L58]" office:value-type="float" office:value="73.1895057442183" calcext:value-type="float">
            <text:p>73.2</text:p>
          </table:table-cell>
          <table:table-cell table:style-name="ce35" table:formula="of:=(-[.K58]+SQRT([.M58]))/(2*[.J58])" office:value-type="float" office:value="9.80182276044281" calcext:value-type="float">
            <text:p>9.80</text:p>
          </table:table-cell>
          <table:table-cell table:style-name="ce35" table:formula="of:=(bs*bs - bf*bf +[.F58]*[.F58]+[.G58]*[.G58]-bt*bt +[.N58]*(2*bt-2*[.F58]) ) /(2*[.G58])" office:value-type="float" office:value="-3.26129916846752" calcext:value-type="float">
            <text:p>-3.26</text:p>
          </table:table-cell>
          <table:table-cell table:style-name="ce35" table:formula="of:=ATAN2(([.N58]-bt);[.O58]*-1 )" office:value-type="float" office:value="0.442269850287909" calcext:value-type="float">
            <text:p>0.44</text:p>
          </table:table-cell>
          <table:table-cell table:style-name="ce43" table:formula="of:=[.P58]*180/PI()" office:value-type="float" office:value="25.34019582738" calcext:value-type="float">
            <text:p>25.3</text:p>
          </table:table-cell>
          <table:table-cell table:style-name="ce18" table:formula="of:=ATAN2([.O58]-[.G58];[.F58]-[.N58])" office:value-type="float" office:value="0.367971059969268" calcext:value-type="float">
            <text:p>0.368</text:p>
          </table:table-cell>
          <table:table-cell table:style-name="ce10" table:formula="of:=[.R58]*180/PI()-btoa+[.Q58]" office:value-type="float" office:value="29.3601970154095" calcext:value-type="float">
            <text:p>29.4</text:p>
          </table:table-cell>
          <table:table-cell/>
          <table:table-cell table:style-name="ce35" table:formula="of:=(-[.K58]-SQRT([.M58]))/(2*[.J58])" office:value-type="float" office:value="4.58568132969666" calcext:value-type="float">
            <text:p>4.59</text:p>
          </table:table-cell>
          <table:table-cell table:style-name="ce35" table:formula="of:=(bs*bs - bf*bf +[.F58]*[.F58]+[.G58]*[.G58]-bt*bt +[.U58]*(2*bt-2*[.F58]) ) /(2*[.G58])" office:value-type="float" office:value="-7.43459641773533" calcext:value-type="float">
            <text:p>-7.43</text:p>
          </table:table-cell>
          <table:table-cell table:style-name="ce35" table:formula="of:=ATAN2(([.U58]-bt);[.V58]*-1 )" office:value-type="float" office:value="1.34975112000426" calcext:value-type="float">
            <text:p>1.35</text:p>
          </table:table-cell>
          <table:table-cell table:style-name="ce15" table:formula="of:=[.W58]*180/PI()" office:value-type="float" office:value="77.3350425693003" calcext:value-type="float">
            <text:p>77.3</text:p>
          </table:table-cell>
          <table:table-cell table:style-name="ce45" table:formula="of:=ATAN2([.V58]-[.G58];[.F58]-[.U58])" office:value-type="float" office:value="0.981600623328351" calcext:value-type="float">
            <text:p>0.982</text:p>
          </table:table-cell>
          <table:table-cell table:style-name="ce37" table:formula="of:=[.Y58]*180/PI()-btoa" office:value-type="float" office:value="39.1783853529605" calcext:value-type="float">
            <text:p>39.2</text:p>
          </table:table-cell>
          <table:table-cell table:style-name="ce28" table:formula="of:=COS(RADIANS([.E58]))*(bt+bs*COS(RADIANS(-[.Q58])) + bf*SIN(RADIANS([.S58]-[.Q58]+btoa)))" office:value-type="float" office:value="13.78" calcext:value-type="float">
            <text:p>13.78</text:p>
          </table:table-cell>
          <table:table-cell table:style-name="ce28" table:formula="of:=-bs*SIN(RADIANS(+[.Q58])) - bf*COS(RADIANS([.S58]-[.Q58]+btoa))" office:value-type="float" office:value="-13.58" calcext:value-type="float">
            <text:p>-13.58</text:p>
          </table:table-cell>
          <table:table-cell table:style-name="ce28" table:formula="of:=SIN(RADIANS([.E58])) * (bt+bs*COS(RADIANS(-[.Q58])) + bf*SIN(RADIANS([.S58]-[.Q58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4" calcext:value-type="float">
            <text:p>-13.4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59];[.C59])" office:value-type="float" office:value="-0" calcext:value-type="float">
            <text:p>0.00</text:p>
          </table:table-cell>
          <table:table-cell table:style-name="ce37" table:formula="of:=[.D59]*180/PI()" office:value-type="float" office:value="-0" calcext:value-type="float">
            <text:p>0.0</text:p>
          </table:table-cell>
          <table:table-cell table:style-name="ce35" table:formula="of:=-1*([.C59]*SIN([.D59]*-1)-[.A59]*COS([.D59]*-1))" office:value-type="float" office:value="13.78" calcext:value-type="float">
            <text:p>13.78</text:p>
          </table:table-cell>
          <table:table-cell table:formula="of:=[.B59]" office:value-type="float" office:value="-13.4" calcext:value-type="float">
            <text:p>-13.4</text:p>
          </table:table-cell>
          <table:table-cell table:style-name="ce35" table:formula="of:=bs*bs-bf*bf+[.F59]*[.F59]+[.G59]*[.G59]-bt*bt" office:value-type="float" office:value="296.714094" calcext:value-type="float">
            <text:p>296.71</text:p>
          </table:table-cell>
          <table:table-cell table:style-name="ce35" table:formula="of:=2*bt-2*[.F59]" office:value-type="float" office:value="-21.73" calcext:value-type="float">
            <text:p>-21.73</text:p>
          </table:table-cell>
          <table:table-cell table:style-name="ce35" table:formula="of:=1+([.I59]*[.I59])/(4*[.G59]*[.G59])" office:value-type="float" office:value="1.65743052461573" calcext:value-type="float">
            <text:p>1.66</text:p>
          </table:table-cell>
          <table:table-cell table:style-name="ce35" table:formula="of:=(-2*bt)+(2*[.H59]*[.I59])/(4*[.G59]*[.G59])" office:value-type="float" office:value="-23.7838796575518" calcext:value-type="float">
            <text:p>-23.78</text:p>
          </table:table-cell>
          <table:table-cell table:style-name="ce35" table:formula="of:=bt*bt+([.H59]*[.H59])/(4*[.G59]*[.G59])-bs*bs" office:value-type="float" office:value="73.0091972129661" calcext:value-type="float">
            <text:p>73.01</text:p>
          </table:table-cell>
          <table:table-cell table:style-name="ce11" table:formula="of:=[.K59]*[.K59]-4*[.J59]*[.L59]" office:value-type="float" office:value="81.6422434110678" calcext:value-type="float">
            <text:p>81.6</text:p>
          </table:table-cell>
          <table:table-cell table:style-name="ce35" table:formula="of:=(-[.K59]+SQRT([.M59]))/(2*[.J59])" office:value-type="float" office:value="9.90071345742689" calcext:value-type="float">
            <text:p>9.90</text:p>
          </table:table-cell>
          <table:table-cell table:style-name="ce35" table:formula="of:=(bs*bs - bf*bf +[.F59]*[.F59]+[.G59]*[.G59]-bt*bt +[.N59]*(2*bt-2*[.F59]) ) /(2*[.G59])" office:value-type="float" office:value="-3.04371606604902" calcext:value-type="float">
            <text:p>-3.04</text:p>
          </table:table-cell>
          <table:table-cell table:style-name="ce35" table:formula="of:=ATAN2(([.N59]-bt);[.O59]*-1 )" office:value-type="float" office:value="0.410903521928486" calcext:value-type="float">
            <text:p>0.41</text:p>
          </table:table-cell>
          <table:table-cell table:style-name="ce43" table:formula="of:=[.P59]*180/PI()" office:value-type="float" office:value="23.5430375935635" calcext:value-type="float">
            <text:p>23.5</text:p>
          </table:table-cell>
          <table:table-cell table:style-name="ce18" table:formula="of:=ATAN2([.O59]-[.G59];[.F59]-[.N59])" office:value-type="float" office:value="0.358404915764425" calcext:value-type="float">
            <text:p>0.358</text:p>
          </table:table-cell>
          <table:table-cell table:style-name="ce10" table:formula="of:=[.R59]*180/PI()-btoa+[.Q59]" office:value-type="float" office:value="27.014939092442" calcext:value-type="float">
            <text:p>27.0</text:p>
          </table:table-cell>
          <table:table-cell/>
          <table:table-cell table:style-name="ce35" table:formula="of:=(-[.K59]-SQRT([.M59]))/(2*[.J59])" office:value-type="float" office:value="4.44913668972546" calcext:value-type="float">
            <text:p>4.45</text:p>
          </table:table-cell>
          <table:table-cell table:style-name="ce35" table:formula="of:=(bs*bs - bf*bf +[.F59]*[.F59]+[.G59]*[.G59]-bt*bt +[.U59]*(2*bt-2*[.F59]) ) /(2*[.G59])" office:value-type="float" office:value="-7.46396842284574" calcext:value-type="float">
            <text:p>-7.46</text:p>
          </table:table-cell>
          <table:table-cell table:style-name="ce35" table:formula="of:=ATAN2(([.U59]-bt);[.V59]*-1 )" office:value-type="float" office:value="1.36808051193441" calcext:value-type="float">
            <text:p>1.37</text:p>
          </table:table-cell>
          <table:table-cell table:style-name="ce15" table:formula="of:=[.W59]*180/PI()" office:value-type="float" office:value="78.3852393679386" calcext:value-type="float">
            <text:p>78.4</text:p>
          </table:table-cell>
          <table:table-cell table:style-name="ce45" table:formula="of:=ATAN2([.V59]-[.G59];[.F59]-[.U59])" office:value-type="float" office:value="1.00420370396247" calcext:value-type="float">
            <text:p>1.004</text:p>
          </table:table-cell>
          <table:table-cell table:style-name="ce37" table:formula="of:=[.Y59]*180/PI()-btoa" office:value-type="float" office:value="40.4734464772896" calcext:value-type="float">
            <text:p>40.5</text:p>
          </table:table-cell>
          <table:table-cell table:style-name="ce28" table:formula="of:=COS(RADIANS([.E59]))*(bt+bs*COS(RADIANS(-[.Q59])) + bf*SIN(RADIANS([.S59]-[.Q59]+btoa)))" office:value-type="float" office:value="13.78" calcext:value-type="float">
            <text:p>13.78</text:p>
          </table:table-cell>
          <table:table-cell table:style-name="ce28" table:formula="of:=-bs*SIN(RADIANS(+[.Q59])) - bf*COS(RADIANS([.S59]-[.Q59]+btoa))" office:value-type="float" office:value="-13.4" calcext:value-type="float">
            <text:p>-13.40</text:p>
          </table:table-cell>
          <table:table-cell table:style-name="ce28" table:formula="of:=SIN(RADIANS([.E59])) * (bt+bs*COS(RADIANS(-[.Q59])) + bf*SIN(RADIANS([.S59]-[.Q59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23" calcext:value-type="float">
            <text:p>-13.2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0];[.C60])" office:value-type="float" office:value="-0" calcext:value-type="float">
            <text:p>0.00</text:p>
          </table:table-cell>
          <table:table-cell table:style-name="ce37" table:formula="of:=[.D60]*180/PI()" office:value-type="float" office:value="-0" calcext:value-type="float">
            <text:p>0.0</text:p>
          </table:table-cell>
          <table:table-cell table:style-name="ce35" table:formula="of:=-1*([.C60]*SIN([.D60]*-1)-[.A60]*COS([.D60]*-1))" office:value-type="float" office:value="13.78" calcext:value-type="float">
            <text:p>13.78</text:p>
          </table:table-cell>
          <table:table-cell table:formula="of:=[.B60]" office:value-type="float" office:value="-13.23" calcext:value-type="float">
            <text:p>-13.23</text:p>
          </table:table-cell>
          <table:table-cell table:style-name="ce35" table:formula="of:=bs*bs-bf*bf+[.F60]*[.F60]+[.G60]*[.G60]-bt*bt" office:value-type="float" office:value="292.186994" calcext:value-type="float">
            <text:p>292.19</text:p>
          </table:table-cell>
          <table:table-cell table:style-name="ce35" table:formula="of:=2*bt-2*[.F60]" office:value-type="float" office:value="-21.73" calcext:value-type="float">
            <text:p>-21.73</text:p>
          </table:table-cell>
          <table:table-cell table:style-name="ce35" table:formula="of:=1+([.I60]*[.I60])/(4*[.G60]*[.G60])" office:value-type="float" office:value="1.67443449202978" calcext:value-type="float">
            <text:p>1.67</text:p>
          </table:table-cell>
          <table:table-cell table:style-name="ce35" table:formula="of:=(-2*bt)+(2*[.H60]*[.I60])/(4*[.G60]*[.G60])" office:value-type="float" office:value="-23.9672284285411" calcext:value-type="float">
            <text:p>-23.97</text:p>
          </table:table-cell>
          <table:table-cell table:style-name="ce35" table:formula="of:=bt*bt+([.H60]*[.H60])/(4*[.G60]*[.G60])-bs*bs" office:value-type="float" office:value="72.3716711580023" calcext:value-type="float">
            <text:p>72.37</text:p>
          </table:table-cell>
          <table:table-cell table:style-name="ce11" table:formula="of:=[.K60]*[.K60]-4*[.J60]*[.L60]" office:value-type="float" office:value="89.7015488146861" calcext:value-type="float">
            <text:p>89.7</text:p>
          </table:table-cell>
          <table:table-cell table:style-name="ce35" table:formula="of:=(-[.K60]+SQRT([.M60]))/(2*[.J60])" office:value-type="float" office:value="9.98495872710636" calcext:value-type="float">
            <text:p>9.98</text:p>
          </table:table-cell>
          <table:table-cell table:style-name="ce35" table:formula="of:=(bs*bs - bf*bf +[.F60]*[.F60]+[.G60]*[.G60]-bt*bt +[.N60]*(2*bt-2*[.F60]) ) /(2*[.G60])" office:value-type="float" office:value="-2.84254878533556" calcext:value-type="float">
            <text:p>-2.84</text:p>
          </table:table-cell>
          <table:table-cell table:style-name="ce35" table:formula="of:=ATAN2(([.N60]-bt);[.O60]*-1 )" office:value-type="float" office:value="0.382281120358015" calcext:value-type="float">
            <text:p>0.38</text:p>
          </table:table-cell>
          <table:table-cell table:style-name="ce43" table:formula="of:=[.P60]*180/PI()" office:value-type="float" office:value="21.9030947840469" calcext:value-type="float">
            <text:p>21.9</text:p>
          </table:table-cell>
          <table:table-cell table:style-name="ce18" table:formula="of:=ATAN2([.O60]-[.G60];[.F60]-[.N60])" office:value-type="float" office:value="0.350282482084141" calcext:value-type="float">
            <text:p>0.350</text:p>
          </table:table-cell>
          <table:table-cell table:style-name="ce10" table:formula="of:=[.R60]*180/PI()-btoa+[.Q60]" office:value-type="float" office:value="24.9096151136702" calcext:value-type="float">
            <text:p>24.9</text:p>
          </table:table-cell>
          <table:table-cell/>
          <table:table-cell table:style-name="ce35" table:formula="of:=(-[.K60]-SQRT([.M60]))/(2*[.J60])" office:value-type="float" office:value="4.3286668835842" calcext:value-type="float">
            <text:p>4.33</text:p>
          </table:table-cell>
          <table:table-cell table:style-name="ce35" table:formula="of:=(bs*bs - bf*bf +[.F60]*[.F60]+[.G60]*[.G60]-bt*bt +[.U60]*(2*bt-2*[.F60]) ) /(2*[.G60])" office:value-type="float" office:value="-7.48771967572621" calcext:value-type="float">
            <text:p>-7.49</text:p>
          </table:table-cell>
          <table:table-cell table:style-name="ce35" table:formula="of:=ATAN2(([.U60]-bt);[.V60]*-1 )" office:value-type="float" office:value="1.38419470566254" calcext:value-type="float">
            <text:p>1.38</text:p>
          </table:table-cell>
          <table:table-cell table:style-name="ce15" table:formula="of:=[.W60]*180/PI()" office:value-type="float" office:value="79.3085146588166" calcext:value-type="float">
            <text:p>79.3</text:p>
          </table:table-cell>
          <table:table-cell table:style-name="ce45" table:formula="of:=ATAN2([.V60]-[.G60];[.F60]-[.U60])" office:value-type="float" office:value="1.0248343454851" calcext:value-type="float">
            <text:p>1.025</text:p>
          </table:table-cell>
          <table:table-cell table:style-name="ce37" table:formula="of:=[.Y60]*180/PI()-btoa" office:value-type="float" office:value="41.6554951651834" calcext:value-type="float">
            <text:p>41.7</text:p>
          </table:table-cell>
          <table:table-cell table:style-name="ce28" table:formula="of:=COS(RADIANS([.E60]))*(bt+bs*COS(RADIANS(-[.Q60])) + bf*SIN(RADIANS([.S60]-[.Q60]+btoa)))" office:value-type="float" office:value="13.78" calcext:value-type="float">
            <text:p>13.78</text:p>
          </table:table-cell>
          <table:table-cell table:style-name="ce28" table:formula="of:=-bs*SIN(RADIANS(+[.Q60])) - bf*COS(RADIANS([.S60]-[.Q60]+btoa))" office:value-type="float" office:value="-13.23" calcext:value-type="float">
            <text:p>-13.23</text:p>
          </table:table-cell>
          <table:table-cell table:style-name="ce28" table:formula="of:=SIN(RADIANS([.E60])) * (bt+bs*COS(RADIANS(-[.Q60])) + bf*SIN(RADIANS([.S60]-[.Q60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3.05" calcext:value-type="float">
            <text:p>-13.0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1];[.C61])" office:value-type="float" office:value="-0" calcext:value-type="float">
            <text:p>0.00</text:p>
          </table:table-cell>
          <table:table-cell table:style-name="ce37" table:formula="of:=[.D61]*180/PI()" office:value-type="float" office:value="-0" calcext:value-type="float">
            <text:p>0.0</text:p>
          </table:table-cell>
          <table:table-cell table:style-name="ce35" table:formula="of:=-1*([.C61]*SIN([.D61]*-1)-[.A61]*COS([.D61]*-1))" office:value-type="float" office:value="13.78" calcext:value-type="float">
            <text:p>13.78</text:p>
          </table:table-cell>
          <table:table-cell table:formula="of:=[.B61]" office:value-type="float" office:value="-13.05" calcext:value-type="float">
            <text:p>-13.05</text:p>
          </table:table-cell>
          <table:table-cell table:style-name="ce35" table:formula="of:=bs*bs-bf*bf+[.F61]*[.F61]+[.G61]*[.G61]-bt*bt" office:value-type="float" office:value="287.456594" calcext:value-type="float">
            <text:p>287.46</text:p>
          </table:table-cell>
          <table:table-cell table:style-name="ce35" table:formula="of:=2*bt-2*[.F61]" office:value-type="float" office:value="-21.73" calcext:value-type="float">
            <text:p>-21.73</text:p>
          </table:table-cell>
          <table:table-cell table:style-name="ce35" table:formula="of:=1+([.I61]*[.I61])/(4*[.G61]*[.G61])" office:value-type="float" office:value="1.69316789242671" calcext:value-type="float">
            <text:p>1.69</text:p>
          </table:table-cell>
          <table:table-cell table:style-name="ce35" table:formula="of:=(-2*bt)+(2*[.H61]*[.I61])/(4*[.G61]*[.G61])" office:value-type="float" office:value="-24.1692251658666" calcext:value-type="float">
            <text:p>-24.17</text:p>
          </table:table-cell>
          <table:table-cell table:style-name="ce35" table:formula="of:=bt*bt+([.H61]*[.H61])/(4*[.G61]*[.G61])-bs*bs" office:value-type="float" office:value="71.733588984793" calcext:value-type="float">
            <text:p>71.73</text:p>
          </table:table-cell>
          <table:table-cell table:style-name="ce11" table:formula="of:=[.K61]*[.K61]-4*[.J61]*[.L61]" office:value-type="float" office:value="98.3234064080165" calcext:value-type="float">
            <text:p>98.3</text:p>
          </table:table-cell>
          <table:table-cell table:style-name="ce35" table:formula="of:=(-[.K61]+SQRT([.M61]))/(2*[.J61])" office:value-type="float" office:value="10.065464060358" calcext:value-type="float">
            <text:p>10.07</text:p>
          </table:table-cell>
          <table:table-cell table:style-name="ce35" table:formula="of:=(bs*bs - bf*bf +[.F61]*[.F61]+[.G61]*[.G61]-bt*bt +[.N61]*(2*bt-2*[.F61]) ) /(2*[.G61])" office:value-type="float" office:value="-2.63348888767895" calcext:value-type="float">
            <text:p>-2.63</text:p>
          </table:table-cell>
          <table:table-cell table:style-name="ce35" table:formula="of:=ATAN2(([.N61]-bt);[.O61]*-1 )" office:value-type="float" office:value="0.352880470136363" calcext:value-type="float">
            <text:p>0.35</text:p>
          </table:table-cell>
          <table:table-cell table:style-name="ce43" table:formula="of:=[.P61]*180/PI()" office:value-type="float" office:value="20.2185616114059" calcext:value-type="float">
            <text:p>20.2</text:p>
          </table:table-cell>
          <table:table-cell table:style-name="ce18" table:formula="of:=ATAN2([.O61]-[.G61];[.F61]-[.N61])" office:value-type="float" office:value="0.342543097620445" calcext:value-type="float">
            <text:p>0.343</text:p>
          </table:table-cell>
          <table:table-cell table:style-name="ce10" table:formula="of:=[.R61]*180/PI()-btoa+[.Q61]" office:value-type="float" office:value="22.7816478752303" calcext:value-type="float">
            <text:p>22.8</text:p>
          </table:table-cell>
          <table:table-cell/>
          <table:table-cell table:style-name="ce35" table:formula="of:=(-[.K61]-SQRT([.M61]))/(2*[.J61])" office:value-type="float" office:value="4.20909505098115" calcext:value-type="float">
            <text:p>4.21</text:p>
          </table:table-cell>
          <table:table-cell table:style-name="ce35" table:formula="of:=(bs*bs - bf*bf +[.F61]*[.F61]+[.G61]*[.G61]-bt*bt +[.U61]*(2*bt-2*[.F61]) ) /(2*[.G61])" office:value-type="float" office:value="-7.50930875640535" calcext:value-type="float">
            <text:p>-7.51</text:p>
          </table:table-cell>
          <table:table-cell table:style-name="ce35" table:formula="of:=ATAN2(([.U61]-bt);[.V61]*-1 )" office:value-type="float" office:value="1.40014043778435" calcext:value-type="float">
            <text:p>1.40</text:p>
          </table:table-cell>
          <table:table-cell table:style-name="ce15" table:formula="of:=[.W61]*180/PI()" office:value-type="float" office:value="80.2221378106425" calcext:value-type="float">
            <text:p>80.2</text:p>
          </table:table-cell>
          <table:table-cell table:style-name="ce45" table:formula="of:=ATAN2([.V61]-[.G61];[.F61]-[.U61])" office:value-type="float" office:value="1.04602864804864" calcext:value-type="float">
            <text:p>1.046</text:p>
          </table:table-cell>
          <table:table-cell table:style-name="ce37" table:formula="of:=[.Y61]*180/PI()-btoa" office:value-type="float" office:value="42.8698392517975" calcext:value-type="float">
            <text:p>42.9</text:p>
          </table:table-cell>
          <table:table-cell table:style-name="ce28" table:formula="of:=COS(RADIANS([.E61]))*(bt+bs*COS(RADIANS(-[.Q61])) + bf*SIN(RADIANS([.S61]-[.Q61]+btoa)))" office:value-type="float" office:value="13.78" calcext:value-type="float">
            <text:p>13.78</text:p>
          </table:table-cell>
          <table:table-cell table:style-name="ce28" table:formula="of:=-bs*SIN(RADIANS(+[.Q61])) - bf*COS(RADIANS([.S61]-[.Q61]+btoa))" office:value-type="float" office:value="-13.05" calcext:value-type="float">
            <text:p>-13.05</text:p>
          </table:table-cell>
          <table:table-cell table:style-name="ce28" table:formula="of:=SIN(RADIANS([.E61])) * (bt+bs*COS(RADIANS(-[.Q61])) + bf*SIN(RADIANS([.S61]-[.Q61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88" calcext:value-type="float">
            <text:p>-12.8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2];[.C62])" office:value-type="float" office:value="-0" calcext:value-type="float">
            <text:p>0.00</text:p>
          </table:table-cell>
          <table:table-cell table:style-name="ce37" table:formula="of:=[.D62]*180/PI()" office:value-type="float" office:value="-0" calcext:value-type="float">
            <text:p>0.0</text:p>
          </table:table-cell>
          <table:table-cell table:style-name="ce35" table:formula="of:=-1*([.C62]*SIN([.D62]*-1)-[.A62]*COS([.D62]*-1))" office:value-type="float" office:value="13.78" calcext:value-type="float">
            <text:p>13.78</text:p>
          </table:table-cell>
          <table:table-cell table:formula="of:=[.B62]" office:value-type="float" office:value="-12.88" calcext:value-type="float">
            <text:p>-12.88</text:p>
          </table:table-cell>
          <table:table-cell table:style-name="ce35" table:formula="of:=bs*bs-bf*bf+[.F62]*[.F62]+[.G62]*[.G62]-bt*bt" office:value-type="float" office:value="283.048494" calcext:value-type="float">
            <text:p>283.05</text:p>
          </table:table-cell>
          <table:table-cell table:style-name="ce35" table:formula="of:=2*bt-2*[.F62]" office:value-type="float" office:value="-21.73" calcext:value-type="float">
            <text:p>-21.73</text:p>
          </table:table-cell>
          <table:table-cell table:style-name="ce35" table:formula="of:=1+([.I62]*[.I62])/(4*[.G62]*[.G62])" office:value-type="float" office:value="1.71158655747271" calcext:value-type="float">
            <text:p>1.71</text:p>
          </table:table-cell>
          <table:table-cell table:style-name="ce35" table:formula="of:=(-2*bt)+(2*[.H62]*[.I62])/(4*[.G62]*[.G62])" office:value-type="float" office:value="-24.367828204629" calcext:value-type="float">
            <text:p>-24.37</text:p>
          </table:table-cell>
          <table:table-cell table:style-name="ce35" table:formula="of:=bt*bt+([.H62]*[.H62])/(4*[.G62]*[.G62])-bs*bs" office:value-type="float" office:value="71.1669334986413" calcext:value-type="float">
            <text:p>71.17</text:p>
          </table:table-cell>
          <table:table-cell table:style-name="ce11" table:formula="of:=[.K62]*[.K62]-4*[.J62]*[.L62]" office:value-type="float" office:value="106.557584558997" calcext:value-type="float">
            <text:p>106.6</text:p>
          </table:table-cell>
          <table:table-cell table:style-name="ce35" table:formula="of:=(-[.K62]+SQRT([.M62]))/(2*[.J62])" office:value-type="float" office:value="10.1340190414014" calcext:value-type="float">
            <text:p>10.13</text:p>
          </table:table-cell>
          <table:table-cell table:style-name="ce35" table:formula="of:=(bs*bs - bf*bf +[.F62]*[.F62]+[.G62]*[.G62]-bt*bt +[.N62]*(2*bt-2*[.F62]) ) /(2*[.G62])" office:value-type="float" office:value="-2.43929581639552" calcext:value-type="float">
            <text:p>-2.44</text:p>
          </table:table-cell>
          <table:table-cell table:style-name="ce35" table:formula="of:=ATAN2(([.N62]-bt);[.O62]*-1 )" office:value-type="float" office:value="0.325853575846354" calcext:value-type="float">
            <text:p>0.33</text:p>
          </table:table-cell>
          <table:table-cell table:style-name="ce43" table:formula="of:=[.P62]*180/PI()" office:value-type="float" office:value="18.6700346352422" calcext:value-type="float">
            <text:p>18.7</text:p>
          </table:table-cell>
          <table:table-cell table:style-name="ce18" table:formula="of:=ATAN2([.O62]-[.G62];[.F62]-[.N62])" office:value-type="float" office:value="0.335969378819171" calcext:value-type="float">
            <text:p>0.336</text:p>
          </table:table-cell>
          <table:table-cell table:style-name="ce10" table:formula="of:=[.R62]*180/PI()-btoa+[.Q62]" office:value-type="float" office:value="20.8564745560477" calcext:value-type="float">
            <text:p>20.9</text:p>
          </table:table-cell>
          <table:table-cell/>
          <table:table-cell table:style-name="ce35" table:formula="of:=(-[.K62]-SQRT([.M62]))/(2*[.J62])" office:value-type="float" office:value="4.10296365645882" calcext:value-type="float">
            <text:p>4.10</text:p>
          </table:table-cell>
          <table:table-cell table:style-name="ce35" table:formula="of:=(bs*bs - bf*bf +[.F62]*[.F62]+[.G62]*[.G62]-bt*bt +[.U62]*(2*bt-2*[.F62]) ) /(2*[.G62])" office:value-type="float" office:value="-7.52682817333656" calcext:value-type="float">
            <text:p>-7.53</text:p>
          </table:table-cell>
          <table:table-cell table:style-name="ce35" table:formula="of:=ATAN2(([.U62]-bt);[.V62]*-1 )" office:value-type="float" office:value="1.41425704666277" calcext:value-type="float">
            <text:p>1.41</text:p>
          </table:table-cell>
          <table:table-cell table:style-name="ce15" table:formula="of:=[.W62]*180/PI()" office:value-type="float" office:value="81.0309599204128" calcext:value-type="float">
            <text:p>81.0</text:p>
          </table:table-cell>
          <table:table-cell table:style-name="ce45" table:formula="of:=ATAN2([.V62]-[.G62];[.F62]-[.U62])" office:value-type="float" office:value="1.0655126522615" calcext:value-type="float">
            <text:p>1.066</text:p>
          </table:table-cell>
          <table:table-cell table:style-name="ce37" table:formula="of:=[.Y62]*180/PI()-btoa" office:value-type="float" office:value="43.9861904612097" calcext:value-type="float">
            <text:p>44.0</text:p>
          </table:table-cell>
          <table:table-cell table:style-name="ce28" table:formula="of:=COS(RADIANS([.E62]))*(bt+bs*COS(RADIANS(-[.Q62])) + bf*SIN(RADIANS([.S62]-[.Q62]+btoa)))" office:value-type="float" office:value="13.78" calcext:value-type="float">
            <text:p>13.78</text:p>
          </table:table-cell>
          <table:table-cell table:style-name="ce28" table:formula="of:=-bs*SIN(RADIANS(+[.Q62])) - bf*COS(RADIANS([.S62]-[.Q62]+btoa))" office:value-type="float" office:value="-12.88" calcext:value-type="float">
            <text:p>-12.88</text:p>
          </table:table-cell>
          <table:table-cell table:style-name="ce28" table:formula="of:=SIN(RADIANS([.E62])) * (bt+bs*COS(RADIANS(-[.Q62])) + bf*SIN(RADIANS([.S62]-[.Q62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7" calcext:value-type="float">
            <text:p>-12.7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3];[.C63])" office:value-type="float" office:value="-0" calcext:value-type="float">
            <text:p>0.00</text:p>
          </table:table-cell>
          <table:table-cell table:style-name="ce37" table:formula="of:=[.D63]*180/PI()" office:value-type="float" office:value="-0" calcext:value-type="float">
            <text:p>0.0</text:p>
          </table:table-cell>
          <table:table-cell table:style-name="ce35" table:formula="of:=-1*([.C63]*SIN([.D63]*-1)-[.A63]*COS([.D63]*-1))" office:value-type="float" office:value="13.78" calcext:value-type="float">
            <text:p>13.78</text:p>
          </table:table-cell>
          <table:table-cell table:formula="of:=[.B63]" office:value-type="float" office:value="-12.7" calcext:value-type="float">
            <text:p>-12.7</text:p>
          </table:table-cell>
          <table:table-cell table:style-name="ce35" table:formula="of:=bs*bs-bf*bf+[.F63]*[.F63]+[.G63]*[.G63]-bt*bt" office:value-type="float" office:value="278.444094" calcext:value-type="float">
            <text:p>278.44</text:p>
          </table:table-cell>
          <table:table-cell table:style-name="ce35" table:formula="of:=2*bt-2*[.F63]" office:value-type="float" office:value="-21.73" calcext:value-type="float">
            <text:p>-21.73</text:p>
          </table:table-cell>
          <table:table-cell table:style-name="ce35" table:formula="of:=1+([.I63]*[.I63])/(4*[.G63]*[.G63])" office:value-type="float" office:value="1.73190045880092" calcext:value-type="float">
            <text:p>1.73</text:p>
          </table:table-cell>
          <table:table-cell table:style-name="ce35" table:formula="of:=(-2*bt)+(2*[.H63]*[.I63])/(4*[.G63]*[.G63])" office:value-type="float" office:value="-24.586867017856" calcext:value-type="float">
            <text:p>-24.59</text:p>
          </table:table-cell>
          <table:table-cell table:style-name="ce35" table:formula="of:=bt*bt+([.H63]*[.H63])/(4*[.G63]*[.G63])-bs*bs" office:value-type="float" office:value="70.6062912463278" calcext:value-type="float">
            <text:p>70.61</text:p>
          </table:table-cell>
          <table:table-cell table:style-name="ce11" table:formula="of:=[.K63]*[.K63]-4*[.J63]*[.L63]" office:value-type="float" office:value="115.381756938752" calcext:value-type="float">
            <text:p>115.4</text:p>
          </table:table-cell>
          <table:table-cell table:style-name="ce35" table:formula="of:=(-[.K63]+SQRT([.M63]))/(2*[.J63])" office:value-type="float" office:value="10.1993324427748" calcext:value-type="float">
            <text:p>10.20</text:p>
          </table:table-cell>
          <table:table-cell table:style-name="ce35" table:formula="of:=(bs*bs - bf*bf +[.F63]*[.F63]+[.G63]*[.G63]-bt*bt +[.N63]*(2*bt-2*[.F63]) ) /(2*[.G63])" office:value-type="float" office:value="-2.23671653616156" calcext:value-type="float">
            <text:p>-2.24</text:p>
          </table:table-cell>
          <table:table-cell table:style-name="ce35" table:formula="of:=ATAN2(([.N63]-bt);[.O63]*-1 )" office:value-type="float" office:value="0.297919879595336" calcext:value-type="float">
            <text:p>0.30</text:p>
          </table:table-cell>
          <table:table-cell table:style-name="ce43" table:formula="of:=[.P63]*180/PI()" office:value-type="float" office:value="17.0695517338584" calcext:value-type="float">
            <text:p>17.1</text:p>
          </table:table-cell>
          <table:table-cell table:style-name="ce18" table:formula="of:=ATAN2([.O63]-[.G63];[.F63]-[.N63])" office:value-type="float" office:value="0.329720505164752" calcext:value-type="float">
            <text:p>0.330</text:p>
          </table:table-cell>
          <table:table-cell table:style-name="ce10" table:formula="of:=[.R63]*180/PI()-btoa+[.Q63]" office:value-type="float" office:value="18.8979575675553" calcext:value-type="float">
            <text:p>18.9</text:p>
          </table:table-cell>
          <table:table-cell/>
          <table:table-cell table:style-name="ce35" table:formula="of:=(-[.K63]-SQRT([.M63]))/(2*[.J63])" office:value-type="float" office:value="3.9971341572045" calcext:value-type="float">
            <text:p>4.00</text:p>
          </table:table-cell>
          <table:table-cell table:style-name="ce35" table:formula="of:=(bs*bs - bf*bf +[.F63]*[.F63]+[.G63]*[.G63]-bt*bt +[.U63]*(2*bt-2*[.F63]) ) /(2*[.G63])" office:value-type="float" office:value="-7.54277042377742" calcext:value-type="float">
            <text:p>-7.54</text:p>
          </table:table-cell>
          <table:table-cell table:style-name="ce35" table:formula="of:=ATAN2(([.U63]-bt);[.V63]*-1 )" office:value-type="float" office:value="1.42830224618666" calcext:value-type="float">
            <text:p>1.43</text:p>
          </table:table-cell>
          <table:table-cell table:style-name="ce15" table:formula="of:=[.W63]*180/PI()" office:value-type="float" office:value="81.8356905755511" calcext:value-type="float">
            <text:p>81.8</text:p>
          </table:table-cell>
          <table:table-cell table:style-name="ce45" table:formula="of:=ATAN2([.V63]-[.G63];[.F63]-[.U63])" office:value-type="float" office:value="1.08565002264304" calcext:value-type="float">
            <text:p>1.086</text:p>
          </table:table-cell>
          <table:table-cell table:style-name="ce37" table:formula="of:=[.Y63]*180/PI()-btoa" office:value-type="float" office:value="45.1399767945638" calcext:value-type="float">
            <text:p>45.1</text:p>
          </table:table-cell>
          <table:table-cell table:style-name="ce28" table:formula="of:=COS(RADIANS([.E63]))*(bt+bs*COS(RADIANS(-[.Q63])) + bf*SIN(RADIANS([.S63]-[.Q63]+btoa)))" office:value-type="float" office:value="13.78" calcext:value-type="float">
            <text:p>13.78</text:p>
          </table:table-cell>
          <table:table-cell table:style-name="ce28" table:formula="of:=-bs*SIN(RADIANS(+[.Q63])) - bf*COS(RADIANS([.S63]-[.Q63]+btoa))" office:value-type="float" office:value="-12.7" calcext:value-type="float">
            <text:p>-12.70</text:p>
          </table:table-cell>
          <table:table-cell table:style-name="ce28" table:formula="of:=SIN(RADIANS([.E63])) * (bt+bs*COS(RADIANS(-[.Q63])) + bf*SIN(RADIANS([.S63]-[.Q63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53" calcext:value-type="float">
            <text:p>-12.5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4];[.C64])" office:value-type="float" office:value="-0" calcext:value-type="float">
            <text:p>0.00</text:p>
          </table:table-cell>
          <table:table-cell table:style-name="ce37" table:formula="of:=[.D64]*180/PI()" office:value-type="float" office:value="-0" calcext:value-type="float">
            <text:p>0.0</text:p>
          </table:table-cell>
          <table:table-cell table:style-name="ce35" table:formula="of:=-1*([.C64]*SIN([.D64]*-1)-[.A64]*COS([.D64]*-1))" office:value-type="float" office:value="13.78" calcext:value-type="float">
            <text:p>13.78</text:p>
          </table:table-cell>
          <table:table-cell table:formula="of:=[.B64]" office:value-type="float" office:value="-12.53" calcext:value-type="float">
            <text:p>-12.53</text:p>
          </table:table-cell>
          <table:table-cell table:style-name="ce35" table:formula="of:=bs*bs-bf*bf+[.F64]*[.F64]+[.G64]*[.G64]-bt*bt" office:value-type="float" office:value="274.154994" calcext:value-type="float">
            <text:p>274.15</text:p>
          </table:table-cell>
          <table:table-cell table:style-name="ce35" table:formula="of:=2*bt-2*[.F64]" office:value-type="float" office:value="-21.73" calcext:value-type="float">
            <text:p>-21.73</text:p>
          </table:table-cell>
          <table:table-cell table:style-name="ce35" table:formula="of:=1+([.I64]*[.I64])/(4*[.G64]*[.G64])" office:value-type="float" office:value="1.75189521206566" calcext:value-type="float">
            <text:p>1.75</text:p>
          </table:table-cell>
          <table:table-cell table:style-name="ce35" table:formula="of:=(-2*bt)+(2*[.H64]*[.I64])/(4*[.G64]*[.G64])" office:value-type="float" office:value="-24.8024645515408" calcext:value-type="float">
            <text:p>-24.80</text:p>
          </table:table-cell>
          <table:table-cell table:style-name="ce35" table:formula="of:=bt*bt+([.H64]*[.H64])/(4*[.G64]*[.G64])-bs*bs" office:value-type="float" office:value="70.1151974181518" calcext:value-type="float">
            <text:p>70.12</text:p>
          </table:table-cell>
          <table:table-cell table:style-name="ce11" table:formula="of:=[.K64]*[.K64]-4*[.J64]*[.L64]" office:value-type="float" office:value="123.824333230842" calcext:value-type="float">
            <text:p>123.8</text:p>
          </table:table-cell>
          <table:table-cell table:style-name="ce35" table:formula="of:=(-[.K64]+SQRT([.M64]))/(2*[.J64])" office:value-type="float" office:value="10.2546381094679" calcext:value-type="float">
            <text:p>10.25</text:p>
          </table:table-cell>
          <table:table-cell table:style-name="ce35" table:formula="of:=(bs*bs - bf*bf +[.F64]*[.F64]+[.G64]*[.G64]-bt*bt +[.N64]*(2*bt-2*[.F64]) ) /(2*[.G64])" office:value-type="float" office:value="-2.04795322750446" calcext:value-type="float">
            <text:p>-2.05</text:p>
          </table:table-cell>
          <table:table-cell table:style-name="ce35" table:formula="of:=ATAN2(([.N64]-bt);[.O64]*-1 )" office:value-type="float" office:value="0.27210571022711" calcext:value-type="float">
            <text:p>0.27</text:p>
          </table:table-cell>
          <table:table-cell table:style-name="ce43" table:formula="of:=[.P64]*180/PI()" office:value-type="float" office:value="15.5905087774232" calcext:value-type="float">
            <text:p>15.6</text:p>
          </table:table-cell>
          <table:table-cell table:style-name="ce18" table:formula="of:=ATAN2([.O64]-[.G64];[.F64]-[.N64])" office:value-type="float" office:value="0.324439563060993" calcext:value-type="float">
            <text:p>0.324</text:p>
          </table:table-cell>
          <table:table-cell table:style-name="ce10" table:formula="of:=[.R64]*180/PI()-btoa+[.Q64]" office:value-type="float" office:value="17.1163389167217" calcext:value-type="float">
            <text:p>17.1</text:p>
          </table:table-cell>
          <table:table-cell/>
          <table:table-cell table:style-name="ce35" table:formula="of:=(-[.K64]-SQRT([.M64]))/(2*[.J64])" office:value-type="float" office:value="3.90286650651657" calcext:value-type="float">
            <text:p>3.90</text:p>
          </table:table-cell>
          <table:table-cell table:style-name="ce35" table:formula="of:=(bs*bs - bf*bf +[.F64]*[.F64]+[.G64]*[.G64]-bt*bt +[.U64]*(2*bt-2*[.F64]) ) /(2*[.G64])" office:value-type="float" office:value="-7.55569452567418" calcext:value-type="float">
            <text:p>-7.56</text:p>
          </table:table-cell>
          <table:table-cell table:style-name="ce35" table:formula="of:=ATAN2(([.U64]-bt);[.V64]*-1 )" office:value-type="float" office:value="1.44078913490423" calcext:value-type="float">
            <text:p>1.44</text:p>
          </table:table-cell>
          <table:table-cell table:style-name="ce15" table:formula="of:=[.W64]*180/PI()" office:value-type="float" office:value="82.5511365983173" calcext:value-type="float">
            <text:p>82.6</text:p>
          </table:table-cell>
          <table:table-cell table:style-name="ce45" table:formula="of:=ATAN2([.V64]-[.G64];[.F64]-[.U64])" office:value-type="float" office:value="1.10425824539746" calcext:value-type="float">
            <text:p>1.104</text:p>
          </table:table-cell>
          <table:table-cell table:style-name="ce37" table:formula="of:=[.Y64]*180/PI()-btoa" office:value-type="float" office:value="46.2061494226312" calcext:value-type="float">
            <text:p>46.2</text:p>
          </table:table-cell>
          <table:table-cell table:style-name="ce28" table:formula="of:=COS(RADIANS([.E64]))*(bt+bs*COS(RADIANS(-[.Q64])) + bf*SIN(RADIANS([.S64]-[.Q64]+btoa)))" office:value-type="float" office:value="13.78" calcext:value-type="float">
            <text:p>13.78</text:p>
          </table:table-cell>
          <table:table-cell table:style-name="ce28" table:formula="of:=-bs*SIN(RADIANS(+[.Q64])) - bf*COS(RADIANS([.S64]-[.Q64]+btoa))" office:value-type="float" office:value="-12.53" calcext:value-type="float">
            <text:p>-12.53</text:p>
          </table:table-cell>
          <table:table-cell table:style-name="ce28" table:formula="of:=SIN(RADIANS([.E64])) * (bt+bs*COS(RADIANS(-[.Q64])) + bf*SIN(RADIANS([.S64]-[.Q64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35" calcext:value-type="float">
            <text:p>-12.3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5];[.C65])" office:value-type="float" office:value="-0" calcext:value-type="float">
            <text:p>0.00</text:p>
          </table:table-cell>
          <table:table-cell table:style-name="ce37" table:formula="of:=[.D65]*180/PI()" office:value-type="float" office:value="-0" calcext:value-type="float">
            <text:p>0.0</text:p>
          </table:table-cell>
          <table:table-cell table:style-name="ce35" table:formula="of:=-1*([.C65]*SIN([.D65]*-1)-[.A65]*COS([.D65]*-1))" office:value-type="float" office:value="13.78" calcext:value-type="float">
            <text:p>13.78</text:p>
          </table:table-cell>
          <table:table-cell table:formula="of:=[.B65]" office:value-type="float" office:value="-12.35" calcext:value-type="float">
            <text:p>-12.35</text:p>
          </table:table-cell>
          <table:table-cell table:style-name="ce35" table:formula="of:=bs*bs-bf*bf+[.F65]*[.F65]+[.G65]*[.G65]-bt*bt" office:value-type="float" office:value="269.676594" calcext:value-type="float">
            <text:p>269.68</text:p>
          </table:table-cell>
          <table:table-cell table:style-name="ce35" table:formula="of:=2*bt-2*[.F65]" office:value-type="float" office:value="-21.73" calcext:value-type="float">
            <text:p>-21.73</text:p>
          </table:table-cell>
          <table:table-cell table:style-name="ce35" table:formula="of:=1+([.I65]*[.I65])/(4*[.G65]*[.G65])" office:value-type="float" office:value="1.77397252864331" calcext:value-type="float">
            <text:p>1.77</text:p>
          </table:table-cell>
          <table:table-cell table:style-name="ce35" table:formula="of:=(-2*bt)+(2*[.H65]*[.I65])/(4*[.G65]*[.G65])" office:value-type="float" office:value="-25.0405177518727" calcext:value-type="float">
            <text:p>-25.04</text:p>
          </table:table-cell>
          <table:table-cell table:style-name="ce35" table:formula="of:=bt*bt+([.H65]*[.H65])/(4*[.G65]*[.G65])-bs*bs" office:value-type="float" office:value="69.6373117993916" calcext:value-type="float">
            <text:p>69.64</text:p>
          </table:table-cell>
          <table:table-cell table:style-name="ce11" table:formula="of:=[.K65]*[.K65]-4*[.J65]*[.L65]" office:value-type="float" office:value="132.888816879092" calcext:value-type="float">
            <text:p>132.9</text:p>
          </table:table-cell>
          <table:table-cell table:style-name="ce35" table:formula="of:=(-[.K65]+SQRT([.M65]))/(2*[.J65])" office:value-type="float" office:value="10.306884224143" calcext:value-type="float">
            <text:p>10.31</text:p>
          </table:table-cell>
          <table:table-cell table:style-name="ce35" table:formula="of:=(bs*bs - bf*bf +[.F65]*[.F65]+[.G65]*[.G65]-bt*bt +[.N65]*(2*bt-2*[.F65]) ) /(2*[.G65])" office:value-type="float" office:value="-1.85052630807176" calcext:value-type="float">
            <text:p>-1.85</text:p>
          </table:table-cell>
          <table:table-cell table:style-name="ce35" table:formula="of:=ATAN2(([.N65]-bt);[.O65]*-1 )" office:value-type="float" office:value="0.245303985783352" calcext:value-type="float">
            <text:p>0.25</text:p>
          </table:table-cell>
          <table:table-cell table:style-name="ce43" table:formula="of:=[.P65]*180/PI()" office:value-type="float" office:value="14.0548830831232" calcext:value-type="float">
            <text:p>14.1</text:p>
          </table:table-cell>
          <table:table-cell table:style-name="ce18" table:formula="of:=ATAN2([.O65]-[.G65];[.F65]-[.N65])" office:value-type="float" office:value="0.319459370440709" calcext:value-type="float">
            <text:p>0.319</text:p>
          </table:table-cell>
          <table:table-cell table:style-name="ce10" table:formula="of:=[.R65]*180/PI()-btoa+[.Q65]" office:value-type="float" office:value="15.2953692041173" calcext:value-type="float">
            <text:p>15.3</text:p>
          </table:table-cell>
          <table:table-cell/>
          <table:table-cell table:style-name="ce35" table:formula="of:=(-[.K65]-SQRT([.M65]))/(2*[.J65])" office:value-type="float" office:value="3.80862058078369" calcext:value-type="float">
            <text:p>3.81</text:p>
          </table:table-cell>
          <table:table-cell table:style-name="ce35" table:formula="of:=(bs*bs - bf*bf +[.F65]*[.F65]+[.G65]*[.G65]-bt*bt +[.U65]*(2*bt-2*[.F65]) ) /(2*[.G65])" office:value-type="float" office:value="-7.56741978864658" calcext:value-type="float">
            <text:p>-7.57</text:p>
          </table:table-cell>
          <table:table-cell table:style-name="ce35" table:formula="of:=ATAN2(([.U65]-bt);[.V65]*-1 )" office:value-type="float" office:value="1.45325279863572" calcext:value-type="float">
            <text:p>1.45</text:p>
          </table:table-cell>
          <table:table-cell table:style-name="ce15" table:formula="of:=[.W65]*180/PI()" office:value-type="float" office:value="83.2652519274023" calcext:value-type="float">
            <text:p>83.3</text:p>
          </table:table-cell>
          <table:table-cell table:style-name="ce45" table:formula="of:=ATAN2([.V65]-[.G65];[.F65]-[.U65])" office:value-type="float" office:value="1.12357649873001" calcext:value-type="float">
            <text:p>1.124</text:p>
          </table:table-cell>
          <table:table-cell table:style-name="ce37" table:formula="of:=[.Y65]*180/PI()-btoa" office:value-type="float" office:value="47.3130038061507" calcext:value-type="float">
            <text:p>47.3</text:p>
          </table:table-cell>
          <table:table-cell table:style-name="ce28" table:formula="of:=COS(RADIANS([.E65]))*(bt+bs*COS(RADIANS(-[.Q65])) + bf*SIN(RADIANS([.S65]-[.Q65]+btoa)))" office:value-type="float" office:value="13.78" calcext:value-type="float">
            <text:p>13.78</text:p>
          </table:table-cell>
          <table:table-cell table:style-name="ce28" table:formula="of:=-bs*SIN(RADIANS(+[.Q65])) - bf*COS(RADIANS([.S65]-[.Q65]+btoa))" office:value-type="float" office:value="-12.35" calcext:value-type="float">
            <text:p>-12.35</text:p>
          </table:table-cell>
          <table:table-cell table:style-name="ce28" table:formula="of:=SIN(RADIANS([.E65])) * (bt+bs*COS(RADIANS(-[.Q65])) + bf*SIN(RADIANS([.S65]-[.Q65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.18" calcext:value-type="float">
            <text:p>-12.1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6];[.C66])" office:value-type="float" office:value="-0" calcext:value-type="float">
            <text:p>0.00</text:p>
          </table:table-cell>
          <table:table-cell table:style-name="ce37" table:formula="of:=[.D66]*180/PI()" office:value-type="float" office:value="-0" calcext:value-type="float">
            <text:p>0.0</text:p>
          </table:table-cell>
          <table:table-cell table:style-name="ce35" table:formula="of:=-1*([.C66]*SIN([.D66]*-1)-[.A66]*COS([.D66]*-1))" office:value-type="float" office:value="13.78" calcext:value-type="float">
            <text:p>13.78</text:p>
          </table:table-cell>
          <table:table-cell table:formula="of:=[.B66]" office:value-type="float" office:value="-12.18" calcext:value-type="float">
            <text:p>-12.18</text:p>
          </table:table-cell>
          <table:table-cell table:style-name="ce35" table:formula="of:=bs*bs-bf*bf+[.F66]*[.F66]+[.G66]*[.G66]-bt*bt" office:value-type="float" office:value="265.506494" calcext:value-type="float">
            <text:p>265.51</text:p>
          </table:table-cell>
          <table:table-cell table:style-name="ce35" table:formula="of:=2*bt-2*[.F66]" office:value-type="float" office:value="-21.73" calcext:value-type="float">
            <text:p>-21.73</text:p>
          </table:table-cell>
          <table:table-cell table:style-name="ce35" table:formula="of:=1+([.I66]*[.I66])/(4*[.G66]*[.G66])" office:value-type="float" office:value="1.79572844793883" calcext:value-type="float">
            <text:p>1.80</text:p>
          </table:table-cell>
          <table:table-cell table:style-name="ce35" table:formula="of:=(-2*bt)+(2*[.H66]*[.I66])/(4*[.G66]*[.G66])" office:value-type="float" office:value="-25.2751054199999" calcext:value-type="float">
            <text:p>-25.28</text:p>
          </table:table-cell>
          <table:table-cell table:style-name="ce35" table:formula="of:=bt*bt+([.H66]*[.H66])/(4*[.G66]*[.G66])-bs*bs" office:value-type="float" office:value="69.2271592274409" calcext:value-type="float">
            <text:p>69.23</text:p>
          </table:table-cell>
          <table:table-cell table:style-name="ce11" table:formula="of:=[.K66]*[.K66]-4*[.J66]*[.L66]" office:value-type="float" office:value="141.578237213285" calcext:value-type="float">
            <text:p>141.6</text:p>
          </table:table-cell>
          <table:table-cell table:style-name="ce35" table:formula="of:=(-[.K66]+SQRT([.M66]))/(2*[.J66])" office:value-type="float" office:value="10.3506103099705" calcext:value-type="float">
            <text:p>10.35</text:p>
          </table:table-cell>
          <table:table-cell table:style-name="ce35" table:formula="of:=(bs*bs - bf*bf +[.F66]*[.F66]+[.G66]*[.G66]-bt*bt +[.N66]*(2*bt-2*[.F66]) ) /(2*[.G66])" office:value-type="float" office:value="-1.66616305272336" calcext:value-type="float">
            <text:p>-1.67</text:p>
          </table:table-cell>
          <table:table-cell table:style-name="ce35" table:formula="of:=ATAN2(([.N66]-bt);[.O66]*-1 )" office:value-type="float" office:value="0.220437511562584" calcext:value-type="float">
            <text:p>0.22</text:p>
          </table:table-cell>
          <table:table-cell table:style-name="ce43" table:formula="of:=[.P66]*180/PI()" office:value-type="float" office:value="12.6301390589024" calcext:value-type="float">
            <text:p>12.6</text:p>
          </table:table-cell>
          <table:table-cell table:style-name="ce18" table:formula="of:=ATAN2([.O66]-[.G66];[.F66]-[.N66])" office:value-type="float" office:value="0.31529762520537" calcext:value-type="float">
            <text:p>0.315</text:p>
          </table:table-cell>
          <table:table-cell table:style-name="ce10" table:formula="of:=[.R66]*180/PI()-btoa+[.Q66]" office:value-type="float" office:value="13.6321747425028" calcext:value-type="float">
            <text:p>13.6</text:p>
          </table:table-cell>
          <table:table-cell/>
          <table:table-cell table:style-name="ce35" table:formula="of:=(-[.K66]-SQRT([.M66]))/(2*[.J66])" office:value-type="float" office:value="3.72451638806183" calcext:value-type="float">
            <text:p>3.72</text:p>
          </table:table-cell>
          <table:table-cell table:style-name="ce35" table:formula="of:=(bs*bs - bf*bf +[.F66]*[.F66]+[.G66]*[.G66]-bt*bt +[.U66]*(2*bt-2*[.F66]) ) /(2*[.G66])" office:value-type="float" office:value="-7.57687819734878" calcext:value-type="float">
            <text:p>-7.58</text:p>
          </table:table-cell>
          <table:table-cell table:style-name="ce35" table:formula="of:=ATAN2(([.U66]-bt);[.V66]*-1 )" office:value-type="float" office:value="1.46435972854155" calcext:value-type="float">
            <text:p>1.46</text:p>
          </table:table-cell>
          <table:table-cell table:style-name="ce15" table:formula="of:=[.W66]*180/PI()" office:value-type="float" office:value="83.9016321343538" calcext:value-type="float">
            <text:p>83.9</text:p>
          </table:table-cell>
          <table:table-cell table:style-name="ce45" table:formula="of:=ATAN2([.V66]-[.G66];[.F66]-[.U66])" office:value-type="float" office:value="1.14149778828029" calcext:value-type="float">
            <text:p>1.141</text:p>
          </table:table-cell>
          <table:table-cell table:style-name="ce37" table:formula="of:=[.Y66]*180/PI()-btoa" office:value-type="float" office:value="48.3398180608136" calcext:value-type="float">
            <text:p>48.3</text:p>
          </table:table-cell>
          <table:table-cell table:style-name="ce28" table:formula="of:=COS(RADIANS([.E66]))*(bt+bs*COS(RADIANS(-[.Q66])) + bf*SIN(RADIANS([.S66]-[.Q66]+btoa)))" office:value-type="float" office:value="13.78" calcext:value-type="float">
            <text:p>13.78</text:p>
          </table:table-cell>
          <table:table-cell table:style-name="ce28" table:formula="of:=-bs*SIN(RADIANS(+[.Q66])) - bf*COS(RADIANS([.S66]-[.Q66]+btoa))" office:value-type="float" office:value="-12.18" calcext:value-type="float">
            <text:p>-12.18</text:p>
          </table:table-cell>
          <table:table-cell table:style-name="ce28" table:formula="of:=SIN(RADIANS([.E66])) * (bt+bs*COS(RADIANS(-[.Q66])) + bf*SIN(RADIANS([.S66]-[.Q66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2" calcext:value-type="float">
            <text:p>-12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7];[.C67])" office:value-type="float" office:value="-0" calcext:value-type="float">
            <text:p>0.00</text:p>
          </table:table-cell>
          <table:table-cell table:style-name="ce37" table:formula="of:=[.D67]*180/PI()" office:value-type="float" office:value="-0" calcext:value-type="float">
            <text:p>0.0</text:p>
          </table:table-cell>
          <table:table-cell table:style-name="ce35" table:formula="of:=-1*([.C67]*SIN([.D67]*-1)-[.A67]*COS([.D67]*-1))" office:value-type="float" office:value="13.78" calcext:value-type="float">
            <text:p>13.78</text:p>
          </table:table-cell>
          <table:table-cell table:formula="of:=[.B67]" office:value-type="float" office:value="-12" calcext:value-type="float">
            <text:p>-12</text:p>
          </table:table-cell>
          <table:table-cell table:style-name="ce35" table:formula="of:=bs*bs-bf*bf+[.F67]*[.F67]+[.G67]*[.G67]-bt*bt" office:value-type="float" office:value="261.154094" calcext:value-type="float">
            <text:p>261.15</text:p>
          </table:table-cell>
          <table:table-cell table:style-name="ce35" table:formula="of:=2*bt-2*[.F67]" office:value-type="float" office:value="-21.73" calcext:value-type="float">
            <text:p>-21.73</text:p>
          </table:table-cell>
          <table:table-cell table:style-name="ce35" table:formula="of:=1+([.I67]*[.I67])/(4*[.G67]*[.G67])" office:value-type="float" office:value="1.81977934027778" calcext:value-type="float">
            <text:p>1.82</text:p>
          </table:table-cell>
          <table:table-cell table:style-name="ce35" table:formula="of:=(-2*bt)+(2*[.H67]*[.I67])/(4*[.G67]*[.G67])" office:value-type="float" office:value="-25.5344391063194" calcext:value-type="float">
            <text:p>-25.53</text:p>
          </table:table-cell>
          <table:table-cell table:style-name="ce35" table:formula="of:=bt*bt+([.H67]*[.H67])/(4*[.G67]*[.G67])-bs*bs" office:value-type="float" office:value="68.8381389113903" calcext:value-type="float">
            <text:p>68.84</text:p>
          </table:table-cell>
          <table:table-cell table:style-name="ce11" table:formula="of:=[.K67]*[.K67]-4*[.J67]*[.L67]" office:value-type="float" office:value="150.926688417856" calcext:value-type="float">
            <text:p>150.9</text:p>
          </table:table-cell>
          <table:table-cell table:style-name="ce35" table:formula="of:=(-[.K67]+SQRT([.M67]))/(2*[.J67])" office:value-type="float" office:value="10.3912767412403" calcext:value-type="float">
            <text:p>10.39</text:p>
          </table:table-cell>
          <table:table-cell table:style-name="ce35" table:formula="of:=(bs*bs - bf*bf +[.F67]*[.F67]+[.G67]*[.G67]-bt*bt +[.N67]*(2*bt-2*[.F67]) ) /(2*[.G67])" office:value-type="float" office:value="-1.47298543386868" calcext:value-type="float">
            <text:p>-1.47</text:p>
          </table:table-cell>
          <table:table-cell table:style-name="ce35" table:formula="of:=ATAN2(([.N67]-bt);[.O67]*-1 )" office:value-type="float" office:value="0.1945297491437" calcext:value-type="float">
            <text:p>0.19</text:p>
          </table:table-cell>
          <table:table-cell table:style-name="ce43" table:formula="of:=[.P67]*180/PI()" office:value-type="float" office:value="11.1457336156727" calcext:value-type="float">
            <text:p>11.1</text:p>
          </table:table-cell>
          <table:table-cell table:style-name="ce18" table:formula="of:=ATAN2([.O67]-[.G67];[.F67]-[.N67])" office:value-type="float" office:value="0.311432156109893" calcext:value-type="float">
            <text:p>0.311</text:p>
          </table:table-cell>
          <table:table-cell table:style-name="ce10" table:formula="of:=[.R67]*180/PI()-btoa+[.Q67]" office:value-type="float" office:value="11.926294234264" calcext:value-type="float">
            <text:p>11.9</text:p>
          </table:table-cell>
          <table:table-cell/>
          <table:table-cell table:style-name="ce35" table:formula="of:=(-[.K67]-SQRT([.M67]))/(2*[.J67])" office:value-type="float" office:value="3.64033607090525" calcext:value-type="float">
            <text:p>3.64</text:p>
          </table:table-cell>
          <table:table-cell table:style-name="ce35" table:formula="of:=(bs*bs - bf*bf +[.F67]*[.F67]+[.G67]*[.G67]-bt*bt +[.U67]*(2*bt-2*[.F67]) ) /(2*[.G67])" office:value-type="float" office:value="-7.58539963246787" calcext:value-type="float">
            <text:p>-7.59</text:p>
          </table:table-cell>
          <table:table-cell table:style-name="ce35" table:formula="of:=ATAN2(([.U67]-bt);[.V67]*-1 )" office:value-type="float" office:value="1.47546352879984" calcext:value-type="float">
            <text:p>1.48</text:p>
          </table:table-cell>
          <table:table-cell table:style-name="ce15" table:formula="of:=[.W67]*180/PI()" office:value-type="float" office:value="84.5378330257099" calcext:value-type="float">
            <text:p>84.5</text:p>
          </table:table-cell>
          <table:table-cell table:style-name="ce45" table:formula="of:=ATAN2([.V67]-[.G67];[.F67]-[.U67])" office:value-type="float" office:value="1.16016721953636" calcext:value-type="float">
            <text:p>1.160</text:p>
          </table:table-cell>
          <table:table-cell table:style-name="ce37" table:formula="of:=[.Y67]*180/PI()-btoa" office:value-type="float" office:value="49.4094976776964" calcext:value-type="float">
            <text:p>49.4</text:p>
          </table:table-cell>
          <table:table-cell table:style-name="ce28" table:formula="of:=COS(RADIANS([.E67]))*(bt+bs*COS(RADIANS(-[.Q67])) + bf*SIN(RADIANS([.S67]-[.Q67]+btoa)))" office:value-type="float" office:value="13.78" calcext:value-type="float">
            <text:p>13.78</text:p>
          </table:table-cell>
          <table:table-cell table:style-name="ce28" table:formula="of:=-bs*SIN(RADIANS(+[.Q67])) - bf*COS(RADIANS([.S67]-[.Q67]+btoa))" office:value-type="float" office:value="-12" calcext:value-type="float">
            <text:p>-12.00</text:p>
          </table:table-cell>
          <table:table-cell table:style-name="ce28" table:formula="of:=SIN(RADIANS([.E67])) * (bt+bs*COS(RADIANS(-[.Q67])) + bf*SIN(RADIANS([.S67]-[.Q67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83" calcext:value-type="float">
            <text:p>-11.8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8];[.C68])" office:value-type="float" office:value="-0" calcext:value-type="float">
            <text:p>0.00</text:p>
          </table:table-cell>
          <table:table-cell table:style-name="ce37" table:formula="of:=[.D68]*180/PI()" office:value-type="float" office:value="-0" calcext:value-type="float">
            <text:p>0.0</text:p>
          </table:table-cell>
          <table:table-cell table:style-name="ce35" table:formula="of:=-1*([.C68]*SIN([.D68]*-1)-[.A68]*COS([.D68]*-1))" office:value-type="float" office:value="13.78" calcext:value-type="float">
            <text:p>13.78</text:p>
          </table:table-cell>
          <table:table-cell table:formula="of:=[.B68]" office:value-type="float" office:value="-11.83" calcext:value-type="float">
            <text:p>-11.83</text:p>
          </table:table-cell>
          <table:table-cell table:style-name="ce35" table:formula="of:=bs*bs-bf*bf+[.F68]*[.F68]+[.G68]*[.G68]-bt*bt" office:value-type="float" office:value="257.102994" calcext:value-type="float">
            <text:p>257.10</text:p>
          </table:table-cell>
          <table:table-cell table:style-name="ce35" table:formula="of:=2*bt-2*[.F68]" office:value-type="float" office:value="-21.73" calcext:value-type="float">
            <text:p>-21.73</text:p>
          </table:table-cell>
          <table:table-cell table:style-name="ce35" table:formula="of:=1+([.I68]*[.I68])/(4*[.G68]*[.G68])" office:value-type="float" office:value="1.84350948810602" calcext:value-type="float">
            <text:p>1.84</text:p>
          </table:table-cell>
          <table:table-cell table:style-name="ce35" table:formula="of:=(-2*bt)+(2*[.H68]*[.I68])/(4*[.G68]*[.G68])" office:value-type="float" office:value="-25.7903142990763" calcext:value-type="float">
            <text:p>-25.79</text:p>
          </table:table-cell>
          <table:table-cell table:style-name="ce35" table:formula="of:=bt*bt+([.H68]*[.H68])/(4*[.G68]*[.G68])-bs*bs" office:value-type="float" office:value="68.51512061605" calcext:value-type="float">
            <text:p>68.52</text:p>
          </table:table-cell>
          <table:table-cell table:style-name="ce11" table:formula="of:=[.K68]*[.K68]-4*[.J68]*[.L68]" office:value-type="float" office:value="159.907211907475" calcext:value-type="float">
            <text:p>159.9</text:p>
          </table:table-cell>
          <table:table-cell table:style-name="ce35" table:formula="of:=(-[.K68]+SQRT([.M68]))/(2*[.J68])" office:value-type="float" office:value="10.4246158982137" calcext:value-type="float">
            <text:p>10.42</text:p>
          </table:table-cell>
          <table:table-cell table:style-name="ce35" table:formula="of:=(bs*bs - bf*bf +[.F68]*[.F68]+[.G68]*[.G68]-bt*bt +[.N68]*(2*bt-2*[.F68]) ) /(2*[.G68])" office:value-type="float" office:value="-1.29231151867358" calcext:value-type="float">
            <text:p>-1.29</text:p>
          </table:table-cell>
          <table:table-cell table:style-name="ce35" table:formula="of:=ATAN2(([.N68]-bt);[.O68]*-1 )" office:value-type="float" office:value="0.170418384350237" calcext:value-type="float">
            <text:p>0.17</text:p>
          </table:table-cell>
          <table:table-cell table:style-name="ce43" table:formula="of:=[.P68]*180/PI()" office:value-type="float" office:value="9.76425417470689" calcext:value-type="float">
            <text:p>9.8</text:p>
          </table:table-cell>
          <table:table-cell table:style-name="ce18" table:formula="of:=ATAN2([.O68]-[.G68];[.F68]-[.N68])" office:value-type="float" office:value="0.308266753867032" calcext:value-type="float">
            <text:p>0.308</text:p>
          </table:table-cell>
          <table:table-cell table:style-name="ce10" table:formula="of:=[.R68]*180/PI()-btoa+[.Q68]" office:value-type="float" office:value="10.3634506043211" calcext:value-type="float">
            <text:p>10.4</text:p>
          </table:table-cell>
          <table:table-cell/>
          <table:table-cell table:style-name="ce35" table:formula="of:=(-[.K68]-SQRT([.M68]))/(2*[.J68])" office:value-type="float" office:value="3.56517610745306" calcext:value-type="float">
            <text:p>3.57</text:p>
          </table:table-cell>
          <table:table-cell table:style-name="ce35" table:formula="of:=(bs*bs - bf*bf +[.F68]*[.F68]+[.G68]*[.G68]-bt*bt +[.U68]*(2*bt-2*[.F68]) ) /(2*[.G68])" office:value-type="float" office:value="-7.59221120815913" calcext:value-type="float">
            <text:p>-7.59</text:p>
          </table:table-cell>
          <table:table-cell table:style-name="ce35" table:formula="of:=ATAN2(([.U68]-bt);[.V68]*-1 )" office:value-type="float" office:value="1.48536750510786" calcext:value-type="float">
            <text:p>1.49</text:p>
          </table:table-cell>
          <table:table-cell table:style-name="ce15" table:formula="of:=[.W68]*180/PI()" office:value-type="float" office:value="85.1052890685571" calcext:value-type="float">
            <text:p>85.1</text:p>
          </table:table-cell>
          <table:table-cell table:style-name="ce45" table:formula="of:=ATAN2([.V68]-[.G68];[.F68]-[.U68])" office:value-type="float" office:value="1.17754001026467" calcext:value-type="float">
            <text:p>1.178</text:p>
          </table:table-cell>
          <table:table-cell table:style-name="ce37" table:formula="of:=[.Y68]*180/PI()-btoa" office:value-type="float" office:value="50.4048852647921" calcext:value-type="float">
            <text:p>50.4</text:p>
          </table:table-cell>
          <table:table-cell table:style-name="ce28" table:formula="of:=COS(RADIANS([.E68]))*(bt+bs*COS(RADIANS(-[.Q68])) + bf*SIN(RADIANS([.S68]-[.Q68]+btoa)))" office:value-type="float" office:value="13.78" calcext:value-type="float">
            <text:p>13.78</text:p>
          </table:table-cell>
          <table:table-cell table:style-name="ce28" table:formula="of:=-bs*SIN(RADIANS(+[.Q68])) - bf*COS(RADIANS([.S68]-[.Q68]+btoa))" office:value-type="float" office:value="-11.83" calcext:value-type="float">
            <text:p>-11.83</text:p>
          </table:table-cell>
          <table:table-cell table:style-name="ce28" table:formula="of:=SIN(RADIANS([.E68])) * (bt+bs*COS(RADIANS(-[.Q68])) + bf*SIN(RADIANS([.S68]-[.Q68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65" calcext:value-type="float">
            <text:p>-11.6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69];[.C69])" office:value-type="float" office:value="-0" calcext:value-type="float">
            <text:p>0.00</text:p>
          </table:table-cell>
          <table:table-cell table:style-name="ce37" table:formula="of:=[.D69]*180/PI()" office:value-type="float" office:value="-0" calcext:value-type="float">
            <text:p>0.0</text:p>
          </table:table-cell>
          <table:table-cell table:style-name="ce35" table:formula="of:=-1*([.C69]*SIN([.D69]*-1)-[.A69]*COS([.D69]*-1))" office:value-type="float" office:value="13.78" calcext:value-type="float">
            <text:p>13.78</text:p>
          </table:table-cell>
          <table:table-cell table:formula="of:=[.B69]" office:value-type="float" office:value="-11.65" calcext:value-type="float">
            <text:p>-11.65</text:p>
          </table:table-cell>
          <table:table-cell table:style-name="ce35" table:formula="of:=bs*bs-bf*bf+[.F69]*[.F69]+[.G69]*[.G69]-bt*bt" office:value-type="float" office:value="252.876594" calcext:value-type="float">
            <text:p>252.88</text:p>
          </table:table-cell>
          <table:table-cell table:style-name="ce35" table:formula="of:=2*bt-2*[.F69]" office:value-type="float" office:value="-21.73" calcext:value-type="float">
            <text:p>-21.73</text:p>
          </table:table-cell>
          <table:table-cell table:style-name="ce35" table:formula="of:=1+([.I69]*[.I69])/(4*[.G69]*[.G69])" office:value-type="float" office:value="1.86977638195583" calcext:value-type="float">
            <text:p>1.87</text:p>
          </table:table-cell>
          <table:table-cell table:style-name="ce35" table:formula="of:=(-2*bt)+(2*[.H69]*[.I69])/(4*[.G69]*[.G69])" office:value-type="float" office:value="-26.0735424768185" calcext:value-type="float">
            <text:p>-26.07</text:p>
          </table:table-cell>
          <table:table-cell table:style-name="ce35" table:formula="of:=bt*bt+([.H69]*[.H69])/(4*[.G69]*[.G69])-bs*bs" office:value-type="float" office:value="68.2220121153288" calcext:value-type="float">
            <text:p>68.22</text:p>
          </table:table-cell>
          <table:table-cell table:style-name="ce11" table:formula="of:=[.K69]*[.K69]-4*[.J69]*[.L69]" office:value-type="float" office:value="169.589989359474" calcext:value-type="float">
            <text:p>169.6</text:p>
          </table:table-cell>
          <table:table-cell table:style-name="ce35" table:formula="of:=(-[.K69]+SQRT([.M69]))/(2*[.J69])" office:value-type="float" office:value="10.4547835191277" calcext:value-type="float">
            <text:p>10.45</text:p>
          </table:table-cell>
          <table:table-cell table:style-name="ce35" table:formula="of:=(bs*bs - bf*bf +[.F69]*[.F69]+[.G69]*[.G69]-bt*bt +[.N69]*(2*bt-2*[.F69]) ) /(2*[.G69])" office:value-type="float" office:value="-1.10275313859889" calcext:value-type="float">
            <text:p>-1.10</text:p>
          </table:table-cell>
          <table:table-cell table:style-name="ce35" table:formula="of:=ATAN2(([.N69]-bt);[.O69]*-1 )" office:value-type="float" office:value="0.145228228767437" calcext:value-type="float">
            <text:p>0.15</text:p>
          </table:table-cell>
          <table:table-cell table:style-name="ce43" table:formula="of:=[.P69]*180/PI()" office:value-type="float" office:value="8.32096457453456" calcext:value-type="float">
            <text:p>8.3</text:p>
          </table:table-cell>
          <table:table-cell table:style-name="ce18" table:formula="of:=ATAN2([.O69]-[.G69];[.F69]-[.N69])" office:value-type="float" office:value="0.305405222651648" calcext:value-type="float">
            <text:p>0.305</text:p>
          </table:table-cell>
          <table:table-cell table:style-name="ce10" table:formula="of:=[.R69]*180/PI()-btoa+[.Q69]" office:value-type="float" office:value="8.7562073425623" calcext:value-type="float">
            <text:p>8.8</text:p>
          </table:table-cell>
          <table:table-cell/>
          <table:table-cell table:style-name="ce35" table:formula="of:=(-[.K69]-SQRT([.M69]))/(2*[.J69])" office:value-type="float" office:value="3.48995486158974" calcext:value-type="float">
            <text:p>3.49</text:p>
          </table:table-cell>
          <table:table-cell table:style-name="ce35" table:formula="of:=(bs*bs - bf*bf +[.F69]*[.F69]+[.G69]*[.G69]-bt*bt +[.U69]*(2*bt-2*[.F69]) ) /(2*[.G69])" office:value-type="float" office:value="-7.59827789088648" calcext:value-type="float">
            <text:p>-7.60</text:p>
          </table:table-cell>
          <table:table-cell table:style-name="ce35" table:formula="of:=ATAN2(([.U69]-bt);[.V69]*-1 )" office:value-type="float" office:value="1.49527115344327" calcext:value-type="float">
            <text:p>1.50</text:p>
          </table:table-cell>
          <table:table-cell table:style-name="ce15" table:formula="of:=[.W69]*180/PI()" office:value-type="float" office:value="85.6727263199577" calcext:value-type="float">
            <text:p>85.7</text:p>
          </table:table-cell>
          <table:table-cell table:style-name="ce45" table:formula="of:=ATAN2([.V69]-[.G69];[.F69]-[.U69])" office:value-type="float" office:value="1.19568804872744" calcext:value-type="float">
            <text:p>1.196</text:p>
          </table:table-cell>
          <table:table-cell table:style-name="ce37" table:formula="of:=[.Y69]*180/PI()-btoa" office:value-type="float" office:value="51.4446912751502" calcext:value-type="float">
            <text:p>51.4</text:p>
          </table:table-cell>
          <table:table-cell table:style-name="ce28" table:formula="of:=COS(RADIANS([.E69]))*(bt+bs*COS(RADIANS(-[.Q69])) + bf*SIN(RADIANS([.S69]-[.Q69]+btoa)))" office:value-type="float" office:value="13.78" calcext:value-type="float">
            <text:p>13.78</text:p>
          </table:table-cell>
          <table:table-cell table:style-name="ce28" table:formula="of:=-bs*SIN(RADIANS(+[.Q69])) - bf*COS(RADIANS([.S69]-[.Q69]+btoa))" office:value-type="float" office:value="-11.65" calcext:value-type="float">
            <text:p>-11.65</text:p>
          </table:table-cell>
          <table:table-cell table:style-name="ce28" table:formula="of:=SIN(RADIANS([.E69])) * (bt+bs*COS(RADIANS(-[.Q69])) + bf*SIN(RADIANS([.S69]-[.Q69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48" calcext:value-type="float">
            <text:p>-11.4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0];[.C70])" office:value-type="float" office:value="-0" calcext:value-type="float">
            <text:p>0.00</text:p>
          </table:table-cell>
          <table:table-cell table:style-name="ce37" table:formula="of:=[.D70]*180/PI()" office:value-type="float" office:value="-0" calcext:value-type="float">
            <text:p>0.0</text:p>
          </table:table-cell>
          <table:table-cell table:style-name="ce35" table:formula="of:=-1*([.C70]*SIN([.D70]*-1)-[.A70]*COS([.D70]*-1))" office:value-type="float" office:value="13.78" calcext:value-type="float">
            <text:p>13.78</text:p>
          </table:table-cell>
          <table:table-cell table:formula="of:=[.B70]" office:value-type="float" office:value="-11.48" calcext:value-type="float">
            <text:p>-11.48</text:p>
          </table:table-cell>
          <table:table-cell table:style-name="ce35" table:formula="of:=bs*bs-bf*bf+[.F70]*[.F70]+[.G70]*[.G70]-bt*bt" office:value-type="float" office:value="248.944494" calcext:value-type="float">
            <text:p>248.94</text:p>
          </table:table-cell>
          <table:table-cell table:style-name="ce35" table:formula="of:=2*bt-2*[.F70]" office:value-type="float" office:value="-21.73" calcext:value-type="float">
            <text:p>-21.73</text:p>
          </table:table-cell>
          <table:table-cell table:style-name="ce35" table:formula="of:=1+([.I70]*[.I70])/(4*[.G70]*[.G70])" office:value-type="float" office:value="1.89572704081633" calcext:value-type="float">
            <text:p>1.90</text:p>
          </table:table-cell>
          <table:table-cell table:style-name="ce35" table:formula="of:=(-2*bt)+(2*[.H70]*[.I70])/(4*[.G70]*[.G70])" office:value-type="float" office:value="-26.3533607858387" calcext:value-type="float">
            <text:p>-26.35</text:p>
          </table:table-cell>
          <table:table-cell table:style-name="ce35" table:formula="of:=bt*bt+([.H70]*[.H70])/(4*[.G70]*[.G70])-bs*bs" office:value-type="float" office:value="67.9932867121506" calcext:value-type="float">
            <text:p>67.99</text:p>
          </table:table-cell>
          <table:table-cell table:style-name="ce11" table:formula="of:=[.K70]*[.K70]-4*[.J70]*[.L70]" office:value-type="float" office:value="178.912775851777" calcext:value-type="float">
            <text:p>178.9</text:p>
          </table:table-cell>
          <table:table-cell table:style-name="ce35" table:formula="of:=(-[.K70]+SQRT([.M70]))/(2*[.J70])" office:value-type="float" office:value="10.4786153212026" calcext:value-type="float">
            <text:p>10.48</text:p>
          </table:table-cell>
          <table:table-cell table:style-name="ce35" table:formula="of:=(bs*bs - bf*bf +[.F70]*[.F70]+[.G70]*[.G70]-bt*bt +[.N70]*(2*bt-2*[.F70]) ) /(2*[.G70])" office:value-type="float" office:value="-0.925269297485524" calcext:value-type="float">
            <text:p>-0.93</text:p>
          </table:table-cell>
          <table:table-cell table:style-name="ce35" table:formula="of:=ATAN2(([.N70]-bt);[.O70]*-1 )" office:value-type="float" office:value="0.12172680713753" calcext:value-type="float">
            <text:p>0.12</text:p>
          </table:table-cell>
          <table:table-cell table:style-name="ce43" table:formula="of:=[.P70]*180/PI()" office:value-type="float" office:value="6.97443230258339" calcext:value-type="float">
            <text:p>7.0</text:p>
          </table:table-cell>
          <table:table-cell table:style-name="ce18" table:formula="of:=ATAN2([.O70]-[.G70];[.F70]-[.N70])" office:value-type="float" office:value="0.303146496722242" calcext:value-type="float">
            <text:p>0.303</text:p>
          </table:table-cell>
          <table:table-cell table:style-name="ce10" table:formula="of:=[.R70]*180/PI()-btoa+[.Q70]" office:value-type="float" office:value="7.28025960777942" calcext:value-type="float">
            <text:p>7.3</text:p>
          </table:table-cell>
          <table:table-cell/>
          <table:table-cell table:style-name="ce35" table:formula="of:=(-[.K70]-SQRT([.M70]))/(2*[.J70])" office:value-type="float" office:value="3.42283790409433" calcext:value-type="float">
            <text:p>3.42</text:p>
          </table:table-cell>
          <table:table-cell table:style-name="ce35" table:formula="of:=(bs*bs - bf*bf +[.F70]*[.F70]+[.G70]*[.G70]-bt*bt +[.U70]*(2*bt-2*[.F70]) ) /(2*[.G70])" office:value-type="float" office:value="-7.60305863867727" calcext:value-type="float">
            <text:p>-7.60</text:p>
          </table:table-cell>
          <table:table-cell table:style-name="ce35" table:formula="of:=ATAN2(([.U70]-bt);[.V70]*-1 )" office:value-type="float" office:value="1.50410149822828" calcext:value-type="float">
            <text:p>1.50</text:p>
          </table:table-cell>
          <table:table-cell table:style-name="ce15" table:formula="of:=[.W70]*180/PI()" office:value-type="float" office:value="86.1786678077841" calcext:value-type="float">
            <text:p>86.2</text:p>
          </table:table-cell>
          <table:table-cell table:style-name="ce45" table:formula="of:=ATAN2([.V70]-[.G70];[.F70]-[.U70])" office:value-type="float" office:value="1.21261785150175" calcext:value-type="float">
            <text:p>1.213</text:p>
          </table:table-cell>
          <table:table-cell table:style-name="ce37" table:formula="of:=[.Y70]*180/PI()-btoa" office:value-type="float" office:value="52.4146975221067" calcext:value-type="float">
            <text:p>52.4</text:p>
          </table:table-cell>
          <table:table-cell table:style-name="ce28" table:formula="of:=COS(RADIANS([.E70]))*(bt+bs*COS(RADIANS(-[.Q70])) + bf*SIN(RADIANS([.S70]-[.Q70]+btoa)))" office:value-type="float" office:value="13.78" calcext:value-type="float">
            <text:p>13.78</text:p>
          </table:table-cell>
          <table:table-cell table:style-name="ce28" table:formula="of:=-bs*SIN(RADIANS(+[.Q70])) - bf*COS(RADIANS([.S70]-[.Q70]+btoa))" office:value-type="float" office:value="-11.48" calcext:value-type="float">
            <text:p>-11.48</text:p>
          </table:table-cell>
          <table:table-cell table:style-name="ce28" table:formula="of:=SIN(RADIANS([.E70])) * (bt+bs*COS(RADIANS(-[.Q70])) + bf*SIN(RADIANS([.S70]-[.Q70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3" calcext:value-type="float">
            <text:p>-11.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1];[.C71])" office:value-type="float" office:value="-0" calcext:value-type="float">
            <text:p>0.00</text:p>
          </table:table-cell>
          <table:table-cell table:style-name="ce37" table:formula="of:=[.D71]*180/PI()" office:value-type="float" office:value="-0" calcext:value-type="float">
            <text:p>0.0</text:p>
          </table:table-cell>
          <table:table-cell table:style-name="ce35" table:formula="of:=-1*([.C71]*SIN([.D71]*-1)-[.A71]*COS([.D71]*-1))" office:value-type="float" office:value="13.78" calcext:value-type="float">
            <text:p>13.78</text:p>
          </table:table-cell>
          <table:table-cell table:formula="of:=[.B71]" office:value-type="float" office:value="-11.3" calcext:value-type="float">
            <text:p>-11.3</text:p>
          </table:table-cell>
          <table:table-cell table:style-name="ce35" table:formula="of:=bs*bs-bf*bf+[.F71]*[.F71]+[.G71]*[.G71]-bt*bt" office:value-type="float" office:value="244.844094" calcext:value-type="float">
            <text:p>244.84</text:p>
          </table:table-cell>
          <table:table-cell table:style-name="ce35" table:formula="of:=2*bt-2*[.F71]" office:value-type="float" office:value="-21.73" calcext:value-type="float">
            <text:p>-21.73</text:p>
          </table:table-cell>
          <table:table-cell table:style-name="ce35" table:formula="of:=1+([.I71]*[.I71])/(4*[.G71]*[.G71])" office:value-type="float" office:value="1.92449075886914" calcext:value-type="float">
            <text:p>1.92</text:p>
          </table:table-cell>
          <table:table-cell table:style-name="ce35" table:formula="of:=(-2*bt)+(2*[.H71]*[.I71])/(4*[.G71]*[.G71])" office:value-type="float" office:value="-26.6635114833581" calcext:value-type="float">
            <text:p>-26.66</text:p>
          </table:table-cell>
          <table:table-cell table:style-name="ce35" table:formula="of:=bt*bt+([.H71]*[.H71])/(4*[.G71]*[.G71])-bs*bs" office:value-type="float" office:value="67.8042526111693" calcext:value-type="float">
            <text:p>67.80</text:p>
          </table:table-cell>
          <table:table-cell table:style-name="ce11" table:formula="of:=[.K71]*[.K71]-4*[.J71]*[.L71]" office:value-type="float" office:value="188.988214374276" calcext:value-type="float">
            <text:p>189.0</text:p>
          </table:table-cell>
          <table:table-cell table:style-name="ce35" table:formula="of:=(-[.K71]+SQRT([.M71]))/(2*[.J71])" office:value-type="float" office:value="10.4990917041934" calcext:value-type="float">
            <text:p>10.50</text:p>
          </table:table-cell>
          <table:table-cell table:style-name="ce35" table:formula="of:=(bs*bs - bf*bf +[.F71]*[.F71]+[.G71]*[.G71]-bt*bt +[.N71]*(2*bt-2*[.F71]) ) /(2*[.G71])" office:value-type="float" office:value="-0.73888633928658" calcext:value-type="float">
            <text:p>-0.74</text:p>
          </table:table-cell>
          <table:table-cell table:style-name="ce35" table:formula="of:=ATAN2(([.N71]-bt);[.O71]*-1 )" office:value-type="float" office:value="0.0971193133734114" calcext:value-type="float">
            <text:p>0.10</text:p>
          </table:table-cell>
          <table:table-cell table:style-name="ce43" table:formula="of:=[.P71]*180/PI()" office:value-type="float" office:value="5.56452676550492" calcext:value-type="float">
            <text:p>5.6</text:p>
          </table:table-cell>
          <table:table-cell table:style-name="ce18" table:formula="of:=ATAN2([.O71]-[.G71];[.F71]-[.N71])" office:value-type="float" office:value="0.301207064301706" calcext:value-type="float">
            <text:p>0.301</text:p>
          </table:table-cell>
          <table:table-cell table:style-name="ce10" table:formula="of:=[.R71]*180/PI()-btoa+[.Q71]" office:value-type="float" office:value="5.7592327783534" calcext:value-type="float">
            <text:p>5.8</text:p>
          </table:table-cell>
          <table:table-cell/>
          <table:table-cell table:style-name="ce35" table:formula="of:=(-[.K71]-SQRT([.M71]))/(2*[.J71])" office:value-type="float" office:value="3.35574826345914" calcext:value-type="float">
            <text:p>3.36</text:p>
          </table:table-cell>
          <table:table-cell table:style-name="ce35" table:formula="of:=(bs*bs - bf*bf +[.F71]*[.F71]+[.G71]*[.G71]-bt*bt +[.U71]*(2*bt-2*[.F71]) ) /(2*[.G71])" office:value-type="float" office:value="-7.60724266526695" calcext:value-type="float">
            <text:p>-7.61</text:p>
          </table:table-cell>
          <table:table-cell table:style-name="ce35" table:formula="of:=ATAN2(([.U71]-bt);[.V71]*-1 )" office:value-type="float" office:value="1.51292304675901" calcext:value-type="float">
            <text:p>1.51</text:p>
          </table:table-cell>
          <table:table-cell table:style-name="ce15" table:formula="of:=[.W71]*180/PI()" office:value-type="float" office:value="86.6841053073648" calcext:value-type="float">
            <text:p>86.7</text:p>
          </table:table-cell>
          <table:table-cell table:style-name="ce45" table:formula="of:=ATAN2([.V71]-[.G71];[.F71]-[.U71])" office:value-type="float" office:value="1.23034322915567" calcext:value-type="float">
            <text:p>1.230</text:p>
          </table:table-cell>
          <table:table-cell table:style-name="ce37" table:formula="of:=[.Y71]*180/PI()-btoa" office:value-type="float" office:value="53.4302868519521" calcext:value-type="float">
            <text:p>53.4</text:p>
          </table:table-cell>
          <table:table-cell table:style-name="ce28" table:formula="of:=COS(RADIANS([.E71]))*(bt+bs*COS(RADIANS(-[.Q71])) + bf*SIN(RADIANS([.S71]-[.Q71]+btoa)))" office:value-type="float" office:value="13.78" calcext:value-type="float">
            <text:p>13.78</text:p>
          </table:table-cell>
          <table:table-cell table:style-name="ce28" table:formula="of:=-bs*SIN(RADIANS(+[.Q71])) - bf*COS(RADIANS([.S71]-[.Q71]+btoa))" office:value-type="float" office:value="-11.3" calcext:value-type="float">
            <text:p>-11.30</text:p>
          </table:table-cell>
          <table:table-cell table:style-name="ce28" table:formula="of:=SIN(RADIANS([.E71])) * (bt+bs*COS(RADIANS(-[.Q71])) + bf*SIN(RADIANS([.S71]-[.Q71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1.13" calcext:value-type="float">
            <text:p>-11.1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2];[.C72])" office:value-type="float" office:value="-0" calcext:value-type="float">
            <text:p>0.00</text:p>
          </table:table-cell>
          <table:table-cell table:style-name="ce37" table:formula="of:=[.D72]*180/PI()" office:value-type="float" office:value="-0" calcext:value-type="float">
            <text:p>0.0</text:p>
          </table:table-cell>
          <table:table-cell table:style-name="ce35" table:formula="of:=-1*([.C72]*SIN([.D72]*-1)-[.A72]*COS([.D72]*-1))" office:value-type="float" office:value="13.78" calcext:value-type="float">
            <text:p>13.78</text:p>
          </table:table-cell>
          <table:table-cell table:formula="of:=[.B72]" office:value-type="float" office:value="-11.13" calcext:value-type="float">
            <text:p>-11.13</text:p>
          </table:table-cell>
          <table:table-cell table:style-name="ce35" table:formula="of:=bs*bs-bf*bf+[.F72]*[.F72]+[.G72]*[.G72]-bt*bt" office:value-type="float" office:value="241.030994" calcext:value-type="float">
            <text:p>241.03</text:p>
          </table:table-cell>
          <table:table-cell table:style-name="ce35" table:formula="of:=2*bt-2*[.F72]" office:value-type="float" office:value="-21.73" calcext:value-type="float">
            <text:p>-21.73</text:p>
          </table:table-cell>
          <table:table-cell table:style-name="ce35" table:formula="of:=1+([.I72]*[.I72])/(4*[.G72]*[.G72])" office:value-type="float" office:value="1.95294784580499" calcext:value-type="float">
            <text:p>1.95</text:p>
          </table:table-cell>
          <table:table-cell table:style-name="ce35" table:formula="of:=(-2*bt)+(2*[.H72]*[.I72])/(4*[.G72]*[.G72])" office:value-type="float" office:value="-26.9703558678817" calcext:value-type="float">
            <text:p>-26.97</text:p>
          </table:table-cell>
          <table:table-cell table:style-name="ce35" table:formula="of:=bt*bt+([.H72]*[.H72])/(4*[.G72]*[.G72])-bs*bs" office:value-type="float" office:value="67.6781307604526" calcext:value-type="float">
            <text:p>67.68</text:p>
          </table:table-cell>
          <table:table-cell table:style-name="ce11" table:formula="of:=[.K72]*[.K72]-4*[.J72]*[.L72]" office:value-type="float" office:value="198.712656933246" calcext:value-type="float">
            <text:p>198.7</text:p>
          </table:table-cell>
          <table:table-cell table:style-name="ce35" table:formula="of:=(-[.K72]+SQRT([.M72]))/(2*[.J72])" office:value-type="float" office:value="10.5140809703794" calcext:value-type="float">
            <text:p>10.51</text:p>
          </table:table-cell>
          <table:table-cell table:style-name="ce35" table:formula="of:=(bs*bs - bf*bf +[.F72]*[.F72]+[.G72]*[.G72]-bt*bt +[.N72]*(2*bt-2*[.F72]) ) /(2*[.G72])" office:value-type="float" office:value="-0.564241442661956" calcext:value-type="float">
            <text:p>-0.56</text:p>
          </table:table-cell>
          <table:table-cell table:style-name="ce35" table:formula="of:=ATAN2(([.N72]-bt);[.O72]*-1 )" office:value-type="float" office:value="0.0741152682160237" calcext:value-type="float">
            <text:p>0.07</text:p>
          </table:table-cell>
          <table:table-cell table:style-name="ce43" table:formula="of:=[.P72]*180/PI()" office:value-type="float" office:value="4.24649206625825" calcext:value-type="float">
            <text:p>4.2</text:p>
          </table:table-cell>
          <table:table-cell table:style-name="ce18" table:formula="of:=ATAN2([.O72]-[.G72];[.F72]-[.N72])" office:value-type="float" office:value="0.299788088173463" calcext:value-type="float">
            <text:p>0.300</text:p>
          </table:table-cell>
          <table:table-cell table:style-name="ce10" table:formula="of:=[.R72]*180/PI()-btoa+[.Q72]" office:value-type="float" office:value="4.3598967357286" calcext:value-type="float">
            <text:p>4.4</text:p>
          </table:table-cell>
          <table:table-cell/>
          <table:table-cell table:style-name="ce35" table:formula="of:=(-[.K72]-SQRT([.M72]))/(2*[.J72])" office:value-type="float" office:value="3.29599384847207" calcext:value-type="float">
            <text:p>3.30</text:p>
          </table:table-cell>
          <table:table-cell table:style-name="ce35" table:formula="of:=(bs*bs - bf*bf +[.F72]*[.F72]+[.G72]*[.G72]-bt*bt +[.U72]*(2*bt-2*[.F72]) ) /(2*[.G72])" office:value-type="float" office:value="-7.61046934738104" calcext:value-type="float">
            <text:p>-7.61</text:p>
          </table:table-cell>
          <table:table-cell table:style-name="ce35" table:formula="of:=ATAN2(([.U72]-bt);[.V72]*-1 )" office:value-type="float" office:value="1.52077627828725" calcext:value-type="float">
            <text:p>1.52</text:p>
          </table:table-cell>
          <table:table-cell table:style-name="ce15" table:formula="of:=[.W72]*180/PI()" office:value-type="float" office:value="87.134062329472" calcext:value-type="float">
            <text:p>87.1</text:p>
          </table:table-cell>
          <table:table-cell table:style-name="ce45" table:formula="of:=ATAN2([.V72]-[.G72];[.F72]-[.U72])" office:value-type="float" office:value="1.24691301891306" calcext:value-type="float">
            <text:p>1.247</text:p>
          </table:table-cell>
          <table:table-cell table:style-name="ce37" table:formula="of:=[.Y72]*180/PI()-btoa" office:value-type="float" office:value="54.3796658724697" calcext:value-type="float">
            <text:p>54.4</text:p>
          </table:table-cell>
          <table:table-cell table:style-name="ce28" table:formula="of:=COS(RADIANS([.E72]))*(bt+bs*COS(RADIANS(-[.Q72])) + bf*SIN(RADIANS([.S72]-[.Q72]+btoa)))" office:value-type="float" office:value="13.78" calcext:value-type="float">
            <text:p>13.78</text:p>
          </table:table-cell>
          <table:table-cell table:style-name="ce28" table:formula="of:=-bs*SIN(RADIANS(+[.Q72])) - bf*COS(RADIANS([.S72]-[.Q72]+btoa))" office:value-type="float" office:value="-11.13" calcext:value-type="float">
            <text:p>-11.13</text:p>
          </table:table-cell>
          <table:table-cell table:style-name="ce28" table:formula="of:=SIN(RADIANS([.E72])) * (bt+bs*COS(RADIANS(-[.Q72])) + bf*SIN(RADIANS([.S72]-[.Q72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95" calcext:value-type="float">
            <text:p>-10.9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3];[.C73])" office:value-type="float" office:value="-0" calcext:value-type="float">
            <text:p>0.00</text:p>
          </table:table-cell>
          <table:table-cell table:style-name="ce37" table:formula="of:=[.D73]*180/PI()" office:value-type="float" office:value="-0" calcext:value-type="float">
            <text:p>0.0</text:p>
          </table:table-cell>
          <table:table-cell table:style-name="ce35" table:formula="of:=-1*([.C73]*SIN([.D73]*-1)-[.A73]*COS([.D73]*-1))" office:value-type="float" office:value="13.78" calcext:value-type="float">
            <text:p>13.78</text:p>
          </table:table-cell>
          <table:table-cell table:formula="of:=[.B73]" office:value-type="float" office:value="-10.95" calcext:value-type="float">
            <text:p>-10.95</text:p>
          </table:table-cell>
          <table:table-cell table:style-name="ce35" table:formula="of:=bs*bs-bf*bf+[.F73]*[.F73]+[.G73]*[.G73]-bt*bt" office:value-type="float" office:value="237.056594" calcext:value-type="float">
            <text:p>237.06</text:p>
          </table:table-cell>
          <table:table-cell table:style-name="ce35" table:formula="of:=2*bt-2*[.F73]" office:value-type="float" office:value="-21.73" calcext:value-type="float">
            <text:p>-21.73</text:p>
          </table:table-cell>
          <table:table-cell table:style-name="ce35" table:formula="of:=1+([.I73]*[.I73])/(4*[.G73]*[.G73])" office:value-type="float" office:value="1.98453514313713" calcext:value-type="float">
            <text:p>1.98</text:p>
          </table:table-cell>
          <table:table-cell table:style-name="ce35" table:formula="of:=(-2*bt)+(2*[.H73]*[.I73])/(4*[.G73]*[.G73])" office:value-type="float" office:value="-27.3109523888993" calcext:value-type="float">
            <text:p>-27.31</text:p>
          </table:table-cell>
          <table:table-cell table:style-name="ce35" table:formula="of:=bt*bt+([.H73]*[.H73])/(4*[.G73]*[.G73])-bs*bs" office:value-type="float" office:value="67.6026687457118" calcext:value-type="float">
            <text:p>67.60</text:p>
          </table:table-cell>
          <table:table-cell table:style-name="ce11" table:formula="of:=[.K73]*[.K73]-4*[.J73]*[.L73]" office:value-type="float" office:value="209.248632805832" calcext:value-type="float">
            <text:p>209.2</text:p>
          </table:table-cell>
          <table:table-cell table:style-name="ce35" table:formula="of:=(-[.K73]+SQRT([.M73]))/(2*[.J73])" office:value-type="float" office:value="10.5254828612227" calcext:value-type="float">
            <text:p>10.53</text:p>
          </table:table-cell>
          <table:table-cell table:style-name="ce35" table:formula="of:=(bs*bs - bf*bf +[.F73]*[.F73]+[.G73]*[.G73]-bt*bt +[.N73]*(2*bt-2*[.F73]) ) /(2*[.G73])" office:value-type="float" office:value="-0.380723809389567" calcext:value-type="float">
            <text:p>-0.38</text:p>
          </table:table-cell>
          <table:table-cell table:style-name="ce35" table:formula="of:=ATAN2(([.N73]-bt);[.O73]*-1 )" office:value-type="float" office:value="0.0499845659598091" calcext:value-type="float">
            <text:p>0.05</text:p>
          </table:table-cell>
          <table:table-cell table:style-name="ce43" table:formula="of:=[.P73]*180/PI()" office:value-type="float" office:value="2.86390467029034" calcext:value-type="float">
            <text:p>2.9</text:p>
          </table:table-cell>
          <table:table-cell table:style-name="ce18" table:formula="of:=ATAN2([.O73]-[.G73];[.F73]-[.N73])" office:value-type="float" office:value="0.298709131845916" calcext:value-type="float">
            <text:p>0.299</text:p>
          </table:table-cell>
          <table:table-cell table:style-name="ce10" table:formula="of:=[.R73]*180/PI()-btoa+[.Q73]" office:value-type="float" office:value="2.9154896959133" calcext:value-type="float">
            <text:p>2.9</text:p>
          </table:table-cell>
          <table:table-cell/>
          <table:table-cell table:style-name="ce35" table:formula="of:=(-[.K73]-SQRT([.M73]))/(2*[.J73])" office:value-type="float" office:value="3.23640615512725" calcext:value-type="float">
            <text:p>3.24</text:p>
          </table:table-cell>
          <table:table-cell table:style-name="ce35" table:formula="of:=(bs*bs - bf*bf +[.F73]*[.F73]+[.G73]*[.G73]-bt*bt +[.U73]*(2*bt-2*[.F73]) ) /(2*[.G73])" office:value-type="float" office:value="-7.61321864151072" calcext:value-type="float">
            <text:p>-7.61</text:p>
          </table:table-cell>
          <table:table-cell table:style-name="ce35" table:formula="of:=ATAN2(([.U73]-bt);[.V73]*-1 )" office:value-type="float" office:value="1.52860452451593" calcext:value-type="float">
            <text:p>1.53</text:p>
          </table:table-cell>
          <table:table-cell table:style-name="ce15" table:formula="of:=[.W73]*180/PI()" office:value-type="float" office:value="87.5825877993649" calcext:value-type="float">
            <text:p>87.6</text:p>
          </table:table-cell>
          <table:table-cell table:style-name="ce45" table:formula="of:=ATAN2([.V73]-[.G73];[.F73]-[.U73])" office:value-type="float" office:value="1.26429443126814" calcext:value-type="float">
            <text:p>1.264</text:p>
          </table:table-cell>
          <table:table-cell table:style-name="ce37" table:formula="of:=[.Y73]*180/PI()-btoa" office:value-type="float" office:value="55.3755474423921" calcext:value-type="float">
            <text:p>55.4</text:p>
          </table:table-cell>
          <table:table-cell table:style-name="ce28" table:formula="of:=COS(RADIANS([.E73]))*(bt+bs*COS(RADIANS(-[.Q73])) + bf*SIN(RADIANS([.S73]-[.Q73]+btoa)))" office:value-type="float" office:value="13.78" calcext:value-type="float">
            <text:p>13.78</text:p>
          </table:table-cell>
          <table:table-cell table:style-name="ce28" table:formula="of:=-bs*SIN(RADIANS(+[.Q73])) - bf*COS(RADIANS([.S73]-[.Q73]+btoa))" office:value-type="float" office:value="-10.95" calcext:value-type="float">
            <text:p>-10.95</text:p>
          </table:table-cell>
          <table:table-cell table:style-name="ce28" table:formula="of:=SIN(RADIANS([.E73])) * (bt+bs*COS(RADIANS(-[.Q73])) + bf*SIN(RADIANS([.S73]-[.Q73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78" calcext:value-type="float">
            <text:p>-10.7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4];[.C74])" office:value-type="float" office:value="-0" calcext:value-type="float">
            <text:p>0.00</text:p>
          </table:table-cell>
          <table:table-cell table:style-name="ce37" table:formula="of:=[.D74]*180/PI()" office:value-type="float" office:value="-0" calcext:value-type="float">
            <text:p>0.0</text:p>
          </table:table-cell>
          <table:table-cell table:style-name="ce35" table:formula="of:=-1*([.C74]*SIN([.D74]*-1)-[.A74]*COS([.D74]*-1))" office:value-type="float" office:value="13.78" calcext:value-type="float">
            <text:p>13.78</text:p>
          </table:table-cell>
          <table:table-cell table:formula="of:=[.B74]" office:value-type="float" office:value="-10.78" calcext:value-type="float">
            <text:p>-10.78</text:p>
          </table:table-cell>
          <table:table-cell table:style-name="ce35" table:formula="of:=bs*bs-bf*bf+[.F74]*[.F74]+[.G74]*[.G74]-bt*bt" office:value-type="float" office:value="233.362494" calcext:value-type="float">
            <text:p>233.36</text:p>
          </table:table-cell>
          <table:table-cell table:style-name="ce35" table:formula="of:=2*bt-2*[.F74]" office:value-type="float" office:value="-21.73" calcext:value-type="float">
            <text:p>-21.73</text:p>
          </table:table-cell>
          <table:table-cell table:style-name="ce35" table:formula="of:=1+([.I74]*[.I74])/(4*[.G74]*[.G74])" office:value-type="float" office:value="2.01583211712751" calcext:value-type="float">
            <text:p>2.02</text:p>
          </table:table-cell>
          <table:table-cell table:style-name="ce35" table:formula="of:=(-2*bt)+(2*[.H74]*[.I74])/(4*[.G74]*[.G74])" office:value-type="float" office:value="-27.6484184388564" calcext:value-type="float">
            <text:p>-27.65</text:p>
          </table:table-cell>
          <table:table-cell table:style-name="ce35" table:formula="of:=bt*bt+([.H74]*[.H74])/(4*[.G74]*[.G74])-bs*bs" office:value-type="float" office:value="67.5888429941812" calcext:value-type="float">
            <text:p>67.59</text:p>
          </table:table-cell>
          <table:table-cell table:style-name="ce11" table:formula="of:=[.K74]*[.K74]-4*[.J74]*[.L74]" office:value-type="float" office:value="219.444000301459" calcext:value-type="float">
            <text:p>219.4</text:p>
          </table:table-cell>
          <table:table-cell table:style-name="ce35" table:formula="of:=(-[.K74]+SQRT([.M74]))/(2*[.J74])" office:value-type="float" office:value="10.5321421484621" calcext:value-type="float">
            <text:p>10.53</text:p>
          </table:table-cell>
          <table:table-cell table:style-name="ce35" table:formula="of:=(bs*bs - bf*bf +[.F74]*[.F74]+[.G74]*[.G74]-bt*bt +[.N74]*(2*bt-2*[.F74]) ) /(2*[.G74])" office:value-type="float" office:value="-0.20867556187004" calcext:value-type="float">
            <text:p>-0.21</text:p>
          </table:table-cell>
          <table:table-cell table:style-name="ce35" table:formula="of:=ATAN2(([.N74]-bt);[.O74]*-1 )" office:value-type="float" office:value="0.0273886684302515" calcext:value-type="float">
            <text:p>0.03</text:p>
          </table:table-cell>
          <table:table-cell table:style-name="ce43" table:formula="of:=[.P74]*180/PI()" office:value-type="float" office:value="1.56925510753661" calcext:value-type="float">
            <text:p>1.6</text:p>
          </table:table-cell>
          <table:table-cell table:style-name="ce18" table:formula="of:=ATAN2([.O74]-[.G74];[.F74]-[.N74])" office:value-type="float" office:value="0.298079132052045" calcext:value-type="float">
            <text:p>0.298</text:p>
          </table:table-cell>
          <table:table-cell table:style-name="ce10" table:formula="of:=[.R74]*180/PI()-btoa+[.Q74]" office:value-type="float" office:value="1.58474380387667" calcext:value-type="float">
            <text:p>1.6</text:p>
          </table:table-cell>
          <table:table-cell/>
          <table:table-cell table:style-name="ce35" table:formula="of:=(-[.K74]-SQRT([.M74]))/(2*[.J74])" office:value-type="float" office:value="3.18349329753647" calcext:value-type="float">
            <text:p>3.18</text:p>
          </table:table-cell>
          <table:table-cell table:style-name="ce35" table:formula="of:=(bs*bs - bf*bf +[.F74]*[.F74]+[.G74]*[.G74]-bt*bt +[.U74]*(2*bt-2*[.F74]) ) /(2*[.G74])" office:value-type="float" office:value="-7.61526830447739" calcext:value-type="float">
            <text:p>-7.62</text:p>
          </table:table-cell>
          <table:table-cell table:style-name="ce35" table:formula="of:=ATAN2(([.U74]-bt);[.V74]*-1 )" office:value-type="float" office:value="1.53555369088342" calcext:value-type="float">
            <text:p>1.54</text:p>
          </table:table-cell>
          <table:table-cell table:style-name="ce15" table:formula="of:=[.W74]*180/PI()" office:value-type="float" office:value="87.9807457033565" calcext:value-type="float">
            <text:p>88.0</text:p>
          </table:table-cell>
          <table:table-cell table:style-name="ce45" table:formula="of:=ATAN2([.V74]-[.G74];[.F74]-[.U74])" office:value-type="float" office:value="1.28057116222407" calcext:value-type="float">
            <text:p>1.281</text:p>
          </table:table-cell>
          <table:table-cell table:style-name="ce37" table:formula="of:=[.Y74]*180/PI()-btoa" office:value-type="float" office:value="56.3081354304372" calcext:value-type="float">
            <text:p>56.3</text:p>
          </table:table-cell>
          <table:table-cell table:style-name="ce28" table:formula="of:=COS(RADIANS([.E74]))*(bt+bs*COS(RADIANS(-[.Q74])) + bf*SIN(RADIANS([.S74]-[.Q74]+btoa)))" office:value-type="float" office:value="13.78" calcext:value-type="float">
            <text:p>13.78</text:p>
          </table:table-cell>
          <table:table-cell table:style-name="ce28" table:formula="of:=-bs*SIN(RADIANS(+[.Q74])) - bf*COS(RADIANS([.S74]-[.Q74]+btoa))" office:value-type="float" office:value="-10.78" calcext:value-type="float">
            <text:p>-10.78</text:p>
          </table:table-cell>
          <table:table-cell table:style-name="ce28" table:formula="of:=SIN(RADIANS([.E74])) * (bt+bs*COS(RADIANS(-[.Q74])) + bf*SIN(RADIANS([.S74]-[.Q74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6" calcext:value-type="float">
            <text:p>-10.6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5];[.C75])" office:value-type="float" office:value="-0" calcext:value-type="float">
            <text:p>0.00</text:p>
          </table:table-cell>
          <table:table-cell table:style-name="ce37" table:formula="of:=[.D75]*180/PI()" office:value-type="float" office:value="-0" calcext:value-type="float">
            <text:p>0.0</text:p>
          </table:table-cell>
          <table:table-cell table:style-name="ce35" table:formula="of:=-1*([.C75]*SIN([.D75]*-1)-[.A75]*COS([.D75]*-1))" office:value-type="float" office:value="13.78" calcext:value-type="float">
            <text:p>13.78</text:p>
          </table:table-cell>
          <table:table-cell table:formula="of:=[.B75]" office:value-type="float" office:value="-10.6" calcext:value-type="float">
            <text:p>-10.6</text:p>
          </table:table-cell>
          <table:table-cell table:style-name="ce35" table:formula="of:=bs*bs-bf*bf+[.F75]*[.F75]+[.G75]*[.G75]-bt*bt" office:value-type="float" office:value="229.514094" calcext:value-type="float">
            <text:p>229.51</text:p>
          </table:table-cell>
          <table:table-cell table:style-name="ce35" table:formula="of:=2*bt-2*[.F75]" office:value-type="float" office:value="-21.73" calcext:value-type="float">
            <text:p>-21.73</text:p>
          </table:table-cell>
          <table:table-cell table:style-name="ce35" table:formula="of:=1+([.I75]*[.I75])/(4*[.G75]*[.G75])" office:value-type="float" office:value="2.050625" calcext:value-type="float">
            <text:p>2.05</text:p>
          </table:table-cell>
          <table:table-cell table:style-name="ce35" table:formula="of:=(-2*bt)+(2*[.H75]*[.I75])/(4*[.G75]*[.G75])" office:value-type="float" office:value="-28.0235798443396" calcext:value-type="float">
            <text:p>-28.02</text:p>
          </table:table-cell>
          <table:table-cell table:style-name="ce35" table:formula="of:=bt*bt+([.H75]*[.H75])/(4*[.G75]*[.G75])-bs*bs" office:value-type="float" office:value="67.638056720899" calcext:value-type="float">
            <text:p>67.64</text:p>
          </table:table-cell>
          <table:table-cell table:style-name="ce11" table:formula="of:=[.K75]*[.K75]-4*[.J75]*[.L75]" office:value-type="float" office:value="230.519867038904" calcext:value-type="float">
            <text:p>230.5</text:p>
          </table:table-cell>
          <table:table-cell table:style-name="ce35" table:formula="of:=(-[.K75]+SQRT([.M75]))/(2*[.J75])" office:value-type="float" office:value="10.5349492391374" calcext:value-type="float">
            <text:p>10.53</text:p>
          </table:table-cell>
          <table:table-cell table:style-name="ce35" table:formula="of:=(bs*bs - bf*bf +[.F75]*[.F75]+[.G75]*[.G75]-bt*bt +[.N75]*(2*bt-2*[.F75]) ) /(2*[.G75])" office:value-type="float" office:value="-0.0278135393181305" calcext:value-type="float">
            <text:p>-0.03</text:p>
          </table:table-cell>
          <table:table-cell table:style-name="ce35" table:formula="of:=ATAN2(([.N75]-bt);[.O75]*-1 )" office:value-type="float" office:value="0.00365007888169844" calcext:value-type="float">
            <text:p>0.00</text:p>
          </table:table-cell>
          <table:table-cell table:style-name="ce43" table:formula="of:=[.P75]*180/PI()" office:value-type="float" office:value="0.209134114811152" calcext:value-type="float">
            <text:p>0.2</text:p>
          </table:table-cell>
          <table:table-cell table:style-name="ce18" table:formula="of:=ATAN2([.O75]-[.G75];[.F75]-[.N75])" office:value-type="float" office:value="0.297813604659531" calcext:value-type="float">
            <text:p>0.298</text:p>
          </table:table-cell>
          <table:table-cell table:style-name="ce10" table:formula="of:=[.R75]*180/PI()-btoa+[.Q75]" office:value-type="float" office:value="0.209409212215003" calcext:value-type="float">
            <text:p>0.2</text:p>
          </table:table-cell>
          <table:table-cell/>
          <table:table-cell table:style-name="ce35" table:formula="of:=(-[.K75]-SQRT([.M75]))/(2*[.J75])" office:value-type="float" office:value="3.13092328477098" calcext:value-type="float">
            <text:p>3.13</text:p>
          </table:table-cell>
          <table:table-cell table:style-name="ce35" table:formula="of:=(bs*bs - bf*bf +[.F75]*[.F75]+[.G75]*[.G75]-bt*bt +[.U75]*(2*bt-2*[.F75]) ) /(2*[.G75])" office:value-type="float" office:value="-7.61694014254371" calcext:value-type="float">
            <text:p>-7.62</text:p>
          </table:table-cell>
          <table:table-cell table:style-name="ce35" table:formula="of:=ATAN2(([.U75]-bt);[.V75]*-1 )" office:value-type="float" office:value="1.54245614422475" calcext:value-type="float">
            <text:p>1.54</text:p>
          </table:table-cell>
          <table:table-cell table:style-name="ce15" table:formula="of:=[.W75]*180/PI()" office:value-type="float" office:value="88.3762271481003" calcext:value-type="float">
            <text:p>88.4</text:p>
          </table:table-cell>
          <table:table-cell table:style-name="ce45" table:formula="of:=ATAN2([.V75]-[.G75];[.F75]-[.U75])" office:value-type="float" office:value="1.29767282582381" calcext:value-type="float">
            <text:p>1.298</text:p>
          </table:table-cell>
          <table:table-cell table:style-name="ce37" table:formula="of:=[.Y75]*180/PI()-btoa" office:value-type="float" office:value="57.2879885773549" calcext:value-type="float">
            <text:p>57.3</text:p>
          </table:table-cell>
          <table:table-cell table:style-name="ce28" table:formula="of:=COS(RADIANS([.E75]))*(bt+bs*COS(RADIANS(-[.Q75])) + bf*SIN(RADIANS([.S75]-[.Q75]+btoa)))" office:value-type="float" office:value="13.78" calcext:value-type="float">
            <text:p>13.78</text:p>
          </table:table-cell>
          <table:table-cell table:style-name="ce28" table:formula="of:=-bs*SIN(RADIANS(+[.Q75])) - bf*COS(RADIANS([.S75]-[.Q75]+btoa))" office:value-type="float" office:value="-10.6" calcext:value-type="float">
            <text:p>-10.60</text:p>
          </table:table-cell>
          <table:table-cell table:style-name="ce28" table:formula="of:=SIN(RADIANS([.E75])) * (bt+bs*COS(RADIANS(-[.Q75])) + bf*SIN(RADIANS([.S75]-[.Q75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43" calcext:value-type="float">
            <text:p>-10.4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6];[.C76])" office:value-type="float" office:value="-0" calcext:value-type="float">
            <text:p>0.00</text:p>
          </table:table-cell>
          <table:table-cell table:style-name="ce37" table:formula="of:=[.D76]*180/PI()" office:value-type="float" office:value="-0" calcext:value-type="float">
            <text:p>0.0</text:p>
          </table:table-cell>
          <table:table-cell table:style-name="ce35" table:formula="of:=-1*([.C76]*SIN([.D76]*-1)-[.A76]*COS([.D76]*-1))" office:value-type="float" office:value="13.78" calcext:value-type="float">
            <text:p>13.78</text:p>
          </table:table-cell>
          <table:table-cell table:formula="of:=[.B76]" office:value-type="float" office:value="-10.43" calcext:value-type="float">
            <text:p>-10.43</text:p>
          </table:table-cell>
          <table:table-cell table:style-name="ce35" table:formula="of:=bs*bs-bf*bf+[.F76]*[.F76]+[.G76]*[.G76]-bt*bt" office:value-type="float" office:value="225.938994" calcext:value-type="float">
            <text:p>225.94</text:p>
          </table:table-cell>
          <table:table-cell table:style-name="ce35" table:formula="of:=2*bt-2*[.F76]" office:value-type="float" office:value="-21.73" calcext:value-type="float">
            <text:p>-21.73</text:p>
          </table:table-cell>
          <table:table-cell table:style-name="ce35" table:formula="of:=1+([.I76]*[.I76])/(4*[.G76]*[.G76])" office:value-type="float" office:value="2.08515267284338" calcext:value-type="float">
            <text:p>2.09</text:p>
          </table:table-cell>
          <table:table-cell table:style-name="ce35" table:formula="of:=(-2*bt)+(2*[.H76]*[.I76])/(4*[.G76]*[.G76])" office:value-type="float" office:value="-28.395881568214" calcext:value-type="float">
            <text:p>-28.40</text:p>
          </table:table-cell>
          <table:table-cell table:style-name="ce35" table:formula="of:=bt*bt+([.H76]*[.H76])/(4*[.G76]*[.G76])-bs*bs" office:value-type="float" office:value="67.7478866715464" calcext:value-type="float">
            <text:p>67.75</text:p>
          </table:table-cell>
          <table:table-cell table:style-name="ce11" table:formula="of:=[.K76]*[.K76]-4*[.J76]*[.L76]" office:value-type="float" office:value="241.267342145372" calcext:value-type="float">
            <text:p>241.3</text:p>
          </table:table-cell>
          <table:table-cell table:style-name="ce35" table:formula="of:=(-[.K76]+SQRT([.M76]))/(2*[.J76])" office:value-type="float" office:value="10.5336805694665" calcext:value-type="float">
            <text:p>10.53</text:p>
          </table:table-cell>
          <table:table-cell table:style-name="ce35" table:formula="of:=(bs*bs - bf*bf +[.F76]*[.F76]+[.G76]*[.G76]-bt*bt +[.N76]*(2*bt-2*[.F76]) ) /(2*[.G76])" office:value-type="float" office:value="0.141796969055958" calcext:value-type="float">
            <text:p>0.14</text:p>
          </table:table-cell>
          <table:table-cell table:style-name="ce35" table:formula="of:=ATAN2(([.N76]-bt);[.O76]*-1 )" office:value-type="float" office:value="-0.0186096002417367" calcext:value-type="float">
            <text:p>-0.02</text:p>
          </table:table-cell>
          <table:table-cell table:style-name="ce43" table:formula="of:=[.P76]*180/PI()" office:value-type="float" office:value="-1.06625155227715" calcext:value-type="float">
            <text:p>-1.1</text:p>
          </table:table-cell>
          <table:table-cell table:style-name="ce18" table:formula="of:=ATAN2([.O76]-[.G76];[.F76]-[.N76])" office:value-type="float" office:value="0.297933607559985" calcext:value-type="float">
            <text:p>0.298</text:p>
          </table:table-cell>
          <table:table-cell table:style-name="ce10" table:formula="of:=[.R76]*180/PI()-btoa+[.Q76]" office:value-type="float" office:value="-1.05910079514793" calcext:value-type="float">
            <text:p>-1.1</text:p>
          </table:table-cell>
          <table:table-cell/>
          <table:table-cell table:style-name="ce35" table:formula="of:=(-[.K76]-SQRT([.M76]))/(2*[.J76])" office:value-type="float" office:value="3.08445010174829" calcext:value-type="float">
            <text:p>3.08</text:p>
          </table:table-cell>
          <table:table-cell table:style-name="ce35" table:formula="of:=(bs*bs - bf*bf +[.F76]*[.F76]+[.G76]*[.G76]-bt*bt +[.U76]*(2*bt-2*[.F76]) ) /(2*[.G76])" office:value-type="float" office:value="-7.61811568978954" calcext:value-type="float">
            <text:p>-7.62</text:p>
          </table:table-cell>
          <table:table-cell table:style-name="ce35" table:formula="of:=ATAN2(([.U76]-bt);[.V76]*-1 )" office:value-type="float" office:value="1.54855694744996" calcext:value-type="float">
            <text:p>1.55</text:p>
          </table:table-cell>
          <table:table-cell table:style-name="ce15" table:formula="of:=[.W76]*180/PI()" office:value-type="float" office:value="88.7257774245445" calcext:value-type="float">
            <text:p>88.7</text:p>
          </table:table-cell>
          <table:table-cell table:style-name="ce45" table:formula="of:=ATAN2([.V76]-[.G76];[.F76]-[.U76])" office:value-type="float" office:value="1.31371169882159" calcext:value-type="float">
            <text:p>1.314</text:p>
          </table:table-cell>
          <table:table-cell table:style-name="ce37" table:formula="of:=[.Y76]*180/PI()-btoa" office:value-type="float" office:value="58.2069483082736" calcext:value-type="float">
            <text:p>58.2</text:p>
          </table:table-cell>
          <table:table-cell table:style-name="ce28" table:formula="of:=COS(RADIANS([.E76]))*(bt+bs*COS(RADIANS(-[.Q76])) + bf*SIN(RADIANS([.S76]-[.Q76]+btoa)))" office:value-type="float" office:value="13.78" calcext:value-type="float">
            <text:p>13.78</text:p>
          </table:table-cell>
          <table:table-cell table:style-name="ce28" table:formula="of:=-bs*SIN(RADIANS(+[.Q76])) - bf*COS(RADIANS([.S76]-[.Q76]+btoa))" office:value-type="float" office:value="-10.43" calcext:value-type="float">
            <text:p>-10.43</text:p>
          </table:table-cell>
          <table:table-cell table:style-name="ce28" table:formula="of:=SIN(RADIANS([.E76])) * (bt+bs*COS(RADIANS(-[.Q76])) + bf*SIN(RADIANS([.S76]-[.Q76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25" calcext:value-type="float">
            <text:p>-10.2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7];[.C77])" office:value-type="float" office:value="-0" calcext:value-type="float">
            <text:p>0.00</text:p>
          </table:table-cell>
          <table:table-cell table:style-name="ce37" table:formula="of:=[.D77]*180/PI()" office:value-type="float" office:value="-0" calcext:value-type="float">
            <text:p>0.0</text:p>
          </table:table-cell>
          <table:table-cell table:style-name="ce35" table:formula="of:=-1*([.C77]*SIN([.D77]*-1)-[.A77]*COS([.D77]*-1))" office:value-type="float" office:value="13.78" calcext:value-type="float">
            <text:p>13.78</text:p>
          </table:table-cell>
          <table:table-cell table:formula="of:=[.B77]" office:value-type="float" office:value="-10.25" calcext:value-type="float">
            <text:p>-10.25</text:p>
          </table:table-cell>
          <table:table-cell table:style-name="ce35" table:formula="of:=bs*bs-bf*bf+[.F77]*[.F77]+[.G77]*[.G77]-bt*bt" office:value-type="float" office:value="222.216594" calcext:value-type="float">
            <text:p>222.22</text:p>
          </table:table-cell>
          <table:table-cell table:style-name="ce35" table:formula="of:=2*bt-2*[.F77]" office:value-type="float" office:value="-21.73" calcext:value-type="float">
            <text:p>-21.73</text:p>
          </table:table-cell>
          <table:table-cell table:style-name="ce35" table:formula="of:=1+([.I77]*[.I77])/(4*[.G77]*[.G77])" office:value-type="float" office:value="2.1236" calcext:value-type="float">
            <text:p>2.12</text:p>
          </table:table-cell>
          <table:table-cell table:style-name="ce35" table:formula="of:=(-2*bt)+(2*[.H77]*[.I77])/(4*[.G77]*[.G77])" office:value-type="float" office:value="-28.8104477697561" calcext:value-type="float">
            <text:p>-28.81</text:p>
          </table:table-cell>
          <table:table-cell table:style-name="ce35" table:formula="of:=bt*bt+([.H77]*[.H77])/(4*[.G77]*[.G77])-bs*bs" office:value-type="float" office:value="67.9348229749217" calcext:value-type="float">
            <text:p>67.93</text:p>
          </table:table-cell>
          <table:table-cell table:style-name="ce11" table:formula="of:=[.K77]*[.K77]-4*[.J77]*[.L77]" office:value-type="float" office:value="252.976340415669" calcext:value-type="float">
            <text:p>253.0</text:p>
          </table:table-cell>
          <table:table-cell table:style-name="ce35" table:formula="of:=(-[.K77]+SQRT([.M77]))/(2*[.J77])" office:value-type="float" office:value="10.5282722123501" calcext:value-type="float">
            <text:p>10.53</text:p>
          </table:table-cell>
          <table:table-cell table:style-name="ce35" table:formula="of:=(bs*bs - bf*bf +[.F77]*[.F77]+[.G77]*[.G77]-bt*bt +[.N77]*(2*bt-2*[.F77]) ) /(2*[.G77])" office:value-type="float" office:value="0.320134691432518" calcext:value-type="float">
            <text:p>0.32</text:p>
          </table:table-cell>
          <table:table-cell table:style-name="ce35" table:formula="of:=ATAN2(([.N77]-bt);[.O77]*-1 )" office:value-type="float" office:value="-0.0420247954874481" calcext:value-type="float">
            <text:p>-0.04</text:p>
          </table:table-cell>
          <table:table-cell table:style-name="ce43" table:formula="of:=[.P77]*180/PI()" office:value-type="float" office:value="-2.4078434163312" calcext:value-type="float">
            <text:p>-2.4</text:p>
          </table:table-cell>
          <table:table-cell table:style-name="ce18" table:formula="of:=ATAN2([.O77]-[.G77];[.F77]-[.N77])" office:value-type="float" office:value="0.29844523129289" calcext:value-type="float">
            <text:p>0.298</text:p>
          </table:table-cell>
          <table:table-cell table:style-name="ce10" table:formula="of:=[.R77]*180/PI()-btoa+[.Q77]" office:value-type="float" office:value="-2.37137877860777" calcext:value-type="float">
            <text:p>-2.4</text:p>
          </table:table-cell>
          <table:table-cell/>
          <table:table-cell table:style-name="ce35" table:formula="of:=(-[.K77]-SQRT([.M77]))/(2*[.J77])" office:value-type="float" office:value="3.03852368600939" calcext:value-type="float">
            <text:p>3.04</text:p>
          </table:table-cell>
          <table:table-cell table:style-name="ce35" table:formula="of:=(bs*bs - bf*bf +[.F77]*[.F77]+[.G77]*[.G77]-bt*bt +[.U77]*(2*bt-2*[.F77]) ) /(2*[.G77])" office:value-type="float" office:value="-7.61899874648859" calcext:value-type="float">
            <text:p>-7.62</text:p>
          </table:table-cell>
          <table:table-cell table:style-name="ce35" table:formula="of:=ATAN2(([.U77]-bt);[.V77]*-1 )" office:value-type="float" office:value="1.55458515926827" calcext:value-type="float">
            <text:p>1.55</text:p>
          </table:table-cell>
          <table:table-cell table:style-name="ce15" table:formula="of:=[.W77]*180/PI()" office:value-type="float" office:value="89.0711685197446" calcext:value-type="float">
            <text:p>89.1</text:p>
          </table:table-cell>
          <table:table-cell table:style-name="ce45" table:formula="of:=ATAN2([.V77]-[.G77];[.F77]-[.U77])" office:value-type="float" office:value="1.33058705851608" calcext:value-type="float">
            <text:p>1.331</text:p>
          </table:table-cell>
          <table:table-cell table:style-name="ce37" table:formula="of:=[.Y77]*180/PI()-btoa" office:value-type="float" office:value="59.1738351965334" calcext:value-type="float">
            <text:p>59.2</text:p>
          </table:table-cell>
          <table:table-cell table:style-name="ce28" table:formula="of:=COS(RADIANS([.E77]))*(bt+bs*COS(RADIANS(-[.Q77])) + bf*SIN(RADIANS([.S77]-[.Q77]+btoa)))" office:value-type="float" office:value="13.78" calcext:value-type="float">
            <text:p>13.78</text:p>
          </table:table-cell>
          <table:table-cell table:style-name="ce28" table:formula="of:=-bs*SIN(RADIANS(+[.Q77])) - bf*COS(RADIANS([.S77]-[.Q77]+btoa))" office:value-type="float" office:value="-10.25" calcext:value-type="float">
            <text:p>-10.25</text:p>
          </table:table-cell>
          <table:table-cell table:style-name="ce28" table:formula="of:=SIN(RADIANS([.E77])) * (bt+bs*COS(RADIANS(-[.Q77])) + bf*SIN(RADIANS([.S77]-[.Q77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10.08" calcext:value-type="float">
            <text:p>-10.0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8];[.C78])" office:value-type="float" office:value="-0" calcext:value-type="float">
            <text:p>0.00</text:p>
          </table:table-cell>
          <table:table-cell table:style-name="ce37" table:formula="of:=[.D78]*180/PI()" office:value-type="float" office:value="-0" calcext:value-type="float">
            <text:p>0.0</text:p>
          </table:table-cell>
          <table:table-cell table:style-name="ce35" table:formula="of:=-1*([.C78]*SIN([.D78]*-1)-[.A78]*COS([.D78]*-1))" office:value-type="float" office:value="13.78" calcext:value-type="float">
            <text:p>13.78</text:p>
          </table:table-cell>
          <table:table-cell table:formula="of:=[.B78]" office:value-type="float" office:value="-10.08" calcext:value-type="float">
            <text:p>-10.08</text:p>
          </table:table-cell>
          <table:table-cell table:style-name="ce35" table:formula="of:=bs*bs-bf*bf+[.F78]*[.F78]+[.G78]*[.G78]-bt*bt" office:value-type="float" office:value="218.760494" calcext:value-type="float">
            <text:p>218.76</text:p>
          </table:table-cell>
          <table:table-cell table:style-name="ce35" table:formula="of:=2*bt-2*[.F78]" office:value-type="float" office:value="-21.73" calcext:value-type="float">
            <text:p>-21.73</text:p>
          </table:table-cell>
          <table:table-cell table:style-name="ce35" table:formula="of:=1+([.I78]*[.I78])/(4*[.G78]*[.G78])" office:value-type="float" office:value="2.16181879291068" calcext:value-type="float">
            <text:p>2.16</text:p>
          </table:table-cell>
          <table:table-cell table:style-name="ce35" table:formula="of:=(-2*bt)+(2*[.H78]*[.I78])/(4*[.G78]*[.G78])" office:value-type="float" office:value="-29.2225497538541" calcext:value-type="float">
            <text:p>-29.22</text:p>
          </table:table-cell>
          <table:table-cell table:style-name="ce35" table:formula="of:=bt*bt+([.H78]*[.H78])/(4*[.G78]*[.G78])-bs*bs" office:value-type="float" office:value="68.1816915456212" calcext:value-type="float">
            <text:p>68.18</text:p>
          </table:table-cell>
          <table:table-cell table:style-name="ce11" table:formula="of:=[.K78]*[.K78]-4*[.J78]*[.L78]" office:value-type="float" office:value="264.371565653424" calcext:value-type="float">
            <text:p>264.4</text:p>
          </table:table-cell>
          <table:table-cell table:style-name="ce35" table:formula="of:=(-[.K78]+SQRT([.M78]))/(2*[.J78])" office:value-type="float" office:value="10.5193961756742" calcext:value-type="float">
            <text:p>10.52</text:p>
          </table:table-cell>
          <table:table-cell table:style-name="ce35" table:formula="of:=(bs*bs - bf*bf +[.F78]*[.F78]+[.G78]*[.G78]-bt*bt +[.N78]*(2*bt-2*[.F78]) ) /(2*[.G78])" office:value-type="float" office:value="0.487400044513869" calcext:value-type="float">
            <text:p>0.49</text:p>
          </table:table-cell>
          <table:table-cell table:style-name="ce35" table:formula="of:=ATAN2(([.N78]-bt);[.O78]*-1 )" office:value-type="float" office:value="-0.06400695639797" calcext:value-type="float">
            <text:p>-0.06</text:p>
          </table:table-cell>
          <table:table-cell table:style-name="ce43" table:formula="of:=[.P78]*180/PI()" office:value-type="float" office:value="-3.66732846108156" calcext:value-type="float">
            <text:p>-3.7</text:p>
          </table:table-cell>
          <table:table-cell table:style-name="ce18" table:formula="of:=ATAN2([.O78]-[.G78];[.F78]-[.N78])" office:value-type="float" office:value="0.299285067751121" calcext:value-type="float">
            <text:p>0.299</text:p>
          </table:table-cell>
          <table:table-cell table:style-name="ce10" table:formula="of:=[.R78]*180/PI()-btoa+[.Q78]" office:value-type="float" office:value="-3.58274473882032" calcext:value-type="float">
            <text:p>-3.6</text:p>
          </table:table-cell>
          <table:table-cell/>
          <table:table-cell table:style-name="ce35" table:formula="of:=(-[.K78]-SQRT([.M78]))/(2*[.J78])" office:value-type="float" office:value="2.99817978845589" calcext:value-type="float">
            <text:p>3.00</text:p>
          </table:table-cell>
          <table:table-cell table:style-name="ce35" table:formula="of:=(bs*bs - bf*bf +[.F78]*[.F78]+[.G78]*[.G78]-bt*bt +[.U78]*(2*bt-2*[.F78]) ) /(2*[.G78])" office:value-type="float" office:value="-7.61954599190742" calcext:value-type="float">
            <text:p>-7.62</text:p>
          </table:table-cell>
          <table:table-cell table:style-name="ce35" table:formula="of:=ATAN2(([.U78]-bt);[.V78]*-1 )" office:value-type="float" office:value="1.55988012725726" calcext:value-type="float">
            <text:p>1.56</text:p>
          </table:table-cell>
          <table:table-cell table:style-name="ce15" table:formula="of:=[.W78]*180/PI()" office:value-type="float" office:value="89.374547838171" calcext:value-type="float">
            <text:p>89.4</text:p>
          </table:table-cell>
          <table:table-cell table:style-name="ce45" table:formula="of:=ATAN2([.V78]-[.G78];[.F78]-[.U78])" office:value-type="float" office:value="1.34643441497938" calcext:value-type="float">
            <text:p>1.346</text:p>
          </table:table-cell>
          <table:table-cell table:style-name="ce37" table:formula="of:=[.Y78]*180/PI()-btoa" office:value-type="float" office:value="60.0818218383196" calcext:value-type="float">
            <text:p>60.1</text:p>
          </table:table-cell>
          <table:table-cell table:style-name="ce28" table:formula="of:=COS(RADIANS([.E78]))*(bt+bs*COS(RADIANS(-[.Q78])) + bf*SIN(RADIANS([.S78]-[.Q78]+btoa)))" office:value-type="float" office:value="13.78" calcext:value-type="float">
            <text:p>13.78</text:p>
          </table:table-cell>
          <table:table-cell table:style-name="ce28" table:formula="of:=-bs*SIN(RADIANS(+[.Q78])) - bf*COS(RADIANS([.S78]-[.Q78]+btoa))" office:value-type="float" office:value="-10.08" calcext:value-type="float">
            <text:p>-10.08</text:p>
          </table:table-cell>
          <table:table-cell table:style-name="ce28" table:formula="of:=SIN(RADIANS([.E78])) * (bt+bs*COS(RADIANS(-[.Q78])) + bf*SIN(RADIANS([.S78]-[.Q78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9" calcext:value-type="float">
            <text:p>-9.9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79];[.C79])" office:value-type="float" office:value="-0" calcext:value-type="float">
            <text:p>0.00</text:p>
          </table:table-cell>
          <table:table-cell table:style-name="ce37" table:formula="of:=[.D79]*180/PI()" office:value-type="float" office:value="-0" calcext:value-type="float">
            <text:p>0.0</text:p>
          </table:table-cell>
          <table:table-cell table:style-name="ce35" table:formula="of:=-1*([.C79]*SIN([.D79]*-1)-[.A79]*COS([.D79]*-1))" office:value-type="float" office:value="13.78" calcext:value-type="float">
            <text:p>13.78</text:p>
          </table:table-cell>
          <table:table-cell table:formula="of:=[.B79]" office:value-type="float" office:value="-9.9" calcext:value-type="float">
            <text:p>-9.9</text:p>
          </table:table-cell>
          <table:table-cell table:style-name="ce35" table:formula="of:=bs*bs-bf*bf+[.F79]*[.F79]+[.G79]*[.G79]-bt*bt" office:value-type="float" office:value="215.164094" calcext:value-type="float">
            <text:p>215.16</text:p>
          </table:table-cell>
          <table:table-cell table:style-name="ce35" table:formula="of:=2*bt-2*[.F79]" office:value-type="float" office:value="-21.73" calcext:value-type="float">
            <text:p>-21.73</text:p>
          </table:table-cell>
          <table:table-cell table:style-name="ce35" table:formula="of:=1+([.I79]*[.I79])/(4*[.G79]*[.G79])" office:value-type="float" office:value="2.20445082134476" calcext:value-type="float">
            <text:p>2.20</text:p>
          </table:table-cell>
          <table:table-cell table:style-name="ce35" table:formula="of:=(-2*bt)+(2*[.H79]*[.I79])/(4*[.G79]*[.G79])" office:value-type="float" office:value="-29.6822383563922" calcext:value-type="float">
            <text:p>-29.68</text:p>
          </table:table-cell>
          <table:table-cell table:style-name="ce35" table:formula="of:=bt*bt+([.H79]*[.H79])/(4*[.G79]*[.G79])-bs*bs" office:value-type="float" office:value="68.521763238039" calcext:value-type="float">
            <text:p>68.52</text:p>
          </table:table-cell>
          <table:table-cell table:style-name="ce11" table:formula="of:=[.K79]*[.K79]-4*[.J79]*[.L79]" office:value-type="float" office:value="276.823844845335" calcext:value-type="float">
            <text:p>276.8</text:p>
          </table:table-cell>
          <table:table-cell table:style-name="ce35" table:formula="of:=(-[.K79]+SQRT([.M79]))/(2*[.J79])" office:value-type="float" office:value="10.5060775170465" calcext:value-type="float">
            <text:p>10.51</text:p>
          </table:table-cell>
          <table:table-cell table:style-name="ce35" table:formula="of:=(bs*bs - bf*bf +[.F79]*[.F79]+[.G79]*[.G79]-bt*bt +[.N79]*(2*bt-2*[.F79]) ) /(2*[.G79])" office:value-type="float" office:value="0.66328133562727" calcext:value-type="float">
            <text:p>0.66</text:p>
          </table:table-cell>
          <table:table-cell table:style-name="ce35" table:formula="of:=ATAN2(([.N79]-bt);[.O79]*-1 )" office:value-type="float" office:value="-0.0871550912926442" calcext:value-type="float">
            <text:p>-0.09</text:p>
          </table:table-cell>
          <table:table-cell table:style-name="ce43" table:formula="of:=[.P79]*180/PI()" office:value-type="float" office:value="-4.9936188941459" calcext:value-type="float">
            <text:p>-5.0</text:p>
          </table:table-cell>
          <table:table-cell table:style-name="ce18" table:formula="of:=ATAN2([.O79]-[.G79];[.F79]-[.N79])" office:value-type="float" office:value="0.300545666652249" calcext:value-type="float">
            <text:p>0.301</text:p>
          </table:table-cell>
          <table:table-cell table:style-name="ce10" table:formula="of:=[.R79]*180/PI()-btoa+[.Q79]" office:value-type="float" office:value="-4.83680817519115" calcext:value-type="float">
            <text:p>-4.8</text:p>
          </table:table-cell>
          <table:table-cell/>
          <table:table-cell table:style-name="ce35" table:formula="of:=(-[.K79]-SQRT([.M79]))/(2*[.J79])" office:value-type="float" office:value="2.95860859388496" calcext:value-type="float">
            <text:p>2.96</text:p>
          </table:table-cell>
          <table:table-cell table:style-name="ce35" table:formula="of:=(bs*bs - bf*bf +[.F79]*[.F79]+[.G79]*[.G79]-bt*bt +[.U79]*(2*bt-2*[.F79]) ) /(2*[.G79])" office:value-type="float" office:value="-7.61987521489292" calcext:value-type="float">
            <text:p>-7.62</text:p>
          </table:table-cell>
          <table:table-cell table:style-name="ce35" table:formula="of:=ATAN2(([.U79]-bt);[.V79]*-1 )" office:value-type="float" office:value="1.56507338297189" calcext:value-type="float">
            <text:p>1.57</text:p>
          </table:table-cell>
          <table:table-cell table:style-name="ce15" table:formula="of:=[.W79]*180/PI()" office:value-type="float" office:value="89.6720994725515" calcext:value-type="float">
            <text:p>89.7</text:p>
          </table:table-cell>
          <table:table-cell table:style-name="ce45" table:formula="of:=ATAN2([.V79]-[.G79];[.F79]-[.U79])" office:value-type="float" office:value="1.36312869525829" calcext:value-type="float">
            <text:p>1.363</text:p>
          </table:table-cell>
          <table:table-cell table:style-name="ce37" table:formula="of:=[.Y79]*180/PI()-btoa" office:value-type="float" office:value="61.0383336403099" calcext:value-type="float">
            <text:p>61.0</text:p>
          </table:table-cell>
          <table:table-cell table:style-name="ce28" table:formula="of:=COS(RADIANS([.E79]))*(bt+bs*COS(RADIANS(-[.Q79])) + bf*SIN(RADIANS([.S79]-[.Q79]+btoa)))" office:value-type="float" office:value="13.78" calcext:value-type="float">
            <text:p>13.78</text:p>
          </table:table-cell>
          <table:table-cell table:style-name="ce28" table:formula="of:=-bs*SIN(RADIANS(+[.Q79])) - bf*COS(RADIANS([.S79]-[.Q79]+btoa))" office:value-type="float" office:value="-9.9" calcext:value-type="float">
            <text:p>-9.90</text:p>
          </table:table-cell>
          <table:table-cell table:style-name="ce28" table:formula="of:=SIN(RADIANS([.E79])) * (bt+bs*COS(RADIANS(-[.Q79])) + bf*SIN(RADIANS([.S79]-[.Q79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73" calcext:value-type="float">
            <text:p>-9.7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0];[.C80])" office:value-type="float" office:value="-0" calcext:value-type="float">
            <text:p>0.00</text:p>
          </table:table-cell>
          <table:table-cell table:style-name="ce37" table:formula="of:=[.D80]*180/PI()" office:value-type="float" office:value="-0" calcext:value-type="float">
            <text:p>0.0</text:p>
          </table:table-cell>
          <table:table-cell table:style-name="ce35" table:formula="of:=-1*([.C80]*SIN([.D80]*-1)-[.A80]*COS([.D80]*-1))" office:value-type="float" office:value="13.78" calcext:value-type="float">
            <text:p>13.78</text:p>
          </table:table-cell>
          <table:table-cell table:formula="of:=[.B80]" office:value-type="float" office:value="-9.73" calcext:value-type="float">
            <text:p>-9.73</text:p>
          </table:table-cell>
          <table:table-cell table:style-name="ce35" table:formula="of:=bs*bs-bf*bf+[.F80]*[.F80]+[.G80]*[.G80]-bt*bt" office:value-type="float" office:value="211.826994" calcext:value-type="float">
            <text:p>211.83</text:p>
          </table:table-cell>
          <table:table-cell table:style-name="ce35" table:formula="of:=2*bt-2*[.F80]" office:value-type="float" office:value="-21.73" calcext:value-type="float">
            <text:p>-21.73</text:p>
          </table:table-cell>
          <table:table-cell table:style-name="ce35" table:formula="of:=1+([.I80]*[.I80])/(4*[.G80]*[.G80])" office:value-type="float" office:value="2.24690618962765" calcext:value-type="float">
            <text:p>2.25</text:p>
          </table:table-cell>
          <table:table-cell table:style-name="ce35" table:formula="of:=(-2*bt)+(2*[.H80]*[.I80])/(4*[.G80]*[.G80])" office:value-type="float" office:value="-30.140022084567" calcext:value-type="float">
            <text:p>-30.14</text:p>
          </table:table-cell>
          <table:table-cell table:style-name="ce35" table:formula="of:=bt*bt+([.H80]*[.H80])/(4*[.G80]*[.G80])-bs*bs" office:value-type="float" office:value="68.9215250056934" calcext:value-type="float">
            <text:p>68.92</text:p>
          </table:table-cell>
          <table:table-cell table:style-name="ce11" table:formula="of:=[.K80]*[.K80]-4*[.J80]*[.L80]" office:value-type="float" office:value="288.980126722706" calcext:value-type="float">
            <text:p>289.0</text:p>
          </table:table-cell>
          <table:table-cell table:style-name="ce35" table:formula="of:=(-[.K80]+SQRT([.M80]))/(2*[.J80])" office:value-type="float" office:value="10.4898544015703" calcext:value-type="float">
            <text:p>10.49</text:p>
          </table:table-cell>
          <table:table-cell table:style-name="ce35" table:formula="of:=(bs*bs - bf*bf +[.F80]*[.F80]+[.G80]*[.G80]-bt*bt +[.N80]*(2*bt-2*[.F80]) ) /(2*[.G80])" office:value-type="float" office:value="0.828239575854185" calcext:value-type="float">
            <text:p>0.83</text:p>
          </table:table-cell>
          <table:table-cell table:style-name="ce35" table:formula="of:=ATAN2(([.N80]-bt);[.O80]*-1 )" office:value-type="float" office:value="-0.108908022315262" calcext:value-type="float">
            <text:p>-0.11</text:p>
          </table:table-cell>
          <table:table-cell table:style-name="ce43" table:formula="of:=[.P80]*180/PI()" office:value-type="float" office:value="-6.23997003378112" calcext:value-type="float">
            <text:p>-6.2</text:p>
          </table:table-cell>
          <table:table-cell table:style-name="ce18" table:formula="of:=ATAN2([.O80]-[.G80];[.F80]-[.N80])" office:value-type="float" office:value="0.302081835600866" calcext:value-type="float">
            <text:p>0.302</text:p>
          </table:table-cell>
          <table:table-cell table:style-name="ce10" table:formula="of:=[.R80]*180/PI()-btoa+[.Q80]" office:value-type="float" office:value="-5.99514331745159" calcext:value-type="float">
            <text:p>-6.0</text:p>
          </table:table-cell>
          <table:table-cell/>
          <table:table-cell table:style-name="ce35" table:formula="of:=(-[.K80]-SQRT([.M80]))/(2*[.J80])" office:value-type="float" office:value="2.92415559301769" calcext:value-type="float">
            <text:p>2.92</text:p>
          </table:table-cell>
          <table:table-cell table:style-name="ce35" table:formula="of:=(bs*bs - bf*bf +[.F80]*[.F80]+[.G80]*[.G80]-bt*bt +[.U80]*(2*bt-2*[.F80]) ) /(2*[.G80])" office:value-type="float" office:value="-7.61999449967758" calcext:value-type="float">
            <text:p>-7.62</text:p>
          </table:table-cell>
          <table:table-cell table:style-name="ce35" table:formula="of:=ATAN2(([.U80]-bt);[.V80]*-1 )" office:value-type="float" office:value="1.5695948051124" calcext:value-type="float">
            <text:p>1.57</text:p>
          </table:table-cell>
          <table:table-cell table:style-name="ce15" table:formula="of:=[.W80]*180/PI()" office:value-type="float" office:value="89.9311578785996" calcext:value-type="float">
            <text:p>89.9</text:p>
          </table:table-cell>
          <table:table-cell table:style-name="ce45" table:formula="of:=ATAN2([.V80]-[.G80];[.F80]-[.U80])" office:value-type="float" office:value="1.37882403519179" calcext:value-type="float">
            <text:p>1.379</text:p>
          </table:table-cell>
          <table:table-cell table:style-name="ce37" table:formula="of:=[.Y80]*180/PI()-btoa" office:value-type="float" office:value="61.9376103765223" calcext:value-type="float">
            <text:p>61.9</text:p>
          </table:table-cell>
          <table:table-cell table:style-name="ce28" table:formula="of:=COS(RADIANS([.E80]))*(bt+bs*COS(RADIANS(-[.Q80])) + bf*SIN(RADIANS([.S80]-[.Q80]+btoa)))" office:value-type="float" office:value="13.78" calcext:value-type="float">
            <text:p>13.78</text:p>
          </table:table-cell>
          <table:table-cell table:style-name="ce28" table:formula="of:=-bs*SIN(RADIANS(+[.Q80])) - bf*COS(RADIANS([.S80]-[.Q80]+btoa))" office:value-type="float" office:value="-9.73" calcext:value-type="float">
            <text:p>-9.73</text:p>
          </table:table-cell>
          <table:table-cell table:style-name="ce28" table:formula="of:=SIN(RADIANS([.E80])) * (bt+bs*COS(RADIANS(-[.Q80])) + bf*SIN(RADIANS([.S80]-[.Q80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55" calcext:value-type="float">
            <text:p>-9.5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1];[.C81])" office:value-type="float" office:value="-0" calcext:value-type="float">
            <text:p>0.00</text:p>
          </table:table-cell>
          <table:table-cell table:style-name="ce37" table:formula="of:=[.D81]*180/PI()" office:value-type="float" office:value="-0" calcext:value-type="float">
            <text:p>0.0</text:p>
          </table:table-cell>
          <table:table-cell table:style-name="ce35" table:formula="of:=-1*([.C81]*SIN([.D81]*-1)-[.A81]*COS([.D81]*-1))" office:value-type="float" office:value="13.78" calcext:value-type="float">
            <text:p>13.78</text:p>
          </table:table-cell>
          <table:table-cell table:formula="of:=[.B81]" office:value-type="float" office:value="-9.55" calcext:value-type="float">
            <text:p>-9.55</text:p>
          </table:table-cell>
          <table:table-cell table:style-name="ce35" table:formula="of:=bs*bs-bf*bf+[.F81]*[.F81]+[.G81]*[.G81]-bt*bt" office:value-type="float" office:value="208.356594" calcext:value-type="float">
            <text:p>208.36</text:p>
          </table:table-cell>
          <table:table-cell table:style-name="ce35" table:formula="of:=2*bt-2*[.F81]" office:value-type="float" office:value="-21.73" calcext:value-type="float">
            <text:p>-21.73</text:p>
          </table:table-cell>
          <table:table-cell table:style-name="ce35" table:formula="of:=1+([.I81]*[.I81])/(4*[.G81]*[.G81])" office:value-type="float" office:value="2.29435295085113" calcext:value-type="float">
            <text:p>2.29</text:p>
          </table:table-cell>
          <table:table-cell table:style-name="ce35" table:formula="of:=(-2*bt)+(2*[.H81]*[.I81])/(4*[.G81]*[.G81])" office:value-type="float" office:value="-30.6516265322771" calcext:value-type="float">
            <text:p>-30.65</text:p>
          </table:table-cell>
          <table:table-cell table:style-name="ce35" table:formula="of:=bt*bt+([.H81]*[.H81])/(4*[.G81]*[.G81])-bs*bs" office:value-type="float" office:value="69.4330450139274" calcext:value-type="float">
            <text:p>69.43</text:p>
          </table:table-cell>
          <table:table-cell table:style-name="ce11" table:formula="of:=[.K81]*[.K81]-4*[.J81]*[.L81]" office:value-type="float" office:value="302.306562217058" calcext:value-type="float">
            <text:p>302.3</text:p>
          </table:table-cell>
          <table:table-cell table:style-name="ce35" table:formula="of:=(-[.K81]+SQRT([.M81]))/(2*[.J81])" office:value-type="float" office:value="10.468875726122" calcext:value-type="float">
            <text:p>10.47</text:p>
          </table:table-cell>
          <table:table-cell table:style-name="ce35" table:formula="of:=(bs*bs - bf*bf +[.F81]*[.F81]+[.G81]*[.G81]-bt*bt +[.N81]*(2*bt-2*[.F81]) ) /(2*[.G81])" office:value-type="float" office:value="1.0016793470488" calcext:value-type="float">
            <text:p>1.00</text:p>
          </table:table-cell>
          <table:table-cell table:style-name="ce35" table:formula="of:=ATAN2(([.N81]-bt);[.O81]*-1 )" office:value-type="float" office:value="-0.131835547886787" calcext:value-type="float">
            <text:p>-0.13</text:p>
          </table:table-cell>
          <table:table-cell table:style-name="ce43" table:formula="of:=[.P81]*180/PI()" office:value-type="float" office:value="-7.55362048370778" calcext:value-type="float">
            <text:p>-7.6</text:p>
          </table:table-cell>
          <table:table-cell table:style-name="ce18" table:formula="of:=ATAN2([.O81]-[.G81];[.F81]-[.N81])" office:value-type="float" office:value="0.304069400652031" calcext:value-type="float">
            <text:p>0.304</text:p>
          </table:table-cell>
          <table:table-cell table:style-name="ce10" table:formula="of:=[.R81]*180/PI()-btoa+[.Q81]" office:value-type="float" office:value="-7.1949146784388" calcext:value-type="float">
            <text:p>-7.2</text:p>
          </table:table-cell>
          <table:table-cell/>
          <table:table-cell table:style-name="ce35" table:formula="of:=(-[.K81]-SQRT([.M81]))/(2*[.J81])" office:value-type="float" office:value="2.89071941415764" calcext:value-type="float">
            <text:p>2.89</text:p>
          </table:table-cell>
          <table:table-cell table:style-name="ce35" table:formula="of:=(bs*bs - bf*bf +[.F81]*[.F81]+[.G81]*[.G81]-bt*bt +[.U81]*(2*bt-2*[.F81]) ) /(2*[.G81])" office:value-type="float" office:value="-7.61996131572537" calcext:value-type="float">
            <text:p>-7.62</text:p>
          </table:table-cell>
          <table:table-cell table:style-name="ce35" table:formula="of:=ATAN2(([.U81]-bt);[.V81]*-1 )" office:value-type="float" office:value="1.5739827607753" calcext:value-type="float">
            <text:p>1.57</text:p>
          </table:table-cell>
          <table:table-cell table:style-name="ce15" table:formula="of:=[.W81]*180/PI()" office:value-type="float" office:value="90.1825692187742" calcext:value-type="float">
            <text:p>90.2</text:p>
          </table:table-cell>
          <table:table-cell table:style-name="ce45" table:formula="of:=ATAN2([.V81]-[.G81];[.F81]-[.U81])" office:value-type="float" office:value="1.39537604004925" calcext:value-type="float">
            <text:p>1.395</text:p>
          </table:table-cell>
          <table:table-cell table:style-name="ce37" table:formula="of:=[.Y81]*180/PI()-btoa" office:value-type="float" office:value="62.8859703973349" calcext:value-type="float">
            <text:p>62.9</text:p>
          </table:table-cell>
          <table:table-cell table:style-name="ce28" table:formula="of:=COS(RADIANS([.E81]))*(bt+bs*COS(RADIANS(-[.Q81])) + bf*SIN(RADIANS([.S81]-[.Q81]+btoa)))" office:value-type="float" office:value="13.78" calcext:value-type="float">
            <text:p>13.78</text:p>
          </table:table-cell>
          <table:table-cell table:style-name="ce28" table:formula="of:=-bs*SIN(RADIANS(+[.Q81])) - bf*COS(RADIANS([.S81]-[.Q81]+btoa))" office:value-type="float" office:value="-9.55" calcext:value-type="float">
            <text:p>-9.55</text:p>
          </table:table-cell>
          <table:table-cell table:style-name="ce28" table:formula="of:=SIN(RADIANS([.E81])) * (bt+bs*COS(RADIANS(-[.Q81])) + bf*SIN(RADIANS([.S81]-[.Q81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38" calcext:value-type="float">
            <text:p>-9.3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2];[.C82])" office:value-type="float" office:value="-0" calcext:value-type="float">
            <text:p>0.00</text:p>
          </table:table-cell>
          <table:table-cell table:style-name="ce37" table:formula="of:=[.D82]*180/PI()" office:value-type="float" office:value="-0" calcext:value-type="float">
            <text:p>0.0</text:p>
          </table:table-cell>
          <table:table-cell table:style-name="ce35" table:formula="of:=-1*([.C82]*SIN([.D82]*-1)-[.A82]*COS([.D82]*-1))" office:value-type="float" office:value="13.78" calcext:value-type="float">
            <text:p>13.78</text:p>
          </table:table-cell>
          <table:table-cell table:formula="of:=[.B82]" office:value-type="float" office:value="-9.38" calcext:value-type="float">
            <text:p>-9.38</text:p>
          </table:table-cell>
          <table:table-cell table:style-name="ce35" table:formula="of:=bs*bs-bf*bf+[.F82]*[.F82]+[.G82]*[.G82]-bt*bt" office:value-type="float" office:value="205.138494" calcext:value-type="float">
            <text:p>205.14</text:p>
          </table:table-cell>
          <table:table-cell table:style-name="ce35" table:formula="of:=2*bt-2*[.F82]" office:value-type="float" office:value="-21.73" calcext:value-type="float">
            <text:p>-21.73</text:p>
          </table:table-cell>
          <table:table-cell table:style-name="ce35" table:formula="of:=1+([.I82]*[.I82])/(4*[.G82]*[.G82])" office:value-type="float" office:value="2.34169494819536" calcext:value-type="float">
            <text:p>2.34</text:p>
          </table:table-cell>
          <table:table-cell table:style-name="ce35" table:formula="of:=(-2*bt)+(2*[.H82]*[.I82])/(4*[.G82]*[.G82])" office:value-type="float" office:value="-31.1621013419424" calcext:value-type="float">
            <text:p>-31.16</text:p>
          </table:table-cell>
          <table:table-cell table:style-name="ce35" table:formula="of:=bt*bt+([.H82]*[.H82])/(4*[.G82]*[.G82])-bs*bs" office:value-type="float" office:value="70.0045948836044" calcext:value-type="float">
            <text:p>70.00</text:p>
          </table:table-cell>
          <table:table-cell table:style-name="ce11" table:formula="of:=[.K82]*[.K82]-4*[.J82]*[.L82]" office:value-type="float" office:value="315.358935287893" calcext:value-type="float">
            <text:p>315.4</text:p>
          </table:table-cell>
          <table:table-cell table:style-name="ce35" table:formula="of:=(-[.K82]+SQRT([.M82]))/(2*[.J82])" office:value-type="float" office:value="10.4455214600467" calcext:value-type="float">
            <text:p>10.45</text:p>
          </table:table-cell>
          <table:table-cell table:style-name="ce35" table:formula="of:=(bs*bs - bf*bf +[.F82]*[.F82]+[.G82]*[.G82]-bt*bt +[.N82]*(2*bt-2*[.F82]) ) /(2*[.G82])" office:value-type="float" office:value="1.16432235217565" calcext:value-type="float">
            <text:p>1.16</text:p>
          </table:table-cell>
          <table:table-cell table:style-name="ce35" table:formula="of:=ATAN2(([.N82]-bt);[.O82]*-1 )" office:value-type="float" office:value="-0.15339911464056" calcext:value-type="float">
            <text:p>-0.15</text:p>
          </table:table-cell>
          <table:table-cell table:style-name="ce43" table:formula="of:=[.P82]*180/PI()" office:value-type="float" office:value="-8.78912184994757" calcext:value-type="float">
            <text:p>-8.8</text:p>
          </table:table-cell>
          <table:table-cell table:style-name="ce18" table:formula="of:=ATAN2([.O82]-[.G82];[.F82]-[.N82])" office:value-type="float" office:value="0.306283493812211" calcext:value-type="float">
            <text:p>0.306</text:p>
          </table:table-cell>
          <table:table-cell table:style-name="ce10" table:formula="of:=[.R82]*180/PI()-btoa+[.Q82]" office:value-type="float" office:value="-8.30355785115147" calcext:value-type="float">
            <text:p>-8.3</text:p>
          </table:table-cell>
          <table:table-cell/>
          <table:table-cell table:style-name="ce35" table:formula="of:=(-[.K82]-SQRT([.M82]))/(2*[.J82])" office:value-type="float" office:value="2.86197675442296" calcext:value-type="float">
            <text:p>2.86</text:p>
          </table:table-cell>
          <table:table-cell table:style-name="ce35" table:formula="of:=(bs*bs - bf*bf +[.F82]*[.F82]+[.G82]*[.G82]-bt*bt +[.U82]*(2*bt-2*[.F82]) ) /(2*[.G82])" office:value-type="float" office:value="-7.61981551846424" calcext:value-type="float">
            <text:p>-7.62</text:p>
          </table:table-cell>
          <table:table-cell table:style-name="ce35" table:formula="of:=ATAN2(([.U82]-bt);[.V82]*-1 )" office:value-type="float" office:value="1.57775481412848" calcext:value-type="float">
            <text:p>1.58</text:p>
          </table:table-cell>
          <table:table-cell table:style-name="ce15" table:formula="of:=[.W82]*180/PI()" office:value-type="float" office:value="90.3986919560094" calcext:value-type="float">
            <text:p>90.4</text:p>
          </table:table-cell>
          <table:table-cell table:style-name="ce45" table:formula="of:=ATAN2([.V82]-[.G82];[.F82]-[.U82])" office:value-type="float" office:value="1.41095346028967" calcext:value-type="float">
            <text:p>1.411</text:p>
          </table:table-cell>
          <table:table-cell table:style-name="ce37" table:formula="of:=[.Y82]*180/PI()-btoa" office:value-type="float" office:value="63.7784908328124" calcext:value-type="float">
            <text:p>63.8</text:p>
          </table:table-cell>
          <table:table-cell table:style-name="ce28" table:formula="of:=COS(RADIANS([.E82]))*(bt+bs*COS(RADIANS(-[.Q82])) + bf*SIN(RADIANS([.S82]-[.Q82]+btoa)))" office:value-type="float" office:value="13.78" calcext:value-type="float">
            <text:p>13.78</text:p>
          </table:table-cell>
          <table:table-cell table:style-name="ce28" table:formula="of:=-bs*SIN(RADIANS(+[.Q82])) - bf*COS(RADIANS([.S82]-[.Q82]+btoa))" office:value-type="float" office:value="-9.38" calcext:value-type="float">
            <text:p>-9.38</text:p>
          </table:table-cell>
          <table:table-cell table:style-name="ce28" table:formula="of:=SIN(RADIANS([.E82])) * (bt+bs*COS(RADIANS(-[.Q82])) + bf*SIN(RADIANS([.S82]-[.Q82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2" calcext:value-type="float">
            <text:p>-9.2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3];[.C83])" office:value-type="float" office:value="-0" calcext:value-type="float">
            <text:p>0.00</text:p>
          </table:table-cell>
          <table:table-cell table:style-name="ce37" table:formula="of:=[.D83]*180/PI()" office:value-type="float" office:value="-0" calcext:value-type="float">
            <text:p>0.0</text:p>
          </table:table-cell>
          <table:table-cell table:style-name="ce35" table:formula="of:=-1*([.C83]*SIN([.D83]*-1)-[.A83]*COS([.D83]*-1))" office:value-type="float" office:value="13.78" calcext:value-type="float">
            <text:p>13.78</text:p>
          </table:table-cell>
          <table:table-cell table:formula="of:=[.B83]" office:value-type="float" office:value="-9.2" calcext:value-type="float">
            <text:p>-9.2</text:p>
          </table:table-cell>
          <table:table-cell table:style-name="ce35" table:formula="of:=bs*bs-bf*bf+[.F83]*[.F83]+[.G83]*[.G83]-bt*bt" office:value-type="float" office:value="201.794094" calcext:value-type="float">
            <text:p>201.79</text:p>
          </table:table-cell>
          <table:table-cell table:style-name="ce35" table:formula="of:=2*bt-2*[.F83]" office:value-type="float" office:value="-21.73" calcext:value-type="float">
            <text:p>-21.73</text:p>
          </table:table-cell>
          <table:table-cell table:style-name="ce35" table:formula="of:=1+([.I83]*[.I83])/(4*[.G83]*[.G83])" office:value-type="float" office:value="2.3947096526465" calcext:value-type="float">
            <text:p>2.39</text:p>
          </table:table-cell>
          <table:table-cell table:style-name="ce35" table:formula="of:=(-2*bt)+(2*[.H83]*[.I83])/(4*[.G83]*[.G83])" office:value-type="float" office:value="-31.7337432810728" calcext:value-type="float">
            <text:p>-31.73</text:p>
          </table:table-cell>
          <table:table-cell table:style-name="ce35" table:formula="of:=bt*bt+([.H83]*[.H83])/(4*[.G83]*[.G83])-bs*bs" office:value-type="float" office:value="70.709456537337" calcext:value-type="float">
            <text:p>70.71</text:p>
          </table:table-cell>
          <table:table-cell table:style-name="ce11" table:formula="of:=[.K83]*[.K83]-4*[.J83]*[.L83]" office:value-type="float" office:value="329.715990215634" calcext:value-type="float">
            <text:p>329.7</text:p>
          </table:table-cell>
          <table:table-cell table:style-name="ce35" table:formula="of:=(-[.K83]+SQRT([.M83]))/(2*[.J83])" office:value-type="float" office:value="10.4170930609137" calcext:value-type="float">
            <text:p>10.42</text:p>
          </table:table-cell>
          <table:table-cell table:style-name="ce35" table:formula="of:=(bs*bs - bf*bf +[.F83]*[.F83]+[.G83]*[.G83]-bt*bt +[.N83]*(2*bt-2*[.F83]) ) /(2*[.G83])" office:value-type="float" office:value="1.33529012030733" calcext:value-type="float">
            <text:p>1.34</text:p>
          </table:table-cell>
          <table:table-cell table:style-name="ce35" table:formula="of:=ATAN2(([.N83]-bt);[.O83]*-1 )" office:value-type="float" office:value="-0.176144379214959" calcext:value-type="float">
            <text:p>-0.18</text:p>
          </table:table-cell>
          <table:table-cell table:style-name="ce43" table:formula="of:=[.P83]*180/PI()" office:value-type="float" office:value="-10.0923295139691" calcext:value-type="float">
            <text:p>-10.1</text:p>
          </table:table-cell>
          <table:table-cell table:style-name="ce18" table:formula="of:=ATAN2([.O83]-[.G83];[.F83]-[.N83])" office:value-type="float" office:value="0.308980733330743" calcext:value-type="float">
            <text:p>0.309</text:p>
          </table:table-cell>
          <table:table-cell table:style-name="ce10" table:formula="of:=[.R83]*180/PI()-btoa+[.Q83]" office:value-type="float" office:value="-9.45222507442523" calcext:value-type="float">
            <text:p>-9.5</text:p>
          </table:table-cell>
          <table:table-cell/>
          <table:table-cell table:style-name="ce35" table:formula="of:=(-[.K83]-SQRT([.M83]))/(2*[.J83])" office:value-type="float" office:value="2.83451063392352" calcext:value-type="float">
            <text:p>2.83</text:p>
          </table:table-cell>
          <table:table-cell table:style-name="ce35" table:formula="of:=(bs*bs - bf*bf +[.F83]*[.F83]+[.G83]*[.G83]-bt*bt +[.U83]*(2*bt-2*[.F83]) ) /(2*[.G83])" office:value-type="float" office:value="-7.61957488721967" calcext:value-type="float">
            <text:p>-7.62</text:p>
          </table:table-cell>
          <table:table-cell table:style-name="ce35" table:formula="of:=ATAN2(([.U83]-bt);[.V83]*-1 )" office:value-type="float" office:value="1.58135943216485" calcext:value-type="float">
            <text:p>1.58</text:p>
          </table:table-cell>
          <table:table-cell table:style-name="ce15" table:formula="of:=[.W83]*180/PI()" office:value-type="float" office:value="90.6052213562506" calcext:value-type="float">
            <text:p>90.6</text:p>
          </table:table-cell>
          <table:table-cell table:style-name="ce45" table:formula="of:=ATAN2([.V83]-[.G83];[.F83]-[.U83])" office:value-type="float" office:value="1.42739686730916" calcext:value-type="float">
            <text:p>1.427</text:p>
          </table:table-cell>
          <table:table-cell table:style-name="ce37" table:formula="of:=[.Y83]*180/PI()-btoa" office:value-type="float" office:value="64.720628655845" calcext:value-type="float">
            <text:p>64.7</text:p>
          </table:table-cell>
          <table:table-cell table:style-name="ce28" table:formula="of:=COS(RADIANS([.E83]))*(bt+bs*COS(RADIANS(-[.Q83])) + bf*SIN(RADIANS([.S83]-[.Q83]+btoa)))" office:value-type="float" office:value="13.78" calcext:value-type="float">
            <text:p>13.78</text:p>
          </table:table-cell>
          <table:table-cell table:style-name="ce28" table:formula="of:=-bs*SIN(RADIANS(+[.Q83])) - bf*COS(RADIANS([.S83]-[.Q83]+btoa))" office:value-type="float" office:value="-9.2" calcext:value-type="float">
            <text:p>-9.20</text:p>
          </table:table-cell>
          <table:table-cell table:style-name="ce28" table:formula="of:=SIN(RADIANS([.E83])) * (bt+bs*COS(RADIANS(-[.Q83])) + bf*SIN(RADIANS([.S83]-[.Q83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9.03" calcext:value-type="float">
            <text:p>-9.0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4];[.C84])" office:value-type="float" office:value="-0" calcext:value-type="float">
            <text:p>0.00</text:p>
          </table:table-cell>
          <table:table-cell table:style-name="ce37" table:formula="of:=[.D84]*180/PI()" office:value-type="float" office:value="-0" calcext:value-type="float">
            <text:p>0.0</text:p>
          </table:table-cell>
          <table:table-cell table:style-name="ce35" table:formula="of:=-1*([.C84]*SIN([.D84]*-1)-[.A84]*COS([.D84]*-1))" office:value-type="float" office:value="13.78" calcext:value-type="float">
            <text:p>13.78</text:p>
          </table:table-cell>
          <table:table-cell table:formula="of:=[.B84]" office:value-type="float" office:value="-9.03" calcext:value-type="float">
            <text:p>-9.03</text:p>
          </table:table-cell>
          <table:table-cell table:style-name="ce35" table:formula="of:=bs*bs-bf*bf+[.F84]*[.F84]+[.G84]*[.G84]-bt*bt" office:value-type="float" office:value="198.694994" calcext:value-type="float">
            <text:p>198.69</text:p>
          </table:table-cell>
          <table:table-cell table:style-name="ce35" table:formula="of:=2*bt-2*[.F84]" office:value-type="float" office:value="-21.73" calcext:value-type="float">
            <text:p>-21.73</text:p>
          </table:table-cell>
          <table:table-cell table:style-name="ce35" table:formula="of:=1+([.I84]*[.I84])/(4*[.G84]*[.G84])" office:value-type="float" office:value="2.44771795503851" calcext:value-type="float">
            <text:p>2.45</text:p>
          </table:table-cell>
          <table:table-cell table:style-name="ce35" table:formula="of:=(-2*bt)+(2*[.H84]*[.I84])/(4*[.G84]*[.G84])" office:value-type="float" office:value="-32.3053161886857" calcext:value-type="float">
            <text:p>-32.31</text:p>
          </table:table-cell>
          <table:table-cell table:style-name="ce35" table:formula="of:=bt*bt+([.H84]*[.H84])/(4*[.G84]*[.G84])-bs*bs" office:value-type="float" office:value="71.475457104441" calcext:value-type="float">
            <text:p>71.48</text:p>
          </table:table-cell>
          <table:table-cell table:style-name="ce11" table:formula="of:=[.K84]*[.K84]-4*[.J84]*[.L84]" office:value-type="float" office:value="343.826415254456" calcext:value-type="float">
            <text:p>343.8</text:p>
          </table:table-cell>
          <table:table-cell table:style-name="ce35" table:formula="of:=(-[.K84]+SQRT([.M84]))/(2*[.J84])" office:value-type="float" office:value="10.3867916957926" calcext:value-type="float">
            <text:p>10.39</text:p>
          </table:table-cell>
          <table:table-cell table:style-name="ce35" table:formula="of:=(bs*bs - bf*bf +[.F84]*[.F84]+[.G84]*[.G84]-bt*bt +[.N84]*(2*bt-2*[.F84]) ) /(2*[.G84])" office:value-type="float" office:value="1.49556974250124" calcext:value-type="float">
            <text:p>1.50</text:p>
          </table:table-cell>
          <table:table-cell table:style-name="ce35" table:formula="of:=ATAN2(([.N84]-bt);[.O84]*-1 )" office:value-type="float" office:value="-0.197551449444783" calcext:value-type="float">
            <text:p>-0.20</text:p>
          </table:table-cell>
          <table:table-cell table:style-name="ce43" table:formula="of:=[.P84]*180/PI()" office:value-type="float" office:value="-11.3188642898781" calcext:value-type="float">
            <text:p>-11.3</text:p>
          </table:table-cell>
          <table:table-cell table:style-name="ce18" table:formula="of:=ATAN2([.O84]-[.G84];[.F84]-[.N84])" office:value-type="float" office:value="0.311858236377676" calcext:value-type="float">
            <text:p>0.312</text:p>
          </table:table-cell>
          <table:table-cell table:style-name="ce10" table:formula="of:=[.R84]*180/PI()-btoa+[.Q84]" office:value-type="float" office:value="-10.513891070209" calcext:value-type="float">
            <text:p>-10.5</text:p>
          </table:table-cell>
          <table:table-cell/>
          <table:table-cell table:style-name="ce35" table:formula="of:=(-[.K84]-SQRT([.M84]))/(2*[.J84])" office:value-type="float" office:value="2.81134501035312" calcext:value-type="float">
            <text:p>2.81</text:p>
          </table:table-cell>
          <table:table-cell table:style-name="ce35" table:formula="of:=(bs*bs - bf*bf +[.F84]*[.F84]+[.G84]*[.G84]-bt*bt +[.U84]*(2*bt-2*[.F84]) ) /(2*[.G84])" office:value-type="float" office:value="-7.61929495708896" calcext:value-type="float">
            <text:p>-7.62</text:p>
          </table:table-cell>
          <table:table-cell table:style-name="ce35" table:formula="of:=ATAN2(([.U84]-bt);[.V84]*-1 )" office:value-type="float" office:value="1.5843997633656" calcext:value-type="float">
            <text:p>1.58</text:p>
          </table:table-cell>
          <table:table-cell table:style-name="ce15" table:formula="of:=[.W84]*180/PI()" office:value-type="float" office:value="90.7794195023753" calcext:value-type="float">
            <text:p>90.8</text:p>
          </table:table-cell>
          <table:table-cell table:style-name="ce45" table:formula="of:=ATAN2([.V84]-[.G84];[.F84]-[.U84])" office:value-type="float" office:value="1.4428861032913" calcext:value-type="float">
            <text:p>1.443</text:p>
          </table:table-cell>
          <table:table-cell table:style-name="ce37" table:formula="of:=[.Y84]*180/PI()-btoa" office:value-type="float" office:value="65.6080965055039" calcext:value-type="float">
            <text:p>65.6</text:p>
          </table:table-cell>
          <table:table-cell table:style-name="ce28" table:formula="of:=COS(RADIANS([.E84]))*(bt+bs*COS(RADIANS(-[.Q84])) + bf*SIN(RADIANS([.S84]-[.Q84]+btoa)))" office:value-type="float" office:value="13.78" calcext:value-type="float">
            <text:p>13.78</text:p>
          </table:table-cell>
          <table:table-cell table:style-name="ce28" table:formula="of:=-bs*SIN(RADIANS(+[.Q84])) - bf*COS(RADIANS([.S84]-[.Q84]+btoa))" office:value-type="float" office:value="-9.03" calcext:value-type="float">
            <text:p>-9.03</text:p>
          </table:table-cell>
          <table:table-cell table:style-name="ce28" table:formula="of:=SIN(RADIANS([.E84])) * (bt+bs*COS(RADIANS(-[.Q84])) + bf*SIN(RADIANS([.S84]-[.Q84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85" calcext:value-type="float">
            <text:p>-8.8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5];[.C85])" office:value-type="float" office:value="-0" calcext:value-type="float">
            <text:p>0.00</text:p>
          </table:table-cell>
          <table:table-cell table:style-name="ce37" table:formula="of:=[.D85]*180/PI()" office:value-type="float" office:value="-0" calcext:value-type="float">
            <text:p>0.0</text:p>
          </table:table-cell>
          <table:table-cell table:style-name="ce35" table:formula="of:=-1*([.C85]*SIN([.D85]*-1)-[.A85]*COS([.D85]*-1))" office:value-type="float" office:value="13.78" calcext:value-type="float">
            <text:p>13.78</text:p>
          </table:table-cell>
          <table:table-cell table:formula="of:=[.B85]" office:value-type="float" office:value="-8.85" calcext:value-type="float">
            <text:p>-8.85</text:p>
          </table:table-cell>
          <table:table-cell table:style-name="ce35" table:formula="of:=bs*bs-bf*bf+[.F85]*[.F85]+[.G85]*[.G85]-bt*bt" office:value-type="float" office:value="195.476594" calcext:value-type="float">
            <text:p>195.48</text:p>
          </table:table-cell>
          <table:table-cell table:style-name="ce35" table:formula="of:=2*bt-2*[.F85]" office:value-type="float" office:value="-21.73" calcext:value-type="float">
            <text:p>-21.73</text:p>
          </table:table-cell>
          <table:table-cell table:style-name="ce35" table:formula="of:=1+([.I85]*[.I85])/(4*[.G85]*[.G85])" office:value-type="float" office:value="2.50720706055093" calcext:value-type="float">
            <text:p>2.51</text:p>
          </table:table-cell>
          <table:table-cell table:style-name="ce35" table:formula="of:=(-2*bt)+(2*[.H85]*[.I85])/(4*[.G85]*[.G85])" office:value-type="float" office:value="-32.9467696869993" calcext:value-type="float">
            <text:p>-32.95</text:p>
          </table:table-cell>
          <table:table-cell table:style-name="ce35" table:formula="of:=bt*bt+([.H85]*[.H85])/(4*[.G85]*[.G85])-bs*bs" office:value-type="float" office:value="72.4000081269457" calcext:value-type="float">
            <text:p>72.40</text:p>
          </table:table-cell>
          <table:table-cell table:style-name="ce11" table:formula="of:=[.K85]*[.K85]-4*[.J85]*[.L85]" office:value-type="float" office:value="359.402386568882" calcext:value-type="float">
            <text:p>359.4</text:p>
          </table:table-cell>
          <table:table-cell table:style-name="ce35" table:formula="of:=(-[.K85]+SQRT([.M85]))/(2*[.J85])" office:value-type="float" office:value="10.3510957325383" calcext:value-type="float">
            <text:p>10.35</text:p>
          </table:table-cell>
          <table:table-cell table:style-name="ce35" table:formula="of:=(bs*bs - bf*bf +[.F85]*[.F85]+[.G85]*[.G85]-bt*bt +[.N85]*(2*bt-2*[.F85]) ) /(2*[.G85])" office:value-type="float" office:value="1.66399526938181" calcext:value-type="float">
            <text:p>1.66</text:p>
          </table:table-cell>
          <table:table-cell table:style-name="ce35" table:formula="of:=ATAN2(([.N85]-bt);[.O85]*-1 )" office:value-type="float" office:value="-0.220145980339469" calcext:value-type="float">
            <text:p>-0.22</text:p>
          </table:table-cell>
          <table:table-cell table:style-name="ce43" table:formula="of:=[.P85]*180/PI()" office:value-type="float" office:value="-12.6134355502216" calcext:value-type="float">
            <text:p>-12.6</text:p>
          </table:table-cell>
          <table:table-cell table:style-name="ce18" table:formula="of:=ATAN2([.O85]-[.G85];[.F85]-[.N85])" office:value-type="float" office:value="0.315251455675125" calcext:value-type="float">
            <text:p>0.315</text:p>
          </table:table-cell>
          <table:table-cell table:style-name="ce10" table:formula="of:=[.R85]*180/PI()-btoa+[.Q85]" office:value-type="float" office:value="-11.6140451858462" calcext:value-type="float">
            <text:p>-11.6</text:p>
          </table:table-cell>
          <table:table-cell/>
          <table:table-cell table:style-name="ce35" table:formula="of:=(-[.K85]-SQRT([.M85]))/(2*[.J85])" office:value-type="float" office:value="2.78972945314043" calcext:value-type="float">
            <text:p>2.79</text:p>
          </table:table-cell>
          <table:table-cell table:style-name="ce35" table:formula="of:=(bs*bs - bf*bf +[.F85]*[.F85]+[.G85]*[.G85]-bt*bt +[.U85]*(2*bt-2*[.F85]) ) /(2*[.G85])" office:value-type="float" office:value="-7.61897022504285" calcext:value-type="float">
            <text:p>-7.62</text:p>
          </table:table-cell>
          <table:table-cell table:style-name="ce35" table:formula="of:=ATAN2(([.U85]-bt);[.V85]*-1 )" office:value-type="float" office:value="1.58723677170696" calcext:value-type="float">
            <text:p>1.59</text:p>
          </table:table-cell>
          <table:table-cell table:style-name="ce15" table:formula="of:=[.W85]*180/PI()" office:value-type="float" office:value="90.9419681067784" calcext:value-type="float">
            <text:p>90.9</text:p>
          </table:table-cell>
          <table:table-cell table:style-name="ce45" table:formula="of:=ATAN2([.V85]-[.G85];[.F85]-[.U85])" office:value-type="float" office:value="1.45925040654718" calcext:value-type="float">
            <text:p>1.459</text:p>
          </table:table-cell>
          <table:table-cell table:style-name="ce37" table:formula="of:=[.Y85]*180/PI()-btoa" office:value-type="float" office:value="66.5457020167381" calcext:value-type="float">
            <text:p>66.5</text:p>
          </table:table-cell>
          <table:table-cell table:style-name="ce28" table:formula="of:=COS(RADIANS([.E85]))*(bt+bs*COS(RADIANS(-[.Q85])) + bf*SIN(RADIANS([.S85]-[.Q85]+btoa)))" office:value-type="float" office:value="13.78" calcext:value-type="float">
            <text:p>13.78</text:p>
          </table:table-cell>
          <table:table-cell table:style-name="ce28" table:formula="of:=-bs*SIN(RADIANS(+[.Q85])) - bf*COS(RADIANS([.S85]-[.Q85]+btoa))" office:value-type="float" office:value="-8.85" calcext:value-type="float">
            <text:p>-8.85</text:p>
          </table:table-cell>
          <table:table-cell table:style-name="ce28" table:formula="of:=SIN(RADIANS([.E85])) * (bt+bs*COS(RADIANS(-[.Q85])) + bf*SIN(RADIANS([.S85]-[.Q85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68" calcext:value-type="float">
            <text:p>-8.6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6];[.C86])" office:value-type="float" office:value="-0" calcext:value-type="float">
            <text:p>0.00</text:p>
          </table:table-cell>
          <table:table-cell table:style-name="ce37" table:formula="of:=[.D86]*180/PI()" office:value-type="float" office:value="-0" calcext:value-type="float">
            <text:p>0.0</text:p>
          </table:table-cell>
          <table:table-cell table:style-name="ce35" table:formula="of:=-1*([.C86]*SIN([.D86]*-1)-[.A86]*COS([.D86]*-1))" office:value-type="float" office:value="13.78" calcext:value-type="float">
            <text:p>13.78</text:p>
          </table:table-cell>
          <table:table-cell table:formula="of:=[.B86]" office:value-type="float" office:value="-8.68" calcext:value-type="float">
            <text:p>-8.68</text:p>
          </table:table-cell>
          <table:table-cell table:style-name="ce35" table:formula="of:=bs*bs-bf*bf+[.F86]*[.F86]+[.G86]*[.G86]-bt*bt" office:value-type="float" office:value="192.496494" calcext:value-type="float">
            <text:p>192.50</text:p>
          </table:table-cell>
          <table:table-cell table:style-name="ce35" table:formula="of:=2*bt-2*[.F86]" office:value-type="float" office:value="-21.73" calcext:value-type="float">
            <text:p>-21.73</text:p>
          </table:table-cell>
          <table:table-cell table:style-name="ce35" table:formula="of:=1+([.I86]*[.I86])/(4*[.G86]*[.G86])" office:value-type="float" office:value="2.56682326286394" calcext:value-type="float">
            <text:p>2.57</text:p>
          </table:table-cell>
          <table:table-cell table:style-name="ce35" table:formula="of:=(-2*bt)+(2*[.H86]*[.I86])/(4*[.G86]*[.G86])" office:value-type="float" office:value="-33.589593632669" calcext:value-type="float">
            <text:p>-33.59</text:p>
          </table:table-cell>
          <table:table-cell table:style-name="ce35" table:formula="of:=bt*bt+([.H86]*[.H86])/(4*[.G86]*[.G86])-bs*bs" office:value-type="float" office:value="73.387828431972" calcext:value-type="float">
            <text:p>73.39</text:p>
          </table:table-cell>
          <table:table-cell table:style-name="ce11" table:formula="of:=[.K86]*[.K86]-4*[.J86]*[.L86]" office:value-type="float" office:value="374.766459486824" calcext:value-type="float">
            <text:p>374.8</text:p>
          </table:table-cell>
          <table:table-cell table:style-name="ce35" table:formula="of:=(-[.K86]+SQRT([.M86]))/(2*[.J86])" office:value-type="float" office:value="10.3140095776177" calcext:value-type="float">
            <text:p>10.31</text:p>
          </table:table-cell>
          <table:table-cell table:style-name="ce35" table:formula="of:=(bs*bs - bf*bf +[.F86]*[.F86]+[.G86]*[.G86]-bt*bt +[.N86]*(2*bt-2*[.F86]) ) /(2*[.G86])" office:value-type="float" office:value="1.82182800239815" calcext:value-type="float">
            <text:p>1.82</text:p>
          </table:table-cell>
          <table:table-cell table:style-name="ce35" table:formula="of:=ATAN2(([.N86]-bt);[.O86]*-1 )" office:value-type="float" office:value="-0.241423453606544" calcext:value-type="float">
            <text:p>-0.24</text:p>
          </table:table-cell>
          <table:table-cell table:style-name="ce43" table:formula="of:=[.P86]*180/PI()" office:value-type="float" office:value="-13.8325449671274" calcext:value-type="float">
            <text:p>-13.8</text:p>
          </table:table-cell>
          <table:table-cell table:style-name="ce18" table:formula="of:=ATAN2([.O86]-[.G86];[.F86]-[.N86])" office:value-type="float" office:value="0.318780807434952" calcext:value-type="float">
            <text:p>0.319</text:p>
          </table:table-cell>
          <table:table-cell table:style-name="ce10" table:formula="of:=[.R86]*180/PI()-btoa+[.Q86]" office:value-type="float" office:value="-12.6309376424969" calcext:value-type="float">
            <text:p>-12.6</text:p>
          </table:table-cell>
          <table:table-cell/>
          <table:table-cell table:style-name="ce35" table:formula="of:=(-[.K86]-SQRT([.M86]))/(2*[.J86])" office:value-type="float" office:value="2.77204668446846" calcext:value-type="float">
            <text:p>2.77</text:p>
          </table:table-cell>
          <table:table-cell table:style-name="ce35" table:formula="of:=(bs*bs - bf*bf +[.F86]*[.F86]+[.G86]*[.G86]-bt*bt +[.U86]*(2*bt-2*[.F86]) ) /(2*[.G86])" office:value-type="float" office:value="-7.61865896005187" calcext:value-type="float">
            <text:p>-7.62</text:p>
          </table:table-cell>
          <table:table-cell table:style-name="ce35" table:formula="of:=ATAN2(([.U86]-bt);[.V86]*-1 )" office:value-type="float" office:value="1.58955770503845" calcext:value-type="float">
            <text:p>1.59</text:p>
          </table:table-cell>
          <table:table-cell table:style-name="ce15" table:formula="of:=[.W86]*180/PI()" office:value-type="float" office:value="91.0749477912039" calcext:value-type="float">
            <text:p>91.1</text:p>
          </table:table-cell>
          <table:table-cell table:style-name="ce45" table:formula="of:=ATAN2([.V86]-[.G86];[.F86]-[.U86])" office:value-type="float" office:value="1.47467759472294" calcext:value-type="float">
            <text:p>1.475</text:p>
          </table:table-cell>
          <table:table-cell table:style-name="ce37" table:formula="of:=[.Y86]*180/PI()-btoa" office:value-type="float" office:value="67.4296147889632" calcext:value-type="float">
            <text:p>67.4</text:p>
          </table:table-cell>
          <table:table-cell table:style-name="ce28" table:formula="of:=COS(RADIANS([.E86]))*(bt+bs*COS(RADIANS(-[.Q86])) + bf*SIN(RADIANS([.S86]-[.Q86]+btoa)))" office:value-type="float" office:value="13.78" calcext:value-type="float">
            <text:p>13.78</text:p>
          </table:table-cell>
          <table:table-cell table:style-name="ce28" table:formula="of:=-bs*SIN(RADIANS(+[.Q86])) - bf*COS(RADIANS([.S86]-[.Q86]+btoa))" office:value-type="float" office:value="-8.68" calcext:value-type="float">
            <text:p>-8.68</text:p>
          </table:table-cell>
          <table:table-cell table:style-name="ce28" table:formula="of:=SIN(RADIANS([.E86])) * (bt+bs*COS(RADIANS(-[.Q86])) + bf*SIN(RADIANS([.S86]-[.Q86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5" calcext:value-type="float">
            <text:p>-8.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7];[.C87])" office:value-type="float" office:value="-0" calcext:value-type="float">
            <text:p>0.00</text:p>
          </table:table-cell>
          <table:table-cell table:style-name="ce37" table:formula="of:=[.D87]*180/PI()" office:value-type="float" office:value="-0" calcext:value-type="float">
            <text:p>0.0</text:p>
          </table:table-cell>
          <table:table-cell table:style-name="ce35" table:formula="of:=-1*([.C87]*SIN([.D87]*-1)-[.A87]*COS([.D87]*-1))" office:value-type="float" office:value="13.78" calcext:value-type="float">
            <text:p>13.78</text:p>
          </table:table-cell>
          <table:table-cell table:formula="of:=[.B87]" office:value-type="float" office:value="-8.5" calcext:value-type="float">
            <text:p>-8.5</text:p>
          </table:table-cell>
          <table:table-cell table:style-name="ce35" table:formula="of:=bs*bs-bf*bf+[.F87]*[.F87]+[.G87]*[.G87]-bt*bt" office:value-type="float" office:value="189.404094" calcext:value-type="float">
            <text:p>189.40</text:p>
          </table:table-cell>
          <table:table-cell table:style-name="ce35" table:formula="of:=2*bt-2*[.F87]" office:value-type="float" office:value="-21.73" calcext:value-type="float">
            <text:p>-21.73</text:p>
          </table:table-cell>
          <table:table-cell table:style-name="ce35" table:formula="of:=1+([.I87]*[.I87])/(4*[.G87]*[.G87])" office:value-type="float" office:value="2.63388546712803" calcext:value-type="float">
            <text:p>2.63</text:p>
          </table:table-cell>
          <table:table-cell table:style-name="ce35" table:formula="of:=(-2*bt)+(2*[.H87]*[.I87])/(4*[.G87]*[.G87])" office:value-type="float" office:value="-34.3127056236678" calcext:value-type="float">
            <text:p>-34.31</text:p>
          </table:table-cell>
          <table:table-cell table:style-name="ce35" table:formula="of:=bt*bt+([.H87]*[.H87])/(4*[.G87]*[.G87])-bs*bs" office:value-type="float" office:value="74.5640043216638" calcext:value-type="float">
            <text:p>74.56</text:p>
          </table:table-cell>
          <table:table-cell table:style-name="ce11" table:formula="of:=[.K87]*[.K87]-4*[.J87]*[.L87]" office:value-type="float" office:value="391.789577801678" calcext:value-type="float">
            <text:p>391.8</text:p>
          </table:table-cell>
          <table:table-cell table:style-name="ce35" table:formula="of:=(-[.K87]+SQRT([.M87]))/(2*[.J87])" office:value-type="float" office:value="10.2712098714752" calcext:value-type="float">
            <text:p>10.27</text:p>
          </table:table-cell>
          <table:table-cell table:style-name="ce35" table:formula="of:=(bs*bs - bf*bf +[.F87]*[.F87]+[.G87]*[.G87]-bt*bt +[.N87]*(2*bt-2*[.F87]) ) /(2*[.G87])" office:value-type="float" office:value="1.98760567689149" calcext:value-type="float">
            <text:p>1.99</text:p>
          </table:table-cell>
          <table:table-cell table:style-name="ce35" table:formula="of:=ATAN2(([.N87]-bt);[.O87]*-1 )" office:value-type="float" office:value="-0.263892885559237" calcext:value-type="float">
            <text:p>-0.26</text:p>
          </table:table-cell>
          <table:table-cell table:style-name="ce43" table:formula="of:=[.P87]*180/PI()" office:value-type="float" office:value="-15.1199485860731" calcext:value-type="float">
            <text:p>-15.1</text:p>
          </table:table-cell>
          <table:table-cell table:style-name="ce18" table:formula="of:=ATAN2([.O87]-[.G87];[.F87]-[.N87])" office:value-type="float" office:value="0.322859016259146" calcext:value-type="float">
            <text:p>0.323</text:p>
          </table:table-cell>
          <table:table-cell table:style-name="ce10" table:formula="of:=[.R87]*180/PI()-btoa+[.Q87]" office:value-type="float" office:value="-13.6846771078433" calcext:value-type="float">
            <text:p>-13.7</text:p>
          </table:table-cell>
          <table:table-cell/>
          <table:table-cell table:style-name="ce35" table:formula="of:=(-[.K87]-SQRT([.M87]))/(2*[.J87])" office:value-type="float" office:value="2.75620003374071" calcext:value-type="float">
            <text:p>2.76</text:p>
          </table:table-cell>
          <table:table-cell table:style-name="ce35" table:formula="of:=(bs*bs - bf*bf +[.F87]*[.F87]+[.G87]*[.G87]-bt*bt +[.U87]*(2*bt-2*[.F87]) ) /(2*[.G87])" office:value-type="float" office:value="-7.61834513334202" calcext:value-type="float">
            <text:p>-7.62</text:p>
          </table:table-cell>
          <table:table-cell table:style-name="ce35" table:formula="of:=ATAN2(([.U87]-bt);[.V87]*-1 )" office:value-type="float" office:value="1.59163772613935" calcext:value-type="float">
            <text:p>1.59</text:p>
          </table:table-cell>
          <table:table-cell table:style-name="ce15" table:formula="of:=[.W87]*180/PI()" office:value-type="float" office:value="91.1941242215837" calcext:value-type="float">
            <text:p>91.2</text:p>
          </table:table-cell>
          <table:table-cell table:style-name="ce45" table:formula="of:=ATAN2([.V87]-[.G87];[.F87]-[.U87])" office:value-type="float" office:value="1.49098879675054" calcext:value-type="float">
            <text:p>1.491</text:p>
          </table:table-cell>
          <table:table-cell table:style-name="ce37" table:formula="of:=[.Y87]*180/PI()-btoa" office:value-type="float" office:value="68.3641778239299" calcext:value-type="float">
            <text:p>68.4</text:p>
          </table:table-cell>
          <table:table-cell table:style-name="ce28" table:formula="of:=COS(RADIANS([.E87]))*(bt+bs*COS(RADIANS(-[.Q87])) + bf*SIN(RADIANS([.S87]-[.Q87]+btoa)))" office:value-type="float" office:value="13.78" calcext:value-type="float">
            <text:p>13.78</text:p>
          </table:table-cell>
          <table:table-cell table:style-name="ce28" table:formula="of:=-bs*SIN(RADIANS(+[.Q87])) - bf*COS(RADIANS([.S87]-[.Q87]+btoa))" office:value-type="float" office:value="-8.5" calcext:value-type="float">
            <text:p>-8.50</text:p>
          </table:table-cell>
          <table:table-cell table:style-name="ce28" table:formula="of:=SIN(RADIANS([.E87])) * (bt+bs*COS(RADIANS(-[.Q87])) + bf*SIN(RADIANS([.S87]-[.Q87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33" calcext:value-type="float">
            <text:p>-8.3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8];[.C88])" office:value-type="float" office:value="-0" calcext:value-type="float">
            <text:p>0.00</text:p>
          </table:table-cell>
          <table:table-cell table:style-name="ce37" table:formula="of:=[.D88]*180/PI()" office:value-type="float" office:value="-0" calcext:value-type="float">
            <text:p>0.0</text:p>
          </table:table-cell>
          <table:table-cell table:style-name="ce35" table:formula="of:=-1*([.C88]*SIN([.D88]*-1)-[.A88]*COS([.D88]*-1))" office:value-type="float" office:value="13.78" calcext:value-type="float">
            <text:p>13.78</text:p>
          </table:table-cell>
          <table:table-cell table:formula="of:=[.B88]" office:value-type="float" office:value="-8.33" calcext:value-type="float">
            <text:p>-8.33</text:p>
          </table:table-cell>
          <table:table-cell table:style-name="ce35" table:formula="of:=bs*bs-bf*bf+[.F88]*[.F88]+[.G88]*[.G88]-bt*bt" office:value-type="float" office:value="186.542994" calcext:value-type="float">
            <text:p>186.54</text:p>
          </table:table-cell>
          <table:table-cell table:style-name="ce35" table:formula="of:=2*bt-2*[.F88]" office:value-type="float" office:value="-21.73" calcext:value-type="float">
            <text:p>-21.73</text:p>
          </table:table-cell>
          <table:table-cell table:style-name="ce35" table:formula="of:=1+([.I88]*[.I88])/(4*[.G88]*[.G88])" office:value-type="float" office:value="2.70125517193672" calcext:value-type="float">
            <text:p>2.70</text:p>
          </table:table-cell>
          <table:table-cell table:style-name="ce35" table:formula="of:=(-2*bt)+(2*[.H88]*[.I88])/(4*[.G88]*[.G88])" office:value-type="float" office:value="-35.0391333024446" calcext:value-type="float">
            <text:p>-35.04</text:p>
          </table:table-cell>
          <table:table-cell table:style-name="ce35" table:formula="of:=bt*bt+([.H88]*[.H88])/(4*[.G88]*[.G88])-bs*bs" office:value-type="float" office:value="75.8069432324696" calcext:value-type="float">
            <text:p>75.81</text:p>
          </table:table-cell>
          <table:table-cell table:style-name="ce11" table:formula="of:=[.K88]*[.K88]-4*[.J88]*[.L88]" office:value-type="float" office:value="408.645272684796" calcext:value-type="float">
            <text:p>408.6</text:p>
          </table:table-cell>
          <table:table-cell table:style-name="ce35" table:formula="of:=(-[.K88]+SQRT([.M88]))/(2*[.J88])" office:value-type="float" office:value="10.2274880066491" calcext:value-type="float">
            <text:p>10.23</text:p>
          </table:table-cell>
          <table:table-cell table:style-name="ce35" table:formula="of:=(bs*bs - bf*bf +[.F88]*[.F88]+[.G88]*[.G88]-bt*bt +[.N88]*(2*bt-2*[.F88]) ) /(2*[.G88])" office:value-type="float" office:value="2.14287637361858" calcext:value-type="float">
            <text:p>2.14</text:p>
          </table:table-cell>
          <table:table-cell table:style-name="ce35" table:formula="of:=ATAN2(([.N88]-bt);[.O88]*-1 )" office:value-type="float" office:value="-0.285062439838679" calcext:value-type="float">
            <text:p>-0.29</text:p>
          </table:table-cell>
          <table:table-cell table:style-name="ce43" table:formula="of:=[.P88]*180/PI()" office:value-type="float" office:value="-16.3328747004583" calcext:value-type="float">
            <text:p>-16.3</text:p>
          </table:table-cell>
          <table:table-cell table:style-name="ce18" table:formula="of:=ATAN2([.O88]-[.G88];[.F88]-[.N88])" office:value-type="float" office:value="0.327030847928735" calcext:value-type="float">
            <text:p>0.327</text:p>
          </table:table-cell>
          <table:table-cell table:style-name="ce10" table:formula="of:=[.R88]*180/PI()-btoa+[.Q88]" office:value-type="float" office:value="-14.658574874722" calcext:value-type="float">
            <text:p>-14.7</text:p>
          </table:table-cell>
          <table:table-cell/>
          <table:table-cell table:style-name="ce35" table:formula="of:=(-[.K88]-SQRT([.M88]))/(2*[.J88])" office:value-type="float" office:value="2.74393863473795" calcext:value-type="float">
            <text:p>2.74</text:p>
          </table:table-cell>
          <table:table-cell table:style-name="ce35" table:formula="of:=(bs*bs - bf*bf +[.F88]*[.F88]+[.G88]*[.G88]-bt*bt +[.U88]*(2*bt-2*[.F88]) ) /(2*[.G88])" office:value-type="float" office:value="-7.61807967990062" calcext:value-type="float">
            <text:p>-7.62</text:p>
          </table:table-cell>
          <table:table-cell table:style-name="ce35" table:formula="of:=ATAN2(([.U88]-bt);[.V88]*-1 )" office:value-type="float" office:value="1.5932472108454" calcext:value-type="float">
            <text:p>1.59</text:p>
          </table:table-cell>
          <table:table-cell table:style-name="ce15" table:formula="of:=[.W88]*180/PI()" office:value-type="float" office:value="91.2863409024311" calcext:value-type="float">
            <text:p>91.3</text:p>
          </table:table-cell>
          <table:table-cell table:style-name="ce45" table:formula="of:=ATAN2([.V88]-[.G88];[.F88]-[.U88])" office:value-type="float" office:value="1.50637703465434" calcext:value-type="float">
            <text:p>1.506</text:p>
          </table:table-cell>
          <table:table-cell table:style-name="ce37" table:formula="of:=[.Y88]*180/PI()-btoa" office:value-type="float" office:value="69.2458589099611" calcext:value-type="float">
            <text:p>69.2</text:p>
          </table:table-cell>
          <table:table-cell table:style-name="ce28" table:formula="of:=COS(RADIANS([.E88]))*(bt+bs*COS(RADIANS(-[.Q88])) + bf*SIN(RADIANS([.S88]-[.Q88]+btoa)))" office:value-type="float" office:value="13.78" calcext:value-type="float">
            <text:p>13.78</text:p>
          </table:table-cell>
          <table:table-cell table:style-name="ce28" table:formula="of:=-bs*SIN(RADIANS(+[.Q88])) - bf*COS(RADIANS([.S88]-[.Q88]+btoa))" office:value-type="float" office:value="-8.33" calcext:value-type="float">
            <text:p>-8.33</text:p>
          </table:table-cell>
          <table:table-cell table:style-name="ce28" table:formula="of:=SIN(RADIANS([.E88])) * (bt+bs*COS(RADIANS(-[.Q88])) + bf*SIN(RADIANS([.S88]-[.Q88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8.15" calcext:value-type="float">
            <text:p>-8.1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89];[.C89])" office:value-type="float" office:value="-0" calcext:value-type="float">
            <text:p>0.00</text:p>
          </table:table-cell>
          <table:table-cell table:style-name="ce37" table:formula="of:=[.D89]*180/PI()" office:value-type="float" office:value="-0" calcext:value-type="float">
            <text:p>0.0</text:p>
          </table:table-cell>
          <table:table-cell table:style-name="ce35" table:formula="of:=-1*([.C89]*SIN([.D89]*-1)-[.A89]*COS([.D89]*-1))" office:value-type="float" office:value="13.78" calcext:value-type="float">
            <text:p>13.78</text:p>
          </table:table-cell>
          <table:table-cell table:formula="of:=[.B89]" office:value-type="float" office:value="-8.15" calcext:value-type="float">
            <text:p>-8.15</text:p>
          </table:table-cell>
          <table:table-cell table:style-name="ce35" table:formula="of:=bs*bs-bf*bf+[.F89]*[.F89]+[.G89]*[.G89]-bt*bt" office:value-type="float" office:value="183.576594" calcext:value-type="float">
            <text:p>183.58</text:p>
          </table:table-cell>
          <table:table-cell table:style-name="ce35" table:formula="of:=2*bt-2*[.F89]" office:value-type="float" office:value="-21.73" calcext:value-type="float">
            <text:p>-21.73</text:p>
          </table:table-cell>
          <table:table-cell table:style-name="ce35" table:formula="of:=1+([.I89]*[.I89])/(4*[.G89]*[.G89])" office:value-type="float" office:value="2.77723248899093" calcext:value-type="float">
            <text:p>2.78</text:p>
          </table:table-cell>
          <table:table-cell table:style-name="ce35" table:formula="of:=(-2*bt)+(2*[.H89]*[.I89])/(4*[.G89]*[.G89])" office:value-type="float" office:value="-35.8583743281268" calcext:value-type="float">
            <text:p>-35.86</text:p>
          </table:table-cell>
          <table:table-cell table:style-name="ce35" table:formula="of:=bt*bt+([.H89]*[.H89])/(4*[.G89]*[.G89])-bs*bs" office:value-type="float" office:value="77.2737518871273" calcext:value-type="float">
            <text:p>77.27</text:p>
          </table:table-cell>
          <table:table-cell table:style-name="ce11" table:formula="of:=[.K89]*[.K89]-4*[.J89]*[.L89]" office:value-type="float" office:value="427.394312307445" calcext:value-type="float">
            <text:p>427.4</text:p>
          </table:table-cell>
          <table:table-cell table:style-name="ce35" table:formula="of:=(-[.K89]+SQRT([.M89]))/(2*[.J89])" office:value-type="float" office:value="10.1777384006102" calcext:value-type="float">
            <text:p>10.18</text:p>
          </table:table-cell>
          <table:table-cell table:style-name="ce35" table:formula="of:=(bs*bs - bf*bf +[.F89]*[.F89]+[.G89]*[.G89]-bt*bt +[.N89]*(2*bt-2*[.F89]) ) /(2*[.G89])" office:value-type="float" office:value="2.30586880032271" calcext:value-type="float">
            <text:p>2.31</text:p>
          </table:table-cell>
          <table:table-cell table:style-name="ce35" table:formula="of:=ATAN2(([.N89]-bt);[.O89]*-1 )" office:value-type="float" office:value="-0.307427187839272" calcext:value-type="float">
            <text:p>-0.31</text:p>
          </table:table-cell>
          <table:table-cell table:style-name="ce43" table:formula="of:=[.P89]*180/PI()" office:value-type="float" office:value="-17.6142803707659" calcext:value-type="float">
            <text:p>-17.6</text:p>
          </table:table-cell>
          <table:table-cell table:style-name="ce18" table:formula="of:=ATAN2([.O89]-[.G89];[.F89]-[.N89])" office:value-type="float" office:value="0.331785028069117" calcext:value-type="float">
            <text:p>0.332</text:p>
          </table:table-cell>
          <table:table-cell table:style-name="ce10" table:formula="of:=[.R89]*180/PI()-btoa+[.Q89]" office:value-type="float" office:value="-15.6675860879408" calcext:value-type="float">
            <text:p>-15.7</text:p>
          </table:table-cell>
          <table:table-cell/>
          <table:table-cell table:style-name="ce35" table:formula="of:=(-[.K89]-SQRT([.M89]))/(2*[.J89])" office:value-type="float" office:value="2.73381094582402" calcext:value-type="float">
            <text:p>2.73</text:p>
          </table:table-cell>
          <table:table-cell table:style-name="ce35" table:formula="of:=(bs*bs - bf*bf +[.F89]*[.F89]+[.G89]*[.G89]-bt*bt +[.U89]*(2*bt-2*[.F89]) ) /(2*[.G89])" office:value-type="float" office:value="-7.61784553050578" calcext:value-type="float">
            <text:p>-7.62</text:p>
          </table:table-cell>
          <table:table-cell table:style-name="ce35" table:formula="of:=ATAN2(([.U89]-bt);[.V89]*-1 )" office:value-type="float" office:value="1.59457665914373" calcext:value-type="float">
            <text:p>1.59</text:p>
          </table:table-cell>
          <table:table-cell table:style-name="ce15" table:formula="of:=[.W89]*180/PI()" office:value-type="float" office:value="91.3625126790066" calcext:value-type="float">
            <text:p>91.4</text:p>
          </table:table-cell>
          <table:table-cell table:style-name="ce45" table:formula="of:=ATAN2([.V89]-[.G89];[.F89]-[.U89])" office:value-type="float" office:value="1.52265815421622" calcext:value-type="float">
            <text:p>1.523</text:p>
          </table:table-cell>
          <table:table-cell table:style-name="ce37" table:formula="of:=[.Y89]*180/PI()-btoa" office:value-type="float" office:value="70.1786983466044" calcext:value-type="float">
            <text:p>70.2</text:p>
          </table:table-cell>
          <table:table-cell table:style-name="ce28" table:formula="of:=COS(RADIANS([.E89]))*(bt+bs*COS(RADIANS(-[.Q89])) + bf*SIN(RADIANS([.S89]-[.Q89]+btoa)))" office:value-type="float" office:value="13.78" calcext:value-type="float">
            <text:p>13.78</text:p>
          </table:table-cell>
          <table:table-cell table:style-name="ce28" table:formula="of:=-bs*SIN(RADIANS(+[.Q89])) - bf*COS(RADIANS([.S89]-[.Q89]+btoa))" office:value-type="float" office:value="-8.15" calcext:value-type="float">
            <text:p>-8.15</text:p>
          </table:table-cell>
          <table:table-cell table:style-name="ce28" table:formula="of:=SIN(RADIANS([.E89])) * (bt+bs*COS(RADIANS(-[.Q89])) + bf*SIN(RADIANS([.S89]-[.Q89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98" calcext:value-type="float">
            <text:p>-7.9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90];[.C90])" office:value-type="float" office:value="-0" calcext:value-type="float">
            <text:p>0.00</text:p>
          </table:table-cell>
          <table:table-cell table:style-name="ce37" table:formula="of:=[.D90]*180/PI()" office:value-type="float" office:value="-0" calcext:value-type="float">
            <text:p>0.0</text:p>
          </table:table-cell>
          <table:table-cell table:style-name="ce35" table:formula="of:=-1*([.C90]*SIN([.D90]*-1)-[.A90]*COS([.D90]*-1))" office:value-type="float" office:value="13.78" calcext:value-type="float">
            <text:p>13.78</text:p>
          </table:table-cell>
          <table:table-cell table:formula="of:=[.B90]" office:value-type="float" office:value="-7.98" calcext:value-type="float">
            <text:p>-7.98</text:p>
          </table:table-cell>
          <table:table-cell table:style-name="ce35" table:formula="of:=bs*bs-bf*bf+[.F90]*[.F90]+[.G90]*[.G90]-bt*bt" office:value-type="float" office:value="180.834494" calcext:value-type="float">
            <text:p>180.83</text:p>
          </table:table-cell>
          <table:table-cell table:style-name="ce35" table:formula="of:=2*bt-2*[.F90]" office:value-type="float" office:value="-21.73" calcext:value-type="float">
            <text:p>-21.73</text:p>
          </table:table-cell>
          <table:table-cell table:style-name="ce35" table:formula="of:=1+([.I90]*[.I90])/(4*[.G90]*[.G90])" office:value-type="float" office:value="2.85376073328685" calcext:value-type="float">
            <text:p>2.85</text:p>
          </table:table-cell>
          <table:table-cell table:style-name="ce35" table:formula="of:=(-2*bt)+(2*[.H90]*[.I90])/(4*[.G90]*[.G90])" office:value-type="float" office:value="-36.6835558399445" calcext:value-type="float">
            <text:p>-36.68</text:p>
          </table:table-cell>
          <table:table-cell table:style-name="ce35" table:formula="of:=bt*bt+([.H90]*[.H90])/(4*[.G90]*[.G90])-bs*bs" office:value-type="float" office:value="78.8126491697447" calcext:value-type="float">
            <text:p>78.81</text:p>
          </table:table-cell>
          <table:table-cell table:style-name="ce11" table:formula="of:=[.K90]*[.K90]-4*[.J90]*[.L90]" office:value-type="float" office:value="446.033495114605" calcext:value-type="float">
            <text:p>446.0</text:p>
          </table:table-cell>
          <table:table-cell table:style-name="ce35" table:formula="of:=(-[.K90]+SQRT([.M90]))/(2*[.J90])" office:value-type="float" office:value="10.1275240514375" calcext:value-type="float">
            <text:p>10.13</text:p>
          </table:table-cell>
          <table:table-cell table:style-name="ce35" table:formula="of:=(bs*bs - bf*bf +[.F90]*[.F90]+[.G90]*[.G90]-bt*bt +[.N90]*(2*bt-2*[.F90]) ) /(2*[.G90])" office:value-type="float" office:value="2.45843381188828" calcext:value-type="float">
            <text:p>2.46</text:p>
          </table:table-cell>
          <table:table-cell table:style-name="ce35" table:formula="of:=ATAN2(([.N90]-bt);[.O90]*-1 )" office:value-type="float" office:value="-0.328505819497772" calcext:value-type="float">
            <text:p>-0.33</text:p>
          </table:table-cell>
          <table:table-cell table:style-name="ce43" table:formula="of:=[.P90]*180/PI()" office:value-type="float" office:value="-18.8219970027088" calcext:value-type="float">
            <text:p>-18.8</text:p>
          </table:table-cell>
          <table:table-cell table:style-name="ce18" table:formula="of:=ATAN2([.O90]-[.G90];[.F90]-[.N90])" office:value-type="float" office:value="0.336591529959295" calcext:value-type="float">
            <text:p>0.337</text:p>
          </table:table-cell>
          <table:table-cell table:style-name="ce10" table:formula="of:=[.R90]*180/PI()-btoa+[.Q90]" office:value-type="float" office:value="-16.5999104473549" calcext:value-type="float">
            <text:p>-16.6</text:p>
          </table:table-cell>
          <table:table-cell/>
          <table:table-cell table:style-name="ce35" table:formula="of:=(-[.K90]-SQRT([.M90]))/(2*[.J90])" office:value-type="float" office:value="2.72693687517766" calcext:value-type="float">
            <text:p>2.73</text:p>
          </table:table-cell>
          <table:table-cell table:style-name="ce35" table:formula="of:=(bs*bs - bf*bf +[.F90]*[.F90]+[.G90]*[.G90]-bt*bt +[.U90]*(2*bt-2*[.F90]) ) /(2*[.G90])" office:value-type="float" office:value="-7.61767892872114" calcext:value-type="float">
            <text:p>-7.62</text:p>
          </table:table-cell>
          <table:table-cell table:style-name="ce35" table:formula="of:=ATAN2(([.U90]-bt);[.V90]*-1 )" office:value-type="float" office:value="1.59547903309197" calcext:value-type="float">
            <text:p>1.60</text:p>
          </table:table-cell>
          <table:table-cell table:style-name="ce15" table:formula="of:=[.W90]*180/PI()" office:value-type="float" office:value="91.4142148977834" calcext:value-type="float">
            <text:p>91.4</text:p>
          </table:table-cell>
          <table:table-cell table:style-name="ce45" table:formula="of:=ATAN2([.V90]-[.G90];[.F90]-[.U90])" office:value-type="float" office:value="1.5380279100363" calcext:value-type="float">
            <text:p>1.538</text:p>
          </table:table-cell>
          <table:table-cell table:style-name="ce37" table:formula="of:=[.Y90]*180/PI()-btoa" office:value-type="float" office:value="71.0593204872417" calcext:value-type="float">
            <text:p>71.1</text:p>
          </table:table-cell>
          <table:table-cell table:style-name="ce28" table:formula="of:=COS(RADIANS([.E90]))*(bt+bs*COS(RADIANS(-[.Q90])) + bf*SIN(RADIANS([.S90]-[.Q90]+btoa)))" office:value-type="float" office:value="13.78" calcext:value-type="float">
            <text:p>13.78</text:p>
          </table:table-cell>
          <table:table-cell table:style-name="ce28" table:formula="of:=-bs*SIN(RADIANS(+[.Q90])) - bf*COS(RADIANS([.S90]-[.Q90]+btoa))" office:value-type="float" office:value="-7.98" calcext:value-type="float">
            <text:p>-7.98</text:p>
          </table:table-cell>
          <table:table-cell table:style-name="ce28" table:formula="of:=SIN(RADIANS([.E90])) * (bt+bs*COS(RADIANS(-[.Q90])) + bf*SIN(RADIANS([.S90]-[.Q90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8" calcext:value-type="float">
            <text:p>-7.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91];[.C91])" office:value-type="float" office:value="-0" calcext:value-type="float">
            <text:p>0.00</text:p>
          </table:table-cell>
          <table:table-cell table:style-name="ce37" table:formula="of:=[.D91]*180/PI()" office:value-type="float" office:value="-0" calcext:value-type="float">
            <text:p>0.0</text:p>
          </table:table-cell>
          <table:table-cell table:style-name="ce35" table:formula="of:=-1*([.C91]*SIN([.D91]*-1)-[.A91]*COS([.D91]*-1))" office:value-type="float" office:value="13.78" calcext:value-type="float">
            <text:p>13.78</text:p>
          </table:table-cell>
          <table:table-cell table:formula="of:=[.B91]" office:value-type="float" office:value="-7.8" calcext:value-type="float">
            <text:p>-7.8</text:p>
          </table:table-cell>
          <table:table-cell table:style-name="ce35" table:formula="of:=bs*bs-bf*bf+[.F91]*[.F91]+[.G91]*[.G91]-bt*bt" office:value-type="float" office:value="177.994094" calcext:value-type="float">
            <text:p>177.99</text:p>
          </table:table-cell>
          <table:table-cell table:style-name="ce35" table:formula="of:=2*bt-2*[.F91]" office:value-type="float" office:value="-21.73" calcext:value-type="float">
            <text:p>-21.73</text:p>
          </table:table-cell>
          <table:table-cell table:style-name="ce35" table:formula="of:=1+([.I91]*[.I91])/(4*[.G91]*[.G91])" office:value-type="float" office:value="2.94030613083498" calcext:value-type="float">
            <text:p>2.94</text:p>
          </table:table-cell>
          <table:table-cell table:style-name="ce35" table:formula="of:=(-2*bt)+(2*[.H91]*[.I91])/(4*[.G91]*[.G91])" office:value-type="float" office:value="-37.6167493640697" calcext:value-type="float">
            <text:p>-37.62</text:p>
          </table:table-cell>
          <table:table-cell table:style-name="ce35" table:formula="of:=bt*bt+([.H91]*[.H91])/(4*[.G91]*[.G91])-bs*bs" office:value-type="float" office:value="80.6181368790304" calcext:value-type="float">
            <text:p>80.62</text:p>
          </table:table-cell>
          <table:table-cell table:style-name="ce11" table:formula="of:=[.K91]*[.K91]-4*[.J91]*[.L91]" office:value-type="float" office:value="466.851824231612" calcext:value-type="float">
            <text:p>466.9</text:p>
          </table:table-cell>
          <table:table-cell table:style-name="ce35" table:formula="of:=(-[.K91]+SQRT([.M91]))/(2*[.J91])" office:value-type="float" office:value="10.0709757527558" calcext:value-type="float">
            <text:p>10.07</text:p>
          </table:table-cell>
          <table:table-cell table:style-name="ce35" table:formula="of:=(bs*bs - bf*bf +[.F91]*[.F91]+[.G91]*[.G91]-bt*bt +[.N91]*(2*bt-2*[.F91]) ) /(2*[.G91])" office:value-type="float" office:value="2.61847494278094" calcext:value-type="float">
            <text:p>2.62</text:p>
          </table:table-cell>
          <table:table-cell table:style-name="ce35" table:formula="of:=ATAN2(([.N91]-bt);[.O91]*-1 )" office:value-type="float" office:value="-0.350781563688321" calcext:value-type="float">
            <text:p>-0.35</text:p>
          </table:table-cell>
          <table:table-cell table:style-name="ce43" table:formula="of:=[.P91]*180/PI()" office:value-type="float" office:value="-20.0983031303403" calcext:value-type="float">
            <text:p>-20.1</text:p>
          </table:table-cell>
          <table:table-cell table:style-name="ce18" table:formula="of:=ATAN2([.O91]-[.G91];[.F91]-[.N91])" office:value-type="float" office:value="0.342014017134899" calcext:value-type="float">
            <text:p>0.342</text:p>
          </table:table-cell>
          <table:table-cell table:style-name="ce10" table:formula="of:=[.R91]*180/PI()-btoa+[.Q91]" office:value-type="float" office:value="-17.5655309453604" calcext:value-type="float">
            <text:p>-17.6</text:p>
          </table:table-cell>
          <table:table-cell/>
          <table:table-cell table:style-name="ce35" table:formula="of:=(-[.K91]-SQRT([.M91]))/(2*[.J91])" office:value-type="float" office:value="2.72250482043457" calcext:value-type="float">
            <text:p>2.72</text:p>
          </table:table-cell>
          <table:table-cell table:style-name="ce35" table:formula="of:=(bs*bs - bf*bf +[.F91]*[.F91]+[.G91]*[.G91]-bt*bt +[.U91]*(2*bt-2*[.F91]) ) /(2*[.G91])" office:value-type="float" office:value="-7.61756822127929" calcext:value-type="float">
            <text:p>-7.62</text:p>
          </table:table-cell>
          <table:table-cell table:style-name="ce35" table:formula="of:=ATAN2(([.U91]-bt);[.V91]*-1 )" office:value-type="float" office:value="1.59606084900535" calcext:value-type="float">
            <text:p>1.60</text:p>
          </table:table-cell>
          <table:table-cell table:style-name="ce15" table:formula="of:=[.W91]*180/PI()" office:value-type="float" office:value="91.4475504940736" calcext:value-type="float">
            <text:p>91.4</text:p>
          </table:table-cell>
          <table:table-cell table:style-name="ce45" table:formula="of:=ATAN2([.V91]-[.G91];[.F91]-[.U91])" office:value-type="float" office:value="1.55429935113786" calcext:value-type="float">
            <text:p>1.554</text:p>
          </table:table-cell>
          <table:table-cell table:style-name="ce37" table:formula="of:=[.Y91]*180/PI()-btoa" office:value-type="float" office:value="71.991605388957" calcext:value-type="float">
            <text:p>72.0</text:p>
          </table:table-cell>
          <table:table-cell table:style-name="ce28" table:formula="of:=COS(RADIANS([.E91]))*(bt+bs*COS(RADIANS(-[.Q91])) + bf*SIN(RADIANS([.S91]-[.Q91]+btoa)))" office:value-type="float" office:value="13.78" calcext:value-type="float">
            <text:p>13.78</text:p>
          </table:table-cell>
          <table:table-cell table:style-name="ce28" table:formula="of:=-bs*SIN(RADIANS(+[.Q91])) - bf*COS(RADIANS([.S91]-[.Q91]+btoa))" office:value-type="float" office:value="-7.8" calcext:value-type="float">
            <text:p>-7.80</text:p>
          </table:table-cell>
          <table:table-cell table:style-name="ce28" table:formula="of:=SIN(RADIANS([.E91])) * (bt+bs*COS(RADIANS(-[.Q91])) + bf*SIN(RADIANS([.S91]-[.Q91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63" calcext:value-type="float">
            <text:p>-7.63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92];[.C92])" office:value-type="float" office:value="-0" calcext:value-type="float">
            <text:p>0.00</text:p>
          </table:table-cell>
          <table:table-cell table:style-name="ce37" table:formula="of:=[.D92]*180/PI()" office:value-type="float" office:value="-0" calcext:value-type="float">
            <text:p>0.0</text:p>
          </table:table-cell>
          <table:table-cell table:style-name="ce35" table:formula="of:=-1*([.C92]*SIN([.D92]*-1)-[.A92]*COS([.D92]*-1))" office:value-type="float" office:value="13.78" calcext:value-type="float">
            <text:p>13.78</text:p>
          </table:table-cell>
          <table:table-cell table:formula="of:=[.B92]" office:value-type="float" office:value="-7.63" calcext:value-type="float">
            <text:p>-7.63</text:p>
          </table:table-cell>
          <table:table-cell table:style-name="ce35" table:formula="of:=bs*bs-bf*bf+[.F92]*[.F92]+[.G92]*[.G92]-bt*bt" office:value-type="float" office:value="175.370994" calcext:value-type="float">
            <text:p>175.37</text:p>
          </table:table-cell>
          <table:table-cell table:style-name="ce35" table:formula="of:=2*bt-2*[.F92]" office:value-type="float" office:value="-21.73" calcext:value-type="float">
            <text:p>-21.73</text:p>
          </table:table-cell>
          <table:table-cell table:style-name="ce35" table:formula="of:=1+([.I92]*[.I92])/(4*[.G92]*[.G92])" office:value-type="float" office:value="3.02773120863529" calcext:value-type="float">
            <text:p>3.03</text:p>
          </table:table-cell>
          <table:table-cell table:style-name="ce35" table:formula="of:=(-2*bt)+(2*[.H92]*[.I92])/(4*[.G92]*[.G92])" office:value-type="float" office:value="-38.5594282211866" calcext:value-type="float">
            <text:p>-38.56</text:p>
          </table:table-cell>
          <table:table-cell table:style-name="ce35" table:formula="of:=bt*bt+([.H92]*[.H92])/(4*[.G92]*[.G92])-bs*bs" office:value-type="float" office:value="82.5035189760964" calcext:value-type="float">
            <text:p>82.50</text:p>
          </table:table-cell>
          <table:table-cell table:style-name="ce11" table:formula="of:=[.K92]*[.K92]-4*[.J92]*[.L92]" office:value-type="float" office:value="487.635587840199" calcext:value-type="float">
            <text:p>487.6</text:p>
          </table:table-cell>
          <table:table-cell table:style-name="ce35" table:formula="of:=(-[.K92]+SQRT([.M92]))/(2*[.J92])" office:value-type="float" office:value="10.0144128482305" calcext:value-type="float">
            <text:p>10.01</text:p>
          </table:table-cell>
          <table:table-cell table:style-name="ce35" table:formula="of:=(bs*bs - bf*bf +[.F92]*[.F92]+[.G92]*[.G92]-bt*bt +[.N92]*(2*bt-2*[.F92]) ) /(2*[.G92])" office:value-type="float" office:value="2.76816495360736" calcext:value-type="float">
            <text:p>2.77</text:p>
          </table:table-cell>
          <table:table-cell table:style-name="ce35" table:formula="of:=ATAN2(([.N92]-bt);[.O92]*-1 )" office:value-type="float" office:value="-0.371781974642031" calcext:value-type="float">
            <text:p>-0.37</text:p>
          </table:table-cell>
          <table:table-cell table:style-name="ce43" table:formula="of:=[.P92]*180/PI()" office:value-type="float" office:value="-21.3015380460282" calcext:value-type="float">
            <text:p>-21.3</text:p>
          </table:table-cell>
          <table:table-cell table:style-name="ce18" table:formula="of:=ATAN2([.O92]-[.G92];[.F92]-[.N92])" office:value-type="float" office:value="0.347448397092775" calcext:value-type="float">
            <text:p>0.347</text:p>
          </table:table-cell>
          <table:table-cell table:style-name="ce10" table:formula="of:=[.R92]*180/PI()-btoa+[.Q92]" office:value-type="float" office:value="-18.4573988251916" calcext:value-type="float">
            <text:p>-18.5</text:p>
          </table:table-cell>
          <table:table-cell/>
          <table:table-cell table:style-name="ce35" table:formula="of:=(-[.K92]-SQRT([.M92]))/(2*[.J92])" office:value-type="float" office:value="2.72100703026222" calcext:value-type="float">
            <text:p>2.72</text:p>
          </table:table-cell>
          <table:table-cell table:style-name="ce35" table:formula="of:=(bs*bs - bf*bf +[.F92]*[.F92]+[.G92]*[.G92]-bt*bt +[.U92]*(2*bt-2*[.F92]) ) /(2*[.G92])" office:value-type="float" office:value="-7.61753022492805" calcext:value-type="float">
            <text:p>-7.62</text:p>
          </table:table-cell>
          <table:table-cell table:style-name="ce35" table:formula="of:=ATAN2(([.U92]-bt);[.V92]*-1 )" office:value-type="float" office:value="1.59625747263372" calcext:value-type="float">
            <text:p>1.60</text:p>
          </table:table-cell>
          <table:table-cell table:style-name="ce15" table:formula="of:=[.W92]*180/PI()" office:value-type="float" office:value="91.4588161981317" calcext:value-type="float">
            <text:p>91.5</text:p>
          </table:table-cell>
          <table:table-cell table:style-name="ce45" table:formula="of:=ATAN2([.V92]-[.G92];[.F92]-[.U92])" office:value-type="float" office:value="1.56966875850533" calcext:value-type="float">
            <text:p>1.570</text:p>
          </table:table-cell>
          <table:table-cell table:style-name="ce37" table:formula="of:=[.Y92]*180/PI()-btoa" office:value-type="float" office:value="72.8722075647302" calcext:value-type="float">
            <text:p>72.9</text:p>
          </table:table-cell>
          <table:table-cell table:style-name="ce28" table:formula="of:=COS(RADIANS([.E92]))*(bt+bs*COS(RADIANS(-[.Q92])) + bf*SIN(RADIANS([.S92]-[.Q92]+btoa)))" office:value-type="float" office:value="13.78" calcext:value-type="float">
            <text:p>13.78</text:p>
          </table:table-cell>
          <table:table-cell table:style-name="ce28" table:formula="of:=-bs*SIN(RADIANS(+[.Q92])) - bf*COS(RADIANS([.S92]-[.Q92]+btoa))" office:value-type="float" office:value="-7.63" calcext:value-type="float">
            <text:p>-7.63</text:p>
          </table:table-cell>
          <table:table-cell table:style-name="ce28" table:formula="of:=SIN(RADIANS([.E92])) * (bt+bs*COS(RADIANS(-[.Q92])) + bf*SIN(RADIANS([.S92]-[.Q92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45" calcext:value-type="float">
            <text:p>-7.45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93];[.C93])" office:value-type="float" office:value="-0" calcext:value-type="float">
            <text:p>0.00</text:p>
          </table:table-cell>
          <table:table-cell table:style-name="ce37" table:formula="of:=[.D93]*180/PI()" office:value-type="float" office:value="-0" calcext:value-type="float">
            <text:p>0.0</text:p>
          </table:table-cell>
          <table:table-cell table:style-name="ce35" table:formula="of:=-1*([.C93]*SIN([.D93]*-1)-[.A93]*COS([.D93]*-1))" office:value-type="float" office:value="13.78" calcext:value-type="float">
            <text:p>13.78</text:p>
          </table:table-cell>
          <table:table-cell table:formula="of:=[.B93]" office:value-type="float" office:value="-7.45" calcext:value-type="float">
            <text:p>-7.45</text:p>
          </table:table-cell>
          <table:table-cell table:style-name="ce35" table:formula="of:=bs*bs-bf*bf+[.F93]*[.F93]+[.G93]*[.G93]-bt*bt" office:value-type="float" office:value="172.656594" calcext:value-type="float">
            <text:p>172.66</text:p>
          </table:table-cell>
          <table:table-cell table:style-name="ce35" table:formula="of:=2*bt-2*[.F93]" office:value-type="float" office:value="-21.73" calcext:value-type="float">
            <text:p>-21.73</text:p>
          </table:table-cell>
          <table:table-cell table:style-name="ce35" table:formula="of:=1+([.I93]*[.I93])/(4*[.G93]*[.G93])" office:value-type="float" office:value="3.12689923877303" calcext:value-type="float">
            <text:p>3.13</text:p>
          </table:table-cell>
          <table:table-cell table:style-name="ce35" table:formula="of:=(-2*bt)+(2*[.H93]*[.I93])/(4*[.G93]*[.G93])" office:value-type="float" office:value="-39.6287278736994" calcext:value-type="float">
            <text:p>-39.63</text:p>
          </table:table-cell>
          <table:table-cell table:style-name="ce35" table:formula="of:=bt*bt+([.H93]*[.H93])/(4*[.G93]*[.G93])-bs*bs" office:value-type="float" office:value="84.7074047562309" calcext:value-type="float">
            <text:p>84.71</text:p>
          </table:table-cell>
          <table:table-cell table:style-name="ce11" table:formula="of:=[.K93]*[.K93]-4*[.J93]*[.L93]" office:value-type="float" office:value="510.949995084928" calcext:value-type="float">
            <text:p>510.9</text:p>
          </table:table-cell>
          <table:table-cell table:style-name="ce35" table:formula="of:=(-[.K93]+SQRT([.M93]))/(2*[.J93])" office:value-type="float" office:value="9.95122102789134" calcext:value-type="float">
            <text:p>9.95</text:p>
          </table:table-cell>
          <table:table-cell table:style-name="ce35" table:formula="of:=(bs*bs - bf*bf +[.F93]*[.F93]+[.G93]*[.G93]-bt*bt +[.N93]*(2*bt-2*[.F93]) ) /(2*[.G93])" office:value-type="float" office:value="2.92506301584422" calcext:value-type="float">
            <text:p>2.93</text:p>
          </table:table-cell>
          <table:table-cell table:style-name="ce35" table:formula="of:=ATAN2(([.N93]-bt);[.O93]*-1 )" office:value-type="float" office:value="-0.393980005646295" calcext:value-type="float">
            <text:p>-0.39</text:p>
          </table:table-cell>
          <table:table-cell table:style-name="ce43" table:formula="of:=[.P93]*180/PI()" office:value-type="float" office:value="-22.573391536073" calcext:value-type="float">
            <text:p>-22.6</text:p>
          </table:table-cell>
          <table:table-cell table:style-name="ce18" table:formula="of:=ATAN2([.O93]-[.G93];[.F93]-[.N93])" office:value-type="float" office:value="0.353532345674527" calcext:value-type="float">
            <text:p>0.354</text:p>
          </table:table-cell>
          <table:table-cell table:style-name="ce10" table:formula="of:=[.R93]*180/PI()-btoa+[.Q93]" office:value-type="float" office:value="-19.3806677387274" calcext:value-type="float">
            <text:p>-19.4</text:p>
          </table:table-cell>
          <table:table-cell/>
          <table:table-cell table:style-name="ce35" table:formula="of:=(-[.K93]-SQRT([.M93]))/(2*[.J93])" office:value-type="float" office:value="2.72226949662245" calcext:value-type="float">
            <text:p>2.72</text:p>
          </table:table-cell>
          <table:table-cell table:style-name="ce35" table:formula="of:=(bs*bs - bf*bf +[.F93]*[.F93]+[.G93]*[.G93]-bt*bt +[.U93]*(2*bt-2*[.F93]) ) /(2*[.G93])" office:value-type="float" office:value="-7.61756227103316" calcext:value-type="float">
            <text:p>-7.62</text:p>
          </table:table-cell>
          <table:table-cell table:style-name="ce35" table:formula="of:=ATAN2(([.U93]-bt);[.V93]*-1 )" office:value-type="float" office:value="1.59609174126613" calcext:value-type="float">
            <text:p>1.60</text:p>
          </table:table-cell>
          <table:table-cell table:style-name="ce15" table:formula="of:=[.W93]*180/PI()" office:value-type="float" office:value="91.449320490236" calcext:value-type="float">
            <text:p>91.4</text:p>
          </table:table-cell>
          <table:table-cell table:style-name="ce45" table:formula="of:=ATAN2([.V93]-[.G93];[.F93]-[.U93])" office:value-type="float" office:value="1.58594857229543" calcext:value-type="float">
            <text:p>1.586</text:p>
          </table:table-cell>
          <table:table-cell table:style-name="ce37" table:formula="of:=[.Y93]*180/PI()-btoa" office:value-type="float" office:value="73.8049721861617" calcext:value-type="float">
            <text:p>73.8</text:p>
          </table:table-cell>
          <table:table-cell table:style-name="ce28" table:formula="of:=COS(RADIANS([.E93]))*(bt+bs*COS(RADIANS(-[.Q93])) + bf*SIN(RADIANS([.S93]-[.Q93]+btoa)))" office:value-type="float" office:value="13.78" calcext:value-type="float">
            <text:p>13.78</text:p>
          </table:table-cell>
          <table:table-cell table:style-name="ce28" table:formula="of:=-bs*SIN(RADIANS(+[.Q93])) - bf*COS(RADIANS([.S93]-[.Q93]+btoa))" office:value-type="float" office:value="-7.45" calcext:value-type="float">
            <text:p>-7.45</text:p>
          </table:table-cell>
          <table:table-cell table:style-name="ce28" table:formula="of:=SIN(RADIANS([.E93])) * (bt+bs*COS(RADIANS(-[.Q93])) + bf*SIN(RADIANS([.S93]-[.Q93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28" calcext:value-type="float">
            <text:p>-7.28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94];[.C94])" office:value-type="float" office:value="-0" calcext:value-type="float">
            <text:p>0.00</text:p>
          </table:table-cell>
          <table:table-cell table:style-name="ce37" table:formula="of:=[.D94]*180/PI()" office:value-type="float" office:value="-0" calcext:value-type="float">
            <text:p>0.0</text:p>
          </table:table-cell>
          <table:table-cell table:style-name="ce35" table:formula="of:=-1*([.C94]*SIN([.D94]*-1)-[.A94]*COS([.D94]*-1))" office:value-type="float" office:value="13.78" calcext:value-type="float">
            <text:p>13.78</text:p>
          </table:table-cell>
          <table:table-cell table:formula="of:=[.B94]" office:value-type="float" office:value="-7.28" calcext:value-type="float">
            <text:p>-7.28</text:p>
          </table:table-cell>
          <table:table-cell table:style-name="ce35" table:formula="of:=bs*bs-bf*bf+[.F94]*[.F94]+[.G94]*[.G94]-bt*bt" office:value-type="float" office:value="170.152494" calcext:value-type="float">
            <text:p>170.15</text:p>
          </table:table-cell>
          <table:table-cell table:style-name="ce35" table:formula="of:=2*bt-2*[.F94]" office:value-type="float" office:value="-21.73" calcext:value-type="float">
            <text:p>-21.73</text:p>
          </table:table-cell>
          <table:table-cell table:style-name="ce35" table:formula="of:=1+([.I94]*[.I94])/(4*[.G94]*[.G94])" office:value-type="float" office:value="3.22739224202995" calcext:value-type="float">
            <text:p>3.23</text:p>
          </table:table-cell>
          <table:table-cell table:style-name="ce35" table:formula="of:=(-2*bt)+(2*[.H94]*[.I94])/(4*[.G94]*[.G94])" office:value-type="float" office:value="-40.7123143209984" calcext:value-type="float">
            <text:p>-40.71</text:p>
          </table:table-cell>
          <table:table-cell table:style-name="ce35" table:formula="of:=bt*bt+([.H94]*[.H94])/(4*[.G94]*[.G94])-bs*bs" office:value-type="float" office:value="87.0023781111318" calcext:value-type="float">
            <text:p>87.00</text:p>
          </table:table-cell>
          <table:table-cell table:style-name="ce11" table:formula="of:=[.K94]*[.K94]-4*[.J94]*[.L94]" office:value-type="float" office:value="534.329336755677" calcext:value-type="float">
            <text:p>534.3</text:p>
          </table:table-cell>
          <table:table-cell table:style-name="ce35" table:formula="of:=(-[.K94]+SQRT([.M94]))/(2*[.J94])" office:value-type="float" office:value="9.88846014835501" calcext:value-type="float">
            <text:p>9.89</text:p>
          </table:table-cell>
          <table:table-cell table:style-name="ce35" table:formula="of:=(bs*bs - bf*bf +[.F94]*[.F94]+[.G94]*[.G94]-bt*bt +[.N94]*(2*bt-2*[.F94]) ) /(2*[.G94])" office:value-type="float" office:value="3.07168578459851" calcext:value-type="float">
            <text:p>3.07</text:p>
          </table:table-cell>
          <table:table-cell table:style-name="ce35" table:formula="of:=ATAN2(([.N94]-bt);[.O94]*-1 )" office:value-type="float" office:value="-0.41491087679191" calcext:value-type="float">
            <text:p>-0.41</text:p>
          </table:table-cell>
          <table:table-cell table:style-name="ce43" table:formula="of:=[.P94]*180/PI()" office:value-type="float" office:value="-23.772642114249" calcext:value-type="float">
            <text:p>-23.8</text:p>
          </table:table-cell>
          <table:table-cell table:style-name="ce18" table:formula="of:=ATAN2([.O94]-[.G94];[.F94]-[.N94])" office:value-type="float" office:value="0.359588354586128" calcext:value-type="float">
            <text:p>0.360</text:p>
          </table:table-cell>
          <table:table-cell table:style-name="ce10" table:formula="of:=[.R94]*180/PI()-btoa+[.Q94]" office:value-type="float" office:value="-20.232934565575" calcext:value-type="float">
            <text:p>-20.2</text:p>
          </table:table-cell>
          <table:table-cell/>
          <table:table-cell table:style-name="ce35" table:formula="of:=(-[.K94]-SQRT([.M94]))/(2*[.J94])" office:value-type="float" office:value="2.72615600855542" calcext:value-type="float">
            <text:p>2.73</text:p>
          </table:table-cell>
          <table:table-cell table:style-name="ce35" table:formula="of:=(bs*bs - bf*bf +[.F94]*[.F94]+[.G94]*[.G94]-bt*bt +[.U94]*(2*bt-2*[.F94]) ) /(2*[.G94])" office:value-type="float" office:value="-7.61765961085787" calcext:value-type="float">
            <text:p>-7.62</text:p>
          </table:table-cell>
          <table:table-cell table:style-name="ce35" table:formula="of:=ATAN2(([.U94]-bt);[.V94]*-1 )" office:value-type="float" office:value="1.59558154038047" calcext:value-type="float">
            <text:p>1.60</text:p>
          </table:table-cell>
          <table:table-cell table:style-name="ce15" table:formula="of:=[.W94]*180/PI()" office:value-type="float" office:value="91.4200881327839" calcext:value-type="float">
            <text:p>91.4</text:p>
          </table:table-cell>
          <table:table-cell table:style-name="ce45" table:formula="of:=ATAN2([.V94]-[.G94];[.F94]-[.U94])" office:value-type="float" office:value="1.6013336354151" calcext:value-type="float">
            <text:p>1.601</text:p>
          </table:table-cell>
          <table:table-cell table:style-name="ce37" table:formula="of:=[.Y94]*180/PI()-btoa" office:value-type="float" office:value="74.6864713704613" calcext:value-type="float">
            <text:p>74.7</text:p>
          </table:table-cell>
          <table:table-cell table:style-name="ce28" table:formula="of:=COS(RADIANS([.E94]))*(bt+bs*COS(RADIANS(-[.Q94])) + bf*SIN(RADIANS([.S94]-[.Q94]+btoa)))" office:value-type="float" office:value="13.78" calcext:value-type="float">
            <text:p>13.78</text:p>
          </table:table-cell>
          <table:table-cell table:style-name="ce28" table:formula="of:=-bs*SIN(RADIANS(+[.Q94])) - bf*COS(RADIANS([.S94]-[.Q94]+btoa))" office:value-type="float" office:value="-7.28" calcext:value-type="float">
            <text:p>-7.28</text:p>
          </table:table-cell>
          <table:table-cell table:style-name="ce28" table:formula="of:=SIN(RADIANS([.E94])) * (bt+bs*COS(RADIANS(-[.Q94])) + bf*SIN(RADIANS([.S94]-[.Q94]+btoa)))" office:value-type="float" office:value="-0" calcext:value-type="float">
            <text:p>0.00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-7.1" calcext:value-type="float">
            <text:p>-7.1</text:p>
          </table:table-cell>
          <table:table-cell office:value-type="float" office:value="-0" calcext:value-type="float">
            <text:p>0</text:p>
          </table:table-cell>
          <table:table-cell table:style-name="ce35" table:formula="of:=ATAN2([.A95];[.C95])" office:value-type="float" office:value="-0" calcext:value-type="float">
            <text:p>0.00</text:p>
          </table:table-cell>
          <table:table-cell table:style-name="ce37" table:formula="of:=[.D95]*180/PI()" office:value-type="float" office:value="-0" calcext:value-type="float">
            <text:p>0.0</text:p>
          </table:table-cell>
          <table:table-cell table:style-name="ce35" table:formula="of:=-1*([.C95]*SIN([.D95]*-1)-[.A95]*COS([.D95]*-1))" office:value-type="float" office:value="13.78" calcext:value-type="float">
            <text:p>13.78</text:p>
          </table:table-cell>
          <table:table-cell table:formula="of:=[.B95]" office:value-type="float" office:value="-7.1" calcext:value-type="float">
            <text:p>-7.1</text:p>
          </table:table-cell>
          <table:table-cell table:style-name="ce35" table:formula="of:=bs*bs-bf*bf+[.F95]*[.F95]+[.G95]*[.G95]-bt*bt" office:value-type="float" office:value="167.564094" calcext:value-type="float">
            <text:p>167.56</text:p>
          </table:table-cell>
          <table:table-cell table:style-name="ce35" table:formula="of:=2*bt-2*[.F95]" office:value-type="float" office:value="-21.73" calcext:value-type="float">
            <text:p>-21.73</text:p>
          </table:table-cell>
          <table:table-cell table:style-name="ce35" table:formula="of:=1+([.I95]*[.I95])/(4*[.G95]*[.G95])" office:value-type="float" office:value="3.34176205118032" calcext:value-type="float">
            <text:p>3.34</text:p>
          </table:table-cell>
          <table:table-cell table:style-name="ce35" table:formula="of:=(-2*bt)+(2*[.H95]*[.I95])/(4*[.G95]*[.G95])" office:value-type="float" office:value="-41.945530277921" calcext:value-type="float">
            <text:p>-41.95</text:p>
          </table:table-cell>
          <table:table-cell table:style-name="ce35" table:formula="of:=bt*bt+([.H95]*[.H95])/(4*[.G95]*[.G95])-bs*bs" office:value-type="float" office:value="89.6796291957987" calcext:value-type="float">
            <text:p>89.68</text:p>
          </table:table-cell>
          <table:table-cell table:style-name="ce11" table:formula="of:=[.K95]*[.K95]-4*[.J95]*[.L95]" office:value-type="float" office:value="560.675583854221" calcext:value-type="float">
            <text:p>560.7</text:p>
          </table:table-cell>
          <table:table-cell table:style-name="ce35" table:formula="of:=(-[.K95]+SQRT([.M95]))/(2*[.J95])" office:value-type="float" office:value="9.81878997022305" calcext:value-type="float">
            <text:p>9.82</text:p>
          </table:table-cell>
          <table:table-cell table:style-name="ce35" table:formula="of:=(bs*bs - bf*bf +[.F95]*[.F95]+[.G95]*[.G95]-bt*bt +[.N95]*(2*bt-2*[.F95]) ) /(2*[.G95])" office:value-type="float" office:value="3.22522620091175" calcext:value-type="float">
            <text:p>3.23</text:p>
          </table:table-cell>
          <table:table-cell table:style-name="ce35" table:formula="of:=ATAN2(([.N95]-bt);[.O95]*-1 )" office:value-type="float" office:value="-0.437038337230782" calcext:value-type="float">
            <text:p>-0.44</text:p>
          </table:table-cell>
          <table:table-cell table:style-name="ce43" table:formula="of:=[.P95]*180/PI()" office:value-type="float" office:value="-25.040452208739" calcext:value-type="float">
            <text:p>-25.0</text:p>
          </table:table-cell>
          <table:table-cell table:style-name="ce18" table:formula="of:=ATAN2([.O95]-[.G95];[.F95]-[.N95])" office:value-type="float" office:value="0.366327263618599" calcext:value-type="float">
            <text:p>0.366</text:p>
          </table:table-cell>
          <table:table-cell table:style-name="ce10" table:formula="of:=[.R95]*180/PI()-btoa+[.Q95]" office:value-type="float" office:value="-21.1146336139818" calcext:value-type="float">
            <text:p>-21.1</text:p>
          </table:table-cell>
          <table:table-cell/>
          <table:table-cell table:style-name="ce35" table:formula="of:=(-[.K95]-SQRT([.M95]))/(2*[.J95])" office:value-type="float" office:value="2.73313013525117" calcext:value-type="float">
            <text:p>2.73</text:p>
          </table:table-cell>
          <table:table-cell table:style-name="ce35" table:formula="of:=(bs*bs - bf*bf +[.F95]*[.F95]+[.G95]*[.G95]-bt*bt +[.U95]*(2*bt-2*[.F95]) ) /(2*[.G95])" office:value-type="float" office:value="-7.61782930711212" calcext:value-type="float">
            <text:p>-7.62</text:p>
          </table:table-cell>
          <table:table-cell table:style-name="ce35" table:formula="of:=ATAN2(([.U95]-bt);[.V95]*-1 )" office:value-type="float" office:value="1.59466602972687" calcext:value-type="float">
            <text:p>1.59</text:p>
          </table:table-cell>
          <table:table-cell table:style-name="ce15" table:formula="of:=[.W95]*180/PI()" office:value-type="float" office:value="91.3676332362332" calcext:value-type="float">
            <text:p>91.4</text:p>
          </table:table-cell>
          <table:table-cell table:style-name="ce45" table:formula="of:=ATAN2([.V95]-[.G95];[.F95]-[.U95])" office:value-type="float" office:value="1.6176376974751" calcext:value-type="float">
            <text:p>1.618</text:p>
          </table:table-cell>
          <table:table-cell table:style-name="ce37" table:formula="of:=[.Y95]*180/PI()-btoa" office:value-type="float" office:value="75.6206253154189" calcext:value-type="float">
            <text:p>75.6</text:p>
          </table:table-cell>
          <table:table-cell table:style-name="ce28" table:formula="of:=COS(RADIANS([.E95]))*(bt+bs*COS(RADIANS(-[.Q95])) + bf*SIN(RADIANS([.S95]-[.Q95]+btoa)))" office:value-type="float" office:value="13.78" calcext:value-type="float">
            <text:p>13.78</text:p>
          </table:table-cell>
          <table:table-cell table:style-name="ce28" table:formula="of:=-bs*SIN(RADIANS(+[.Q95])) - bf*COS(RADIANS([.S95]-[.Q95]+btoa))" office:value-type="float" office:value="-7.1" calcext:value-type="float">
            <text:p>-7.10</text:p>
          </table:table-cell>
          <table:table-cell table:style-name="ce28" table:formula="of:=SIN(RADIANS([.E95])) * (bt+bs*COS(RADIANS(-[.Q95])) + bf*SIN(RADIANS([.S95]-[.Q95]+btoa)))" office:value-type="float" office:value="-0" calcext:value-type="float">
            <text:p>0.00</text:p>
          </table:table-cell>
        </table:table-row>
        <table:table-row table:style-name="ro1" table:number-rows-repeated="104848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from-angles" table:style-name="ta1">
        <office:forms form:automatic-focus="false" form:apply-design-mode="false"/>
        <table:table-column table:style-name="co9" table:number-columns-repeated="3" table:default-cell-style-name="ce32"/>
        <table:table-column table:style-name="co17" table:number-columns-repeated="5" table:default-cell-style-name="ce32"/>
        <table:table-column table:style-name="co17" table:number-columns-repeated="4" table:default-cell-style-name="Default"/>
        <table:table-row table:style-name="ro1">
          <table:table-cell table:style-name="ce31" office:value-type="string" calcext:value-type="string">
            <text:p>BS</text:p>
          </table:table-cell>
          <table:table-cell table:style-name="ce33" office:value-type="float" office:value="7.62" calcext:value-type="float">
            <text:p>7.620</text:p>
          </table:table-cell>
          <table:table-cell table:style-name="ce31" office:value-type="string" calcext:value-type="string">
            <text:p>BF</text:p>
          </table:table-cell>
          <table:table-cell table:style-name="ce33" office:value-type="float" office:value="11.059" calcext:value-type="float">
            <text:p>11.059</text:p>
          </table:table-cell>
          <table:table-cell table:style-name="ce31" office:value-type="string" calcext:value-type="string">
            <text:p>BT</text:p>
          </table:table-cell>
          <table:table-cell office:value-type="float" office:value="2.915" calcext:value-type="float">
            <text:p>2.915</text:p>
          </table:table-cell>
          <table:table-cell table:style-name="ce31" office:value-type="string" calcext:value-type="string">
            <text:p>BTOA</text:p>
          </table:table-cell>
          <table:table-cell table:style-name="ce33" table:formula="of:=ASIN([.J1]/[.D1])*180/PI()" office:value-type="float" office:value="17.0631875311649" calcext:value-type="float">
            <text:p>17.063</text:p>
          </table:table-cell>
          <table:table-cell table:style-name="ce31" office:value-type="string" calcext:value-type="string">
            <text:p>BTOD</text:p>
          </table:table-cell>
          <table:table-cell office:value-type="float" office:value="3.245" calcext:value-type="float">
            <text:p>3.245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Tz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47" table:formula="of:=bt+bs*COS(RADIANS([.B4]))" office:value-type="float" office:value="10.535" calcext:value-type="float">
            <text:p>10.54</text:p>
          </table:table-cell>
          <table:table-cell table:style-name="ce47" table:formula="of:=bs*SIN(RADIANS([.B4]))" office:value-type="float" office:value="0" calcext:value-type="float">
            <text:p>0.00</text:p>
          </table:table-cell>
          <table:table-cell table:style-name="ce47" table:formula="of:=(bf*SIN(RADIANS(btoa+[.B4]+[.C4]))+[.D4])*COS(RADIANS([.A4]))" office:value-type="float" office:value="13.78" calcext:value-type="float">
            <text:p>13.78</text:p>
          </table:table-cell>
          <table:table-cell table:style-name="ce47" table:formula="of:=-bf*COS(RADIANS(btoa+[.B4]+[.C4]))+[.E4]" office:value-type="float" office:value="-10.5722020412022" calcext:value-type="float">
            <text:p>-10.57</text:p>
          </table:table-cell>
          <table:table-cell table:style-name="ce47" table:formula="of:=(bf*SIN(RADIANS(btoa+[.B4]+[.C4]))+[.D4])*SIN(RADIANS([.A4]))" office:value-type="float" office:value="0" calcext:value-type="float">
            <text:p>0.00</text:p>
          </table:table-cell>
          <table:table-cell/>
          <table:table-cell table:formula="of:=13.78*0.7071" office:value-type="float" office:value="9.743838" calcext:value-type="float">
            <text:p>9.74383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table:formula="of:=(bt+bs*COS(RADIANS([.B5])))" office:value-type="float" office:value="10.535" calcext:value-type="float">
            <text:p>10.54</text:p>
          </table:table-cell>
          <table:table-cell table:style-name="ce47" table:formula="of:=bs*SIN(RADIANS([.B5]))" office:value-type="float" office:value="0" calcext:value-type="float">
            <text:p>0.00</text:p>
          </table:table-cell>
          <table:table-cell table:style-name="ce47" table:formula="of:=(bf*SIN(RADIANS(btoa+[.B5]+[.C5]))+[.D5])*COS(RADIANS([.A5]))" office:value-type="float" office:value="9.74393144475063" calcext:value-type="float">
            <text:p>9.74</text:p>
          </table:table-cell>
          <table:table-cell table:style-name="ce47" table:formula="of:=-bf*COS(RADIANS(btoa+[.B5]+[.C5]))+[.E5]" office:value-type="float" office:value="-10.5722020412022" calcext:value-type="float">
            <text:p>-10.57</text:p>
          </table:table-cell>
          <table:table-cell table:style-name="ce47" table:formula="of:=(bf*SIN(RADIANS(btoa+[.B5]+[.C5]))+[.D5])*SIN(RADIANS([.A5]))" office:value-type="float" office:value="9.74393144475063" calcext:value-type="float">
            <text:p>9.7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style-name="ce47" table:formula="of:=(bt+bs*COS(RADIANS(-[.B6])))" office:value-type="float" office:value="8.30315367264149" calcext:value-type="float">
            <text:p>8.30</text:p>
          </table:table-cell>
          <table:table-cell table:style-name="ce47" table:formula="of:=bs*SIN(RADIANS(-[.B6]))" office:value-type="float" office:value="5.38815367264149" calcext:value-type="float">
            <text:p>5.39</text:p>
          </table:table-cell>
          <table:table-cell table:style-name="ce47" table:formula="of:=(bf*SIN(RADIANS(btoa-[.B6]+[.C6]))+[.D6])*COS(RADIANS([.A6]))" office:value-type="float" office:value="18.0733909330002" calcext:value-type="float">
            <text:p>18.07</text:p>
          </table:table-cell>
          <table:table-cell table:style-name="ce47" table:formula="of:=-bf*COS(RADIANS(btoa-[.B6]+[.C6]))+[.E6]" office:value-type="float" office:value="0.207039422183505" calcext:value-type="float">
            <text:p>0.21</text:p>
          </table:table-cell>
          <table:table-cell table:style-name="ce47" table:formula="of:=(bf*SIN(RADIANS(btoa+[.B6]+[.C6]))+[.D6])*SIN(RADIANS([.A6]))" office:value-type="float" office:value="0" calcext:value-type="float">
            <text:p>0.00</text:p>
          </table:table-cell>
          <table:table-cell table:number-columns-repeated="3"/>
          <table:table-cell table:formula="of:=RADIANS(-45)" office:value-type="float" office:value="-0.785398163397448" calcext:value-type="float">
            <text:p>-0.7853981633974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style-name="ce47" table:formula="of:=(bt+bs*COS(RADIANS(-[.B7])))" office:value-type="float" office:value="8.30315367264149" calcext:value-type="float">
            <text:p>8.30</text:p>
          </table:table-cell>
          <table:table-cell table:style-name="ce47" table:formula="of:=bs*SIN(RADIANS(-[.B7]))" office:value-type="float" office:value="5.38815367264149" calcext:value-type="float">
            <text:p>5.39</text:p>
          </table:table-cell>
          <table:table-cell table:style-name="ce47" table:formula="of:=(bf*SIN(RADIANS(btoa-[.B7]+[.C7]))+[.D7])*COS(RADIANS([.A7]))" office:value-type="float" office:value="12.7798172877599" calcext:value-type="float">
            <text:p>12.78</text:p>
          </table:table-cell>
          <table:table-cell table:style-name="ce47" table:formula="of:=-bf*COS(RADIANS(btoa-[.B7]+[.C7]))+[.E7]" office:value-type="float" office:value="0.207039422183505" calcext:value-type="float">
            <text:p>0.21</text:p>
          </table:table-cell>
          <table:table-cell table:style-name="ce47" table:formula="of:=(bf*SIN(RADIANS(btoa-[.B7]+[.C7]))+[.D7])*SIN(RADIANS([.A7]))" office:value-type="float" office:value="12.7798172877599" calcext:value-type="float">
            <text:p>12.78</text:p>
          </table:table-cell>
          <table:table-cell table:number-columns-repeated="3"/>
          <table:table-cell table:formula="of:=SIN([.L6])" office:value-type="float" office:value="-0.707106781186548" calcext:value-type="float">
            <text:p>-0.7071067811865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7" table:formula="of:=(bt+bs*COS(RADIANS(-[.B8])))" office:value-type="float" office:value="10.535" calcext:value-type="float">
            <text:p>10.54</text:p>
          </table:table-cell>
          <table:table-cell table:style-name="ce47" table:formula="of:=bs*SIN(RADIANS(-[.B8]))" office:value-type="float" office:value="-0" calcext:value-type="float">
            <text:p>0.00</text:p>
          </table:table-cell>
          <table:table-cell table:style-name="ce47" table:formula="of:=(bf*SIN(RADIANS(btoa-[.B8]+[.C8]))+[.D8])*COS(RADIANS([.A8]))" office:value-type="float" office:value="8.43781644612526E-016" calcext:value-type="float">
            <text:p>0.00</text:p>
          </table:table-cell>
          <table:table-cell table:style-name="ce47" table:formula="of:=-bf*COS(RADIANS(btoa-[.B8]+[.C8]))+[.E8]" office:value-type="float" office:value="-10.5722020412022" calcext:value-type="float">
            <text:p>-10.57</text:p>
          </table:table-cell>
          <table:table-cell table:style-name="ce47" table:formula="of:=(bf*SIN(RADIANS(btoa-[.B8]+[.C8]))+[.D8])*SIN(RADIANS([.A8]))" office:value-type="float" office:value="13.78" calcext:value-type="float">
            <text:p>13.78</text:p>
          </table:table-cell>
          <table:table-cell table:number-columns-repeated="3"/>
          <table:table-cell table:formula="of:=[.L7]*bs" office:value-type="float" office:value="-5.38815367264149" calcext:value-type="float">
            <text:p>-5.388153672641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formula="of:=COS(RADIANS(62))" office:value-type="float" office:value="0.469471562785891" calcext:value-type="float">
            <text:p>0.469471562785891</text:p>
          </table:table-cell>
        </table:table-row>
        <table:table-row table:style-name="ro1">
          <table:table-cell table:number-columns-repeated="11"/>
          <table:table-cell table:formula="of:=[.L10]*bf*-1" office:value-type="float" office:value="-5.19188601284917" calcext:value-type="float">
            <text:p>-5.19188601284917</text:p>
          </table:table-cell>
        </table:table-row>
        <table:table-row table:style-name="ro1">
          <table:table-cell table:number-columns-repeated="11"/>
          <table:table-cell table:formula="of:=[.L11]+[.E6]" office:value-type="float" office:value="0.196267659792326" calcext:value-type="float">
            <text:p>0.196267659792326</text:p>
          </table:table-cell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bf" table:base-cell-address="$Sheet1.$D$1" table:cell-range-address="$Sheet1.$D$1"/>
        <table:named-range table:name="bs" table:base-cell-address="$Sheet1.$B$1" table:cell-range-address="$Sheet1.$B$1"/>
        <table:named-range table:name="bt" table:base-cell-address="$Sheet1.$F$1" table:cell-range-address="$Sheet1.$F$1"/>
        <table:named-range table:name="btoa" table:base-cell-address="$Sheet1.$H$1" table:cell-range-address="$Sheet1.$H$1"/>
        <table:named-range table:name="btod" table:base-cell-address="$Sheet1.$J$1" table:cell-range-address="$Sheet1.$J$1"/>
      </table:named-expressions>
      <table:database-ranges>
        <table:database-range table:name="__Anonymous_Sheet_DB__0" table:target-range-address="Sheet1.A5:Sheet1.S12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00-00-00</text:date>, <text:time style:data-style-name="N2" text:time-value="20:21:09.9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5:25:10.890000000</meta:creation-date>
    <dc:date>2022-01-07T23:57:53.425000000</dc:date>
    <meta:editing-duration>P1DT20H27M49S</meta:editing-duration>
    <meta:editing-cycles>15</meta:editing-cycles>
    <meta:generator>LibreOffice/7.1.8.1$Windows_X86_64 LibreOffice_project/e1f30c802c3269a1d052614453f260e49458c82c</meta:generator>
    <meta:document-statistic meta:table-count="2" meta:cell-count="2648" meta:object-count="0"/>
  </office:meta>
</office:document-meta>
</file>